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2543in"/>
    </style:style>
    <style:style style:name="co4" style:family="table-column">
      <style:table-column-properties fo:break-before="auto" style:column-width="1.4154in"/>
    </style:style>
    <style:style style:name="co5" style:family="table-column">
      <style:table-column-properties fo:break-before="auto" style:column-width="1.5756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0.8299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>
      <style:table-cell-properties style:rotation-align="none"/>
    </style:style>
    <style:style style:name="ce2" style:family="table-cell" style:parent-style-name="Default">
      <style:text-properties style:font-name="Calibri" style:font-name-asian="Droid Sans Fallback" style:font-name-complex="Calib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frame draw:z-index="0" draw:style-name="gr1" draw:text-style-name="P1" svg:width="6.413in" svg:height="3.589in" svg:x="0.378in" svg:y="1.4268in">
            <draw:object draw:notify-on-update-of-ranges="Sheet1.E1:Sheet1.E1 Sheet1.E2:Sheet1.E315 Sheet1.B2:Sheet1.B315 Sheet1.F1:Sheet1.F1 Sheet1.F2:Sheet1.F315 Sheet1.B2:Sheet1.B315 Sheet1.G1:Sheet1.G1 Sheet1.G2:Sheet1.G315 Sheet1.B2:Sheet1.B315 Sheet1.H1:Sheet1.H1 Sheet1.H2:Sheet1.H315 Sheet1.B2:Sheet1.B3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413in" svg:height="3.589in" svg:x="6.835in" svg:y="1.4161in">
            <draw:object draw:notify-on-update-of-ranges="Sheet1.B239:Sheet1.B315 Sheet1.E1:Sheet1.E1 Sheet1.E239:Sheet1.E315 Sheet1.B239:Sheet1.B315 Sheet1.F1:Sheet1.F1 Sheet1.F239:Sheet1.F315 Sheet1.B239:Sheet1.B315 Sheet1.G1:Sheet1.G1 Sheet1.G239:Sheet1.G315 Sheet1.B239:Sheet1.B315 Sheet1.H1:Sheet1.H1 Sheet1.H239:Sheet1.H3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1015" table:default-cell-style-name="Default"/>
        <table:table-row table:style-name="ro1">
          <table:table-cell office:value-type="string" calcext:value-type="string">
            <text:p>周波数 (THz)</text:p>
          </table:table-cell>
          <table:table-cell office:value-type="string" calcext:value-type="string">
            <text:p>周波数 (Hz)</text:p>
          </table:table-cell>
          <table:table-cell office:value-type="string" calcext:value-type="string">
            <text:p>屈折率 n</text:p>
          </table:table-cell>
          <table:table-cell office:value-type="string" calcext:value-type="string">
            <text:p>消衰定数 Kappa</text:p>
          </table:table-cell>
          <table:table-cell office:value-type="string" calcext:value-type="string">
            <text:p>誘電率 実部(実験) </text:p>
          </table:table-cell>
          <table:table-cell office:value-type="string" calcext:value-type="string">
            <text:p>誘電率 虚部(実験) </text:p>
          </table:table-cell>
          <table:table-cell office:value-type="string" calcext:value-type="string">
            <text:p>誘電率 実部(Drude) </text:p>
          </table:table-cell>
          <table:table-cell office:value-type="string" calcext:value-type="string">
            <text:p>誘電率 虚部(Drude)</text:p>
          </table:table-cell>
          <table:table-cell table:number-columns-repeated="1016"/>
        </table:table-row>
        <table:table-row table:style-name="ro2">
          <table:table-cell table:style-name="ce1" office:value-type="float" office:value="2400000" calcext:value-type="float">
            <text:p>2.40E+06</text:p>
          </table:table-cell>
          <table:table-cell table:style-name="ce1" table:formula="of:=[.A2]*1000000000000" office:value-type="float" office:value="2.4E+018" calcext:value-type="float">
            <text:p>2.40E+18</text:p>
          </table:table-cell>
          <table:table-cell office:value-type="float" office:value="0.999972" calcext:value-type="float">
            <text:p>0.999972</text:p>
          </table:table-cell>
          <table:table-cell table:style-name="ce1" office:value-type="float" office:value="0.00000239" calcext:value-type="float">
            <text:p>2.39E-06</text:p>
          </table:table-cell>
          <table:table-cell office:value-type="float" office:value="-0.999944" calcext:value-type="float">
            <text:p>-0.999944</text:p>
          </table:table-cell>
          <table:table-cell table:style-name="ce1" office:value-type="float" office:value="0.00000477987" calcext:value-type="float">
            <text:p>4.78E-06</text:p>
          </table:table-cell>
          <table:table-cell table:style-name="ce2" table:formula="of:=1-13.8*13.8*1E+030/([.B2]*[.B2]+1/9.3/9.3*1E+030)" office:value-type="float" office:value="0.999966937500066" calcext:value-type="float">
            <text:p>0.9999669375</text:p>
          </table:table-cell>
          <table:table-cell table:formula="of:=13.8*13.8/9.3*1E+045/[.B2]/([.B2]*[.B2]+1/9.3/9.3*1E+030)" office:value-type="float" office:value="0.00000000148129479989399" calcext:value-type="float">
            <text:p>1.48129479989399E-009</text:p>
          </table:table-cell>
          <table:table-cell office:value-type="string" calcext:value-type="string">
            <text:p>金プラズマ周波数</text:p>
          </table:table-cell>
          <table:table-cell table:number-columns-repeated="1015"/>
        </table:table-row>
        <table:table-row table:style-name="ro2">
          <table:table-cell table:style-name="ce1" office:value-type="float" office:value="2222220" calcext:value-type="float">
            <text:p>2.22E+06</text:p>
          </table:table-cell>
          <table:table-cell table:style-name="ce1" table:formula="of:=[.A3]*1000000000000" office:value-type="float" office:value="2.22222E+018" calcext:value-type="float">
            <text:p>2.22E+18</text:p>
          </table:table-cell>
          <table:table-cell office:value-type="float" office:value="0.999966" calcext:value-type="float">
            <text:p>0.999966</text:p>
          </table:table-cell>
          <table:table-cell table:style-name="ce1" office:value-type="float" office:value="0.00000313" calcext:value-type="float">
            <text:p>3.13E-06</text:p>
          </table:table-cell>
          <table:table-cell office:value-type="float" office:value="-0.999932" calcext:value-type="float">
            <text:p>-0.999932</text:p>
          </table:table-cell>
          <table:table-cell table:style-name="ce1" office:value-type="float" office:value="0.00000625979" calcext:value-type="float">
            <text:p>6.26E-06</text:p>
          </table:table-cell>
          <table:table-cell table:style-name="ce2" table:formula="of:=1-13.8*13.8*1E+030/([.B3]*[.B3]+1/9.3/9.3*1E+030)" office:value-type="float" office:value="0.999961435822962" calcext:value-type="float">
            <text:p>0.9999614358</text:p>
          </table:table-cell>
          <table:table-cell table:formula="of:=13.8*13.8/9.3*1E+045/[.B3]/([.B3]*[.B3]+1/9.3/9.3*1E+030)" office:value-type="float" office:value="0.00000000186601043236647" calcext:value-type="float">
            <text:p>1.86601043236647E-009</text:p>
          </table:table-cell>
          <table:table-cell table:formula="of:=13.8*1E+015" office:value-type="float" office:value="1.38E+016" calcext:value-type="float">
            <text:p>13800000000000000</text:p>
          </table:table-cell>
          <table:table-cell table:number-columns-repeated="1015"/>
        </table:table-row>
        <table:table-row table:style-name="ro2">
          <table:table-cell table:style-name="ce1" office:value-type="float" office:value="2068970" calcext:value-type="float">
            <text:p>2.07E+06</text:p>
          </table:table-cell>
          <table:table-cell table:style-name="ce1" table:formula="of:=[.A4]*1000000000000" office:value-type="float" office:value="2.06897E+018" calcext:value-type="float">
            <text:p>2.07E+18</text:p>
          </table:table-cell>
          <table:table-cell office:value-type="float" office:value="0.999961" calcext:value-type="float">
            <text:p>0.999961</text:p>
          </table:table-cell>
          <table:table-cell table:style-name="ce1" office:value-type="float" office:value="0.00000402" calcext:value-type="float">
            <text:p>4.02E-06</text:p>
          </table:table-cell>
          <table:table-cell office:value-type="float" office:value="-0.999922" calcext:value-type="float">
            <text:p>-0.999922</text:p>
          </table:table-cell>
          <table:table-cell table:style-name="ce1" office:value-type="float" office:value="0.00000803969" calcext:value-type="float">
            <text:p>8.04E-06</text:p>
          </table:table-cell>
          <table:table-cell table:style-name="ce2" table:formula="of:=1-13.8*13.8*1E+030/([.B4]*[.B4]+1/9.3/9.3*1E+030)" office:value-type="float" office:value="0.999955511292905" calcext:value-type="float">
            <text:p>0.9999555113</text:p>
          </table:table-cell>
          <table:table-cell table:formula="of:=13.8*13.8/9.3*1E+045/[.B4]/([.B4]*[.B4]+1/9.3/9.3*1E+030)" office:value-type="float" office:value="0.00000000231213209748017" calcext:value-type="float">
            <text:p>2.31213209748017E-009</text:p>
          </table:table-cell>
          <table:table-cell office:value-type="string" calcext:value-type="string">
            <text:p>減衰定数</text:p>
          </table:table-cell>
          <table:table-cell table:number-columns-repeated="1015"/>
        </table:table-row>
        <table:table-row table:style-name="ro2">
          <table:table-cell table:style-name="ce1" office:value-type="float" office:value="2000000" calcext:value-type="float">
            <text:p>2.00E+06</text:p>
          </table:table-cell>
          <table:table-cell table:style-name="ce1" table:formula="of:=[.A5]*1000000000000" office:value-type="float" office:value="2E+018" calcext:value-type="float">
            <text:p>2.00E+18</text:p>
          </table:table-cell>
          <table:table-cell office:value-type="float" office:value="0.999958" calcext:value-type="float">
            <text:p>0.999958</text:p>
          </table:table-cell>
          <table:table-cell table:style-name="ce1" office:value-type="float" office:value="0.00000452" calcext:value-type="float">
            <text:p>4.52E-06</text:p>
          </table:table-cell>
          <table:table-cell office:value-type="float" office:value="-0.999916" calcext:value-type="float">
            <text:p>-0.999916</text:p>
          </table:table-cell>
          <table:table-cell table:style-name="ce1" office:value-type="float" office:value="0.00000903962" calcext:value-type="float">
            <text:p>9.04E-06</text:p>
          </table:table-cell>
          <table:table-cell table:style-name="ce2" table:formula="of:=1-13.8*13.8*1E+030/([.B5]*[.B5]+1/9.3/9.3*1E+030)" office:value-type="float" office:value="0.999952390000138" calcext:value-type="float">
            <text:p>0.99995239</text:p>
          </table:table-cell>
          <table:table-cell table:formula="of:=13.8*13.8/9.3*1E+045/[.B5]/([.B5]*[.B5]+1/9.3/9.3*1E+030)" office:value-type="float" office:value="0.00000000255967741195607" calcext:value-type="float">
            <text:p>2.55967741195607E-009</text:p>
          </table:table-cell>
          <table:table-cell table:formula="of:=1/9.3*1E+015" office:value-type="float" office:value="107526881720430" calcext:value-type="float">
            <text:p>107526881720430</text:p>
          </table:table-cell>
          <table:table-cell table:number-columns-repeated="1015"/>
        </table:table-row>
        <table:table-row table:style-name="ro2">
          <table:table-cell table:style-name="ce1" office:value-type="float" office:value="1714290" calcext:value-type="float">
            <text:p>1.71E+06</text:p>
          </table:table-cell>
          <table:table-cell table:style-name="ce1" table:formula="of:=[.A6]*1000000000000" office:value-type="float" office:value="1.71429E+018" calcext:value-type="float">
            <text:p>1.71E+18</text:p>
          </table:table-cell>
          <table:table-cell office:value-type="float" office:value="0.999942" calcext:value-type="float">
            <text:p>0.999942</text:p>
          </table:table-cell>
          <table:table-cell table:style-name="ce1" office:value-type="float" office:value="0.00000778" calcext:value-type="float">
            <text:p>7.78E-06</text:p>
          </table:table-cell>
          <table:table-cell office:value-type="float" office:value="-0.999884" calcext:value-type="float">
            <text:p>-0.999884</text:p>
          </table:table-cell>
          <table:table-cell table:style-name="ce1" office:value-type="float" office:value="0.0000155591" calcext:value-type="float">
            <text:p>1.56E-05</text:p>
          </table:table-cell>
          <table:table-cell table:style-name="ce2" table:formula="of:=1-13.8*13.8*1E+030/([.B6]*[.B6]+1/9.3/9.3*1E+030)" office:value-type="float" office:value="0.999935197824266" calcext:value-type="float">
            <text:p>0.9999351978</text:p>
          </table:table-cell>
          <table:table-cell table:formula="of:=13.8*13.8/9.3*1E+045/[.B6]/([.B6]*[.B6]+1/9.3/9.3*1E+030)" office:value-type="float" office:value="0.00000000406464243818203" calcext:value-type="float">
            <text:p>4.06464243818203E-009</text:p>
          </table:table-cell>
          <table:table-cell table:number-columns-repeated="1016"/>
        </table:table-row>
        <table:table-row table:style-name="ro2">
          <table:table-cell table:style-name="ce1" office:value-type="float" office:value="1500000" calcext:value-type="float">
            <text:p>1.50E+06</text:p>
          </table:table-cell>
          <table:table-cell table:style-name="ce1" table:formula="of:=[.A7]*1000000000000" office:value-type="float" office:value="1.5E+018" calcext:value-type="float">
            <text:p>1.50E+18</text:p>
          </table:table-cell>
          <table:table-cell office:value-type="float" office:value="0.999923" calcext:value-type="float">
            <text:p>0.999923</text:p>
          </table:table-cell>
          <table:table-cell table:style-name="ce1" office:value-type="float" office:value="0.0000125" calcext:value-type="float">
            <text:p>1.25E-05</text:p>
          </table:table-cell>
          <table:table-cell office:value-type="float" office:value="-0.999846" calcext:value-type="float">
            <text:p>-0.999846</text:p>
          </table:table-cell>
          <table:table-cell table:style-name="ce1" office:value-type="float" office:value="0.0000249981" calcext:value-type="float">
            <text:p>2.50E-05</text:p>
          </table:table-cell>
          <table:table-cell table:style-name="ce2" table:formula="of:=1-13.8*13.8*1E+030/([.B7]*[.B7]+1/9.3/9.3*1E+030)" office:value-type="float" office:value="0.999915360000435" calcext:value-type="float">
            <text:p>0.99991536</text:p>
          </table:table-cell>
          <table:table-cell table:formula="of:=13.8*13.8/9.3*1E+045/[.B7]/([.B7]*[.B7]+1/9.3/9.3*1E+030)" office:value-type="float" office:value="0.00000000606738348136646" calcext:value-type="float">
            <text:p>6.06738348136646E-009</text:p>
          </table:table-cell>
          <table:table-cell table:number-columns-repeated="1016"/>
        </table:table-row>
        <table:table-row table:style-name="ro2">
          <table:table-cell table:style-name="ce1" office:value-type="float" office:value="1200000" calcext:value-type="float">
            <text:p>1.20E+06</text:p>
          </table:table-cell>
          <table:table-cell table:style-name="ce1" table:formula="of:=[.A8]*1000000000000" office:value-type="float" office:value="1.2E+018" calcext:value-type="float">
            <text:p>1.20E+18</text:p>
          </table:table-cell>
          <table:table-cell office:value-type="float" office:value="0.999879" calcext:value-type="float">
            <text:p>0.999879</text:p>
          </table:table-cell>
          <table:table-cell table:style-name="ce1" office:value-type="float" office:value="0.0000275" calcext:value-type="float">
            <text:p>2.75E-05</text:p>
          </table:table-cell>
          <table:table-cell office:value-type="float" office:value="-0.999758" calcext:value-type="float">
            <text:p>-0.999758</text:p>
          </table:table-cell>
          <table:table-cell table:style-name="ce1" office:value-type="float" office:value="0.0000549933" calcext:value-type="float">
            <text:p>5.50E-05</text:p>
          </table:table-cell>
          <table:table-cell table:style-name="ce2" table:formula="of:=1-13.8*13.8*1E+030/([.B8]*[.B8]+1/9.3/9.3*1E+030)" office:value-type="float" office:value="0.999867750001062" calcext:value-type="float">
            <text:p>0.99986775</text:p>
          </table:table-cell>
          <table:table-cell table:formula="of:=13.8*13.8/9.3*1E+045/[.B8]/([.B8]*[.B8]+1/9.3/9.3*1E+030)" office:value-type="float" office:value="0.0000000118503583277903" calcext:value-type="float">
            <text:p>1.18503583277903E-008</text:p>
          </table:table-cell>
          <table:table-cell table:number-columns-repeated="1016"/>
        </table:table-row>
        <table:table-row table:style-name="ro2">
          <table:table-cell table:style-name="ce1" office:value-type="float" office:value="1000000" calcext:value-type="float">
            <text:p>1.00E+06</text:p>
          </table:table-cell>
          <table:table-cell table:style-name="ce1" table:formula="of:=[.A9]*1000000000000" office:value-type="float" office:value="1E+018" calcext:value-type="float">
            <text:p>1.00E+18</text:p>
          </table:table-cell>
          <table:table-cell office:value-type="float" office:value="0.999831" calcext:value-type="float">
            <text:p>0.999831</text:p>
          </table:table-cell>
          <table:table-cell table:style-name="ce1" office:value-type="float" office:value="0.0000525" calcext:value-type="float">
            <text:p>5.25E-05</text:p>
          </table:table-cell>
          <table:table-cell office:value-type="float" office:value="-0.999662" calcext:value-type="float">
            <text:p>-0.999662</text:p>
          </table:table-cell>
          <table:table-cell office:value-type="float" office:value="0.000104982" calcext:value-type="float">
            <text:p>0.000104982</text:p>
          </table:table-cell>
          <table:table-cell table:style-name="ce2" table:formula="of:=1-13.8*13.8*1E+030/([.B9]*[.B9]+1/9.3/9.3*1E+030)" office:value-type="float" office:value="0.999809560002202" calcext:value-type="float">
            <text:p>0.99980956</text:p>
          </table:table-cell>
          <table:table-cell table:formula="of:=13.8*13.8/9.3*1E+045/[.B9]/([.B9]*[.B9]+1/9.3/9.3*1E+030)" office:value-type="float" office:value="0.0000000204774191180782" calcext:value-type="float">
            <text:p>2.04774191180782E-008</text:p>
          </table:table-cell>
          <table:table-cell table:number-columns-repeated="1016"/>
        </table:table-row>
        <table:table-row table:style-name="ro2">
          <table:table-cell office:value-type="float" office:value="857143" calcext:value-type="float">
            <text:p>857143</text:p>
          </table:table-cell>
          <table:table-cell table:style-name="ce1" table:formula="of:=[.A10]*1000000000000" office:value-type="float" office:value="8.57143E+017" calcext:value-type="float">
            <text:p>8.57E+17</text:p>
          </table:table-cell>
          <table:table-cell office:value-type="float" office:value="0.999794" calcext:value-type="float">
            <text:p>0.999794</text:p>
          </table:table-cell>
          <table:table-cell table:style-name="ce1" office:value-type="float" office:value="0.0000907" calcext:value-type="float">
            <text:p>9.07E-05</text:p>
          </table:table-cell>
          <table:table-cell office:value-type="float" office:value="-0.999588" calcext:value-type="float">
            <text:p>-0.999588</text:p>
          </table:table-cell>
          <table:table-cell office:value-type="float" office:value="0.000181363" calcext:value-type="float">
            <text:p>0.000181363</text:p>
          </table:table-cell>
          <table:table-cell table:style-name="ce2" table:formula="of:=1-13.8*13.8*1E+030/([.B10]*[.B10]+1/9.3/9.3*1E+030)" office:value-type="float" office:value="0.999740790090483" calcext:value-type="float">
            <text:p>0.9997407901</text:p>
          </table:table-cell>
          <table:table-cell table:formula="of:=13.8*13.8/9.3*1E+045/[.B10]/([.B10]*[.B10]+1/9.3/9.3*1E+030)" office:value-type="float" office:value="0.0000000325173667421261" calcext:value-type="float">
            <text:p>3.25173667421261E-008</text:p>
          </table:table-cell>
          <table:table-cell table:number-columns-repeated="1016"/>
        </table:table-row>
        <table:table-row table:style-name="ro2">
          <table:table-cell office:value-type="float" office:value="750000" calcext:value-type="float">
            <text:p>750000</text:p>
          </table:table-cell>
          <table:table-cell table:style-name="ce1" table:formula="of:=[.A11]*1000000000000" office:value-type="float" office:value="7.5E+017" calcext:value-type="float">
            <text:p>7.50E+17</text:p>
          </table:table-cell>
          <table:table-cell office:value-type="float" office:value="0.999769" calcext:value-type="float">
            <text:p>0.999769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-0.999538" calcext:value-type="float">
            <text:p>-0.999538</text:p>
          </table:table-cell>
          <table:table-cell office:value-type="float" office:value="0.000239945" calcext:value-type="float">
            <text:p>0.000239945</text:p>
          </table:table-cell>
          <table:table-cell table:style-name="ce2" table:formula="of:=1-13.8*13.8*1E+030/([.B11]*[.B11]+1/9.3/9.3*1E+030)" office:value-type="float" office:value="0.999661440006959" calcext:value-type="float">
            <text:p>0.99966144</text:p>
          </table:table-cell>
          <table:table-cell table:formula="of:=13.8*13.8/9.3*1E+045/[.B11]/([.B11]*[.B11]+1/9.3/9.3*1E+030)" office:value-type="float" office:value="0.0000000485390671026515" calcext:value-type="float">
            <text:p>4.85390671026515E-008</text:p>
          </table:table-cell>
          <table:table-cell table:number-columns-repeated="1016"/>
        </table:table-row>
        <table:table-row table:style-name="ro2">
          <table:table-cell office:value-type="float" office:value="600000" calcext:value-type="float">
            <text:p>600000</text:p>
          </table:table-cell>
          <table:table-cell table:style-name="ce1" table:formula="of:=[.A12]*1000000000000" office:value-type="float" office:value="6E+017" calcext:value-type="float">
            <text:p>6.00E+17</text:p>
          </table:table-cell>
          <table:table-cell office:value-type="float" office:value="0.999706" calcext:value-type="float">
            <text:p>0.999706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-0.999412" calcext:value-type="float">
            <text:p>-0.999412</text:p>
          </table:table-cell>
          <table:table-cell office:value-type="float" office:value="0.000471861" calcext:value-type="float">
            <text:p>0.000471861</text:p>
          </table:table-cell>
          <table:table-cell table:style-name="ce2" table:formula="of:=1-13.8*13.8*1E+030/([.B12]*[.B12]+1/9.3/9.3*1E+030)" office:value-type="float" office:value="0.99947100001699" calcext:value-type="float">
            <text:p>0.999471</text:p>
          </table:table-cell>
          <table:table-cell table:formula="of:=13.8*13.8/9.3*1E+045/[.B12]/([.B12]*[.B12]+1/9.3/9.3*1E+030)" office:value-type="float" office:value="0.0000000948028643387526" calcext:value-type="float">
            <text:p>9.48028643387526E-008</text:p>
          </table:table-cell>
          <table:table-cell table:number-columns-repeated="1016"/>
        </table:table-row>
        <table:table-row table:style-name="ro2">
          <table:table-cell office:value-type="float" office:value="500000" calcext:value-type="float">
            <text:p>500000</text:p>
          </table:table-cell>
          <table:table-cell table:style-name="ce1" table:formula="of:=[.A13]*1000000000000" office:value-type="float" office:value="5E+017" calcext:value-type="float">
            <text:p>5.00E+17</text:p>
          </table:table-cell>
          <table:table-cell office:value-type="float" office:value="0.999637" calcext:value-type="float">
            <text:p>0.999637</text:p>
          </table:table-cell>
          <table:table-cell table:style-name="ce1" office:value-type="float" office:value="0.0000988" calcext:value-type="float">
            <text:p>9.88E-05</text:p>
          </table:table-cell>
          <table:table-cell office:value-type="float" office:value="-0.999274" calcext:value-type="float">
            <text:p>-0.999274</text:p>
          </table:table-cell>
          <table:table-cell office:value-type="float" office:value="0.000197528" calcext:value-type="float">
            <text:p>0.000197528</text:p>
          </table:table-cell>
          <table:table-cell table:style-name="ce2" table:formula="of:=1-13.8*13.8*1E+030/([.B13]*[.B13]+1/9.3/9.3*1E+030)" office:value-type="float" office:value="0.99923824003523" calcext:value-type="float">
            <text:p>0.99923824</text:p>
          </table:table-cell>
          <table:table-cell table:formula="of:=13.8*13.8/9.3*1E+045/[.B13]/([.B13]*[.B13]+1/9.3/9.3*1E+030)" office:value-type="float" office:value="0.000000163819347262373" calcext:value-type="float">
            <text:p>1.63819347262373E-007</text:p>
          </table:table-cell>
          <table:table-cell table:number-columns-repeated="1016"/>
        </table:table-row>
        <table:table-row table:style-name="ro2">
          <table:table-cell office:value-type="float" office:value="428571" calcext:value-type="float">
            <text:p>428571</text:p>
          </table:table-cell>
          <table:table-cell table:style-name="ce1" table:formula="of:=[.A14]*1000000000000" office:value-type="float" office:value="4.28571E+017" calcext:value-type="float">
            <text:p>4.29E+17</text:p>
          </table:table-cell>
          <table:table-cell office:value-type="float" office:value="0.999395" calcext:value-type="float">
            <text:p>0.999395</text:p>
          </table:table-cell>
          <table:table-cell office:value-type="float" office:value="0.000168" calcext:value-type="float">
            <text:p>0.000168</text:p>
          </table:table-cell>
          <table:table-cell office:value-type="float" office:value="-0.99879" calcext:value-type="float">
            <text:p>-0.99879</text:p>
          </table:table-cell>
          <table:table-cell office:value-type="float" office:value="0.000335797" calcext:value-type="float">
            <text:p>0.000335797</text:p>
          </table:table-cell>
          <table:table-cell table:style-name="ce2" table:formula="of:=1-13.8*13.8*1E+030/([.B14]*[.B14]+1/9.3/9.3*1E+030)" office:value-type="float" office:value="0.998963157991585" calcext:value-type="float">
            <text:p>0.998963158</text:p>
          </table:table-cell>
          <table:table-cell table:formula="of:=13.8*13.8/9.3*1E+045/[.B14]/([.B14]*[.B14]+1/9.3/9.3*1E+030)" office:value-type="float" office:value="0.000000260139832143592" calcext:value-type="float">
            <text:p>2.60139832143592E-007</text:p>
          </table:table-cell>
          <table:table-cell table:number-columns-repeated="1016"/>
        </table:table-row>
        <table:table-row table:style-name="ro2">
          <table:table-cell office:value-type="float" office:value="375000" calcext:value-type="float">
            <text:p>375000</text:p>
          </table:table-cell>
          <table:table-cell table:style-name="ce1" table:formula="of:=[.A15]*1000000000000" office:value-type="float" office:value="3.75E+017" calcext:value-type="float">
            <text:p>3.75E+17</text:p>
          </table:table-cell>
          <table:table-cell office:value-type="float" office:value="0.999156" calcext:value-type="float">
            <text:p>0.999156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-0.998313" calcext:value-type="float">
            <text:p>-0.998313</text:p>
          </table:table-cell>
          <table:table-cell office:value-type="float" office:value="0.000533549" calcext:value-type="float">
            <text:p>0.000533549</text:p>
          </table:table-cell>
          <table:table-cell table:style-name="ce2" table:formula="of:=1-13.8*13.8*1E+030/([.B15]*[.B15]+1/9.3/9.3*1E+030)" office:value-type="float" office:value="0.998645760111344" calcext:value-type="float">
            <text:p>0.9986457601</text:p>
          </table:table-cell>
          <table:table-cell table:formula="of:=13.8*13.8/9.3*1E+045/[.B15]/([.B15]*[.B15]+1/9.3/9.3*1E+030)" office:value-type="float" office:value="0.000000388312512876247" calcext:value-type="float">
            <text:p>3.88312512876247E-007</text:p>
          </table:table-cell>
          <table:table-cell table:number-columns-repeated="1016"/>
        </table:table-row>
        <table:table-row table:style-name="ro2">
          <table:table-cell office:value-type="float" office:value="359712" calcext:value-type="float">
            <text:p>359712</text:p>
          </table:table-cell>
          <table:table-cell table:style-name="ce1" table:formula="of:=[.A16]*1000000000000" office:value-type="float" office:value="3.59712E+017" calcext:value-type="float">
            <text:p>3.60E+17</text:p>
          </table:table-cell>
          <table:table-cell office:value-type="float" office:value="0.999085" calcext:value-type="float">
            <text:p>0.999085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-0.998171" calcext:value-type="float">
            <text:p>-0.998171</text:p>
          </table:table-cell>
          <table:table-cell office:value-type="float" office:value="0.000619433" calcext:value-type="float">
            <text:p>0.000619433</text:p>
          </table:table-cell>
          <table:table-cell table:style-name="ce2" table:formula="of:=1-13.8*13.8*1E+030/([.B16]*[.B16]+1/9.3/9.3*1E+030)" office:value-type="float" office:value="0.998528201751613" calcext:value-type="float">
            <text:p>0.9985282018</text:p>
          </table:table-cell>
          <table:table-cell table:formula="of:=13.8*13.8/9.3*1E+045/[.B16]/([.B16]*[.B16]+1/9.3/9.3*1E+030)" office:value-type="float" office:value="0.000000439957177327034" calcext:value-type="float">
            <text:p>0.00000044</text:p>
          </table:table-cell>
          <table:table-cell table:number-columns-repeated="1016"/>
        </table:table-row>
        <table:table-row table:style-name="ro2">
          <table:table-cell office:value-type="float" office:value="303337" calcext:value-type="float">
            <text:p>303337</text:p>
          </table:table-cell>
          <table:table-cell table:style-name="ce1" table:formula="of:=[.A17]*1000000000000" office:value-type="float" office:value="3.03337E+017" calcext:value-type="float">
            <text:p>3.03E+17</text:p>
          </table:table-cell>
          <table:table-cell office:value-type="float" office:value="0.99885" calcext:value-type="float">
            <text:p>0.99885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-0.997702" calcext:value-type="float">
            <text:p>-0.997702</text:p>
          </table:table-cell>
          <table:table-cell office:value-type="float" office:value="0.000878988" calcext:value-type="float">
            <text:p>0.000878988</text:p>
          </table:table-cell>
          <table:table-cell table:style-name="ce2" table:formula="of:=1-13.8*13.8*1E+030/([.B17]*[.B17]+1/9.3/9.3*1E+030)" office:value-type="float" office:value="0.997930300266886" calcext:value-type="float">
            <text:p>0.9979303003</text:p>
          </table:table-cell>
          <table:table-cell table:formula="of:=13.8*13.8/9.3*1E+045/[.B17]/([.B17]*[.B17]+1/9.3/9.3*1E+030)" office:value-type="float" office:value="0.000000733667038308325" calcext:value-type="float">
            <text:p>7.33667038308325E-007</text:p>
          </table:table-cell>
          <table:table-cell table:number-columns-repeated="1016"/>
        </table:table-row>
        <table:table-row table:style-name="ro2">
          <table:table-cell office:value-type="float" office:value="287356" calcext:value-type="float">
            <text:p>287356</text:p>
          </table:table-cell>
          <table:table-cell table:style-name="ce1" table:formula="of:=[.A18]*1000000000000" office:value-type="float" office:value="2.87356E+017" calcext:value-type="float">
            <text:p>2.87E+17</text:p>
          </table:table-cell>
          <table:table-cell office:value-type="float" office:value="0.99871" calcext:value-type="float">
            <text:p>0.99871</text:p>
          </table:table-cell>
          <table:table-cell office:value-type="float" office:value="0.000533" calcext:value-type="float">
            <text:p>0.000533</text:p>
          </table:table-cell>
          <table:table-cell office:value-type="float" office:value="-0.997422" calcext:value-type="float">
            <text:p>-0.997422</text:p>
          </table:table-cell>
          <table:table-cell office:value-type="float" office:value="0.00106462" calcext:value-type="float">
            <text:p>0.00106462</text:p>
          </table:table-cell>
          <table:table-cell table:style-name="ce2" table:formula="of:=1-13.8*13.8*1E+030/([.B18]*[.B18]+1/9.3/9.3*1E+030)" office:value-type="float" office:value="0.997693690580801" calcext:value-type="float">
            <text:p>0.9976936906</text:p>
          </table:table-cell>
          <table:table-cell table:formula="of:=13.8*13.8/9.3*1E+045/[.B18]/([.B18]*[.B18]+1/9.3/9.3*1E+030)" office:value-type="float" office:value="0.000000863007071816537" calcext:value-type="float">
            <text:p>0.000000863</text:p>
          </table:table-cell>
          <table:table-cell table:number-columns-repeated="1016"/>
        </table:table-row>
        <table:table-row table:style-name="ro2">
          <table:table-cell office:value-type="float" office:value="244898" calcext:value-type="float">
            <text:p>244898</text:p>
          </table:table-cell>
          <table:table-cell table:style-name="ce1" table:formula="of:=[.A19]*1000000000000" office:value-type="float" office:value="2.44898E+017" calcext:value-type="float">
            <text:p>2.45E+17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-0.996404" calcext:value-type="float">
            <text:p>-0.996404</text:p>
          </table:table-cell>
          <table:table-cell office:value-type="float" office:value="0.00187662" calcext:value-type="float">
            <text:p>0.00187662</text:p>
          </table:table-cell>
          <table:table-cell table:style-name="ce2" table:formula="of:=1-13.8*13.8*1E+030/([.B19]*[.B19]+1/9.3/9.3*1E+030)" office:value-type="float" office:value="0.996824679170581" calcext:value-type="float">
            <text:p>0.9968246792</text:p>
          </table:table-cell>
          <table:table-cell table:formula="of:=13.8*13.8/9.3*1E+045/[.B19]/([.B19]*[.B19]+1/9.3/9.3*1E+030)" office:value-type="float" office:value="0.00000139418185223778" calcext:value-type="float">
            <text:p>1.39418185223778E-006</text:p>
          </table:table-cell>
          <table:table-cell table:number-columns-repeated="1016"/>
        </table:table-row>
        <table:table-row table:style-name="ro2">
          <table:table-cell office:value-type="float" office:value="224888" calcext:value-type="float">
            <text:p>224888</text:p>
          </table:table-cell>
          <table:table-cell table:style-name="ce1" table:formula="of:=[.A20]*1000000000000" office:value-type="float" office:value="2.24888E+017" calcext:value-type="float">
            <text:p>2.25E+17</text:p>
          </table:table-cell>
          <table:table-cell office:value-type="float" office:value="0.99788" calcext:value-type="float">
            <text:p>0.99788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-0.995766" calcext:value-type="float">
            <text:p>-0.995766</text:p>
          </table:table-cell>
          <table:table-cell office:value-type="float" office:value="0.00245478" calcext:value-type="float">
            <text:p>0.00245478</text:p>
          </table:table-cell>
          <table:table-cell table:style-name="ce2" table:formula="of:=1-13.8*13.8*1E+030/([.B20]*[.B20]+1/9.3/9.3*1E+030)" office:value-type="float" office:value="0.996234475226138" calcext:value-type="float">
            <text:p>0.9962344752</text:p>
          </table:table-cell>
          <table:table-cell table:formula="of:=13.8*13.8/9.3*1E+045/[.B20]/([.B20]*[.B20]+1/9.3/9.3*1E+030)" office:value-type="float" office:value="0.00000180043015623055" calcext:value-type="float">
            <text:p>1.80043015623055E-006</text:p>
          </table:table-cell>
          <table:table-cell table:number-columns-repeated="1016"/>
        </table:table-row>
        <table:table-row table:style-name="ro2">
          <table:table-cell office:value-type="float" office:value="206044" calcext:value-type="float">
            <text:p>206044</text:p>
          </table:table-cell>
          <table:table-cell table:style-name="ce1" table:formula="of:=[.A21]*1000000000000" office:value-type="float" office:value="2.06044E+017" calcext:value-type="float">
            <text:p>2.06E+17</text:p>
          </table:table-cell>
          <table:table-cell office:value-type="float" office:value="0.99759" calcext:value-type="float">
            <text:p>0.99759</text:p>
          </table:table-cell>
          <table:table-cell office:value-type="float" office:value="0.00157" calcext:value-type="float">
            <text:p>0.00157</text:p>
          </table:table-cell>
          <table:table-cell office:value-type="float" office:value="-0.995188" calcext:value-type="float">
            <text:p>-0.995188</text:p>
          </table:table-cell>
          <table:table-cell office:value-type="float" office:value="0.00313243" calcext:value-type="float">
            <text:p>0.00313243</text:p>
          </table:table-cell>
          <table:table-cell table:style-name="ce2" table:formula="of:=1-13.8*13.8*1E+030/([.B21]*[.B21]+1/9.3/9.3*1E+030)" office:value-type="float" office:value="0.995514218559599" calcext:value-type="float">
            <text:p>0.9955142186</text:p>
          </table:table-cell>
          <table:table-cell table:formula="of:=13.8*13.8/9.3*1E+045/[.B21]/([.B21]*[.B21]+1/9.3/9.3*1E+030)" office:value-type="float" office:value="0.00000234096644583508" calcext:value-type="float">
            <text:p>0.000002341</text:p>
          </table:table-cell>
          <table:table-cell table:number-columns-repeated="1016"/>
        </table:table-row>
        <table:table-row table:style-name="ro2">
          <table:table-cell office:value-type="float" office:value="187852" calcext:value-type="float">
            <text:p>187852</text:p>
          </table:table-cell>
          <table:table-cell table:style-name="ce1" table:formula="of:=[.A22]*1000000000000" office:value-type="float" office:value="1.87852E+017" calcext:value-type="float">
            <text:p>1.88E+17</text:p>
          </table:table-cell>
          <table:table-cell office:value-type="float" office:value="0.99734" calcext:value-type="float">
            <text:p>0.99734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-0.994691" calcext:value-type="float">
            <text:p>-0.994691</text:p>
          </table:table-cell>
          <table:table-cell office:value-type="float" office:value="0.0037101" calcext:value-type="float">
            <text:p>0.0037101</text:p>
          </table:table-cell>
          <table:table-cell table:style-name="ce2" table:formula="of:=1-13.8*13.8*1E+030/([.B22]*[.B22]+1/9.3/9.3*1E+030)" office:value-type="float" office:value="0.994603323516081" calcext:value-type="float">
            <text:p>0.9946033235</text:p>
          </table:table-cell>
          <table:table-cell table:formula="of:=13.8*13.8/9.3*1E+045/[.B22]/([.B22]*[.B22]+1/9.3/9.3*1E+030)" office:value-type="float" office:value="0.00000308906902226115" calcext:value-type="float">
            <text:p>3.08906902226115E-006</text:p>
          </table:table-cell>
          <table:table-cell table:number-columns-repeated="1016"/>
        </table:table-row>
        <table:table-row table:style-name="ro2">
          <table:table-cell office:value-type="float" office:value="170551" calcext:value-type="float">
            <text:p>170551</text:p>
          </table:table-cell>
          <table:table-cell table:style-name="ce1" table:formula="of:=[.A23]*1000000000000" office:value-type="float" office:value="1.70551E+017" calcext:value-type="float">
            <text:p>1.71E+17</text:p>
          </table:table-cell>
          <table:table-cell office:value-type="float" office:value="0.99708" calcext:value-type="float">
            <text:p>0.99708</text:p>
          </table:table-cell>
          <table:table-cell office:value-type="float" office:value="0.00234" calcext:value-type="float">
            <text:p>0.00234</text:p>
          </table:table-cell>
          <table:table-cell office:value-type="float" office:value="-0.994174" calcext:value-type="float">
            <text:p>-0.994174</text:p>
          </table:table-cell>
          <table:table-cell office:value-type="float" office:value="0.00466633" calcext:value-type="float">
            <text:p>0.00466633</text:p>
          </table:table-cell>
          <table:table-cell table:style-name="ce2" table:formula="of:=1-13.8*13.8*1E+030/([.B23]*[.B23]+1/9.3/9.3*1E+030)" office:value-type="float" office:value="0.993452892681358" calcext:value-type="float">
            <text:p>0.9934528927</text:p>
          </table:table-cell>
          <table:table-cell table:formula="of:=13.8*13.8/9.3*1E+045/[.B23]/([.B23]*[.B23]+1/9.3/9.3*1E+030)" office:value-type="float" office:value="0.00000412773911769818" calcext:value-type="float">
            <text:p>4.12773911769818E-006</text:p>
          </table:table-cell>
          <table:table-cell table:number-columns-repeated="1016"/>
        </table:table-row>
        <table:table-row table:style-name="ro2">
          <table:table-cell office:value-type="float" office:value="154242" calcext:value-type="float">
            <text:p>154242</text:p>
          </table:table-cell>
          <table:table-cell table:style-name="ce1" table:formula="of:=[.A24]*1000000000000" office:value-type="float" office:value="1.54242E+017" calcext:value-type="float">
            <text:p>1.54E+17</text:p>
          </table:table-cell>
          <table:table-cell office:value-type="float" office:value="0.99665" calcext:value-type="float">
            <text:p>0.99665</text:p>
          </table:table-cell>
          <table:table-cell office:value-type="float" office:value="0.00268" calcext:value-type="float">
            <text:p>0.00268</text:p>
          </table:table-cell>
          <table:table-cell office:value-type="float" office:value="-0.993318" calcext:value-type="float">
            <text:p>-0.993318</text:p>
          </table:table-cell>
          <table:table-cell office:value-type="float" office:value="0.00534204" calcext:value-type="float">
            <text:p>0.00534204</text:p>
          </table:table-cell>
          <table:table-cell table:style-name="ce2" table:formula="of:=1-13.8*13.8*1E+030/([.B24]*[.B24]+1/9.3/9.3*1E+030)" office:value-type="float" office:value="0.99199515981261" calcext:value-type="float">
            <text:p>0.9919951598</text:p>
          </table:table-cell>
          <table:table-cell table:formula="of:=13.8*13.8/9.3*1E+045/[.B24]/([.B24]*[.B24]+1/9.3/9.3*1E+030)" office:value-type="float" office:value="0.00000558042234942731" calcext:value-type="float">
            <text:p>5.58042234942731E-006</text:p>
          </table:table-cell>
          <table:table-cell table:number-columns-repeated="1016"/>
        </table:table-row>
        <table:table-row table:style-name="ro2">
          <table:table-cell office:value-type="float" office:value="138632" calcext:value-type="float">
            <text:p>138632</text:p>
          </table:table-cell>
          <table:table-cell table:style-name="ce1" table:formula="of:=[.A25]*1000000000000" office:value-type="float" office:value="1.38632E+017" calcext:value-type="float">
            <text:p>1.39E+17</text:p>
          </table:table-cell>
          <table:table-cell office:value-type="float" office:value="0.99652" calcext:value-type="float">
            <text:p>0.99652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-0.99306" calcext:value-type="float">
            <text:p>-0.99306</text:p>
          </table:table-cell>
          <table:table-cell office:value-type="float" office:value="0.00568016" calcext:value-type="float">
            <text:p>0.00568016</text:p>
          </table:table-cell>
          <table:table-cell table:style-name="ce2" table:formula="of:=1-13.8*13.8*1E+030/([.B25]*[.B25]+1/9.3/9.3*1E+030)" office:value-type="float" office:value="0.99009097477208" calcext:value-type="float">
            <text:p>0.9900909748</text:p>
          </table:table-cell>
          <table:table-cell table:formula="of:=13.8*13.8/9.3*1E+045/[.B25]/([.B25]*[.B25]+1/9.3/9.3*1E+030)" office:value-type="float" office:value="0.00000768571890795249" calcext:value-type="float">
            <text:p>7.68571890795249E-006</text:p>
          </table:table-cell>
          <table:table-cell table:number-columns-repeated="1016"/>
        </table:table-row>
        <table:table-row table:style-name="ro2">
          <table:table-cell office:value-type="float" office:value="127011" calcext:value-type="float">
            <text:p>127011</text:p>
          </table:table-cell>
          <table:table-cell table:style-name="ce1" table:formula="of:=[.A26]*1000000000000" office:value-type="float" office:value="1.27011E+017" calcext:value-type="float">
            <text:p>1.27E+17</text:p>
          </table:table-cell>
          <table:table-cell office:value-type="float" office:value="0.99624" calcext:value-type="float">
            <text:p>0.99624</text:p>
          </table:table-cell>
          <table:table-cell office:value-type="float" office:value="0.00376" calcext:value-type="float">
            <text:p>0.00376</text:p>
          </table:table-cell>
          <table:table-cell office:value-type="float" office:value="-0.992508" calcext:value-type="float">
            <text:p>-0.992508</text:p>
          </table:table-cell>
          <table:table-cell office:value-type="float" office:value="0.00749172" calcext:value-type="float">
            <text:p>0.00749172</text:p>
          </table:table-cell>
          <table:table-cell table:style-name="ce2" table:formula="of:=1-13.8*13.8*1E+030/([.B26]*[.B26]+1/9.3/9.3*1E+030)" office:value-type="float" office:value="0.988194749940465" calcext:value-type="float">
            <text:p>0.9881947499</text:p>
          </table:table-cell>
          <table:table-cell table:formula="of:=13.8*13.8/9.3*1E+045/[.B26]/([.B26]*[.B26]+1/9.3/9.3*1E+030)" office:value-type="float" office:value="0.00000999426606224436" calcext:value-type="float">
            <text:p>9.99426606224436E-006</text:p>
          </table:table-cell>
          <table:table-cell table:number-columns-repeated="1016"/>
        </table:table-row>
        <table:table-row table:style-name="ro2">
          <table:table-cell office:value-type="float" office:value="121065" calcext:value-type="float">
            <text:p>121065</text:p>
          </table:table-cell>
          <table:table-cell table:style-name="ce1" table:formula="of:=[.A27]*1000000000000" office:value-type="float" office:value="1.21065E+017" calcext:value-type="float">
            <text:p>1.21E+17</text:p>
          </table:table-cell>
          <table:table-cell office:value-type="float" office:value="0.996" calcext:value-type="float">
            <text:p>0.996</text:p>
          </table:table-cell>
          <table:table-cell office:value-type="float" office:value="0.0056" calcext:value-type="float">
            <text:p>0.0056</text:p>
          </table:table-cell>
          <table:table-cell office:value-type="float" office:value="-0.992047" calcext:value-type="float">
            <text:p>-0.992047</text:p>
          </table:table-cell>
          <table:table-cell office:value-type="float" office:value="0.0111552" calcext:value-type="float">
            <text:p>0.0111552</text:p>
          </table:table-cell>
          <table:table-cell table:style-name="ce2" table:formula="of:=1-13.8*13.8*1E+030/([.B27]*[.B27]+1/9.3/9.3*1E+030)" office:value-type="float" office:value="0.987006665547238" calcext:value-type="float">
            <text:p>0.9870066655</text:p>
          </table:table-cell>
          <table:table-cell table:formula="of:=13.8*13.8/9.3*1E+045/[.B27]/([.B27]*[.B27]+1/9.3/9.3*1E+030)" office:value-type="float" office:value="0.0000115403521815237" calcext:value-type="float">
            <text:p>1.15403521815237E-005</text:p>
          </table:table-cell>
          <table:table-cell table:number-columns-repeated="1016"/>
        </table:table-row>
        <table:table-row table:style-name="ro2">
          <table:table-cell office:value-type="float" office:value="109409" calcext:value-type="float">
            <text:p>109409</text:p>
          </table:table-cell>
          <table:table-cell table:style-name="ce1" table:formula="of:=[.A28]*1000000000000" office:value-type="float" office:value="1.09409E+017" calcext:value-type="float">
            <text:p>1.09E+17</text:p>
          </table:table-cell>
          <table:table-cell office:value-type="float" office:value="0.99592" calcext:value-type="float">
            <text:p>0.99592</text:p>
          </table:table-cell>
          <table:table-cell office:value-type="float" office:value="0.0061" calcext:value-type="float">
            <text:p>0.0061</text:p>
          </table:table-cell>
          <table:table-cell office:value-type="float" office:value="-0.991894" calcext:value-type="float">
            <text:p>-0.991894</text:p>
          </table:table-cell>
          <table:table-cell office:value-type="float" office:value="0.0121502" calcext:value-type="float">
            <text:p>0.0121502</text:p>
          </table:table-cell>
          <table:table-cell table:style-name="ce2" table:formula="of:=1-13.8*13.8*1E+030/([.B28]*[.B28]+1/9.3/9.3*1E+030)" office:value-type="float" office:value="0.984090678578223" calcext:value-type="float">
            <text:p>0.9840906786</text:p>
          </table:table-cell>
          <table:table-cell table:formula="of:=13.8*13.8/9.3*1E+045/[.B28]/([.B28]*[.B28]+1/9.3/9.3*1E+030)" office:value-type="float" office:value="0.0000156356398721474" calcext:value-type="float">
            <text:p>1.56356398721474E-005</text:p>
          </table:table-cell>
          <table:table-cell table:number-columns-repeated="1016"/>
        </table:table-row>
        <table:table-row table:style-name="ro2">
          <table:table-cell office:value-type="float" office:value="95663.3" calcext:value-type="float">
            <text:p>95663.3</text:p>
          </table:table-cell>
          <table:table-cell table:style-name="ce1" table:formula="of:=[.A29]*1000000000000" office:value-type="float" office:value="9.56633E+016" calcext:value-type="float">
            <text:p>9.57E+16</text:p>
          </table:table-cell>
          <table:table-cell office:value-type="float" office:value="0.99525" calcext:value-type="float">
            <text:p>0.9952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-0.99056" calcext:value-type="float">
            <text:p>-0.99056</text:p>
          </table:table-cell>
          <table:table-cell office:value-type="float" office:value="0.0122416" calcext:value-type="float">
            <text:p>0.0122416</text:p>
          </table:table-cell>
          <table:table-cell table:style-name="ce2" table:formula="of:=1-13.8*13.8*1E+030/([.B29]*[.B29]+1/9.3/9.3*1E+030)" office:value-type="float" office:value="0.979190247849222" calcext:value-type="float">
            <text:p>0.9791902478</text:p>
          </table:table-cell>
          <table:table-cell table:formula="of:=13.8*13.8/9.3*1E+045/[.B29]/([.B29]*[.B29]+1/9.3/9.3*1E+030)" office:value-type="float" office:value="0.0000233904512822388" calcext:value-type="float">
            <text:p>2.33904512822388E-005</text:p>
          </table:table-cell>
          <table:table-cell table:number-columns-repeated="1016"/>
        </table:table-row>
        <table:table-row table:style-name="ro2">
          <table:table-cell office:value-type="float" office:value="72586.5" calcext:value-type="float">
            <text:p>72586.5</text:p>
          </table:table-cell>
          <table:table-cell table:style-name="ce1" table:formula="of:=[.A30]*1000000000000" office:value-type="float" office:value="7.25865E+016" calcext:value-type="float">
            <text:p>7.26E+16</text:p>
          </table:table-cell>
          <table:table-cell office:value-type="float" office:value="0.991" calcext:value-type="float">
            <text:p>0.991</text:p>
          </table:table-cell>
          <table:table-cell office:value-type="float" office:value="0.00895" calcext:value-type="float">
            <text:p>0.00895</text:p>
          </table:table-cell>
          <table:table-cell office:value-type="float" office:value="-0.982161" calcext:value-type="float">
            <text:p>-0.982161</text:p>
          </table:table-cell>
          <table:table-cell office:value-type="float" office:value="0.0177389" calcext:value-type="float">
            <text:p>0.0177389</text:p>
          </table:table-cell>
          <table:table-cell table:style-name="ce2" table:formula="of:=1-13.8*13.8*1E+030/([.B30]*[.B30]+1/9.3/9.3*1E+030)" office:value-type="float" office:value="0.963855226477641" calcext:value-type="float">
            <text:p>0.9638552265</text:p>
          </table:table-cell>
          <table:table-cell table:formula="of:=13.8*13.8/9.3*1E+045/[.B30]/([.B30]*[.B30]+1/9.3/9.3*1E+030)" office:value-type="float" office:value="0.0000535434934505782" calcext:value-type="float">
            <text:p>5.35434934505782E-005</text:p>
          </table:table-cell>
          <table:table-cell table:number-columns-repeated="1016"/>
        </table:table-row>
        <table:table-row table:style-name="ro2">
          <table:table-cell office:value-type="float" office:value="62906.3" calcext:value-type="float">
            <text:p>62906.3</text:p>
          </table:table-cell>
          <table:table-cell table:style-name="ce1" table:formula="of:=[.A31]*1000000000000" office:value-type="float" office:value="6.29063E+016" calcext:value-type="float">
            <text:p>6.29E+16</text:p>
          </table:table-cell>
          <table:table-cell office:value-type="float" office:value="0.988" calcext:value-type="float">
            <text:p>0.988</text:p>
          </table:table-cell>
          <table:table-cell office:value-type="float" office:value="0.0106" calcext:value-type="float">
            <text:p>0.0106</text:p>
          </table:table-cell>
          <table:table-cell office:value-type="float" office:value="-0.976256" calcext:value-type="float">
            <text:p>-0.976256</text:p>
          </table:table-cell>
          <table:table-cell office:value-type="float" office:value="0.0209456" calcext:value-type="float">
            <text:p>0.0209456</text:p>
          </table:table-cell>
          <table:table-cell table:style-name="ce2" table:formula="of:=1-13.8*13.8*1E+030/([.B31]*[.B31]+1/9.3/9.3*1E+030)" office:value-type="float" office:value="0.951875235157931" calcext:value-type="float">
            <text:p>0.9518752352</text:p>
          </table:table-cell>
          <table:table-cell table:formula="of:=13.8*13.8/9.3*1E+045/[.B31]/([.B31]*[.B31]+1/9.3/9.3*1E+030)" office:value-type="float" office:value="0.0000822605350655927" calcext:value-type="float">
            <text:p>8.22605350655927E-005</text:p>
          </table:table-cell>
          <table:table-cell table:number-columns-repeated="1016"/>
        </table:table-row>
        <table:table-row table:style-name="ro2">
          <table:table-cell office:value-type="float" office:value="53229.2" calcext:value-type="float">
            <text:p>53229.2</text:p>
          </table:table-cell>
          <table:table-cell table:style-name="ce1" table:formula="of:=[.A32]*1000000000000" office:value-type="float" office:value="5.32292E+016" calcext:value-type="float">
            <text:p>5.32E+16</text:p>
          </table:table-cell>
          <table:table-cell office:value-type="float" office:value="0.986" calcext:value-type="float">
            <text:p>0.986</text:p>
          </table:table-cell>
          <table:table-cell office:value-type="float" office:value="0.0118" calcext:value-type="float">
            <text:p>0.0118</text:p>
          </table:table-cell>
          <table:table-cell office:value-type="float" office:value="-0.972335" calcext:value-type="float">
            <text:p>-0.972335</text:p>
          </table:table-cell>
          <table:table-cell office:value-type="float" office:value="0.0232696" calcext:value-type="float">
            <text:p>0.0232696</text:p>
          </table:table-cell>
          <table:table-cell table:style-name="ce2" table:formula="of:=1-13.8*13.8*1E+030/([.B32]*[.B32]+1/9.3/9.3*1E+030)" office:value-type="float" office:value="0.932786498218483" calcext:value-type="float">
            <text:p>0.9327864982</text:p>
          </table:table-cell>
          <table:table-cell table:formula="of:=13.8*13.8/9.3*1E+045/[.B32]/([.B32]*[.B32]+1/9.3/9.3*1E+030)" office:value-type="float" office:value="0.000135776195322814" calcext:value-type="float">
            <text:p>0.0001357762</text:p>
          </table:table-cell>
          <table:table-cell table:number-columns-repeated="1016"/>
        </table:table-row>
        <table:table-row table:style-name="ro2">
          <table:table-cell office:value-type="float" office:value="48394.9" calcext:value-type="float">
            <text:p>48394.9</text:p>
          </table:table-cell>
          <table:table-cell table:style-name="ce1" table:formula="of:=[.A33]*1000000000000" office:value-type="float" office:value="4.83949E+016" calcext:value-type="float">
            <text:p>4.84E+16</text:p>
          </table:table-cell>
          <table:table-cell office:value-type="float" office:value="0.983" calcext:value-type="float">
            <text:p>0.983</text:p>
          </table:table-cell>
          <table:table-cell office:value-type="float" office:value="0.0115" calcext:value-type="float">
            <text:p>0.0115</text:p>
          </table:table-cell>
          <table:table-cell office:value-type="float" office:value="-0.966421" calcext:value-type="float">
            <text:p>-0.966421</text:p>
          </table:table-cell>
          <table:table-cell office:value-type="float" office:value="0.022609" calcext:value-type="float">
            <text:p>0.022609</text:p>
          </table:table-cell>
          <table:table-cell table:style-name="ce2" table:formula="of:=1-13.8*13.8*1E+030/([.B33]*[.B33]+1/9.3/9.3*1E+030)" office:value-type="float" office:value="0.918687589620215" calcext:value-type="float">
            <text:p>0.9186875896</text:p>
          </table:table-cell>
          <table:table-cell table:formula="of:=13.8*13.8/9.3*1E+045/[.B33]/([.B33]*[.B33]+1/9.3/9.3*1E+030)" office:value-type="float" office:value="0.000180665110028333" calcext:value-type="float">
            <text:p>0.0001806651</text:p>
          </table:table-cell>
          <table:table-cell table:number-columns-repeated="1016"/>
        </table:table-row>
        <table:table-row table:style-name="ro2">
          <table:table-cell office:value-type="float" office:value="43554" calcext:value-type="float">
            <text:p>43554</text:p>
          </table:table-cell>
          <table:table-cell table:style-name="ce1" table:formula="of:=[.A34]*1000000000000" office:value-type="float" office:value="4.3554E+016" calcext:value-type="float">
            <text:p>4.36E+16</text:p>
          </table:table-cell>
          <table:table-cell office:value-type="float" office:value="0.979" calcext:value-type="float">
            <text:p>0.979</text:p>
          </table:table-cell>
          <table:table-cell office:value-type="float" office:value="0.0107" calcext:value-type="float">
            <text:p>0.0107</text:p>
          </table:table-cell>
          <table:table-cell office:value-type="float" office:value="-0.958555" calcext:value-type="float">
            <text:p>-0.958555</text:p>
          </table:table-cell>
          <table:table-cell office:value-type="float" office:value="0.0209506" calcext:value-type="float">
            <text:p>0.0209506</text:p>
          </table:table-cell>
          <table:table-cell table:style-name="ce2" table:formula="of:=1-13.8*13.8*1E+030/([.B34]*[.B34]+1/9.3/9.3*1E+030)" office:value-type="float" office:value="0.899607924666099" calcext:value-type="float">
            <text:p>0.8996079247</text:p>
          </table:table-cell>
          <table:table-cell table:formula="of:=13.8*13.8/9.3*1E+045/[.B34]/([.B34]*[.B34]+1/9.3/9.3*1E+030)" office:value-type="float" office:value="0.000247849722415779" calcext:value-type="float">
            <text:p>0.0002478497</text:p>
          </table:table-cell>
          <table:table-cell table:number-columns-repeated="1016"/>
        </table:table-row>
        <table:table-row table:style-name="ro2">
          <table:table-cell office:value-type="float" office:value="36297.6" calcext:value-type="float">
            <text:p>36297.6</text:p>
          </table:table-cell>
          <table:table-cell table:style-name="ce1" table:formula="of:=[.A35]*1000000000000" office:value-type="float" office:value="3.62976E+016" calcext:value-type="float">
            <text:p>3.63E+16</text:p>
          </table:table-cell>
          <table:table-cell office:value-type="float" office:value="0.963" calcext:value-type="float">
            <text:p>0.963</text:p>
          </table:table-cell>
          <table:table-cell office:value-type="float" office:value="0.0101" calcext:value-type="float">
            <text:p>0.0101</text:p>
          </table:table-cell>
          <table:table-cell office:value-type="float" office:value="-0.927471" calcext:value-type="float">
            <text:p>-0.927471</text:p>
          </table:table-cell>
          <table:table-cell office:value-type="float" office:value="0.0194526" calcext:value-type="float">
            <text:p>0.0194526</text:p>
          </table:table-cell>
          <table:table-cell table:style-name="ce2" table:formula="of:=1-13.8*13.8*1E+030/([.B35]*[.B35]+1/9.3/9.3*1E+030)" office:value-type="float" office:value="0.855456508580054" calcext:value-type="float">
            <text:p>0.8554565086</text:p>
          </table:table-cell>
          <table:table-cell table:formula="of:=13.8*13.8/9.3*1E+045/[.B35]/([.B35]*[.B35]+1/9.3/9.3*1E+030)" office:value-type="float" office:value="0.00042819114501704" calcext:value-type="float">
            <text:p>0.0004281911</text:p>
          </table:table-cell>
          <table:table-cell table:number-columns-repeated="1016"/>
        </table:table-row>
        <table:table-row table:style-name="ro2">
          <table:table-cell office:value-type="float" office:value="29041.6" calcext:value-type="float">
            <text:p>29041.6</text:p>
          </table:table-cell>
          <table:table-cell table:style-name="ce1" table:formula="of:=[.A36]*1000000000000" office:value-type="float" office:value="2.90416E+016" calcext:value-type="float">
            <text:p>2.90E+16</text:p>
          </table:table-cell>
          <table:table-cell office:value-type="float" office:value="0.929" calcext:value-type="float">
            <text:p>0.929</text:p>
          </table:table-cell>
          <table:table-cell office:value-type="float" office:value="0.0178" calcext:value-type="float">
            <text:p>0.0178</text:p>
          </table:table-cell>
          <table:table-cell office:value-type="float" office:value="-0.863358" calcext:value-type="float">
            <text:p>-0.863358</text:p>
          </table:table-cell>
          <table:table-cell office:value-type="float" office:value="0.0330724" calcext:value-type="float">
            <text:p>0.0330724</text:p>
          </table:table-cell>
          <table:table-cell table:style-name="ce2" table:formula="of:=1-13.8*13.8*1E+030/([.B36]*[.B36]+1/9.3/9.3*1E+030)" office:value-type="float" office:value="0.774206653466068" calcext:value-type="float">
            <text:p>0.7742066535</text:p>
          </table:table-cell>
          <table:table-cell table:formula="of:=13.8*13.8/9.3*1E+045/[.B36]/([.B36]*[.B36]+1/9.3/9.3*1E+030)" office:value-type="float" office:value="0.000836002646755488" calcext:value-type="float">
            <text:p>0.0008360026</text:p>
          </table:table-cell>
          <table:table-cell table:number-columns-repeated="1016"/>
        </table:table-row>
        <table:table-row table:style-name="ro2">
          <table:table-cell office:value-type="float" office:value="26619.3" calcext:value-type="float">
            <text:p>26619.3</text:p>
          </table:table-cell>
          <table:table-cell table:style-name="ce1" table:formula="of:=[.A37]*1000000000000" office:value-type="float" office:value="2.66193E+016" calcext:value-type="float">
            <text:p>2.66E+16</text:p>
          </table:table-cell>
          <table:table-cell office:value-type="float" office:value="0.911" calcext:value-type="float">
            <text:p>0.911</text:p>
          </table:table-cell>
          <table:table-cell office:value-type="float" office:value="0.0283" calcext:value-type="float">
            <text:p>0.0283</text:p>
          </table:table-cell>
          <table:table-cell office:value-type="float" office:value="-0.830722" calcext:value-type="float">
            <text:p>-0.830722</text:p>
          </table:table-cell>
          <table:table-cell office:value-type="float" office:value="0.0515626" calcext:value-type="float">
            <text:p>0.0515626</text:p>
          </table:table-cell>
          <table:table-cell table:style-name="ce2" table:formula="of:=1-13.8*13.8*1E+030/([.B37]*[.B37]+1/9.3/9.3*1E+030)" office:value-type="float" office:value="0.731244212736062" calcext:value-type="float">
            <text:p>0.7312442127</text:p>
          </table:table-cell>
          <table:table-cell table:formula="of:=13.8*13.8/9.3*1E+045/[.B37]/([.B37]*[.B37]+1/9.3/9.3*1E+030)" office:value-type="float" office:value="0.00108562102492592" calcext:value-type="float">
            <text:p>0.001085621</text:p>
          </table:table-cell>
          <table:table-cell table:number-columns-repeated="1016"/>
        </table:table-row>
        <table:table-row table:style-name="ro2">
          <table:table-cell office:value-type="float" office:value="25402.2" calcext:value-type="float">
            <text:p>25402.2</text:p>
          </table:table-cell>
          <table:table-cell table:style-name="ce1" table:formula="of:=[.A38]*1000000000000" office:value-type="float" office:value="2.54022E+016" calcext:value-type="float">
            <text:p>2.54E+16</text:p>
          </table:table-cell>
          <table:table-cell office:value-type="float" office:value="0.9" calcext:value-type="float">
            <text:p>0.9</text:p>
          </table:table-cell>
          <table:table-cell office:value-type="float" office:value="0.0353" calcext:value-type="float">
            <text:p>0.0353</text:p>
          </table:table-cell>
          <table:table-cell office:value-type="float" office:value="-0.811246" calcext:value-type="float">
            <text:p>-0.811246</text:p>
          </table:table-cell>
          <table:table-cell office:value-type="float" office:value="0.06354" calcext:value-type="float">
            <text:p>0.06354</text:p>
          </table:table-cell>
          <table:table-cell table:style-name="ce2" table:formula="of:=1-13.8*13.8*1E+030/([.B38]*[.B38]+1/9.3/9.3*1E+030)" office:value-type="float" office:value="0.704873825078267" calcext:value-type="float">
            <text:p>0.7048738251</text:p>
          </table:table-cell>
          <table:table-cell table:formula="of:=13.8*13.8/9.3*1E+045/[.B38]/([.B38]*[.B38]+1/9.3/9.3*1E+030)" office:value-type="float" office:value="0.00124926176880003" calcext:value-type="float">
            <text:p>0.0012492618</text:p>
          </table:table-cell>
          <table:table-cell table:number-columns-repeated="1016"/>
        </table:table-row>
        <table:table-row table:style-name="ro2">
          <table:table-cell office:value-type="float" office:value="24193.5" calcext:value-type="float">
            <text:p>24193.5</text:p>
          </table:table-cell>
          <table:table-cell table:style-name="ce1" table:formula="of:=[.A39]*1000000000000" office:value-type="float" office:value="2.41935E+016" calcext:value-type="float">
            <text:p>2.42E+1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454" calcext:value-type="float">
            <text:p>0.0454</text:p>
          </table:table-cell>
          <table:table-cell office:value-type="float" office:value="-0.792382" calcext:value-type="float">
            <text:p>-0.792382</text:p>
          </table:table-cell>
          <table:table-cell office:value-type="float" office:value="0.0807212" calcext:value-type="float">
            <text:p>0.0807212</text:p>
          </table:table-cell>
          <table:table-cell table:style-name="ce2" table:formula="of:=1-13.8*13.8*1E+030/([.B39]*[.B39]+1/9.3/9.3*1E+030)" office:value-type="float" office:value="0.674648965284268" calcext:value-type="float">
            <text:p>0.6746489653</text:p>
          </table:table-cell>
          <table:table-cell table:formula="of:=13.8*13.8/9.3*1E+045/[.B39]/([.B39]*[.B39]+1/9.3/9.3*1E+030)" office:value-type="float" office:value="0.00144600749075157" calcext:value-type="float">
            <text:p>0.0014460075</text:p>
          </table:table-cell>
          <table:table-cell table:number-columns-repeated="1016"/>
        </table:table-row>
        <table:table-row table:style-name="ro2">
          <table:table-cell office:value-type="float" office:value="21291.7" calcext:value-type="float">
            <text:p>21291.7</text:p>
          </table:table-cell>
          <table:table-cell table:style-name="ce1" table:formula="of:=[.A40]*1000000000000" office:value-type="float" office:value="2.12917E+016" calcext:value-type="float">
            <text:p>2.13E+16</text:p>
          </table:table-cell>
          <table:table-cell office:value-type="float" office:value="0.889" calcext:value-type="float">
            <text:p>0.889</text:p>
          </table:table-cell>
          <table:table-cell office:value-type="float" office:value="0.0554" calcext:value-type="float">
            <text:p>0.0554</text:p>
          </table:table-cell>
          <table:table-cell office:value-type="float" office:value="-0.79339" calcext:value-type="float">
            <text:p>-0.79339</text:p>
          </table:table-cell>
          <table:table-cell office:value-type="float" office:value="0.0985012" calcext:value-type="float">
            <text:p>0.0985012</text:p>
          </table:table-cell>
          <table:table-cell table:style-name="ce2" table:formula="of:=1-13.8*13.8*1E+030/([.B40]*[.B40]+1/9.3/9.3*1E+030)" office:value-type="float" office:value="0.579925402539156" calcext:value-type="float">
            <text:p>0.5799254025</text:p>
          </table:table-cell>
          <table:table-cell table:formula="of:=13.8*13.8/9.3*1E+045/[.B40]/([.B40]*[.B40]+1/9.3/9.3*1E+030)" office:value-type="float" office:value="0.0021214516245734" calcext:value-type="float">
            <text:p>0.0021214516</text:p>
          </table:table-cell>
          <table:table-cell table:number-columns-repeated="1016"/>
        </table:table-row>
        <table:table-row table:style-name="ro2">
          <table:table-cell office:value-type="float" office:value="21171.5" calcext:value-type="float">
            <text:p>21171.5</text:p>
          </table:table-cell>
          <table:table-cell table:style-name="ce1" table:formula="of:=[.A41]*1000000000000" office:value-type="float" office:value="2.11715E+016" calcext:value-type="float">
            <text:p>2.12E+16</text:p>
          </table:table-cell>
          <table:table-cell office:value-type="float" office:value="0.888" calcext:value-type="float">
            <text:p>0.888</text:p>
          </table:table-cell>
          <table:table-cell office:value-type="float" office:value="0.0558" calcext:value-type="float">
            <text:p>0.0558</text:p>
          </table:table-cell>
          <table:table-cell office:value-type="float" office:value="-0.791658" calcext:value-type="float">
            <text:p>-0.791658</text:p>
          </table:table-cell>
          <table:table-cell office:value-type="float" office:value="0.0991008" calcext:value-type="float">
            <text:p>0.0991008</text:p>
          </table:table-cell>
          <table:table-cell table:style-name="ce2" table:formula="of:=1-13.8*13.8*1E+030/([.B41]*[.B41]+1/9.3/9.3*1E+030)" office:value-type="float" office:value="0.575142085722907" calcext:value-type="float">
            <text:p>0.5751420857</text:p>
          </table:table-cell>
          <table:table-cell table:formula="of:=13.8*13.8/9.3*1E+045/[.B41]/([.B41]*[.B41]+1/9.3/9.3*1E+030)" office:value-type="float" office:value="0.00215778979743814" calcext:value-type="float">
            <text:p>0.0021577898</text:p>
          </table:table-cell>
          <table:table-cell table:number-columns-repeated="1016"/>
        </table:table-row>
        <table:table-row table:style-name="ro2">
          <table:table-cell office:value-type="float" office:value="21052.6" calcext:value-type="float">
            <text:p>21052.6</text:p>
          </table:table-cell>
          <table:table-cell table:style-name="ce1" table:formula="of:=[.A42]*1000000000000" office:value-type="float" office:value="2.10526E+016" calcext:value-type="float">
            <text:p>2.11E+1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576" calcext:value-type="float">
            <text:p>0.0576</text:p>
          </table:table-cell>
          <table:table-cell office:value-type="float" office:value="-0.790087" calcext:value-type="float">
            <text:p>-0.790087</text:p>
          </table:table-cell>
          <table:table-cell office:value-type="float" office:value="0.102182" calcext:value-type="float">
            <text:p>0.102182</text:p>
          </table:table-cell>
          <table:table-cell table:style-name="ce2" table:formula="of:=1-13.8*13.8*1E+030/([.B42]*[.B42]+1/9.3/9.3*1E+030)" office:value-type="float" office:value="0.570329669727202" calcext:value-type="float">
            <text:p>0.5703296697</text:p>
          </table:table-cell>
          <table:table-cell table:formula="of:=13.8*13.8/9.3*1E+045/[.B42]/([.B42]*[.B42]+1/9.3/9.3*1E+030)" office:value-type="float" office:value="0.00219455605398009" calcext:value-type="float">
            <text:p>0.0021945561</text:p>
          </table:table-cell>
          <table:table-cell table:number-columns-repeated="1016"/>
        </table:table-row>
        <table:table-row table:style-name="ro2">
          <table:table-cell office:value-type="float" office:value="20804.4" calcext:value-type="float">
            <text:p>20804.4</text:p>
          </table:table-cell>
          <table:table-cell table:style-name="ce1" table:formula="of:=[.A43]*1000000000000" office:value-type="float" office:value="2.08044E+016" calcext:value-type="float">
            <text:p>2.08E+16</text:p>
          </table:table-cell>
          <table:table-cell office:value-type="float" office:value="0.886" calcext:value-type="float">
            <text:p>0.886</text:p>
          </table:table-cell>
          <table:table-cell office:value-type="float" office:value="0.0613" calcext:value-type="float">
            <text:p>0.0613</text:p>
          </table:table-cell>
          <table:table-cell office:value-type="float" office:value="-0.788754" calcext:value-type="float">
            <text:p>-0.788754</text:p>
          </table:table-cell>
          <table:table-cell office:value-type="float" office:value="0.108624" calcext:value-type="float">
            <text:p>0.108624</text:p>
          </table:table-cell>
          <table:table-cell table:style-name="ce2" table:formula="of:=1-13.8*13.8*1E+030/([.B43]*[.B43]+1/9.3/9.3*1E+030)" office:value-type="float" office:value="0.560016711721686" calcext:value-type="float">
            <text:p>0.5600167117</text:p>
          </table:table-cell>
          <table:table-cell table:formula="of:=13.8*13.8/9.3*1E+045/[.B43]/([.B43]*[.B43]+1/9.3/9.3*1E+030)" office:value-type="float" office:value="0.00227403967418758" calcext:value-type="float">
            <text:p>0.0022740397</text:p>
          </table:table-cell>
          <table:table-cell table:number-columns-repeated="1016"/>
        </table:table-row>
        <table:table-row table:style-name="ro2">
          <table:table-cell office:value-type="float" office:value="20562" calcext:value-type="float">
            <text:p>20562</text:p>
          </table:table-cell>
          <table:table-cell table:style-name="ce1" table:formula="of:=[.A44]*1000000000000" office:value-type="float" office:value="2.0562E+016" calcext:value-type="float">
            <text:p>2.06E+1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648" calcext:value-type="float">
            <text:p>0.0648</text:p>
          </table:table-cell>
          <table:table-cell office:value-type="float" office:value="-0.790968" calcext:value-type="float">
            <text:p>-0.790968</text:p>
          </table:table-cell>
          <table:table-cell office:value-type="float" office:value="0.114955" calcext:value-type="float">
            <text:p>0.114955</text:p>
          </table:table-cell>
          <table:table-cell table:style-name="ce2" table:formula="of:=1-13.8*13.8*1E+030/([.B44]*[.B44]+1/9.3/9.3*1E+030)" office:value-type="float" office:value="0.54958215659459" calcext:value-type="float">
            <text:p>0.5495821566</text:p>
          </table:table-cell>
          <table:table-cell table:formula="of:=13.8*13.8/9.3*1E+045/[.B44]/([.B44]*[.B44]+1/9.3/9.3*1E+030)" office:value-type="float" office:value="0.00235541417044182" calcext:value-type="float">
            <text:p>0.0023554142</text:p>
          </table:table-cell>
          <table:table-cell table:number-columns-repeated="1016"/>
        </table:table-row>
        <table:table-row table:style-name="ro2">
          <table:table-cell office:value-type="float" office:value="20449.9" calcext:value-type="float">
            <text:p>20449.9</text:p>
          </table:table-cell>
          <table:table-cell table:style-name="ce1" table:formula="of:=[.A45]*1000000000000" office:value-type="float" office:value="2.04499E+016" calcext:value-type="float">
            <text:p>2.04E+16</text:p>
          </table:table-cell>
          <table:table-cell office:value-type="float" office:value="0.888" calcext:value-type="float">
            <text:p>0.888</text:p>
          </table:table-cell>
          <table:table-cell office:value-type="float" office:value="0.0654" calcext:value-type="float">
            <text:p>0.0654</text:p>
          </table:table-cell>
          <table:table-cell office:value-type="float" office:value="-0.792821" calcext:value-type="float">
            <text:p>-0.792821</text:p>
          </table:table-cell>
          <table:table-cell office:value-type="float" office:value="0.11615" calcext:value-type="float">
            <text:p>0.11615</text:p>
          </table:table-cell>
          <table:table-cell table:style-name="ce2" table:formula="of:=1-13.8*13.8*1E+030/([.B45]*[.B45]+1/9.3/9.3*1E+030)" office:value-type="float" office:value="0.54463065748788" calcext:value-type="float">
            <text:p>0.5446306575</text:p>
          </table:table-cell>
          <table:table-cell table:formula="of:=13.8*13.8/9.3*1E+045/[.B45]/([.B45]*[.B45]+1/9.3/9.3*1E+030)" office:value-type="float" office:value="0.00239436111821626" calcext:value-type="float">
            <text:p>0.0023943611</text:p>
          </table:table-cell>
          <table:table-cell table:number-columns-repeated="1016"/>
        </table:table-row>
        <table:table-row table:style-name="ro2">
          <table:table-cell office:value-type="float" office:value="20325.2" calcext:value-type="float">
            <text:p>20325.2</text:p>
          </table:table-cell>
          <table:table-cell table:style-name="ce1" table:formula="of:=[.A46]*1000000000000" office:value-type="float" office:value="2.03252E+016" calcext:value-type="float">
            <text:p>2.03E+16</text:p>
          </table:table-cell>
          <table:table-cell office:value-type="float" office:value="0.888" calcext:value-type="float">
            <text:p>0.888</text:p>
          </table:table-cell>
          <table:table-cell office:value-type="float" office:value="0.0633" calcext:value-type="float">
            <text:p>0.0633</text:p>
          </table:table-cell>
          <table:table-cell office:value-type="float" office:value="-0.792551" calcext:value-type="float">
            <text:p>-0.792551</text:p>
          </table:table-cell>
          <table:table-cell office:value-type="float" office:value="0.112421" calcext:value-type="float">
            <text:p>0.112421</text:p>
          </table:table-cell>
          <table:table-cell table:style-name="ce2" table:formula="of:=1-13.8*13.8*1E+030/([.B46]*[.B46]+1/9.3/9.3*1E+030)" office:value-type="float" office:value="0.53902607240215" calcext:value-type="float">
            <text:p>0.5390260724</text:p>
          </table:table-cell>
          <table:table-cell table:formula="of:=13.8*13.8/9.3*1E+045/[.B46]/([.B46]*[.B46]+1/9.3/9.3*1E+030)" office:value-type="float" office:value="0.00243870116845178" calcext:value-type="float">
            <text:p>0.0024387012</text:p>
          </table:table-cell>
          <table:table-cell table:number-columns-repeated="1016"/>
        </table:table-row>
        <table:table-row table:style-name="ro2">
          <table:table-cell office:value-type="float" office:value="20202" calcext:value-type="float">
            <text:p>20202</text:p>
          </table:table-cell>
          <table:table-cell table:style-name="ce1" table:formula="of:=[.A47]*1000000000000" office:value-type="float" office:value="2.0202E+016" calcext:value-type="float">
            <text:p>2.02E+16</text:p>
          </table:table-cell>
          <table:table-cell office:value-type="float" office:value="0.885" calcext:value-type="float">
            <text:p>0.885</text:p>
          </table:table-cell>
          <table:table-cell office:value-type="float" office:value="0.0637" calcext:value-type="float">
            <text:p>0.0637</text:p>
          </table:table-cell>
          <table:table-cell office:value-type="float" office:value="-0.787283" calcext:value-type="float">
            <text:p>-0.787283</text:p>
          </table:table-cell>
          <table:table-cell office:value-type="float" office:value="0.112749" calcext:value-type="float">
            <text:p>0.112749</text:p>
          </table:table-cell>
          <table:table-cell table:style-name="ce2" table:formula="of:=1-13.8*13.8*1E+030/([.B47]*[.B47]+1/9.3/9.3*1E+030)" office:value-type="float" office:value="0.53338667586617" calcext:value-type="float">
            <text:p>0.5333866759</text:p>
          </table:table-cell>
          <table:table-cell table:formula="of:=13.8*13.8/9.3*1E+045/[.B47]/([.B47]*[.B47]+1/9.3/9.3*1E+030)" office:value-type="float" office:value="0.00248358953139863" calcext:value-type="float">
            <text:p>0.0024835895</text:p>
          </table:table-cell>
          <table:table-cell table:number-columns-repeated="1016"/>
        </table:table-row>
        <table:table-row table:style-name="ro2">
          <table:table-cell office:value-type="float" office:value="20080.3" calcext:value-type="float">
            <text:p>20080.3</text:p>
          </table:table-cell>
          <table:table-cell table:style-name="ce1" table:formula="of:=[.A48]*1000000000000" office:value-type="float" office:value="2.00803E+016" calcext:value-type="float">
            <text:p>2.01E+16</text:p>
          </table:table-cell>
          <table:table-cell office:value-type="float" office:value="0.884" calcext:value-type="float">
            <text:p>0.884</text:p>
          </table:table-cell>
          <table:table-cell office:value-type="float" office:value="0.0653" calcext:value-type="float">
            <text:p>0.0653</text:p>
          </table:table-cell>
          <table:table-cell office:value-type="float" office:value="-0.78572" calcext:value-type="float">
            <text:p>-0.78572</text:p>
          </table:table-cell>
          <table:table-cell office:value-type="float" office:value="0.11545" calcext:value-type="float">
            <text:p>0.11545</text:p>
          </table:table-cell>
          <table:table-cell table:style-name="ce2" table:formula="of:=1-13.8*13.8*1E+030/([.B48]*[.B48]+1/9.3/9.3*1E+030)" office:value-type="float" office:value="0.527713723630869" calcext:value-type="float">
            <text:p>0.5277137236</text:p>
          </table:table-cell>
          <table:table-cell table:formula="of:=13.8*13.8/9.3*1E+045/[.B48]/([.B48]*[.B48]+1/9.3/9.3*1E+030)" office:value-type="float" office:value="0.00252901951551152" calcext:value-type="float">
            <text:p>0.0025290195</text:p>
          </table:table-cell>
          <table:table-cell table:number-columns-repeated="1016"/>
        </table:table-row>
        <table:table-row table:style-name="ro2">
          <table:table-cell office:value-type="float" office:value="19841.3" calcext:value-type="float">
            <text:p>19841.3</text:p>
          </table:table-cell>
          <table:table-cell table:style-name="ce1" table:formula="of:=[.A49]*1000000000000" office:value-type="float" office:value="1.98413E+016" calcext:value-type="float">
            <text:p>1.98E+16</text:p>
          </table:table-cell>
          <table:table-cell office:value-type="float" office:value="0.881" calcext:value-type="float">
            <text:p>0.881</text:p>
          </table:table-cell>
          <table:table-cell office:value-type="float" office:value="0.0682" calcext:value-type="float">
            <text:p>0.0682</text:p>
          </table:table-cell>
          <table:table-cell office:value-type="float" office:value="-0.780812" calcext:value-type="float">
            <text:p>-0.780812</text:p>
          </table:table-cell>
          <table:table-cell office:value-type="float" office:value="0.120168" calcext:value-type="float">
            <text:p>0.120168</text:p>
          </table:table-cell>
          <table:table-cell table:style-name="ce2" table:formula="of:=1-13.8*13.8*1E+030/([.B49]*[.B49]+1/9.3/9.3*1E+030)" office:value-type="float" office:value="0.516267607081055" calcext:value-type="float">
            <text:p>0.5162676071</text:p>
          </table:table-cell>
          <table:table-cell table:formula="of:=13.8*13.8/9.3*1E+045/[.B49]/([.B49]*[.B49]+1/9.3/9.3*1E+030)" office:value-type="float" office:value="0.00262151349950538" calcext:value-type="float">
            <text:p>0.0026215135</text:p>
          </table:table-cell>
          <table:table-cell table:number-columns-repeated="1016"/>
        </table:table-row>
        <table:table-row table:style-name="ro2">
          <table:table-cell office:value-type="float" office:value="19354.8" calcext:value-type="float">
            <text:p>19354.8</text:p>
          </table:table-cell>
          <table:table-cell table:style-name="ce1" table:formula="of:=[.A50]*1000000000000" office:value-type="float" office:value="1.93548E+016" calcext:value-type="float">
            <text:p>1.94E+16</text:p>
          </table:table-cell>
          <table:table-cell office:value-type="float" office:value="0.878" calcext:value-type="float">
            <text:p>0.878</text:p>
          </table:table-cell>
          <table:table-cell office:value-type="float" office:value="0.0752" calcext:value-type="float">
            <text:p>0.0752</text:p>
          </table:table-cell>
          <table:table-cell office:value-type="float" office:value="-0.776539" calcext:value-type="float">
            <text:p>-0.776539</text:p>
          </table:table-cell>
          <table:table-cell office:value-type="float" office:value="0.132051" calcext:value-type="float">
            <text:p>0.132051</text:p>
          </table:table-cell>
          <table:table-cell table:style-name="ce2" table:formula="of:=1-13.8*13.8*1E+030/([.B50]*[.B50]+1/9.3/9.3*1E+030)" office:value-type="float" office:value="0.491644656560395" calcext:value-type="float">
            <text:p>0.4916446566</text:p>
          </table:table-cell>
          <table:table-cell table:formula="of:=13.8*13.8/9.3*1E+045/[.B50]/([.B50]*[.B50]+1/9.3/9.3*1E+030)" office:value-type="float" office:value="0.00282420200084625" calcext:value-type="float">
            <text:p>0.002824202</text:p>
          </table:table-cell>
          <table:table-cell table:number-columns-repeated="1016"/>
        </table:table-row>
        <table:table-row table:style-name="ro2">
          <table:table-cell office:value-type="float" office:value="18879.8" calcext:value-type="float">
            <text:p>18879.8</text:p>
          </table:table-cell>
          <table:table-cell table:style-name="ce1" table:formula="of:=[.A51]*1000000000000" office:value-type="float" office:value="1.88798E+016" calcext:value-type="float">
            <text:p>1.89E+16</text:p>
          </table:table-cell>
          <table:table-cell office:value-type="float" office:value="0.875" calcext:value-type="float">
            <text:p>0.875</text:p>
          </table:table-cell>
          <table:table-cell office:value-type="float" office:value="0.0818" calcext:value-type="float">
            <text:p>0.0818</text:p>
          </table:table-cell>
          <table:table-cell office:value-type="float" office:value="-0.772316" calcext:value-type="float">
            <text:p>-0.772316</text:p>
          </table:table-cell>
          <table:table-cell office:value-type="float" office:value="0.14315" calcext:value-type="float">
            <text:p>0.14315</text:p>
          </table:table-cell>
          <table:table-cell table:style-name="ce2" table:formula="of:=1-13.8*13.8*1E+030/([.B51]*[.B51]+1/9.3/9.3*1E+030)" office:value-type="float" office:value="0.465744124363777" calcext:value-type="float">
            <text:p>0.4657441244</text:p>
          </table:table-cell>
          <table:table-cell table:formula="of:=13.8*13.8/9.3*1E+045/[.B51]/([.B51]*[.B51]+1/9.3/9.3*1E+030)" office:value-type="float" office:value="0.00304276890369501" calcext:value-type="float">
            <text:p>0.0030427689</text:p>
          </table:table-cell>
          <table:table-cell table:number-columns-repeated="1016"/>
        </table:table-row>
        <table:table-row table:style-name="ro2">
          <table:table-cell office:value-type="float" office:value="18393.6" calcext:value-type="float">
            <text:p>18393.6</text:p>
          </table:table-cell>
          <table:table-cell table:style-name="ce1" table:formula="of:=[.A52]*1000000000000" office:value-type="float" office:value="1.83936E+016" calcext:value-type="float">
            <text:p>1.84E+16</text:p>
          </table:table-cell>
          <table:table-cell office:value-type="float" office:value="0.873" calcext:value-type="float">
            <text:p>0.873</text:p>
          </table:table-cell>
          <table:table-cell office:value-type="float" office:value="0.0871" calcext:value-type="float">
            <text:p>0.0871</text:p>
          </table:table-cell>
          <table:table-cell office:value-type="float" office:value="-0.769715" calcext:value-type="float">
            <text:p>-0.769715</text:p>
          </table:table-cell>
          <table:table-cell office:value-type="float" office:value="0.152077" calcext:value-type="float">
            <text:p>0.152077</text:p>
          </table:table-cell>
          <table:table-cell table:style-name="ce2" table:formula="of:=1-13.8*13.8*1E+030/([.B52]*[.B52]+1/9.3/9.3*1E+030)" office:value-type="float" office:value="0.437127727208853" calcext:value-type="float">
            <text:p>0.4371277272</text:p>
          </table:table-cell>
          <table:table-cell table:formula="of:=13.8*13.8/9.3*1E+045/[.B52]/([.B52]*[.B52]+1/9.3/9.3*1E+030)" office:value-type="float" office:value="0.00329048692480663" calcext:value-type="float">
            <text:p>0.0032904869</text:p>
          </table:table-cell>
          <table:table-cell table:number-columns-repeated="1016"/>
        </table:table-row>
        <table:table-row table:style-name="ro2">
          <table:table-cell office:value-type="float" office:value="17910.4" calcext:value-type="float">
            <text:p>17910.4</text:p>
          </table:table-cell>
          <table:table-cell table:style-name="ce1" table:formula="of:=[.A53]*1000000000000" office:value-type="float" office:value="1.79104E+016" calcext:value-type="float">
            <text:p>1.79E+16</text:p>
          </table:table-cell>
          <table:table-cell office:value-type="float" office:value="0.869" calcext:value-type="float">
            <text:p>0.869</text:p>
          </table:table-cell>
          <table:table-cell office:value-type="float" office:value="0.0927" calcext:value-type="float">
            <text:p>0.0927</text:p>
          </table:table-cell>
          <table:table-cell office:value-type="float" office:value="-0.763754" calcext:value-type="float">
            <text:p>-0.763754</text:p>
          </table:table-cell>
          <table:table-cell office:value-type="float" office:value="0.161113" calcext:value-type="float">
            <text:p>0.161113</text:p>
          </table:table-cell>
          <table:table-cell table:style-name="ce2" table:formula="of:=1-13.8*13.8*1E+030/([.B53]*[.B53]+1/9.3/9.3*1E+030)" office:value-type="float" office:value="0.406347980873855" calcext:value-type="float">
            <text:p>0.4063479809</text:p>
          </table:table-cell>
          <table:table-cell table:formula="of:=13.8*13.8/9.3*1E+045/[.B53]/([.B53]*[.B53]+1/9.3/9.3*1E+030)" office:value-type="float" office:value="0.0035640494039034" calcext:value-type="float">
            <text:p>0.0035640494</text:p>
          </table:table-cell>
          <table:table-cell table:number-columns-repeated="1016"/>
        </table:table-row>
        <table:table-row table:style-name="ro2">
          <table:table-cell office:value-type="float" office:value="17421.6" calcext:value-type="float">
            <text:p>17421.6</text:p>
          </table:table-cell>
          <table:table-cell table:style-name="ce1" table:formula="of:=[.A54]*1000000000000" office:value-type="float" office:value="1.74216E+016" calcext:value-type="float">
            <text:p>1.74E+16</text:p>
          </table:table-cell>
          <table:table-cell office:value-type="float" office:value="0.862" calcext:value-type="float">
            <text:p>0.862</text:p>
          </table:table-cell>
          <table:table-cell office:value-type="float" office:value="0.0997" calcext:value-type="float">
            <text:p>0.0997</text:p>
          </table:table-cell>
          <table:table-cell office:value-type="float" office:value="-0.752984" calcext:value-type="float">
            <text:p>-0.752984</text:p>
          </table:table-cell>
          <table:table-cell office:value-type="float" office:value="0.171883" calcext:value-type="float">
            <text:p>0.171883</text:p>
          </table:table-cell>
          <table:table-cell table:style-name="ce2" table:formula="of:=1-13.8*13.8*1E+030/([.B54]*[.B54]+1/9.3/9.3*1E+030)" office:value-type="float" office:value="0.372569606227819" calcext:value-type="float">
            <text:p>0.3725696062</text:p>
          </table:table-cell>
          <table:table-cell table:formula="of:=13.8*13.8/9.3*1E+045/[.B54]/([.B54]*[.B54]+1/9.3/9.3*1E+030)" office:value-type="float" office:value="0.00387252799621988" calcext:value-type="float">
            <text:p>0.003872528</text:p>
          </table:table-cell>
          <table:table-cell table:number-columns-repeated="1016"/>
        </table:table-row>
        <table:table-row table:style-name="ro2">
          <table:table-cell office:value-type="float" office:value="16939.6" calcext:value-type="float">
            <text:p>16939.6</text:p>
          </table:table-cell>
          <table:table-cell table:style-name="ce1" table:formula="of:=[.A55]*1000000000000" office:value-type="float" office:value="1.69396E+016" calcext:value-type="float">
            <text:p>1.69E+16</text:p>
          </table:table-cell>
          <table:table-cell office:value-type="float" office:value="0.857" calcext:value-type="float">
            <text:p>0.857</text:p>
          </table:table-cell>
          <table:table-cell office:value-type="float" office:value="0.112" calcext:value-type="float">
            <text:p>0.112</text:p>
          </table:table-cell>
          <table:table-cell office:value-type="float" office:value="-0.746993" calcext:value-type="float">
            <text:p>-0.746993</text:p>
          </table:table-cell>
          <table:table-cell office:value-type="float" office:value="0.191968" calcext:value-type="float">
            <text:p>0.191968</text:p>
          </table:table-cell>
          <table:table-cell table:style-name="ce2" table:formula="of:=1-13.8*13.8*1E+030/([.B55]*[.B55]+1/9.3/9.3*1E+030)" office:value-type="float" office:value="0.33635722257861" calcext:value-type="float">
            <text:p>0.3363572226</text:p>
          </table:table-cell>
          <table:table-cell table:formula="of:=13.8*13.8/9.3*1E+045/[.B55]/([.B55]*[.B55]+1/9.3/9.3*1E+030)" office:value-type="float" office:value="0.00421258107820773" calcext:value-type="float">
            <text:p>0.0042125811</text:p>
          </table:table-cell>
          <table:table-cell table:number-columns-repeated="1016"/>
        </table:table-row>
        <table:table-row table:style-name="ro2">
          <table:table-cell office:value-type="float" office:value="16456.4" calcext:value-type="float">
            <text:p>16456.4</text:p>
          </table:table-cell>
          <table:table-cell table:style-name="ce1" table:formula="of:=[.A56]*1000000000000" office:value-type="float" office:value="1.64564E+016" calcext:value-type="float">
            <text:p>1.65E+16</text:p>
          </table:table-cell>
          <table:table-cell office:value-type="float" office:value="0.855" calcext:value-type="float">
            <text:p>0.855</text:p>
          </table:table-cell>
          <table:table-cell office:value-type="float" office:value="0.124" calcext:value-type="float">
            <text:p>0.124</text:p>
          </table:table-cell>
          <table:table-cell office:value-type="float" office:value="-0.746401" calcext:value-type="float">
            <text:p>-0.746401</text:p>
          </table:table-cell>
          <table:table-cell office:value-type="float" office:value="0.21204" calcext:value-type="float">
            <text:p>0.21204</text:p>
          </table:table-cell>
          <table:table-cell table:style-name="ce2" table:formula="of:=1-13.8*13.8*1E+030/([.B56]*[.B56]+1/9.3/9.3*1E+030)" office:value-type="float" office:value="0.296814411592839" calcext:value-type="float">
            <text:p>0.2968144116</text:p>
          </table:table-cell>
          <table:table-cell table:formula="of:=13.8*13.8/9.3*1E+045/[.B56]/([.B56]*[.B56]+1/9.3/9.3*1E+030)" office:value-type="float" office:value="0.00459464728568629" calcext:value-type="float">
            <text:p>0.0045946473</text:p>
          </table:table-cell>
          <table:table-cell table:number-columns-repeated="1016"/>
        </table:table-row>
        <table:table-row table:style-name="ro2">
          <table:table-cell office:value-type="float" office:value="15974.4" calcext:value-type="float">
            <text:p>15974.4</text:p>
          </table:table-cell>
          <table:table-cell table:style-name="ce1" table:formula="of:=[.A57]*1000000000000" office:value-type="float" office:value="1.59744E+016" calcext:value-type="float">
            <text:p>1.60E+16</text:p>
          </table:table-cell>
          <table:table-cell office:value-type="float" office:value="0.856" calcext:value-type="float">
            <text:p>0.856</text:p>
          </table:table-cell>
          <table:table-cell office:value-type="float" office:value="0.136" calcext:value-type="float">
            <text:p>0.136</text:p>
          </table:table-cell>
          <table:table-cell office:value-type="float" office:value="-0.751232" calcext:value-type="float">
            <text:p>-0.751232</text:p>
          </table:table-cell>
          <table:table-cell office:value-type="float" office:value="0.232832" calcext:value-type="float">
            <text:p>0.232832</text:p>
          </table:table-cell>
          <table:table-cell table:style-name="ce2" table:formula="of:=1-13.8*13.8*1E+030/([.B57]*[.B57]+1/9.3/9.3*1E+030)" office:value-type="float" office:value="0.253741336861342" calcext:value-type="float">
            <text:p>0.2537413369</text:p>
          </table:table-cell>
          <table:table-cell table:formula="of:=13.8*13.8/9.3*1E+045/[.B57]/([.B57]*[.B57]+1/9.3/9.3*1E+030)" office:value-type="float" office:value="0.00502321633389403" calcext:value-type="float">
            <text:p>0.0050232163</text:p>
          </table:table-cell>
          <table:table-cell table:number-columns-repeated="1016"/>
        </table:table-row>
        <table:table-row table:style-name="ro2">
          <table:table-cell office:value-type="float" office:value="15487.9" calcext:value-type="float">
            <text:p>15487.9</text:p>
          </table:table-cell>
          <table:table-cell table:style-name="ce1" table:formula="of:=[.A58]*1000000000000" office:value-type="float" office:value="1.54879E+016" calcext:value-type="float">
            <text:p>1.55E+16</text:p>
          </table:table-cell>
          <table:table-cell office:value-type="float" office:value="0.857" calcext:value-type="float">
            <text:p>0.857</text:p>
          </table:table-cell>
          <table:table-cell office:value-type="float" office:value="0.147" calcext:value-type="float">
            <text:p>0.147</text:p>
          </table:table-cell>
          <table:table-cell office:value-type="float" office:value="-0.756058" calcext:value-type="float">
            <text:p>-0.756058</text:p>
          </table:table-cell>
          <table:table-cell office:value-type="float" office:value="0.251958" calcext:value-type="float">
            <text:p>0.251958</text:p>
          </table:table-cell>
          <table:table-cell table:style-name="ce2" table:formula="of:=1-13.8*13.8*1E+030/([.B58]*[.B58]+1/9.3/9.3*1E+030)" office:value-type="float" office:value="0.206124921944526" calcext:value-type="float">
            <text:p>0.2061249219</text:p>
          </table:table-cell>
          <table:table-cell table:formula="of:=13.8*13.8/9.3*1E+045/[.B58]/([.B58]*[.B58]+1/9.3/9.3*1E+030)" office:value-type="float" office:value="0.00551158721446214" calcext:value-type="float">
            <text:p>0.0055115872</text:p>
          </table:table-cell>
          <table:table-cell table:number-columns-repeated="1016"/>
        </table:table-row>
        <table:table-row table:style-name="ro2">
          <table:table-cell office:value-type="float" office:value="15000" calcext:value-type="float">
            <text:p>15000</text:p>
          </table:table-cell>
          <table:table-cell table:style-name="ce1" table:formula="of:=[.A59]*1000000000000" office:value-type="float" office:value="1.5E+016" calcext:value-type="float">
            <text:p>1.50E+16</text:p>
          </table:table-cell>
          <table:table-cell office:value-type="float" office:value="0.859" calcext:value-type="float">
            <text:p>0.859</text:p>
          </table:table-cell>
          <table:table-cell office:value-type="float" office:value="0.156" calcext:value-type="float">
            <text:p>0.156</text:p>
          </table:table-cell>
          <table:table-cell office:value-type="float" office:value="-0.762217" calcext:value-type="float">
            <text:p>-0.762217</text:p>
          </table:table-cell>
          <table:table-cell office:value-type="float" office:value="0.268008" calcext:value-type="float">
            <text:p>0.268008</text:p>
          </table:table-cell>
          <table:table-cell table:style-name="ce2" table:formula="of:=1-13.8*13.8*1E+030/([.B59]*[.B59]+1/9.3/9.3*1E+030)" office:value-type="float" office:value="0.153643491553728" calcext:value-type="float">
            <text:p>0.1536434916</text:p>
          </table:table-cell>
          <table:table-cell table:formula="of:=13.8*13.8/9.3*1E+045/[.B59]/([.B59]*[.B59]+1/9.3/9.3*1E+030)" office:value-type="float" office:value="0.00606707174513456" calcext:value-type="float">
            <text:p>0.0060670717</text:p>
          </table:table-cell>
          <table:table-cell table:number-columns-repeated="1016"/>
        </table:table-row>
        <table:table-row table:style-name="ro2">
          <table:table-cell office:value-type="float" office:value="14520.8" calcext:value-type="float">
            <text:p>14520.8</text:p>
          </table:table-cell>
          <table:table-cell table:style-name="ce1" table:formula="of:=[.A60]*1000000000000" office:value-type="float" office:value="1.45208E+016" calcext:value-type="float">
            <text:p>1.45E+16</text:p>
          </table:table-cell>
          <table:table-cell office:value-type="float" office:value="0.863" calcext:value-type="float">
            <text:p>0.863</text:p>
          </table:table-cell>
          <table:table-cell office:value-type="float" office:value="0.162" calcext:value-type="float">
            <text:p>0.162</text:p>
          </table:table-cell>
          <table:table-cell office:value-type="float" office:value="-0.771013" calcext:value-type="float">
            <text:p>-0.771013</text:p>
          </table:table-cell>
          <table:table-cell office:value-type="float" office:value="0.279612" calcext:value-type="float">
            <text:p>0.279612</text:p>
          </table:table-cell>
          <table:table-cell table:style-name="ce2" table:formula="of:=1-13.8*13.8*1E+030/([.B60]*[.B60]+1/9.3/9.3*1E+030)" office:value-type="float" office:value="0.096863755548796" calcext:value-type="float">
            <text:p>0.0968637555</text:p>
          </table:table-cell>
          <table:table-cell table:formula="of:=13.8*13.8/9.3*1E+045/[.B60]/([.B60]*[.B60]+1/9.3/9.3*1E+030)" office:value-type="float" office:value="0.00668774613895502" calcext:value-type="float">
            <text:p>0.0066877461</text:p>
          </table:table-cell>
          <table:table-cell table:number-columns-repeated="1016"/>
        </table:table-row>
        <table:table-row table:style-name="ro2">
          <table:table-cell office:value-type="float" office:value="14031.8" calcext:value-type="float">
            <text:p>14031.8</text:p>
          </table:table-cell>
          <table:table-cell table:style-name="ce1" table:formula="of:=[.A61]*1000000000000" office:value-type="float" office:value="1.40318E+016" calcext:value-type="float">
            <text:p>1.40E+16</text:p>
          </table:table-cell>
          <table:table-cell office:value-type="float" office:value="0.861" calcext:value-type="float">
            <text:p>0.861</text:p>
          </table:table-cell>
          <table:table-cell office:value-type="float" office:value="0.166" calcext:value-type="float">
            <text:p>0.166</text:p>
          </table:table-cell>
          <table:table-cell office:value-type="float" office:value="-0.768877" calcext:value-type="float">
            <text:p>-0.768877</text:p>
          </table:table-cell>
          <table:table-cell office:value-type="float" office:value="0.285852" calcext:value-type="float">
            <text:p>0.285852</text:p>
          </table:table-cell>
          <table:table-cell table:style-name="ce2" table:formula="of:=1-13.8*13.8*1E+030/([.B61]*[.B61]+1/9.3/9.3*1E+030)" office:value-type="float" office:value="0.0328231370149025" calcext:value-type="float">
            <text:p>0.032823137</text:p>
          </table:table-cell>
          <table:table-cell table:formula="of:=13.8*13.8/9.3*1E+045/[.B61]/([.B61]*[.B61]+1/9.3/9.3*1E+030)" office:value-type="float" office:value="0.00741155889828356" calcext:value-type="float">
            <text:p>0.0074115589</text:p>
          </table:table-cell>
          <table:table-cell table:number-columns-repeated="1016"/>
        </table:table-row>
        <table:table-row table:style-name="ro2">
          <table:table-cell office:value-type="float" office:value="13550.1" calcext:value-type="float">
            <text:p>13550.1</text:p>
          </table:table-cell>
          <table:table-cell table:style-name="ce1" table:formula="of:=[.A62]*1000000000000" office:value-type="float" office:value="1.35501E+016" calcext:value-type="float">
            <text:p>1.36E+16</text:p>
          </table:table-cell>
          <table:table-cell office:value-type="float" office:value="0.856" calcext:value-type="float">
            <text:p>0.856</text:p>
          </table:table-cell>
          <table:table-cell office:value-type="float" office:value="0.171" calcext:value-type="float">
            <text:p>0.171</text:p>
          </table:table-cell>
          <table:table-cell office:value-type="float" office:value="-0.761977" calcext:value-type="float">
            <text:p>-0.761977</text:p>
          </table:table-cell>
          <table:table-cell office:value-type="float" office:value="0.292752" calcext:value-type="float">
            <text:p>0.292752</text:p>
          </table:table-cell>
          <table:table-cell table:style-name="ce2" table:formula="of:=1-13.8*13.8*1E+030/([.B62]*[.B62]+1/9.3/9.3*1E+030)" office:value-type="float" office:value="-0.0371601563620247" calcext:value-type="float">
            <text:p>-0.0371601564</text:p>
          </table:table-cell>
          <table:table-cell table:formula="of:=13.8*13.8/9.3*1E+045/[.B62]/([.B62]*[.B62]+1/9.3/9.3*1E+030)" office:value-type="float" office:value="0.00823038925604108" calcext:value-type="float">
            <text:p>0.0082303893</text:p>
          </table:table-cell>
          <table:table-cell table:number-columns-repeated="1016"/>
        </table:table-row>
        <table:table-row table:style-name="ro2">
          <table:table-cell office:value-type="float" office:value="13066.2" calcext:value-type="float">
            <text:p>13066.2</text:p>
          </table:table-cell>
          <table:table-cell table:style-name="ce1" table:formula="of:=[.A63]*1000000000000" office:value-type="float" office:value="1.30662E+016" calcext:value-type="float">
            <text:p>1.31E+16</text:p>
          </table:table-cell>
          <table:table-cell office:value-type="float" office:value="0.848" calcext:value-type="float">
            <text:p>0.848</text:p>
          </table:table-cell>
          <table:table-cell office:value-type="float" office:value="0.18" calcext:value-type="float">
            <text:p>0.18</text:p>
          </table:table-cell>
          <table:table-cell office:value-type="float" office:value="-0.751504" calcext:value-type="float">
            <text:p>-0.751504</text:p>
          </table:table-cell>
          <table:table-cell office:value-type="float" office:value="0.30528" calcext:value-type="float">
            <text:p>0.30528</text:p>
          </table:table-cell>
          <table:table-cell table:style-name="ce2" table:formula="of:=1-13.8*13.8*1E+030/([.B63]*[.B63]+1/9.3/9.3*1E+030)" office:value-type="float" office:value="-0.115398764520955" calcext:value-type="float">
            <text:p>-0.1153987645</text:p>
          </table:table-cell>
          <table:table-cell table:formula="of:=13.8*13.8/9.3*1E+045/[.B63]/([.B63]*[.B63]+1/9.3/9.3*1E+030)" office:value-type="float" office:value="0.00917905366700024" calcext:value-type="float">
            <text:p>0.0091790537</text:p>
          </table:table-cell>
          <table:table-cell table:number-columns-repeated="1016"/>
        </table:table-row>
        <table:table-row table:style-name="ro2">
          <table:table-cell office:value-type="float" office:value="12583.9" calcext:value-type="float">
            <text:p>12583.9</text:p>
          </table:table-cell>
          <table:table-cell table:style-name="ce1" table:formula="of:=[.A64]*1000000000000" office:value-type="float" office:value="1.25839E+016" calcext:value-type="float">
            <text:p>1.26E+16</text:p>
          </table:table-cell>
          <table:table-cell office:value-type="float" office:value="0.839" calcext:value-type="float">
            <text:p>0.839</text:p>
          </table:table-cell>
          <table:table-cell office:value-type="float" office:value="0.19" calcext:value-type="float">
            <text:p>0.19</text:p>
          </table:table-cell>
          <table:table-cell office:value-type="float" office:value="-0.740021" calcext:value-type="float">
            <text:p>-0.740021</text:p>
          </table:table-cell>
          <table:table-cell office:value-type="float" office:value="0.31882" calcext:value-type="float">
            <text:p>0.31882</text:p>
          </table:table-cell>
          <table:table-cell table:style-name="ce2" table:formula="of:=1-13.8*13.8*1E+030/([.B64]*[.B64]+1/9.3/9.3*1E+030)" office:value-type="float" office:value="-0.202530077513502" calcext:value-type="float">
            <text:p>-0.2025300775</text:p>
          </table:table-cell>
          <table:table-cell table:formula="of:=13.8*13.8/9.3*1E+045/[.B64]/([.B64]*[.B64]+1/9.3/9.3*1E+030)" office:value-type="float" office:value="0.0102753764262315" calcext:value-type="float">
            <text:p>0.0102753764</text:p>
          </table:table-cell>
          <table:table-cell table:number-columns-repeated="1016"/>
        </table:table-row>
        <table:table-row table:style-name="ro2">
          <table:table-cell office:value-type="float" office:value="12096.8" calcext:value-type="float">
            <text:p>12096.8</text:p>
          </table:table-cell>
          <table:table-cell table:style-name="ce1" table:formula="of:=[.A65]*1000000000000" office:value-type="float" office:value="1.20968E+016" calcext:value-type="float">
            <text:p>1.21E+16</text:p>
          </table:table-cell>
          <table:table-cell office:value-type="float" office:value="0.828" calcext:value-type="float">
            <text:p>0.828</text:p>
          </table:table-cell>
          <table:table-cell office:value-type="float" office:value="0.204" calcext:value-type="float">
            <text:p>0.204</text:p>
          </table:table-cell>
          <table:table-cell office:value-type="float" office:value="-0.7272" calcext:value-type="float">
            <text:p>-0.7272</text:p>
          </table:table-cell>
          <table:table-cell office:value-type="float" office:value="0.337824" calcext:value-type="float">
            <text:p>0.337824</text:p>
          </table:table-cell>
          <table:table-cell table:style-name="ce2" table:formula="of:=1-13.8*13.8*1E+030/([.B65]*[.B65]+1/9.3/9.3*1E+030)" office:value-type="float" office:value="-0.301316267660558" calcext:value-type="float">
            <text:p>-0.3013162677</text:p>
          </table:table-cell>
          <table:table-cell table:formula="of:=13.8*13.8/9.3*1E+045/[.B65]/([.B65]*[.B65]+1/9.3/9.3*1E+030)" office:value-type="float" office:value="0.0115672310357787" calcext:value-type="float">
            <text:p>0.011567231</text:p>
          </table:table-cell>
          <table:table-cell table:number-columns-repeated="1016"/>
        </table:table-row>
        <table:table-row table:style-name="ro2">
          <table:table-cell office:value-type="float" office:value="11857.7" calcext:value-type="float">
            <text:p>11857.7</text:p>
          </table:table-cell>
          <table:table-cell table:style-name="ce1" table:formula="of:=[.A66]*1000000000000" office:value-type="float" office:value="1.18577E+016" calcext:value-type="float">
            <text:p>1.19E+16</text:p>
          </table:table-cell>
          <table:table-cell office:value-type="float" office:value="0.821" calcext:value-type="float">
            <text:p>0.821</text:p>
          </table:table-cell>
          <table:table-cell office:value-type="float" office:value="0.213" calcext:value-type="float">
            <text:p>0.213</text:p>
          </table:table-cell>
          <table:table-cell office:value-type="float" office:value="-0.71941" calcext:value-type="float">
            <text:p>-0.71941</text:p>
          </table:table-cell>
          <table:table-cell office:value-type="float" office:value="0.349746" calcext:value-type="float">
            <text:p>0.349746</text:p>
          </table:table-cell>
          <table:table-cell table:style-name="ce2" table:formula="of:=1-13.8*13.8*1E+030/([.B66]*[.B66]+1/9.3/9.3*1E+030)" office:value-type="float" office:value="-0.354320789072503" calcext:value-type="float">
            <text:p>-0.3543207891</text:p>
          </table:table-cell>
          <table:table-cell table:formula="of:=13.8*13.8/9.3*1E+045/[.B66]/([.B66]*[.B66]+1/9.3/9.3*1E+030)" office:value-type="float" office:value="0.0122811246108536" calcext:value-type="float">
            <text:p>0.0122811246</text:p>
          </table:table-cell>
          <table:table-cell table:number-columns-repeated="1016"/>
        </table:table-row>
        <table:table-row table:style-name="ro2">
          <table:table-cell office:value-type="float" office:value="11614.4" calcext:value-type="float">
            <text:p>11614.4</text:p>
          </table:table-cell>
          <table:table-cell table:style-name="ce1" table:formula="of:=[.A67]*1000000000000" office:value-type="float" office:value="1.16144E+016" calcext:value-type="float">
            <text:p>1.16E+16</text:p>
          </table:table-cell>
          <table:table-cell office:value-type="float" office:value="0.814" calcext:value-type="float">
            <text:p>0.814</text:p>
          </table:table-cell>
          <table:table-cell office:value-type="float" office:value="0.225" calcext:value-type="float">
            <text:p>0.225</text:p>
          </table:table-cell>
          <table:table-cell office:value-type="float" office:value="-0.713221" calcext:value-type="float">
            <text:p>-0.713221</text:p>
          </table:table-cell>
          <table:table-cell office:value-type="float" office:value="0.3663" calcext:value-type="float">
            <text:p>0.3663</text:p>
          </table:table-cell>
          <table:table-cell table:style-name="ce2" table:formula="of:=1-13.8*13.8*1E+030/([.B67]*[.B67]+1/9.3/9.3*1E+030)" office:value-type="float" office:value="-0.411651169024133" calcext:value-type="float">
            <text:p>-0.411651169</text:p>
          </table:table-cell>
          <table:table-cell table:formula="of:=13.8*13.8/9.3*1E+045/[.B67]/([.B67]*[.B67]+1/9.3/9.3*1E+030)" office:value-type="float" office:value="0.0130691596881599" calcext:value-type="float">
            <text:p>0.0130691597</text:p>
          </table:table-cell>
          <table:table-cell table:number-columns-repeated="1016"/>
        </table:table-row>
        <table:table-row table:style-name="ro2">
          <table:table-cell office:value-type="float" office:value="11372.3" calcext:value-type="float">
            <text:p>11372.3</text:p>
          </table:table-cell>
          <table:table-cell table:style-name="ce1" table:formula="of:=[.A68]*1000000000000" office:value-type="float" office:value="1.13723E+016" calcext:value-type="float">
            <text:p>1.14E+16</text:p>
          </table:table-cell>
          <table:table-cell office:value-type="float" office:value="0.809" calcext:value-type="float">
            <text:p>0.809</text:p>
          </table:table-cell>
          <table:table-cell office:value-type="float" office:value="0.238" calcext:value-type="float">
            <text:p>0.238</text:p>
          </table:table-cell>
          <table:table-cell office:value-type="float" office:value="-0.711125" calcext:value-type="float">
            <text:p>-0.711125</text:p>
          </table:table-cell>
          <table:table-cell office:value-type="float" office:value="0.385084" calcext:value-type="float">
            <text:p>0.385084</text:p>
          </table:table-cell>
          <table:table-cell table:style-name="ce2" table:formula="of:=1-13.8*13.8*1E+030/([.B68]*[.B68]+1/9.3/9.3*1E+030)" office:value-type="float" office:value="-0.472389572141825" calcext:value-type="float">
            <text:p>-0.4723895721</text:p>
          </table:table-cell>
          <table:table-cell table:formula="of:=13.8*13.8/9.3*1E+045/[.B68]/([.B68]*[.B68]+1/9.3/9.3*1E+030)" office:value-type="float" office:value="0.0139216745398986" calcext:value-type="float">
            <text:p>0.0139216745</text:p>
          </table:table-cell>
          <table:table-cell table:number-columns-repeated="1016"/>
        </table:table-row>
        <table:table-row table:style-name="ro2">
          <table:table-cell office:value-type="float" office:value="11131.7" calcext:value-type="float">
            <text:p>11131.7</text:p>
          </table:table-cell>
          <table:table-cell table:style-name="ce1" table:formula="of:=[.A69]*1000000000000" office:value-type="float" office:value="1.11317E+016" calcext:value-type="float">
            <text:p>1.11E+16</text:p>
          </table:table-cell>
          <table:table-cell office:value-type="float" office:value="0.805" calcext:value-type="float">
            <text:p>0.805</text:p>
          </table:table-cell>
          <table:table-cell office:value-type="float" office:value="0.254" calcext:value-type="float">
            <text:p>0.254</text:p>
          </table:table-cell>
          <table:table-cell office:value-type="float" office:value="-0.712541" calcext:value-type="float">
            <text:p>-0.712541</text:p>
          </table:table-cell>
          <table:table-cell office:value-type="float" office:value="0.40894" calcext:value-type="float">
            <text:p>0.40894</text:p>
          </table:table-cell>
          <table:table-cell table:style-name="ce2" table:formula="of:=1-13.8*13.8*1E+030/([.B69]*[.B69]+1/9.3/9.3*1E+030)" office:value-type="float" office:value="-0.536719722653303" calcext:value-type="float">
            <text:p>-0.5367197227</text:p>
          </table:table-cell>
          <table:table-cell table:formula="of:=13.8*13.8/9.3*1E+045/[.B69]/([.B69]*[.B69]+1/9.3/9.3*1E+030)" office:value-type="float" office:value="0.0148439753007352" calcext:value-type="float">
            <text:p>0.0148439753</text:p>
          </table:table-cell>
          <table:table-cell table:number-columns-repeated="1016"/>
        </table:table-row>
        <table:table-row table:style-name="ro2">
          <table:table-cell office:value-type="float" office:value="10889.3" calcext:value-type="float">
            <text:p>10889.3</text:p>
          </table:table-cell>
          <table:table-cell table:style-name="ce1" table:formula="of:=[.A70]*1000000000000" office:value-type="float" office:value="1.08893E+016" calcext:value-type="float">
            <text:p>1.09E+16</text:p>
          </table:table-cell>
          <table:table-cell office:value-type="float" office:value="0.805" calcext:value-type="float">
            <text:p>0.805</text:p>
          </table:table-cell>
          <table:table-cell office:value-type="float" office:value="0.27" calcext:value-type="float">
            <text:p>0.27</text:p>
          </table:table-cell>
          <table:table-cell office:value-type="float" office:value="-0.720925" calcext:value-type="float">
            <text:p>-0.720925</text:p>
          </table:table-cell>
          <table:table-cell office:value-type="float" office:value="0.4347" calcext:value-type="float">
            <text:p>0.4347</text:p>
          </table:table-cell>
          <table:table-cell table:style-name="ce2" table:formula="of:=1-13.8*13.8*1E+030/([.B70]*[.B70]+1/9.3/9.3*1E+030)" office:value-type="float" office:value="-0.605890403026104" calcext:value-type="float">
            <text:p>-0.605890403</text:p>
          </table:table-cell>
          <table:table-cell table:formula="of:=13.8*13.8/9.3*1E+045/[.B70]/([.B70]*[.B70]+1/9.3/9.3*1E+030)" office:value-type="float" office:value="0.0158574368804388" calcext:value-type="float">
            <text:p>0.0158574369</text:p>
          </table:table-cell>
          <table:table-cell table:number-columns-repeated="1016"/>
        </table:table-row>
        <table:table-row table:style-name="ro2">
          <table:table-cell office:value-type="float" office:value="10645.8" calcext:value-type="float">
            <text:p>10645.8</text:p>
          </table:table-cell>
          <table:table-cell table:style-name="ce1" table:formula="of:=[.A71]*1000000000000" office:value-type="float" office:value="1.06458E+016" calcext:value-type="float">
            <text:p>1.06E+16</text:p>
          </table:table-cell>
          <table:table-cell office:value-type="float" office:value="0.807" calcext:value-type="float">
            <text:p>0.807</text:p>
          </table:table-cell>
          <table:table-cell office:value-type="float" office:value="0.282" calcext:value-type="float">
            <text:p>0.282</text:p>
          </table:table-cell>
          <table:table-cell office:value-type="float" office:value="-0.730773" calcext:value-type="float">
            <text:p>-0.730773</text:p>
          </table:table-cell>
          <table:table-cell office:value-type="float" office:value="0.455148" calcext:value-type="float">
            <text:p>0.455148</text:p>
          </table:table-cell>
          <table:table-cell table:style-name="ce2" table:formula="of:=1-13.8*13.8*1E+030/([.B71]*[.B71]+1/9.3/9.3*1E+030)" office:value-type="float" office:value="-0.680185619343643" calcext:value-type="float">
            <text:p>-0.6801856193</text:p>
          </table:table-cell>
          <table:table-cell table:formula="of:=13.8*13.8/9.3*1E+045/[.B71]/([.B71]*[.B71]+1/9.3/9.3*1E+030)" office:value-type="float" office:value="0.0169705536793413" calcext:value-type="float">
            <text:p>0.0169705537</text:p>
          </table:table-cell>
          <table:table-cell table:number-columns-repeated="1016"/>
        </table:table-row>
        <table:table-row table:style-name="ro2">
          <table:table-cell office:value-type="float" office:value="10405.8" calcext:value-type="float">
            <text:p>10405.8</text:p>
          </table:table-cell>
          <table:table-cell table:style-name="ce1" table:formula="of:=[.A72]*1000000000000" office:value-type="float" office:value="1.04058E+016" calcext:value-type="float">
            <text:p>1.04E+16</text:p>
          </table:table-cell>
          <table:table-cell office:value-type="float" office:value="0.807" calcext:value-type="float">
            <text:p>0.807</text:p>
          </table:table-cell>
          <table:table-cell office:value-type="float" office:value="0.292" calcext:value-type="float">
            <text:p>0.292</text:p>
          </table:table-cell>
          <table:table-cell office:value-type="float" office:value="-0.736513" calcext:value-type="float">
            <text:p>-0.736513</text:p>
          </table:table-cell>
          <table:table-cell office:value-type="float" office:value="0.471288" calcext:value-type="float">
            <text:p>0.471288</text:p>
          </table:table-cell>
          <table:table-cell table:style-name="ce2" table:formula="of:=1-13.8*13.8*1E+030/([.B72]*[.B72]+1/9.3/9.3*1E+030)" office:value-type="float" office:value="-0.758574830607573" calcext:value-type="float">
            <text:p>-0.7585748306</text:p>
          </table:table-cell>
          <table:table-cell table:formula="of:=13.8*13.8/9.3*1E+045/[.B72]/([.B72]*[.B72]+1/9.3/9.3*1E+030)" office:value-type="float" office:value="0.0181719875268856" calcext:value-type="float">
            <text:p>0.0181719875</text:p>
          </table:table-cell>
          <table:table-cell table:number-columns-repeated="1016"/>
        </table:table-row>
        <table:table-row table:style-name="ro2">
          <table:table-cell office:value-type="float" office:value="10162.6" calcext:value-type="float">
            <text:p>10162.6</text:p>
          </table:table-cell>
          <table:table-cell table:style-name="ce1" table:formula="of:=[.A73]*1000000000000" office:value-type="float" office:value="1.01626E+016" calcext:value-type="float">
            <text:p>1.02E+16</text:p>
          </table:table-cell>
          <table:table-cell office:value-type="float" office:value="0.804" calcext:value-type="float">
            <text:p>0.804</text:p>
          </table:table-cell>
          <table:table-cell office:value-type="float" office:value="0.303" calcext:value-type="float">
            <text:p>0.303</text:p>
          </table:table-cell>
          <table:table-cell office:value-type="float" office:value="-0.738225" calcext:value-type="float">
            <text:p>-0.738225</text:p>
          </table:table-cell>
          <table:table-cell office:value-type="float" office:value="0.487224" calcext:value-type="float">
            <text:p>0.487224</text:p>
          </table:table-cell>
          <table:table-cell table:style-name="ce2" table:formula="of:=1-13.8*13.8*1E+030/([.B73]*[.B73]+1/9.3/9.3*1E+030)" office:value-type="float" office:value="-0.843740909506297" calcext:value-type="float">
            <text:p>-0.8437409095</text:p>
          </table:table-cell>
          <table:table-cell table:formula="of:=13.8*13.8/9.3*1E+045/[.B73]/([.B73]*[.B73]+1/9.3/9.3*1E+030)" office:value-type="float" office:value="0.0195079714541163" calcext:value-type="float">
            <text:p>0.0195079715</text:p>
          </table:table-cell>
          <table:table-cell table:number-columns-repeated="1016"/>
        </table:table-row>
        <table:table-row table:style-name="ro2">
          <table:table-cell office:value-type="float" office:value="9920.63" calcext:value-type="float">
            <text:p>9920.63</text:p>
          </table:table-cell>
          <table:table-cell table:style-name="ce1" table:formula="of:=[.A74]*1000000000000" office:value-type="float" office:value="9.92063E+015" calcext:value-type="float">
            <text:p>9.92E+15</text:p>
          </table:table-cell>
          <table:table-cell office:value-type="float" office:value="0.799" calcext:value-type="float">
            <text:p>0.799</text:p>
          </table:table-cell>
          <table:table-cell office:value-type="float" office:value="0.317" calcext:value-type="float">
            <text:p>0.317</text:p>
          </table:table-cell>
          <table:table-cell office:value-type="float" office:value="-0.73889" calcext:value-type="float">
            <text:p>-0.73889</text:p>
          </table:table-cell>
          <table:table-cell office:value-type="float" office:value="0.506566" calcext:value-type="float">
            <text:p>0.506566</text:p>
          </table:table-cell>
          <table:table-cell table:style-name="ce2" table:formula="of:=1-13.8*13.8*1E+030/([.B74]*[.B74]+1/9.3/9.3*1E+030)" office:value-type="float" office:value="-0.934766909062111" calcext:value-type="float">
            <text:p>-0.9347669091</text:p>
          </table:table-cell>
          <table:table-cell table:formula="of:=13.8*13.8/9.3*1E+045/[.B74]/([.B74]*[.B74]+1/9.3/9.3*1E+030)" office:value-type="float" office:value="0.0209703872221143" calcext:value-type="float">
            <text:p>0.0209703872</text:p>
          </table:table-cell>
          <table:table-cell table:number-columns-repeated="1016"/>
        </table:table-row>
        <table:table-row table:style-name="ro2">
          <table:table-cell office:value-type="float" office:value="9680.54" calcext:value-type="float">
            <text:p>9680.54</text:p>
          </table:table-cell>
          <table:table-cell table:style-name="ce1" table:formula="of:=[.A75]*1000000000000" office:value-type="float" office:value="9.68054E+015" calcext:value-type="float">
            <text:p>9.68E+15</text:p>
          </table:table-cell>
          <table:table-cell office:value-type="float" office:value="0.795" calcext:value-type="float">
            <text:p>0.795</text:p>
          </table:table-cell>
          <table:table-cell office:value-type="float" office:value="0.334" calcext:value-type="float">
            <text:p>0.334</text:p>
          </table:table-cell>
          <table:table-cell office:value-type="float" office:value="-0.743581" calcext:value-type="float">
            <text:p>-0.743581</text:p>
          </table:table-cell>
          <table:table-cell office:value-type="float" office:value="0.53106" calcext:value-type="float">
            <text:p>0.53106</text:p>
          </table:table-cell>
          <table:table-cell table:style-name="ce2" table:formula="of:=1-13.8*13.8*1E+030/([.B75]*[.B75]+1/9.3/9.3*1E+030)" office:value-type="float" office:value="-1.03191448568937" calcext:value-type="float">
            <text:p>-1.0319144857</text:p>
          </table:table-cell>
          <table:table-cell table:formula="of:=13.8*13.8/9.3*1E+045/[.B75]/([.B75]*[.B75]+1/9.3/9.3*1E+030)" office:value-type="float" office:value="0.0225695496913136" calcext:value-type="float">
            <text:p>0.0225695497</text:p>
          </table:table-cell>
          <table:table-cell table:number-columns-repeated="1016"/>
        </table:table-row>
        <table:table-row table:style-name="ro2">
          <table:table-cell office:value-type="float" office:value="9436.93" calcext:value-type="float">
            <text:p>9436.93</text:p>
          </table:table-cell>
          <table:table-cell table:style-name="ce1" table:formula="of:=[.A76]*1000000000000" office:value-type="float" office:value="9.43693E+015" calcext:value-type="float">
            <text:p>9.44E+15</text:p>
          </table:table-cell>
          <table:table-cell office:value-type="float" office:value="0.793" calcext:value-type="float">
            <text:p>0.793</text:p>
          </table:table-cell>
          <table:table-cell office:value-type="float" office:value="0.353" calcext:value-type="float">
            <text:p>0.353</text:p>
          </table:table-cell>
          <table:table-cell office:value-type="float" office:value="-0.753458" calcext:value-type="float">
            <text:p>-0.753458</text:p>
          </table:table-cell>
          <table:table-cell office:value-type="float" office:value="0.559858" calcext:value-type="float">
            <text:p>0.559858</text:p>
          </table:table-cell>
          <table:table-cell table:style-name="ce2" table:formula="of:=1-13.8*13.8*1E+030/([.B76]*[.B76]+1/9.3/9.3*1E+030)" office:value-type="float" office:value="-1.138160612751" calcext:value-type="float">
            <text:p>-1.1381606128</text:p>
          </table:table-cell>
          <table:table-cell table:formula="of:=13.8*13.8/9.3*1E+045/[.B76]/([.B76]*[.B76]+1/9.3/9.3*1E+030)" office:value-type="float" office:value="0.0243627687507016" calcext:value-type="float">
            <text:p>0.0243627688</text:p>
          </table:table-cell>
          <table:table-cell table:number-columns-repeated="1016"/>
        </table:table-row>
        <table:table-row table:style-name="ro2">
          <table:table-cell office:value-type="float" office:value="9193.99" calcext:value-type="float">
            <text:p>9193.99</text:p>
          </table:table-cell>
          <table:table-cell table:style-name="ce1" table:formula="of:=[.A77]*1000000000000" office:value-type="float" office:value="9.19399E+015" calcext:value-type="float">
            <text:p>9.19E+15</text:p>
          </table:table-cell>
          <table:table-cell office:value-type="float" office:value="0.791" calcext:value-type="float">
            <text:p>0.791</text:p>
          </table:table-cell>
          <table:table-cell office:value-type="float" office:value="0.371" calcext:value-type="float">
            <text:p>0.371</text:p>
          </table:table-cell>
          <table:table-cell office:value-type="float" office:value="-0.763322" calcext:value-type="float">
            <text:p>-0.763322</text:p>
          </table:table-cell>
          <table:table-cell office:value-type="float" office:value="0.586922" calcext:value-type="float">
            <text:p>0.586922</text:p>
          </table:table-cell>
          <table:table-cell table:style-name="ce2" table:formula="of:=1-13.8*13.8*1E+030/([.B77]*[.B77]+1/9.3/9.3*1E+030)" office:value-type="float" office:value="-1.25263443919919" calcext:value-type="float">
            <text:p>-1.2526344392</text:p>
          </table:table-cell>
          <table:table-cell table:formula="of:=13.8*13.8/9.3*1E+045/[.B77]/([.B77]*[.B77]+1/9.3/9.3*1E+030)" office:value-type="float" office:value="0.0263453361275288" calcext:value-type="float">
            <text:p>0.0263453361</text:p>
          </table:table-cell>
          <table:table-cell table:number-columns-repeated="1016"/>
        </table:table-row>
        <table:table-row table:style-name="ro2">
          <table:table-cell office:value-type="float" office:value="8952.55" calcext:value-type="float">
            <text:p>8952.55</text:p>
          </table:table-cell>
          <table:table-cell table:style-name="ce1" table:formula="of:=[.A78]*1000000000000" office:value-type="float" office:value="8.95255E+015" calcext:value-type="float">
            <text:p>8.95E+15</text:p>
          </table:table-cell>
          <table:table-cell office:value-type="float" office:value="0.786" calcext:value-type="float">
            <text:p>0.786</text:p>
          </table:table-cell>
          <table:table-cell office:value-type="float" office:value="0.391" calcext:value-type="float">
            <text:p>0.391</text:p>
          </table:table-cell>
          <table:table-cell office:value-type="float" office:value="-0.770677" calcext:value-type="float">
            <text:p>-0.770677</text:p>
          </table:table-cell>
          <table:table-cell office:value-type="float" office:value="0.614652" calcext:value-type="float">
            <text:p>0.614652</text:p>
          </table:table-cell>
          <table:table-cell table:style-name="ce2" table:formula="of:=1-13.8*13.8*1E+030/([.B78]*[.B78]+1/9.3/9.3*1E+030)" office:value-type="float" office:value="-1.37575699321946" calcext:value-type="float">
            <text:p>-1.3757569932</text:p>
          </table:table-cell>
          <table:table-cell table:formula="of:=13.8*13.8/9.3*1E+045/[.B78]/([.B78]*[.B78]+1/9.3/9.3*1E+030)" office:value-type="float" office:value="0.0285346344009688" calcext:value-type="float">
            <text:p>0.0285346344</text:p>
          </table:table-cell>
          <table:table-cell table:number-columns-repeated="1016"/>
        </table:table-row>
        <table:table-row table:style-name="ro2">
          <table:table-cell office:value-type="float" office:value="8710.8" calcext:value-type="float">
            <text:p>8710.8</text:p>
          </table:table-cell>
          <table:table-cell table:style-name="ce1" table:formula="of:=[.A79]*1000000000000" office:value-type="float" office:value="8.7108E+015" calcext:value-type="float">
            <text:p>8.71E+15</text:p>
          </table:table-cell>
          <table:table-cell office:value-type="float" office:value="0.783" calcext:value-type="float">
            <text:p>0.783</text:p>
          </table:table-cell>
          <table:table-cell office:value-type="float" office:value="0.414" calcext:value-type="float">
            <text:p>0.414</text:p>
          </table:table-cell>
          <table:table-cell office:value-type="float" office:value="-0.784485" calcext:value-type="float">
            <text:p>-0.784485</text:p>
          </table:table-cell>
          <table:table-cell office:value-type="float" office:value="0.648324" calcext:value-type="float">
            <text:p>0.648324</text:p>
          </table:table-cell>
          <table:table-cell table:style-name="ce2" table:formula="of:=1-13.8*13.8*1E+030/([.B79]*[.B79]+1/9.3/9.3*1E+030)" office:value-type="float" office:value="-1.50943480182811" calcext:value-type="float">
            <text:p>-1.5094348018</text:p>
          </table:table-cell>
          <table:table-cell table:formula="of:=13.8*13.8/9.3*1E+045/[.B79]/([.B79]*[.B79]+1/9.3/9.3*1E+030)" office:value-type="float" office:value="0.0309766840153949" calcext:value-type="float">
            <text:p>0.030976684</text:p>
          </table:table-cell>
          <table:table-cell table:number-columns-repeated="1016"/>
        </table:table-row>
        <table:table-row table:style-name="ro2">
          <table:table-cell office:value-type="float" office:value="8469.79" calcext:value-type="float">
            <text:p>8469.79</text:p>
          </table:table-cell>
          <table:table-cell table:style-name="ce1" table:formula="of:=[.A80]*1000000000000" office:value-type="float" office:value="8.46979E+015" calcext:value-type="float">
            <text:p>8.47E+15</text:p>
          </table:table-cell>
          <table:table-cell office:value-type="float" office:value="0.779" calcext:value-type="float">
            <text:p>0.779</text:p>
          </table:table-cell>
          <table:table-cell office:value-type="float" office:value="0.439" calcext:value-type="float">
            <text:p>0.439</text:p>
          </table:table-cell>
          <table:table-cell office:value-type="float" office:value="-0.799562" calcext:value-type="float">
            <text:p>-0.799562</text:p>
          </table:table-cell>
          <table:table-cell office:value-type="float" office:value="0.683962" calcext:value-type="float">
            <text:p>0.683962</text:p>
          </table:table-cell>
          <table:table-cell table:style-name="ce2" table:formula="of:=1-13.8*13.8*1E+030/([.B80]*[.B80]+1/9.3/9.3*1E+030)" office:value-type="float" office:value="-1.65425654738906" calcext:value-type="float">
            <text:p>-1.6542565474</text:p>
          </table:table-cell>
          <table:table-cell table:formula="of:=13.8*13.8/9.3*1E+045/[.B80]/([.B80]*[.B80]+1/9.3/9.3*1E+030)" office:value-type="float" office:value="0.0336966949389277" calcext:value-type="float">
            <text:p>0.0336966949</text:p>
          </table:table-cell>
          <table:table-cell table:number-columns-repeated="1016"/>
        </table:table-row>
        <table:table-row table:style-name="ro2">
          <table:table-cell office:value-type="float" office:value="8228.2" calcext:value-type="float">
            <text:p>8228.2</text:p>
          </table:table-cell>
          <table:table-cell table:style-name="ce1" table:formula="of:=[.A81]*1000000000000" office:value-type="float" office:value="8.2282E+015" calcext:value-type="float">
            <text:p>8.23E+15</text:p>
          </table:table-cell>
          <table:table-cell office:value-type="float" office:value="0.788" calcext:value-type="float">
            <text:p>0.788</text:p>
          </table:table-cell>
          <table:table-cell office:value-type="float" office:value="0.473" calcext:value-type="float">
            <text:p>0.473</text:p>
          </table:table-cell>
          <table:table-cell office:value-type="float" office:value="-0.844673" calcext:value-type="float">
            <text:p>-0.844673</text:p>
          </table:table-cell>
          <table:table-cell office:value-type="float" office:value="0.745448" calcext:value-type="float">
            <text:p>0.745448</text:p>
          </table:table-cell>
          <table:table-cell table:style-name="ce2" table:formula="of:=1-13.8*13.8*1E+030/([.B81]*[.B81]+1/9.3/9.3*1E+030)" office:value-type="float" office:value="-1.81238215547701" calcext:value-type="float">
            <text:p>-1.8123821555</text:p>
          </table:table-cell>
          <table:table-cell table:formula="of:=13.8*13.8/9.3*1E+045/[.B81]/([.B81]*[.B81]+1/9.3/9.3*1E+030)" office:value-type="float" office:value="0.0367524711825945" calcext:value-type="float">
            <text:p>0.0367524712</text:p>
          </table:table-cell>
          <table:table-cell table:number-columns-repeated="1016"/>
        </table:table-row>
        <table:table-row table:style-name="ro2">
          <table:table-cell office:value-type="float" office:value="7985.09" calcext:value-type="float">
            <text:p>7985.09</text:p>
          </table:table-cell>
          <table:table-cell table:style-name="ce1" table:formula="of:=[.A82]*1000000000000" office:value-type="float" office:value="7.98509E+015" calcext:value-type="float">
            <text:p>7.99E+15</text:p>
          </table:table-cell>
          <table:table-cell office:value-type="float" office:value="0.781" calcext:value-type="float">
            <text:p>0.781</text:p>
          </table:table-cell>
          <table:table-cell office:value-type="float" office:value="0.515" calcext:value-type="float">
            <text:p>0.515</text:p>
          </table:table-cell>
          <table:table-cell office:value-type="float" office:value="-0.875186" calcext:value-type="float">
            <text:p>-0.875186</text:p>
          </table:table-cell>
          <table:table-cell office:value-type="float" office:value="0.80443" calcext:value-type="float">
            <text:p>0.80443</text:p>
          </table:table-cell>
          <table:table-cell table:style-name="ce2" table:formula="of:=1-13.8*13.8*1E+030/([.B82]*[.B82]+1/9.3/9.3*1E+030)" office:value-type="float" office:value="-1.98620623272065" calcext:value-type="float">
            <text:p>-1.9862062327</text:p>
          </table:table-cell>
          <table:table-cell table:formula="of:=13.8*13.8/9.3*1E+045/[.B82]/([.B82]*[.B82]+1/9.3/9.3*1E+030)" office:value-type="float" office:value="0.040212125896961" calcext:value-type="float">
            <text:p>0.0402121259</text:p>
          </table:table-cell>
          <table:table-cell table:number-columns-repeated="1016"/>
        </table:table-row>
        <table:table-row table:style-name="ro2">
          <table:table-cell office:value-type="float" office:value="7743.93" calcext:value-type="float">
            <text:p>7743.93</text:p>
          </table:table-cell>
          <table:table-cell table:style-name="ce1" table:formula="of:=[.A83]*1000000000000" office:value-type="float" office:value="7.74393E+015" calcext:value-type="float">
            <text:p>7.74E+15</text:p>
          </table:table-cell>
          <table:table-cell office:value-type="float" office:value="0.805" calcext:value-type="float">
            <text:p>0.805</text:p>
          </table:table-cell>
          <table:table-cell office:value-type="float" office:value="0.57" calcext:value-type="float">
            <text:p>0.57</text:p>
          </table:table-cell>
          <table:table-cell office:value-type="float" office:value="-0.972925" calcext:value-type="float">
            <text:p>-0.972925</text:p>
          </table:table-cell>
          <table:table-cell office:value-type="float" office:value="0.9177" calcext:value-type="float">
            <text:p>0.9177</text:p>
          </table:table-cell>
          <table:table-cell table:style-name="ce2" table:formula="of:=1-13.8*13.8*1E+030/([.B83]*[.B83]+1/9.3/9.3*1E+030)" office:value-type="float" office:value="-2.17505761829717" calcext:value-type="float">
            <text:p>-2.1750576183</text:p>
          </table:table-cell>
          <table:table-cell table:formula="of:=13.8*13.8/9.3*1E+045/[.B83]/([.B83]*[.B83]+1/9.3/9.3*1E+030)" office:value-type="float" office:value="0.0440866646493693" calcext:value-type="float">
            <text:p>0.0440866646</text:p>
          </table:table-cell>
          <table:table-cell table:number-columns-repeated="1016"/>
        </table:table-row>
        <table:table-row table:style-name="ro2">
          <table:table-cell office:value-type="float" office:value="7501.88" calcext:value-type="float">
            <text:p>7501.88</text:p>
          </table:table-cell>
          <table:table-cell table:style-name="ce1" table:formula="of:=[.A84]*1000000000000" office:value-type="float" office:value="7.50188E+015" calcext:value-type="float">
            <text:p>7.50E+15</text:p>
          </table:table-cell>
          <table:table-cell office:value-type="float" office:value="0.851" calcext:value-type="float">
            <text:p>0.851</text:p>
          </table:table-cell>
          <table:table-cell office:value-type="float" office:value="0.596" calcext:value-type="float">
            <text:p>0.596</text:p>
          </table:table-cell>
          <table:table-cell office:value-type="float" office:value="-1.07942" calcext:value-type="float">
            <text:p>-1.07942</text:p>
          </table:table-cell>
          <table:table-cell office:value-type="float" office:value="1.01439" calcext:value-type="float">
            <text:p>1.01439</text:p>
          </table:table-cell>
          <table:table-cell table:style-name="ce2" table:formula="of:=1-13.8*13.8*1E+030/([.B84]*[.B84]+1/9.3/9.3*1E+030)" office:value-type="float" office:value="-2.38320826334108" calcext:value-type="float">
            <text:p>-2.3832082633</text:p>
          </table:table-cell>
          <table:table-cell table:formula="of:=13.8*13.8/9.3*1E+045/[.B84]/([.B84]*[.B84]+1/9.3/9.3*1E+030)" office:value-type="float" office:value="0.0484926224850115" calcext:value-type="float">
            <text:p>0.0484926225</text:p>
          </table:table-cell>
          <table:table-cell table:number-columns-repeated="1016"/>
        </table:table-row>
        <table:table-row table:style-name="ro2">
          <table:table-cell office:value-type="float" office:value="7380.07" calcext:value-type="float">
            <text:p>7380.07</text:p>
          </table:table-cell>
          <table:table-cell table:style-name="ce1" table:formula="of:=[.A85]*1000000000000" office:value-type="float" office:value="7.38007E+015" calcext:value-type="float">
            <text:p>7.38E+15</text:p>
          </table:table-cell>
          <table:table-cell office:value-type="float" office:value="0.87" calcext:value-type="float">
            <text:p>0.87</text:p>
          </table:table-cell>
          <table:table-cell office:value-type="float" office:value="0.601" calcext:value-type="float">
            <text:p>0.601</text:p>
          </table:table-cell>
          <table:table-cell office:value-type="float" office:value="-1.1181" calcext:value-type="float">
            <text:p>-1.1181</text:p>
          </table:table-cell>
          <table:table-cell office:value-type="float" office:value="1.04574" calcext:value-type="float">
            <text:p>1.04574</text:p>
          </table:table-cell>
          <table:table-cell table:style-name="ce2" table:formula="of:=1-13.8*13.8*1E+030/([.B85]*[.B85]+1/9.3/9.3*1E+030)" office:value-type="float" office:value="-2.49578751870981" calcext:value-type="float">
            <text:p>-2.4957875187</text:p>
          </table:table-cell>
          <table:table-cell table:formula="of:=13.8*13.8/9.3*1E+045/[.B85]/([.B85]*[.B85]+1/9.3/9.3*1E+030)" office:value-type="float" office:value="0.0509332744871073" calcext:value-type="float">
            <text:p>0.0509332745</text:p>
          </table:table-cell>
          <table:table-cell table:number-columns-repeated="1016"/>
        </table:table-row>
        <table:table-row table:style-name="ro2">
          <table:table-cell office:value-type="float" office:value="7258.65" calcext:value-type="float">
            <text:p>7258.65</text:p>
          </table:table-cell>
          <table:table-cell table:style-name="ce1" table:formula="of:=[.A86]*1000000000000" office:value-type="float" office:value="7.25865E+015" calcext:value-type="float">
            <text:p>7.26E+15</text:p>
          </table:table-cell>
          <table:table-cell office:value-type="float" office:value="0.887" calcext:value-type="float">
            <text:p>0.887</text:p>
          </table:table-cell>
          <table:table-cell office:value-type="float" office:value="0.603" calcext:value-type="float">
            <text:p>0.603</text:p>
          </table:table-cell>
          <table:table-cell office:value-type="float" office:value="-1.15038" calcext:value-type="float">
            <text:p>-1.15038</text:p>
          </table:table-cell>
          <table:table-cell office:value-type="float" office:value="1.06972" calcext:value-type="float">
            <text:p>1.06972</text:p>
          </table:table-cell>
          <table:table-cell table:style-name="ce2" table:formula="of:=1-13.8*13.8*1E+030/([.B86]*[.B86]+1/9.3/9.3*1E+030)" office:value-type="float" office:value="-2.6136922832862" calcext:value-type="float">
            <text:p>-2.6136922833</text:p>
          </table:table-cell>
          <table:table-cell table:formula="of:=13.8*13.8/9.3*1E+045/[.B86]/([.B86]*[.B86]+1/9.3/9.3*1E+030)" office:value-type="float" office:value="0.0535318637376022" calcext:value-type="float">
            <text:p>0.0535318637</text:p>
          </table:table-cell>
          <table:table-cell table:number-columns-repeated="1016"/>
        </table:table-row>
        <table:table-row table:style-name="ro2">
          <table:table-cell office:value-type="float" office:value="7137.76" calcext:value-type="float">
            <text:p>7137.76</text:p>
          </table:table-cell>
          <table:table-cell table:style-name="ce1" table:formula="of:=[.A87]*1000000000000" office:value-type="float" office:value="7.13776E+015" calcext:value-type="float">
            <text:p>7.14E+15</text:p>
          </table:table-cell>
          <table:table-cell office:value-type="float" office:value="0.9" calcext:value-type="float">
            <text:p>0.9</text:p>
          </table:table-cell>
          <table:table-cell office:value-type="float" office:value="0.601" calcext:value-type="float">
            <text:p>0.601</text:p>
          </table:table-cell>
          <table:table-cell office:value-type="float" office:value="-1.1712" calcext:value-type="float">
            <text:p>-1.1712</text:p>
          </table:table-cell>
          <table:table-cell office:value-type="float" office:value="1.0818" calcext:value-type="float">
            <text:p>1.0818</text:p>
          </table:table-cell>
          <table:table-cell table:style-name="ce2" table:formula="of:=1-13.8*13.8*1E+030/([.B87]*[.B87]+1/9.3/9.3*1E+030)" office:value-type="float" office:value="-2.73710881078625" calcext:value-type="float">
            <text:p>-2.7371088108</text:p>
          </table:table-cell>
          <table:table-cell table:formula="of:=13.8*13.8/9.3*1E+045/[.B87]/([.B87]*[.B87]+1/9.3/9.3*1E+030)" office:value-type="float" office:value="0.0562977260476382" calcext:value-type="float">
            <text:p>0.056297726</text:p>
          </table:table-cell>
          <table:table-cell table:number-columns-repeated="1016"/>
        </table:table-row>
        <table:table-row table:style-name="ro2">
          <table:table-cell office:value-type="float" office:value="7017.54" calcext:value-type="float">
            <text:p>7017.54</text:p>
          </table:table-cell>
          <table:table-cell table:style-name="ce1" table:formula="of:=[.A88]*1000000000000" office:value-type="float" office:value="7.01754E+015" calcext:value-type="float">
            <text:p>7.02E+15</text:p>
          </table:table-cell>
          <table:table-cell office:value-type="float" office:value="0.905" calcext:value-type="float">
            <text:p>0.905</text:p>
          </table:table-cell>
          <table:table-cell office:value-type="float" office:value="0.599" calcext:value-type="float">
            <text:p>0.599</text:p>
          </table:table-cell>
          <table:table-cell office:value-type="float" office:value="-1.17783" calcext:value-type="float">
            <text:p>-1.17783</text:p>
          </table:table-cell>
          <table:table-cell office:value-type="float" office:value="1.08419" calcext:value-type="float">
            <text:p>1.08419</text:p>
          </table:table-cell>
          <table:table-cell table:style-name="ce2" table:formula="of:=1-13.8*13.8*1E+030/([.B88]*[.B88]+1/9.3/9.3*1E+030)" office:value-type="float" office:value="-2.86621878628002" calcext:value-type="float">
            <text:p>-2.8662187863</text:p>
          </table:table-cell>
          <table:table-cell table:formula="of:=13.8*13.8/9.3*1E+045/[.B88]/([.B88]*[.B88]+1/9.3/9.3*1E+030)" office:value-type="float" office:value="0.0592404817268782" calcext:value-type="float">
            <text:p>0.0592404817</text:p>
          </table:table-cell>
          <table:table-cell table:number-columns-repeated="1016"/>
        </table:table-row>
        <table:table-row table:style-name="ro2">
          <table:table-cell office:value-type="float" office:value="6775.07" calcext:value-type="float">
            <text:p>6775.07</text:p>
          </table:table-cell>
          <table:table-cell table:style-name="ce1" table:formula="of:=[.A89]*1000000000000" office:value-type="float" office:value="6.77507E+015" calcext:value-type="float">
            <text:p>6.78E+15</text:p>
          </table:table-cell>
          <table:table-cell office:value-type="float" office:value="0.901" calcext:value-type="float">
            <text:p>0.901</text:p>
          </table:table-cell>
          <table:table-cell office:value-type="float" office:value="0.607" calcext:value-type="float">
            <text:p>0.607</text:p>
          </table:table-cell>
          <table:table-cell office:value-type="float" office:value="-1.18025" calcext:value-type="float">
            <text:p>-1.18025</text:p>
          </table:table-cell>
          <table:table-cell office:value-type="float" office:value="1.09381" calcext:value-type="float">
            <text:p>1.09381</text:p>
          </table:table-cell>
          <table:table-cell table:style-name="ce2" table:formula="of:=1-13.8*13.8*1E+030/([.B89]*[.B89]+1/9.3/9.3*1E+030)" office:value-type="float" office:value="-3.14783259257097" calcext:value-type="float">
            <text:p>-3.1478325926</text:p>
          </table:table-cell>
          <table:table-cell table:formula="of:=13.8*13.8/9.3*1E+045/[.B89]/([.B89]*[.B89]+1/9.3/9.3*1E+030)" office:value-type="float" office:value="0.0658300954200509" calcext:value-type="float">
            <text:p>0.0658300954</text:p>
          </table:table-cell>
          <table:table-cell table:number-columns-repeated="1016"/>
        </table:table-row>
        <table:table-row table:style-name="ro2">
          <table:table-cell office:value-type="float" office:value="6533.1" calcext:value-type="float">
            <text:p>6533.1</text:p>
          </table:table-cell>
          <table:table-cell table:style-name="ce1" table:formula="of:=[.A90]*1000000000000" office:value-type="float" office:value="6.5331E+015" calcext:value-type="float">
            <text:p>6.53E+15</text:p>
          </table:table-cell>
          <table:table-cell office:value-type="float" office:value="0.895" calcext:value-type="float">
            <text:p>0.895</text:p>
          </table:table-cell>
          <table:table-cell office:value-type="float" office:value="0.635" calcext:value-type="float">
            <text:p>0.635</text:p>
          </table:table-cell>
          <table:table-cell office:value-type="float" office:value="-1.20425" calcext:value-type="float">
            <text:p>-1.20425</text:p>
          </table:table-cell>
          <table:table-cell office:value-type="float" office:value="1.13665" calcext:value-type="float">
            <text:p>1.13665</text:p>
          </table:table-cell>
          <table:table-cell table:style-name="ce2" table:formula="of:=1-13.8*13.8*1E+030/([.B90]*[.B90]+1/9.3/9.3*1E+030)" office:value-type="float" office:value="-3.46068884719918" calcext:value-type="float">
            <text:p>-3.4606888472</text:p>
          </table:table-cell>
          <table:table-cell table:formula="of:=13.8*13.8/9.3*1E+045/[.B90]/([.B90]*[.B90]+1/9.3/9.3*1E+030)" office:value-type="float" office:value="0.0734175142067974" calcext:value-type="float">
            <text:p>0.0734175142</text:p>
          </table:table-cell>
          <table:table-cell table:number-columns-repeated="1016"/>
        </table:table-row>
        <table:table-row table:style-name="ro2">
          <table:table-cell office:value-type="float" office:value="6382.98" calcext:value-type="float">
            <text:p>6382.98</text:p>
          </table:table-cell>
          <table:table-cell table:style-name="ce1" table:formula="of:=[.A91]*1000000000000" office:value-type="float" office:value="6.38298E+015" calcext:value-type="float">
            <text:p>6.38E+15</text:p>
          </table:table-cell>
          <table:table-cell office:value-type="float" office:value="0.855" calcext:value-type="float">
            <text:p>0.855</text:p>
          </table:table-cell>
          <table:table-cell office:value-type="float" office:value="0.548" calcext:value-type="float">
            <text:p>0.548</text:p>
          </table:table-cell>
          <table:table-cell office:value-type="float" office:value="-1.03133" calcext:value-type="float">
            <text:p>-1.03133</text:p>
          </table:table-cell>
          <table:table-cell office:value-type="float" office:value="0.93708" calcext:value-type="float">
            <text:p>0.93708</text:p>
          </table:table-cell>
          <table:table-cell table:style-name="ce2" table:formula="of:=1-13.8*13.8*1E+030/([.B91]*[.B91]+1/9.3/9.3*1E+030)" office:value-type="float" office:value="-3.67291603385125" calcext:value-type="float">
            <text:p>-3.6729160339</text:p>
          </table:table-cell>
          <table:table-cell table:formula="of:=13.8*13.8/9.3*1E+045/[.B91]/([.B91]*[.B91]+1/9.3/9.3*1E+030)" office:value-type="float" office:value="0.0787193583030848" calcext:value-type="float">
            <text:p>0.0787193583</text:p>
          </table:table-cell>
          <table:table-cell table:number-columns-repeated="1016"/>
        </table:table-row>
        <table:table-row table:style-name="ro2">
          <table:table-cell office:value-type="float" office:value="6291.95" calcext:value-type="float">
            <text:p>6291.95</text:p>
          </table:table-cell>
          <table:table-cell table:style-name="ce1" table:formula="of:=[.A92]*1000000000000" office:value-type="float" office:value="6.29195E+015" calcext:value-type="float">
            <text:p>6.29E+15</text:p>
          </table:table-cell>
          <table:table-cell office:value-type="float" office:value="0.896" calcext:value-type="float">
            <text:p>0.896</text:p>
          </table:table-cell>
          <table:table-cell office:value-type="float" office:value="0.679" calcext:value-type="float">
            <text:p>0.679</text:p>
          </table:table-cell>
          <table:table-cell office:value-type="float" office:value="-1.26386" calcext:value-type="float">
            <text:p>-1.26386</text:p>
          </table:table-cell>
          <table:table-cell office:value-type="float" office:value="1.21677" calcext:value-type="float">
            <text:p>1.21677</text:p>
          </table:table-cell>
          <table:table-cell table:style-name="ce2" table:formula="of:=1-13.8*13.8*1E+030/([.B92]*[.B92]+1/9.3/9.3*1E+030)" office:value-type="float" office:value="-3.80906700550283" calcext:value-type="float">
            <text:p>-3.8090670055</text:p>
          </table:table-cell>
          <table:table-cell table:formula="of:=13.8*13.8/9.3*1E+045/[.B92]/([.B92]*[.B92]+1/9.3/9.3*1E+030)" office:value-type="float" office:value="0.0821850108609136" calcext:value-type="float">
            <text:p>0.0821850109</text:p>
          </table:table-cell>
          <table:table-cell table:number-columns-repeated="1016"/>
        </table:table-row>
        <table:table-row table:style-name="ro2">
          <table:table-cell office:value-type="float" office:value="6250" calcext:value-type="float">
            <text:p>6250</text:p>
          </table:table-cell>
          <table:table-cell table:style-name="ce1" table:formula="of:=[.A93]*1000000000000" office:value-type="float" office:value="6.25E+015" calcext:value-type="float">
            <text:p>6.25E+15</text:p>
          </table:table-cell>
          <table:table-cell office:value-type="float" office:value="0.846" calcext:value-type="float">
            <text:p>0.846</text:p>
          </table:table-cell>
          <table:table-cell office:value-type="float" office:value="0.565" calcext:value-type="float">
            <text:p>0.565</text:p>
          </table:table-cell>
          <table:table-cell office:value-type="float" office:value="-1.03494" calcext:value-type="float">
            <text:p>-1.03494</text:p>
          </table:table-cell>
          <table:table-cell office:value-type="float" office:value="0.95598" calcext:value-type="float">
            <text:p>0.95598</text:p>
          </table:table-cell>
          <table:table-cell table:style-name="ce2" table:formula="of:=1-13.8*13.8*1E+030/([.B93]*[.B93]+1/9.3/9.3*1E+030)" office:value-type="float" office:value="-3.87382140746871" calcext:value-type="float">
            <text:p>-3.8738214075</text:p>
          </table:table-cell>
          <table:table-cell table:formula="of:=13.8*13.8/9.3*1E+045/[.B93]/([.B93]*[.B93]+1/9.3/9.3*1E+030)" office:value-type="float" office:value="0.0838506908811821" calcext:value-type="float">
            <text:p>0.0838506909</text:p>
          </table:table-cell>
          <table:table-cell table:number-columns-repeated="1016"/>
        </table:table-row>
        <table:table-row table:style-name="ro2">
          <table:table-cell office:value-type="float" office:value="6122.45" calcext:value-type="float">
            <text:p>6122.45</text:p>
          </table:table-cell>
          <table:table-cell table:style-name="ce1" table:formula="of:=[.A94]*1000000000000" office:value-type="float" office:value="6.12245E+015" calcext:value-type="float">
            <text:p>6.12E+15</text:p>
          </table:table-cell>
          <table:table-cell office:value-type="float" office:value="0.846" calcext:value-type="float">
            <text:p>0.846</text:p>
          </table:table-cell>
          <table:table-cell office:value-type="float" office:value="0.6" calcext:value-type="float">
            <text:p>0.6</text:p>
          </table:table-cell>
          <table:table-cell office:value-type="float" office:value="-1.07572" calcext:value-type="float">
            <text:p>-1.07572</text:p>
          </table:table-cell>
          <table:table-cell office:value-type="float" office:value="1.0152" calcext:value-type="float">
            <text:p>1.0152</text:p>
          </table:table-cell>
          <table:table-cell table:style-name="ce2" table:formula="of:=1-13.8*13.8*1E+030/([.B94]*[.B94]+1/9.3/9.3*1E+030)" office:value-type="float" office:value="-4.0789477092796" calcext:value-type="float">
            <text:p>-4.0789477093</text:p>
          </table:table-cell>
          <table:table-cell table:formula="of:=13.8*13.8/9.3*1E+045/[.B94]/([.B94]*[.B94]+1/9.3/9.3*1E+030)" office:value-type="float" office:value="0.0892001420346359" calcext:value-type="float">
            <text:p>0.089200142</text:p>
          </table:table-cell>
          <table:table-cell table:number-columns-repeated="1016"/>
        </table:table-row>
        <table:table-row table:style-name="ro2">
          <table:table-cell office:value-type="float" office:value="6000" calcext:value-type="float">
            <text:p>6000</text:p>
          </table:table-cell>
          <table:table-cell table:style-name="ce1" table:formula="of:=[.A95]*1000000000000" office:value-type="float" office:value="6E+015" calcext:value-type="float">
            <text:p>6.00E+15</text:p>
          </table:table-cell>
          <table:table-cell office:value-type="float" office:value="0.85" calcext:value-type="float">
            <text:p>0.85</text:p>
          </table:table-cell>
          <table:table-cell office:value-type="float" office:value="0.645" calcext:value-type="float">
            <text:p>0.645</text:p>
          </table:table-cell>
          <table:table-cell office:value-type="float" office:value="-1.13853" calcext:value-type="float">
            <text:p>-1.13853</text:p>
          </table:table-cell>
          <table:table-cell office:value-type="float" office:value="1.0965" calcext:value-type="float">
            <text:p>1.0965</text:p>
          </table:table-cell>
          <table:table-cell table:style-name="ce2" table:formula="of:=1-13.8*13.8*1E+030/([.B95]*[.B95]+1/9.3/9.3*1E+030)" office:value-type="float" office:value="-4.28830156936275" calcext:value-type="float">
            <text:p>-4.2883015694</text:p>
          </table:table-cell>
          <table:table-cell table:formula="of:=13.8*13.8/9.3*1E+045/[.B95]/([.B95]*[.B95]+1/9.3/9.3*1E+030)" office:value-type="float" office:value="0.0947724295584722" calcext:value-type="float">
            <text:p>0.0947724296</text:p>
          </table:table-cell>
          <table:table-cell table:number-columns-repeated="1016"/>
        </table:table-row>
        <table:table-row table:style-name="ro2">
          <table:table-cell office:value-type="float" office:value="5882.35" calcext:value-type="float">
            <text:p>5882.35</text:p>
          </table:table-cell>
          <table:table-cell table:style-name="ce1" table:formula="of:=[.A96]*1000000000000" office:value-type="float" office:value="5.88235E+015" calcext:value-type="float">
            <text:p>5.88E+15</text:p>
          </table:table-cell>
          <table:table-cell office:value-type="float" office:value="0.86" calcext:value-type="float">
            <text:p>0.86</text:p>
          </table:table-cell>
          <table:table-cell office:value-type="float" office:value="0.695" calcext:value-type="float">
            <text:p>0.695</text:p>
          </table:table-cell>
          <table:table-cell office:value-type="float" office:value="-1.22262" calcext:value-type="float">
            <text:p>-1.22262</text:p>
          </table:table-cell>
          <table:table-cell office:value-type="float" office:value="1.1954" calcext:value-type="float">
            <text:p>1.1954</text:p>
          </table:table-cell>
          <table:table-cell table:style-name="ce2" table:formula="of:=1-13.8*13.8*1E+030/([.B96]*[.B96]+1/9.3/9.3*1E+030)" office:value-type="float" office:value="-4.50188308794667" calcext:value-type="float">
            <text:p>-4.5018830879</text:p>
          </table:table-cell>
          <table:table-cell table:formula="of:=13.8*13.8/9.3*1E+045/[.B96]/([.B96]*[.B96]+1/9.3/9.3*1E+030)" office:value-type="float" office:value="0.10057210673239" calcext:value-type="float">
            <text:p>0.1005721067</text:p>
          </table:table-cell>
          <table:table-cell table:number-columns-repeated="1016"/>
        </table:table-row>
        <table:table-row table:style-name="ro2">
          <table:table-cell office:value-type="float" office:value="5769.23" calcext:value-type="float">
            <text:p>5769.23</text:p>
          </table:table-cell>
          <table:table-cell table:style-name="ce1" table:formula="of:=[.A97]*1000000000000" office:value-type="float" office:value="5.76923E+015" calcext:value-type="float">
            <text:p>5.77E+15</text:p>
          </table:table-cell>
          <table:table-cell office:value-type="float" office:value="0.872" calcext:value-type="float">
            <text:p>0.872</text:p>
          </table:table-cell>
          <table:table-cell office:value-type="float" office:value="0.74" calcext:value-type="float">
            <text:p>0.74</text:p>
          </table:table-cell>
          <table:table-cell office:value-type="float" office:value="-1.30798" calcext:value-type="float">
            <text:p>-1.30798</text:p>
          </table:table-cell>
          <table:table-cell office:value-type="float" office:value="1.29056" calcext:value-type="float">
            <text:p>1.29056</text:p>
          </table:table-cell>
          <table:table-cell table:style-name="ce2" table:formula="of:=1-13.8*13.8*1E+030/([.B97]*[.B97]+1/9.3/9.3*1E+030)" office:value-type="float" office:value="-4.7196786531521" calcext:value-type="float">
            <text:p>-4.7196786532</text:p>
          </table:table-cell>
          <table:table-cell table:formula="of:=13.8*13.8/9.3*1E+045/[.B97]/([.B97]*[.B97]+1/9.3/9.3*1E+030)" office:value-type="float" office:value="0.106603343949947" calcext:value-type="float">
            <text:p>0.1066033439</text:p>
          </table:table-cell>
          <table:table-cell table:number-columns-repeated="1016"/>
        </table:table-row>
        <table:table-row table:style-name="ro2">
          <table:table-cell office:value-type="float" office:value="5660.38" calcext:value-type="float">
            <text:p>5660.38</text:p>
          </table:table-cell>
          <table:table-cell table:style-name="ce1" table:formula="of:=[.A98]*1000000000000" office:value-type="float" office:value="5.66038E+015" calcext:value-type="float">
            <text:p>5.66E+15</text:p>
          </table:table-cell>
          <table:table-cell office:value-type="float" office:value="0.89" calcext:value-type="float">
            <text:p>0.89</text:p>
          </table:table-cell>
          <table:table-cell office:value-type="float" office:value="0.795" calcext:value-type="float">
            <text:p>0.795</text:p>
          </table:table-cell>
          <table:table-cell office:value-type="float" office:value="-1.42413" calcext:value-type="float">
            <text:p>-1.42413</text:p>
          </table:table-cell>
          <table:table-cell office:value-type="float" office:value="1.4151" calcext:value-type="float">
            <text:p>1.4151</text:p>
          </table:table-cell>
          <table:table-cell table:style-name="ce2" table:formula="of:=1-13.8*13.8*1E+030/([.B98]*[.B98]+1/9.3/9.3*1E+030)" office:value-type="float" office:value="-4.94169431195743" calcext:value-type="float">
            <text:p>-4.941694312</text:p>
          </table:table-cell>
          <table:table-cell table:formula="of:=13.8*13.8/9.3*1E+045/[.B98]/([.B98]*[.B98]+1/9.3/9.3*1E+030)" office:value-type="float" office:value="0.112870842858748" calcext:value-type="float">
            <text:p>0.1128708429</text:p>
          </table:table-cell>
          <table:table-cell table:number-columns-repeated="1016"/>
        </table:table-row>
        <table:table-row table:style-name="ro2">
          <table:table-cell office:value-type="float" office:value="5555.56" calcext:value-type="float">
            <text:p>5555.56</text:p>
          </table:table-cell>
          <table:table-cell table:style-name="ce1" table:formula="of:=[.A99]*1000000000000" office:value-type="float" office:value="5.55556E+015" calcext:value-type="float">
            <text:p>5.56E+15</text:p>
          </table:table-cell>
          <table:table-cell office:value-type="float" office:value="0.915" calcext:value-type="float">
            <text:p>0.915</text:p>
          </table:table-cell>
          <table:table-cell office:value-type="float" office:value="0.825" calcext:value-type="float">
            <text:p>0.825</text:p>
          </table:table-cell>
          <table:table-cell office:value-type="float" office:value="-1.51785" calcext:value-type="float">
            <text:p>-1.51785</text:p>
          </table:table-cell>
          <table:table-cell office:value-type="float" office:value="1.50975" calcext:value-type="float">
            <text:p>1.50975</text:p>
          </table:table-cell>
          <table:table-cell table:style-name="ce2" table:formula="of:=1-13.8*13.8*1E+030/([.B99]*[.B99]+1/9.3/9.3*1E+030)" office:value-type="float" office:value="-5.16793556230599" calcext:value-type="float">
            <text:p>-5.1679355623</text:p>
          </table:table-cell>
          <table:table-cell table:formula="of:=13.8*13.8/9.3*1E+045/[.B99]/([.B99]*[.B99]+1/9.3/9.3*1E+030)" office:value-type="float" office:value="0.119379302476674" calcext:value-type="float">
            <text:p>0.1193793025</text:p>
          </table:table-cell>
          <table:table-cell table:number-columns-repeated="1016"/>
        </table:table-row>
        <table:table-row table:style-name="ro2">
          <table:table-cell office:value-type="float" office:value="5454.55" calcext:value-type="float">
            <text:p>5454.55</text:p>
          </table:table-cell>
          <table:table-cell table:style-name="ce1" table:formula="of:=[.A100]*1000000000000" office:value-type="float" office:value="5.45455E+015" calcext:value-type="float">
            <text:p>5.45E+15</text:p>
          </table:table-cell>
          <table:table-cell office:value-type="float" office:value="0.95" calcext:value-type="float">
            <text:p>0.95</text:p>
          </table:table-cell>
          <table:table-cell office:value-type="float" office:value="0.84" calcext:value-type="float">
            <text:p>0.84</text:p>
          </table:table-cell>
          <table:table-cell office:value-type="float" office:value="-1.6081" calcext:value-type="float">
            <text:p>-1.6081</text:p>
          </table:table-cell>
          <table:table-cell office:value-type="float" office:value="1.596" calcext:value-type="float">
            <text:p>1.596</text:p>
          </table:table-cell>
          <table:table-cell table:style-name="ce2" table:formula="of:=1-13.8*13.8*1E+030/([.B100]*[.B100]+1/9.3/9.3*1E+030)" office:value-type="float" office:value="-5.3984028354863" calcext:value-type="float">
            <text:p>-5.3984028355</text:p>
          </table:table-cell>
          <table:table-cell table:formula="of:=13.8*13.8/9.3*1E+045/[.B100]/([.B100]*[.B100]+1/9.3/9.3*1E+030)" office:value-type="float" office:value="0.126133284118946" calcext:value-type="float">
            <text:p>0.1261332841</text:p>
          </table:table-cell>
          <table:table-cell table:number-columns-repeated="1016"/>
        </table:table-row>
        <table:table-row table:style-name="ro2">
          <table:table-cell office:value-type="float" office:value="5357.14" calcext:value-type="float">
            <text:p>5357.14</text:p>
          </table:table-cell>
          <table:table-cell table:style-name="ce1" table:formula="of:=[.A101]*1000000000000" office:value-type="float" office:value="5.35714E+015" calcext:value-type="float">
            <text:p>5.36E+15</text:p>
          </table:table-cell>
          <table:table-cell office:value-type="float" office:value="0.985" calcext:value-type="float">
            <text:p>0.985</text:p>
          </table:table-cell>
          <table:table-cell office:value-type="float" office:value="0.848" calcext:value-type="float">
            <text:p>0.848</text:p>
          </table:table-cell>
          <table:table-cell office:value-type="float" office:value="-1.68933" calcext:value-type="float">
            <text:p>-1.68933</text:p>
          </table:table-cell>
          <table:table-cell office:value-type="float" office:value="1.67056" calcext:value-type="float">
            <text:p>1.67056</text:p>
          </table:table-cell>
          <table:table-cell table:style-name="ce2" table:formula="of:=1-13.8*13.8*1E+030/([.B101]*[.B101]+1/9.3/9.3*1E+030)" office:value-type="float" office:value="-5.63311077724746" calcext:value-type="float">
            <text:p>-5.6331107772</text:p>
          </table:table-cell>
          <table:table-cell table:formula="of:=13.8*13.8/9.3*1E+045/[.B101]/([.B101]*[.B101]+1/9.3/9.3*1E+030)" office:value-type="float" office:value="0.133137778363753" calcext:value-type="float">
            <text:p>0.1331377784</text:p>
          </table:table-cell>
          <table:table-cell table:number-columns-repeated="1016"/>
        </table:table-row>
        <table:table-row table:style-name="ro2">
          <table:table-cell office:value-type="float" office:value="5263.16" calcext:value-type="float">
            <text:p>5263.16</text:p>
          </table:table-cell>
          <table:table-cell table:style-name="ce1" table:formula="of:=[.A102]*1000000000000" office:value-type="float" office:value="5.26316E+015" calcext:value-type="float">
            <text:p>5.26E+15</text:p>
          </table:table-cell>
          <table:table-cell office:value-type="float" office:value="1.022" calcext:value-type="float">
            <text:p>1.022</text:p>
          </table:table-cell>
          <table:table-cell office:value-type="float" office:value="0.85" calcext:value-type="float">
            <text:p>0.85</text:p>
          </table:table-cell>
          <table:table-cell office:value-type="float" office:value="-1.76698" calcext:value-type="float">
            <text:p>-1.76698</text:p>
          </table:table-cell>
          <table:table-cell office:value-type="float" office:value="1.7374" calcext:value-type="float">
            <text:p>1.7374</text:p>
          </table:table-cell>
          <table:table-cell table:style-name="ce2" table:formula="of:=1-13.8*13.8*1E+030/([.B102]*[.B102]+1/9.3/9.3*1E+030)" office:value-type="float" office:value="-5.87201019890848" calcext:value-type="float">
            <text:p>-5.8720101989</text:p>
          </table:table-cell>
          <table:table-cell table:formula="of:=13.8*13.8/9.3*1E+045/[.B102]/([.B102]*[.B102]+1/9.3/9.3*1E+030)" office:value-type="float" office:value="0.140395851131188" calcext:value-type="float">
            <text:p>0.1403958511</text:p>
          </table:table-cell>
          <table:table-cell table:number-columns-repeated="1016"/>
        </table:table-row>
        <table:table-row table:style-name="ro2">
          <table:table-cell office:value-type="float" office:value="5172.41" calcext:value-type="float">
            <text:p>5172.41</text:p>
          </table:table-cell>
          <table:table-cell table:style-name="ce1" table:formula="of:=[.A103]*1000000000000" office:value-type="float" office:value="5.17241E+015" calcext:value-type="float">
            <text:p>5.17E+15</text:p>
          </table:table-cell>
          <table:table-cell office:value-type="float" office:value="1.055" calcext:value-type="float">
            <text:p>1.055</text:p>
          </table:table-cell>
          <table:table-cell office:value-type="float" office:value="0.842" calcext:value-type="float">
            <text:p>0.842</text:p>
          </table:table-cell>
          <table:table-cell office:value-type="float" office:value="-1.82199" calcext:value-type="float">
            <text:p>-1.82199</text:p>
          </table:table-cell>
          <table:table-cell office:value-type="float" office:value="1.77662" calcext:value-type="float">
            <text:p>1.77662</text:p>
          </table:table-cell>
          <table:table-cell table:style-name="ce2" table:formula="of:=1-13.8*13.8*1E+030/([.B103]*[.B103]+1/9.3/9.3*1E+030)" office:value-type="float" office:value="-6.11515952688445" calcext:value-type="float">
            <text:p>-6.1151595269</text:p>
          </table:table-cell>
          <table:table-cell table:formula="of:=13.8*13.8/9.3*1E+045/[.B103]/([.B103]*[.B103]+1/9.3/9.3*1E+030)" office:value-type="float" office:value="0.147913819064864" calcext:value-type="float">
            <text:p>0.1479138191</text:p>
          </table:table-cell>
          <table:table-cell table:number-columns-repeated="1016"/>
        </table:table-row>
        <table:table-row table:style-name="ro2">
          <table:table-cell office:value-type="float" office:value="5084.75" calcext:value-type="float">
            <text:p>5084.75</text:p>
          </table:table-cell>
          <table:table-cell table:style-name="ce1" table:formula="of:=[.A104]*1000000000000" office:value-type="float" office:value="5.08475E+015" calcext:value-type="float">
            <text:p>5.08E+15</text:p>
          </table:table-cell>
          <table:table-cell office:value-type="float" office:value="1.085" calcext:value-type="float">
            <text:p>1.085</text:p>
          </table:table-cell>
          <table:table-cell office:value-type="float" office:value="0.83" calcext:value-type="float">
            <text:p>0.83</text:p>
          </table:table-cell>
          <table:table-cell office:value-type="float" office:value="-1.86612" calcext:value-type="float">
            <text:p>-1.86612</text:p>
          </table:table-cell>
          <table:table-cell office:value-type="float" office:value="1.8011" calcext:value-type="float">
            <text:p>1.8011</text:p>
          </table:table-cell>
          <table:table-cell table:style-name="ce2" table:formula="of:=1-13.8*13.8*1E+030/([.B104]*[.B104]+1/9.3/9.3*1E+030)" office:value-type="float" office:value="-6.36249126991805" calcext:value-type="float">
            <text:p>-6.3624912699</text:p>
          </table:table-cell>
          <table:table-cell table:formula="of:=13.8*13.8/9.3*1E+045/[.B104]/([.B104]*[.B104]+1/9.3/9.3*1E+030)" office:value-type="float" office:value="0.1556941300847" calcext:value-type="float">
            <text:p>0.1556941301</text:p>
          </table:table-cell>
          <table:table-cell table:number-columns-repeated="1016"/>
        </table:table-row>
        <table:table-row table:style-name="ro2">
          <table:table-cell office:value-type="float" office:value="5000" calcext:value-type="float">
            <text:p>5000</text:p>
          </table:table-cell>
          <table:table-cell table:style-name="ce1" table:formula="of:=[.A105]*1000000000000" office:value-type="float" office:value="5E+015" calcext:value-type="float">
            <text:p>5.00E+15</text:p>
          </table:table-cell>
          <table:table-cell office:value-type="float" office:value="1.113" calcext:value-type="float">
            <text:p>1.113</text:p>
          </table:table-cell>
          <table:table-cell office:value-type="float" office:value="0.813" calcext:value-type="float">
            <text:p>0.813</text:p>
          </table:table-cell>
          <table:table-cell office:value-type="float" office:value="-1.89974" calcext:value-type="float">
            <text:p>-1.89974</text:p>
          </table:table-cell>
          <table:table-cell office:value-type="float" office:value="1.80974" calcext:value-type="float">
            <text:p>1.80974</text:p>
          </table:table-cell>
          <table:table-cell table:style-name="ce2" table:formula="of:=1-13.8*13.8*1E+030/([.B105]*[.B105]+1/9.3/9.3*1E+030)" office:value-type="float" office:value="-6.61407863168843" calcext:value-type="float">
            <text:p>-6.6140786317</text:p>
          </table:table-cell>
          <table:table-cell table:formula="of:=13.8*13.8/9.3*1E+045/[.B105]/([.B105]*[.B105]+1/9.3/9.3*1E+030)" office:value-type="float" office:value="0.163743626487923" calcext:value-type="float">
            <text:p>0.1637436265</text:p>
          </table:table-cell>
          <table:table-cell table:number-columns-repeated="1016"/>
        </table:table-row>
        <table:table-row table:style-name="ro2">
          <table:table-cell office:value-type="float" office:value="4918.03" calcext:value-type="float">
            <text:p>4918.03</text:p>
          </table:table-cell>
          <table:table-cell table:style-name="ce1" table:formula="of:=[.A106]*1000000000000" office:value-type="float" office:value="4.91803E+015" calcext:value-type="float">
            <text:p>4.92E+15</text:p>
          </table:table-cell>
          <table:table-cell office:value-type="float" office:value="1.134" calcext:value-type="float">
            <text:p>1.134</text:p>
          </table:table-cell>
          <table:table-cell office:value-type="float" office:value="0.795" calcext:value-type="float">
            <text:p>0.795</text:p>
          </table:table-cell>
          <table:table-cell office:value-type="float" office:value="-1.91798" calcext:value-type="float">
            <text:p>-1.91798</text:p>
          </table:table-cell>
          <table:table-cell office:value-type="float" office:value="1.80306" calcext:value-type="float">
            <text:p>1.80306</text:p>
          </table:table-cell>
          <table:table-cell table:style-name="ce2" table:formula="of:=1-13.8*13.8*1E+030/([.B106]*[.B106]+1/9.3/9.3*1E+030)" office:value-type="float" office:value="-6.86988291275955" calcext:value-type="float">
            <text:p>-6.8698829128</text:p>
          </table:table-cell>
          <table:table-cell table:formula="of:=13.8*13.8/9.3*1E+045/[.B106]/([.B106]*[.B106]+1/9.3/9.3*1E+030)" office:value-type="float" office:value="0.172065637890361" calcext:value-type="float">
            <text:p>0.1720656379</text:p>
          </table:table-cell>
          <table:table-cell table:number-columns-repeated="1016"/>
        </table:table-row>
        <table:table-row table:style-name="ro2">
          <table:table-cell office:value-type="float" office:value="4838.71" calcext:value-type="float">
            <text:p>4838.71</text:p>
          </table:table-cell>
          <table:table-cell table:style-name="ce1" table:formula="of:=[.A107]*1000000000000" office:value-type="float" office:value="4.83871E+015" calcext:value-type="float">
            <text:p>4.84E+15</text:p>
          </table:table-cell>
          <table:table-cell office:value-type="float" office:value="1.146" calcext:value-type="float">
            <text:p>1.146</text:p>
          </table:table-cell>
          <table:table-cell office:value-type="float" office:value="0.77" calcext:value-type="float">
            <text:p>0.77</text:p>
          </table:table-cell>
          <table:table-cell office:value-type="float" office:value="-1.90622" calcext:value-type="float">
            <text:p>-1.90622</text:p>
          </table:table-cell>
          <table:table-cell office:value-type="float" office:value="1.76484" calcext:value-type="float">
            <text:p>1.76484</text:p>
          </table:table-cell>
          <table:table-cell table:style-name="ce2" table:formula="of:=1-13.8*13.8*1E+030/([.B107]*[.B107]+1/9.3/9.3*1E+030)" office:value-type="float" office:value="-7.12988815643145" calcext:value-type="float">
            <text:p>-7.1298881564</text:p>
          </table:table-cell>
          <table:table-cell table:formula="of:=13.8*13.8/9.3*1E+045/[.B107]/([.B107]*[.B107]+1/9.3/9.3*1E+030)" office:value-type="float" office:value="0.180664169209754" calcext:value-type="float">
            <text:p>0.1806641692</text:p>
          </table:table-cell>
          <table:table-cell table:number-columns-repeated="1016"/>
        </table:table-row>
        <table:table-row table:style-name="ro2">
          <table:table-cell office:value-type="float" office:value="4761.9" calcext:value-type="float">
            <text:p>4761.9</text:p>
          </table:table-cell>
          <table:table-cell table:style-name="ce1" table:formula="of:=[.A108]*1000000000000" office:value-type="float" office:value="4.7619E+015" calcext:value-type="float">
            <text:p>4.76E+15</text:p>
          </table:table-cell>
          <table:table-cell office:value-type="float" office:value="1.153" calcext:value-type="float">
            <text:p>1.153</text:p>
          </table:table-cell>
          <table:table-cell office:value-type="float" office:value="0.75" calcext:value-type="float">
            <text:p>0.75</text:p>
          </table:table-cell>
          <table:table-cell office:value-type="float" office:value="-1.89191" calcext:value-type="float">
            <text:p>-1.89191</text:p>
          </table:table-cell>
          <table:table-cell office:value-type="float" office:value="1.7295" calcext:value-type="float">
            <text:p>1.7295</text:p>
          </table:table-cell>
          <table:table-cell table:style-name="ce2" table:formula="of:=1-13.8*13.8*1E+030/([.B108]*[.B108]+1/9.3/9.3*1E+030)" office:value-type="float" office:value="-7.39414073732481" calcext:value-type="float">
            <text:p>-7.3941407373</text:p>
          </table:table-cell>
          <table:table-cell table:formula="of:=13.8*13.8/9.3*1E+045/[.B108]/([.B108]*[.B108]+1/9.3/9.3*1E+030)" office:value-type="float" office:value="0.189545302968766" calcext:value-type="float">
            <text:p>0.189545303</text:p>
          </table:table-cell>
          <table:table-cell table:number-columns-repeated="1016"/>
        </table:table-row>
        <table:table-row table:style-name="ro2">
          <table:table-cell office:value-type="float" office:value="4687.5" calcext:value-type="float">
            <text:p>4687.5</text:p>
          </table:table-cell>
          <table:table-cell table:style-name="ce1" table:formula="of:=[.A109]*1000000000000" office:value-type="float" office:value="4.6875E+015" calcext:value-type="float">
            <text:p>4.69E+15</text:p>
          </table:table-cell>
          <table:table-cell office:value-type="float" office:value="1.157" calcext:value-type="float">
            <text:p>1.157</text:p>
          </table:table-cell>
          <table:table-cell office:value-type="float" office:value="0.73" calcext:value-type="float">
            <text:p>0.73</text:p>
          </table:table-cell>
          <table:table-cell office:value-type="float" office:value="-1.87155" calcext:value-type="float">
            <text:p>-1.87155</text:p>
          </table:table-cell>
          <table:table-cell office:value-type="float" office:value="1.68922" calcext:value-type="float">
            <text:p>1.68922</text:p>
          </table:table-cell>
          <table:table-cell table:style-name="ce2" table:formula="of:=1-13.8*13.8*1E+030/([.B109]*[.B109]+1/9.3/9.3*1E+030)" office:value-type="float" office:value="-7.66257774426838" calcext:value-type="float">
            <text:p>-7.6625777443</text:p>
          </table:table-cell>
          <table:table-cell table:formula="of:=13.8*13.8/9.3*1E+045/[.B109]/([.B109]*[.B109]+1/9.3/9.3*1E+030)" office:value-type="float" office:value="0.198711460800422" calcext:value-type="float">
            <text:p>0.1987114608</text:p>
          </table:table-cell>
          <table:table-cell table:number-columns-repeated="1016"/>
        </table:table-row>
        <table:table-row table:style-name="ro2">
          <table:table-cell office:value-type="float" office:value="4615.38" calcext:value-type="float">
            <text:p>4615.38</text:p>
          </table:table-cell>
          <table:table-cell table:style-name="ce1" table:formula="of:=[.A110]*1000000000000" office:value-type="float" office:value="4.61538E+015" calcext:value-type="float">
            <text:p>4.62E+15</text:p>
          </table:table-cell>
          <table:table-cell office:value-type="float" office:value="1.155" calcext:value-type="float">
            <text:p>1.155</text:p>
          </table:table-cell>
          <table:table-cell office:value-type="float" office:value="0.71" calcext:value-type="float">
            <text:p>0.71</text:p>
          </table:table-cell>
          <table:table-cell office:value-type="float" office:value="-1.83813" calcext:value-type="float">
            <text:p>-1.83813</text:p>
          </table:table-cell>
          <table:table-cell office:value-type="float" office:value="1.6401" calcext:value-type="float">
            <text:p>1.6401</text:p>
          </table:table-cell>
          <table:table-cell table:style-name="ce2" table:formula="of:=1-13.8*13.8*1E+030/([.B110]*[.B110]+1/9.3/9.3*1E+030)" office:value-type="float" office:value="-7.93526804749038" calcext:value-type="float">
            <text:p>-7.9352680475</text:p>
          </table:table-cell>
          <table:table-cell table:formula="of:=13.8*13.8/9.3*1E+045/[.B110]/([.B110]*[.B110]+1/9.3/9.3*1E+030)" office:value-type="float" office:value="0.208169535440817" calcext:value-type="float">
            <text:p>0.2081695354</text:p>
          </table:table-cell>
          <table:table-cell table:number-columns-repeated="1016"/>
        </table:table-row>
        <table:table-row table:style-name="ro2">
          <table:table-cell office:value-type="float" office:value="4545.45" calcext:value-type="float">
            <text:p>4545.45</text:p>
          </table:table-cell>
          <table:table-cell table:style-name="ce1" table:formula="of:=[.A111]*1000000000000" office:value-type="float" office:value="4.54545E+015" calcext:value-type="float">
            <text:p>4.55E+15</text:p>
          </table:table-cell>
          <table:table-cell office:value-type="float" office:value="1.14" calcext:value-type="float">
            <text:p>1.14</text:p>
          </table:table-cell>
          <table:table-cell office:value-type="float" office:value="0.7" calcext:value-type="float">
            <text:p>0.7</text:p>
          </table:table-cell>
          <table:table-cell office:value-type="float" office:value="-1.7896" calcext:value-type="float">
            <text:p>-1.7896</text:p>
          </table:table-cell>
          <table:table-cell office:value-type="float" office:value="1.596" calcext:value-type="float">
            <text:p>1.596</text:p>
          </table:table-cell>
          <table:table-cell table:style-name="ce2" table:formula="of:=1-13.8*13.8*1E+030/([.B111]*[.B111]+1/9.3/9.3*1E+030)" office:value-type="float" office:value="-8.21215927910055" calcext:value-type="float">
            <text:p>-8.2121592791</text:p>
          </table:table-cell>
          <table:table-cell table:formula="of:=13.8*13.8/9.3*1E+045/[.B111]/([.B111]*[.B111]+1/9.3/9.3*1E+030)" office:value-type="float" office:value="0.217922265384859" calcext:value-type="float">
            <text:p>0.2179222654</text:p>
          </table:table-cell>
          <table:table-cell table:number-columns-repeated="1016"/>
        </table:table-row>
        <table:table-row table:style-name="ro2">
          <table:table-cell office:value-type="float" office:value="4477.61" calcext:value-type="float">
            <text:p>4477.61</text:p>
          </table:table-cell>
          <table:table-cell table:style-name="ce1" table:formula="of:=[.A112]*1000000000000" office:value-type="float" office:value="4.47761E+015" calcext:value-type="float">
            <text:p>4.48E+15</text:p>
          </table:table-cell>
          <table:table-cell office:value-type="float" office:value="1.125" calcext:value-type="float">
            <text:p>1.125</text:p>
          </table:table-cell>
          <table:table-cell office:value-type="float" office:value="0.694" calcext:value-type="float">
            <text:p>0.694</text:p>
          </table:table-cell>
          <table:table-cell office:value-type="float" office:value="-1.74726" calcext:value-type="float">
            <text:p>-1.74726</text:p>
          </table:table-cell>
          <table:table-cell office:value-type="float" office:value="1.5615" calcext:value-type="float">
            <text:p>1.5615</text:p>
          </table:table-cell>
          <table:table-cell table:style-name="ce2" table:formula="of:=1-13.8*13.8*1E+030/([.B112]*[.B112]+1/9.3/9.3*1E+030)" office:value-type="float" office:value="-8.49325757617847" calcext:value-type="float">
            <text:p>-8.4932575762</text:p>
          </table:table-cell>
          <table:table-cell table:formula="of:=13.8*13.8/9.3*1E+045/[.B112]/([.B112]*[.B112]+1/9.3/9.3*1E+030)" office:value-type="float" office:value="0.227974384668455" calcext:value-type="float">
            <text:p>0.2279743847</text:p>
          </table:table-cell>
          <table:table-cell table:number-columns-repeated="1016"/>
        </table:table-row>
        <table:table-row table:style-name="ro2">
          <table:table-cell office:value-type="float" office:value="4411.76" calcext:value-type="float">
            <text:p>4411.76</text:p>
          </table:table-cell>
          <table:table-cell table:style-name="ce1" table:formula="of:=[.A113]*1000000000000" office:value-type="float" office:value="4.41176E+015" calcext:value-type="float">
            <text:p>4.41E+15</text:p>
          </table:table-cell>
          <table:table-cell office:value-type="float" office:value="1.107" calcext:value-type="float">
            <text:p>1.107</text:p>
          </table:table-cell>
          <table:table-cell office:value-type="float" office:value="0.687" calcext:value-type="float">
            <text:p>0.687</text:p>
          </table:table-cell>
          <table:table-cell office:value-type="float" office:value="-1.69742" calcext:value-type="float">
            <text:p>-1.69742</text:p>
          </table:table-cell>
          <table:table-cell office:value-type="float" office:value="1.52102" calcext:value-type="float">
            <text:p>1.52102</text:p>
          </table:table-cell>
          <table:table-cell table:style-name="ce2" table:formula="of:=1-13.8*13.8*1E+030/([.B113]*[.B113]+1/9.3/9.3*1E+030)" office:value-type="float" office:value="-8.77859606765652" calcext:value-type="float">
            <text:p>-8.7785960677</text:p>
          </table:table-cell>
          <table:table-cell table:formula="of:=13.8*13.8/9.3*1E+045/[.B113]/([.B113]*[.B113]+1/9.3/9.3*1E+030)" office:value-type="float" office:value="0.23833162791239" calcext:value-type="float">
            <text:p>0.2383316279</text:p>
          </table:table-cell>
          <table:table-cell table:number-columns-repeated="1016"/>
        </table:table-row>
        <table:table-row table:style-name="ro2">
          <table:table-cell office:value-type="float" office:value="4347.83" calcext:value-type="float">
            <text:p>4347.83</text:p>
          </table:table-cell>
          <table:table-cell table:style-name="ce1" table:formula="of:=[.A114]*1000000000000" office:value-type="float" office:value="4.34783E+015" calcext:value-type="float">
            <text:p>4.35E+15</text:p>
          </table:table-cell>
          <table:table-cell office:value-type="float" office:value="1.088" calcext:value-type="float">
            <text:p>1.088</text:p>
          </table:table-cell>
          <table:table-cell office:value-type="float" office:value="0.68" calcext:value-type="float">
            <text:p>0.68</text:p>
          </table:table-cell>
          <table:table-cell office:value-type="float" office:value="-1.64614" calcext:value-type="float">
            <text:p>-1.64614</text:p>
          </table:table-cell>
          <table:table-cell office:value-type="float" office:value="1.47968" calcext:value-type="float">
            <text:p>1.47968</text:p>
          </table:table-cell>
          <table:table-cell table:style-name="ce2" table:formula="of:=1-13.8*13.8*1E+030/([.B114]*[.B114]+1/9.3/9.3*1E+030)" office:value-type="float" office:value="-9.06809991134298" calcext:value-type="float">
            <text:p>-9.0680999113</text:p>
          </table:table-cell>
          <table:table-cell table:formula="of:=13.8*13.8/9.3*1E+045/[.B114]/([.B114]*[.B114]+1/9.3/9.3*1E+030)" office:value-type="float" office:value="0.248995795216568" calcext:value-type="float">
            <text:p>0.2489957952</text:p>
          </table:table-cell>
          <table:table-cell table:number-columns-repeated="1016"/>
        </table:table-row>
        <table:table-row table:style-name="ro2">
          <table:table-cell office:value-type="float" office:value="4285.71" calcext:value-type="float">
            <text:p>4285.71</text:p>
          </table:table-cell>
          <table:table-cell table:style-name="ce1" table:formula="of:=[.A115]*1000000000000" office:value-type="float" office:value="4.28571E+015" calcext:value-type="float">
            <text:p>4.29E+15</text:p>
          </table:table-cell>
          <table:table-cell office:value-type="float" office:value="1.075" calcext:value-type="float">
            <text:p>1.075</text:p>
          </table:table-cell>
          <table:table-cell office:value-type="float" office:value="0.678" calcext:value-type="float">
            <text:p>0.678</text:p>
          </table:table-cell>
          <table:table-cell office:value-type="float" office:value="-1.61531" calcext:value-type="float">
            <text:p>-1.61531</text:p>
          </table:table-cell>
          <table:table-cell office:value-type="float" office:value="1.4577" calcext:value-type="float">
            <text:p>1.4577</text:p>
          </table:table-cell>
          <table:table-cell table:style-name="ce2" table:formula="of:=1-13.8*13.8*1E+030/([.B115]*[.B115]+1/9.3/9.3*1E+030)" office:value-type="float" office:value="-9.36189803004497" calcext:value-type="float">
            <text:p>-9.36189803</text:p>
          </table:table-cell>
          <table:table-cell table:formula="of:=13.8*13.8/9.3*1E+045/[.B115]/([.B115]*[.B115]+1/9.3/9.3*1E+030)" office:value-type="float" office:value="0.259976196213884" calcext:value-type="float">
            <text:p>0.2599761962</text:p>
          </table:table-cell>
          <table:table-cell table:number-columns-repeated="1016"/>
        </table:table-row>
        <table:table-row table:style-name="ro2">
          <table:table-cell office:value-type="float" office:value="4225.35" calcext:value-type="float">
            <text:p>4225.35</text:p>
          </table:table-cell>
          <table:table-cell table:style-name="ce1" table:formula="of:=[.A116]*1000000000000" office:value-type="float" office:value="4.22535E+015" calcext:value-type="float">
            <text:p>4.23E+15</text:p>
          </table:table-cell>
          <table:table-cell office:value-type="float" office:value="1.06" calcext:value-type="float">
            <text:p>1.06</text:p>
          </table:table-cell>
          <table:table-cell office:value-type="float" office:value="0.68" calcext:value-type="float">
            <text:p>0.68</text:p>
          </table:table-cell>
          <table:table-cell office:value-type="float" office:value="-1.586" calcext:value-type="float">
            <text:p>-1.586</text:p>
          </table:table-cell>
          <table:table-cell office:value-type="float" office:value="1.4416" calcext:value-type="float">
            <text:p>1.4416</text:p>
          </table:table-cell>
          <table:table-cell table:style-name="ce2" table:formula="of:=1-13.8*13.8*1E+030/([.B116]*[.B116]+1/9.3/9.3*1E+030)" office:value-type="float" office:value="-9.65986330932015" calcext:value-type="float">
            <text:p>-9.6598633093</text:p>
          </table:table-cell>
          <table:table-cell table:formula="of:=13.8*13.8/9.3*1E+045/[.B116]/([.B116]*[.B116]+1/9.3/9.3*1E+030)" office:value-type="float" office:value="0.271272642791063" calcext:value-type="float">
            <text:p>0.2712726428</text:p>
          </table:table-cell>
          <table:table-cell table:number-columns-repeated="1016"/>
        </table:table-row>
        <table:table-row table:style-name="ro2">
          <table:table-cell office:value-type="float" office:value="4166.67" calcext:value-type="float">
            <text:p>4166.67</text:p>
          </table:table-cell>
          <table:table-cell table:style-name="ce1" table:formula="of:=[.A117]*1000000000000" office:value-type="float" office:value="4.16667E+015" calcext:value-type="float">
            <text:p>4.17E+15</text:p>
          </table:table-cell>
          <table:table-cell office:value-type="float" office:value="1.05" calcext:value-type="float">
            <text:p>1.05</text:p>
          </table:table-cell>
          <table:table-cell office:value-type="float" office:value="0.685" calcext:value-type="float">
            <text:p>0.685</text:p>
          </table:table-cell>
          <table:table-cell office:value-type="float" office:value="-1.57173" calcext:value-type="float">
            <text:p>-1.57173</text:p>
          </table:table-cell>
          <table:table-cell office:value-type="float" office:value="1.4385" calcext:value-type="float">
            <text:p>1.4385</text:p>
          </table:table-cell>
          <table:table-cell table:style-name="ce2" table:formula="of:=1-13.8*13.8*1E+030/([.B117]*[.B117]+1/9.3/9.3*1E+030)" office:value-type="float" office:value="-9.96202604798262" calcext:value-type="float">
            <text:p>-9.962026048</text:p>
          </table:table-cell>
          <table:table-cell table:formula="of:=13.8*13.8/9.3*1E+045/[.B117]/([.B117]*[.B117]+1/9.3/9.3*1E+030)" office:value-type="float" office:value="0.282890768474033" calcext:value-type="float">
            <text:p>0.2828907685</text:p>
          </table:table-cell>
          <table:table-cell table:number-columns-repeated="1016"/>
        </table:table-row>
        <table:table-row table:style-name="ro2">
          <table:table-cell office:value-type="float" office:value="4109.59" calcext:value-type="float">
            <text:p>4109.59</text:p>
          </table:table-cell>
          <table:table-cell table:style-name="ce1" table:formula="of:=[.A118]*1000000000000" office:value-type="float" office:value="4.10959E+015" calcext:value-type="float">
            <text:p>4.11E+15</text:p>
          </table:table-cell>
          <table:table-cell office:value-type="float" office:value="1.042" calcext:value-type="float">
            <text:p>1.042</text:p>
          </table:table-cell>
          <table:table-cell office:value-type="float" office:value="0.69" calcext:value-type="float">
            <text:p>0.69</text:p>
          </table:table-cell>
          <table:table-cell office:value-type="float" office:value="-1.56186" calcext:value-type="float">
            <text:p>-1.56186</text:p>
          </table:table-cell>
          <table:table-cell office:value-type="float" office:value="1.43796" calcext:value-type="float">
            <text:p>1.43796</text:p>
          </table:table-cell>
          <table:table-cell table:style-name="ce2" table:formula="of:=1-13.8*13.8*1E+030/([.B118]*[.B118]+1/9.3/9.3*1E+030)" office:value-type="float" office:value="-10.2684443569445" calcext:value-type="float">
            <text:p>-10.2684443569</text:p>
          </table:table-cell>
          <table:table-cell table:formula="of:=13.8*13.8/9.3*1E+045/[.B118]/([.B118]*[.B118]+1/9.3/9.3*1E+030)" office:value-type="float" office:value="0.294837364199936" calcext:value-type="float">
            <text:p>0.2948373642</text:p>
          </table:table-cell>
          <table:table-cell table:number-columns-repeated="1016"/>
        </table:table-row>
        <table:table-row table:style-name="ro2">
          <table:table-cell office:value-type="float" office:value="4054.05" calcext:value-type="float">
            <text:p>4054.05</text:p>
          </table:table-cell>
          <table:table-cell table:style-name="ce1" table:formula="of:=[.A119]*1000000000000" office:value-type="float" office:value="4.05405E+015" calcext:value-type="float">
            <text:p>4.05E+15</text:p>
          </table:table-cell>
          <table:table-cell office:value-type="float" office:value="1.038" calcext:value-type="float">
            <text:p>1.038</text:p>
          </table:table-cell>
          <table:table-cell office:value-type="float" office:value="0.697" calcext:value-type="float">
            <text:p>0.697</text:p>
          </table:table-cell>
          <table:table-cell office:value-type="float" office:value="-1.56325" calcext:value-type="float">
            <text:p>-1.56325</text:p>
          </table:table-cell>
          <table:table-cell office:value-type="float" office:value="1.44697" calcext:value-type="float">
            <text:p>1.44697</text:p>
          </table:table-cell>
          <table:table-cell table:style-name="ce2" table:formula="of:=1-13.8*13.8*1E+030/([.B119]*[.B119]+1/9.3/9.3*1E+030)" office:value-type="float" office:value="-10.5790934360423" calcext:value-type="float">
            <text:p>-10.579093436</text:p>
          </table:table-cell>
          <table:table-cell table:formula="of:=13.8*13.8/9.3*1E+045/[.B119]/([.B119]*[.B119]+1/9.3/9.3*1E+030)" office:value-type="float" office:value="0.307116046996738" calcext:value-type="float">
            <text:p>0.307116047</text:p>
          </table:table-cell>
          <table:table-cell table:number-columns-repeated="1016"/>
        </table:table-row>
        <table:table-row table:style-name="ro2">
          <table:table-cell office:value-type="float" office:value="4000" calcext:value-type="float">
            <text:p>4000</text:p>
          </table:table-cell>
          <table:table-cell table:style-name="ce1" table:formula="of:=[.A120]*1000000000000" office:value-type="float" office:value="4E+015" calcext:value-type="float">
            <text:p>4.00E+15</text:p>
          </table:table-cell>
          <table:table-cell office:value-type="float" office:value="1.033" calcext:value-type="float">
            <text:p>1.033</text:p>
          </table:table-cell>
          <table:table-cell office:value-type="float" office:value="0.704" calcext:value-type="float">
            <text:p>0.704</text:p>
          </table:table-cell>
          <table:table-cell office:value-type="float" office:value="-1.5627" calcext:value-type="float">
            <text:p>-1.5627</text:p>
          </table:table-cell>
          <table:table-cell office:value-type="float" office:value="1.45446" calcext:value-type="float">
            <text:p>1.45446</text:p>
          </table:table-cell>
          <table:table-cell table:style-name="ce2" table:formula="of:=1-13.8*13.8*1E+030/([.B120]*[.B120]+1/9.3/9.3*1E+030)" office:value-type="float" office:value="-10.8939051442766" calcext:value-type="float">
            <text:p>-10.8939051443</text:p>
          </table:table-cell>
          <table:table-cell table:formula="of:=13.8*13.8/9.3*1E+045/[.B120]/([.B120]*[.B120]+1/9.3/9.3*1E+030)" office:value-type="float" office:value="0.319728632910661" calcext:value-type="float">
            <text:p>0.3197286329</text:p>
          </table:table-cell>
          <table:table-cell table:number-columns-repeated="1016"/>
        </table:table-row>
        <table:table-row table:style-name="ro2">
          <table:table-cell office:value-type="float" office:value="3947.37" calcext:value-type="float">
            <text:p>3947.37</text:p>
          </table:table-cell>
          <table:table-cell table:style-name="ce1" table:formula="of:=[.A121]*1000000000000" office:value-type="float" office:value="3.94737E+015" calcext:value-type="float">
            <text:p>3.95E+15</text:p>
          </table:table-cell>
          <table:table-cell office:value-type="float" office:value="1.03" calcext:value-type="float">
            <text:p>1.03</text:p>
          </table:table-cell>
          <table:table-cell office:value-type="float" office:value="0.713" calcext:value-type="float">
            <text:p>0.713</text:p>
          </table:table-cell>
          <table:table-cell office:value-type="float" office:value="-1.56927" calcext:value-type="float">
            <text:p>-1.56927</text:p>
          </table:table-cell>
          <table:table-cell office:value-type="float" office:value="1.46878" calcext:value-type="float">
            <text:p>1.46878</text:p>
          </table:table-cell>
          <table:table-cell table:style-name="ce2" table:formula="of:=1-13.8*13.8*1E+030/([.B121]*[.B121]+1/9.3/9.3*1E+030)" office:value-type="float" office:value="-11.2129439149177" calcext:value-type="float">
            <text:p>-11.2129439149</text:p>
          </table:table-cell>
          <table:table-cell table:formula="of:=13.8*13.8/9.3*1E+045/[.B121]/([.B121]*[.B121]+1/9.3/9.3*1E+030)" office:value-type="float" office:value="0.332682210129175" calcext:value-type="float">
            <text:p>0.3326822101</text:p>
          </table:table-cell>
          <table:table-cell table:number-columns-repeated="1016"/>
        </table:table-row>
        <table:table-row table:style-name="ro2">
          <table:table-cell office:value-type="float" office:value="3896.1" calcext:value-type="float">
            <text:p>3896.1</text:p>
          </table:table-cell>
          <table:table-cell table:style-name="ce1" table:formula="of:=[.A122]*1000000000000" office:value-type="float" office:value="3.8961E+015" calcext:value-type="float">
            <text:p>3.90E+15</text:p>
          </table:table-cell>
          <table:table-cell office:value-type="float" office:value="1.029" calcext:value-type="float">
            <text:p>1.029</text:p>
          </table:table-cell>
          <table:table-cell office:value-type="float" office:value="0.72" calcext:value-type="float">
            <text:p>0.72</text:p>
          </table:table-cell>
          <table:table-cell office:value-type="float" office:value="-1.57724" calcext:value-type="float">
            <text:p>-1.57724</text:p>
          </table:table-cell>
          <table:table-cell office:value-type="float" office:value="1.48176" calcext:value-type="float">
            <text:p>1.48176</text:p>
          </table:table-cell>
          <table:table-cell table:style-name="ce2" table:formula="of:=1-13.8*13.8*1E+030/([.B122]*[.B122]+1/9.3/9.3*1E+030)" office:value-type="float" office:value="-11.5362404580267" calcext:value-type="float">
            <text:p>-11.536240458</text:p>
          </table:table-cell>
          <table:table-cell table:formula="of:=13.8*13.8/9.3*1E+045/[.B122]/([.B122]*[.B122]+1/9.3/9.3*1E+030)" office:value-type="float" office:value="0.345982609519547" calcext:value-type="float">
            <text:p>0.3459826095</text:p>
          </table:table-cell>
          <table:table-cell table:number-columns-repeated="1016"/>
        </table:table-row>
        <table:table-row table:style-name="ro2">
          <table:table-cell office:value-type="float" office:value="3846.15" calcext:value-type="float">
            <text:p>3846.15</text:p>
          </table:table-cell>
          <table:table-cell table:style-name="ce1" table:formula="of:=[.A123]*1000000000000" office:value-type="float" office:value="3.84615E+015" calcext:value-type="float">
            <text:p>3.85E+15</text:p>
          </table:table-cell>
          <table:table-cell office:value-type="float" office:value="1.028" calcext:value-type="float">
            <text:p>1.028</text:p>
          </table:table-cell>
          <table:table-cell office:value-type="float" office:value="0.73" calcext:value-type="float">
            <text:p>0.73</text:p>
          </table:table-cell>
          <table:table-cell office:value-type="float" office:value="-1.58968" calcext:value-type="float">
            <text:p>-1.58968</text:p>
          </table:table-cell>
          <table:table-cell office:value-type="float" office:value="1.50088" calcext:value-type="float">
            <text:p>1.50088</text:p>
          </table:table-cell>
          <table:table-cell table:style-name="ce2" table:formula="of:=1-13.8*13.8*1E+030/([.B123]*[.B123]+1/9.3/9.3*1E+030)" office:value-type="float" office:value="-11.8637155342154" calcext:value-type="float">
            <text:p>-11.8637155342</text:p>
          </table:table-cell>
          <table:table-cell table:formula="of:=13.8*13.8/9.3*1E+045/[.B123]/([.B123]*[.B123]+1/9.3/9.3*1E+030)" office:value-type="float" office:value="0.359631116501654" calcext:value-type="float">
            <text:p>0.3596311165</text:p>
          </table:table-cell>
          <table:table-cell table:number-columns-repeated="1016"/>
        </table:table-row>
        <table:table-row table:style-name="ro2">
          <table:table-cell office:value-type="float" office:value="3797.47" calcext:value-type="float">
            <text:p>3797.47</text:p>
          </table:table-cell>
          <table:table-cell table:style-name="ce1" table:formula="of:=[.A124]*1000000000000" office:value-type="float" office:value="3.79747E+015" calcext:value-type="float">
            <text:p>3.80E+15</text:p>
          </table:table-cell>
          <table:table-cell office:value-type="float" office:value="1.028" calcext:value-type="float">
            <text:p>1.028</text:p>
          </table:table-cell>
          <table:table-cell office:value-type="float" office:value="0.739" calcext:value-type="float">
            <text:p>0.739</text:p>
          </table:table-cell>
          <table:table-cell office:value-type="float" office:value="-1.6029" calcext:value-type="float">
            <text:p>-1.6029</text:p>
          </table:table-cell>
          <table:table-cell office:value-type="float" office:value="1.51938" calcext:value-type="float">
            <text:p>1.51938</text:p>
          </table:table-cell>
          <table:table-cell table:style-name="ce2" table:formula="of:=1-13.8*13.8*1E+030/([.B124]*[.B124]+1/9.3/9.3*1E+030)" office:value-type="float" office:value="-12.1953650142844" calcext:value-type="float">
            <text:p>-12.1953650143</text:p>
          </table:table-cell>
          <table:table-cell table:formula="of:=13.8*13.8/9.3*1E+045/[.B124]/([.B124]*[.B124]+1/9.3/9.3*1E+030)" office:value-type="float" office:value="0.373632037421984" calcext:value-type="float">
            <text:p>0.3736320374</text:p>
          </table:table-cell>
          <table:table-cell table:number-columns-repeated="1016"/>
        </table:table-row>
        <table:table-row table:style-name="ro2">
          <table:table-cell office:value-type="float" office:value="3750" calcext:value-type="float">
            <text:p>3750</text:p>
          </table:table-cell>
          <table:table-cell table:style-name="ce1" table:formula="of:=[.A125]*1000000000000" office:value-type="float" office:value="3.75E+015" calcext:value-type="float">
            <text:p>3.75E+15</text:p>
          </table:table-cell>
          <table:table-cell office:value-type="float" office:value="1.029" calcext:value-type="float">
            <text:p>1.029</text:p>
          </table:table-cell>
          <table:table-cell office:value-type="float" office:value="0.745" calcext:value-type="float">
            <text:p>0.745</text:p>
          </table:table-cell>
          <table:table-cell office:value-type="float" office:value="-1.61387" calcext:value-type="float">
            <text:p>-1.61387</text:p>
          </table:table-cell>
          <table:table-cell office:value-type="float" office:value="1.53321" calcext:value-type="float">
            <text:p>1.53321</text:p>
          </table:table-cell>
          <table:table-cell table:style-name="ce2" table:formula="of:=1-13.8*13.8*1E+030/([.B125]*[.B125]+1/9.3/9.3*1E+030)" office:value-type="float" office:value="-12.5312747371799" calcext:value-type="float">
            <text:p>-12.5312747372</text:p>
          </table:table-cell>
          <table:table-cell table:formula="of:=13.8*13.8/9.3*1E+045/[.B125]/([.B125]*[.B125]+1/9.3/9.3*1E+030)" office:value-type="float" office:value="0.387993540851037" calcext:value-type="float">
            <text:p>0.3879935409</text:p>
          </table:table-cell>
          <table:table-cell table:number-columns-repeated="1016"/>
        </table:table-row>
        <table:table-row table:style-name="ro2">
          <table:table-cell office:value-type="float" office:value="3703.7" calcext:value-type="float">
            <text:p>3703.7</text:p>
          </table:table-cell>
          <table:table-cell table:style-name="ce1" table:formula="of:=[.A126]*1000000000000" office:value-type="float" office:value="3.7037E+015" calcext:value-type="float">
            <text:p>3.70E+15</text:p>
          </table:table-cell>
          <table:table-cell office:value-type="float" office:value="1.03" calcext:value-type="float">
            <text:p>1.03</text:p>
          </table:table-cell>
          <table:table-cell office:value-type="float" office:value="0.752" calcext:value-type="float">
            <text:p>0.752</text:p>
          </table:table-cell>
          <table:table-cell office:value-type="float" office:value="-1.6264" calcext:value-type="float">
            <text:p>-1.6264</text:p>
          </table:table-cell>
          <table:table-cell office:value-type="float" office:value="1.54912" calcext:value-type="float">
            <text:p>1.54912</text:p>
          </table:table-cell>
          <table:table-cell table:style-name="ce2" table:formula="of:=1-13.8*13.8*1E+030/([.B126]*[.B126]+1/9.3/9.3*1E+030)" office:value-type="float" office:value="-12.8714119179884" calcext:value-type="float">
            <text:p>-12.871411918</text:p>
          </table:table-cell>
          <table:table-cell table:formula="of:=13.8*13.8/9.3*1E+045/[.B126]/([.B126]*[.B126]+1/9.3/9.3*1E+030)" office:value-type="float" office:value="0.402718813241056" calcext:value-type="float">
            <text:p>0.4027188132</text:p>
          </table:table-cell>
          <table:table-cell table:number-columns-repeated="1016"/>
        </table:table-row>
        <table:table-row table:style-name="ro2">
          <table:table-cell office:value-type="float" office:value="3658.54" calcext:value-type="float">
            <text:p>3658.54</text:p>
          </table:table-cell>
          <table:table-cell table:style-name="ce1" table:formula="of:=[.A127]*1000000000000" office:value-type="float" office:value="3.65854E+015" calcext:value-type="float">
            <text:p>3.66E+15</text:p>
          </table:table-cell>
          <table:table-cell office:value-type="float" office:value="1.033" calcext:value-type="float">
            <text:p>1.033</text:p>
          </table:table-cell>
          <table:table-cell office:value-type="float" office:value="0.759" calcext:value-type="float">
            <text:p>0.759</text:p>
          </table:table-cell>
          <table:table-cell office:value-type="float" office:value="-1.64317" calcext:value-type="float">
            <text:p>-1.64317</text:p>
          </table:table-cell>
          <table:table-cell office:value-type="float" office:value="1.56809" calcext:value-type="float">
            <text:p>1.56809</text:p>
          </table:table-cell>
          <table:table-cell table:style-name="ce2" table:formula="of:=1-13.8*13.8*1E+030/([.B127]*[.B127]+1/9.3/9.3*1E+030)" office:value-type="float" office:value="-13.2156777891474" calcext:value-type="float">
            <text:p>-13.2156777891</text:p>
          </table:table-cell>
          <table:table-cell table:formula="of:=13.8*13.8/9.3*1E+045/[.B127]/([.B127]*[.B127]+1/9.3/9.3*1E+030)" office:value-type="float" office:value="0.417808061196378" calcext:value-type="float">
            <text:p>0.4178080612</text:p>
          </table:table-cell>
          <table:table-cell table:number-columns-repeated="1016"/>
        </table:table-row>
        <table:table-row table:style-name="ro2">
          <table:table-cell office:value-type="float" office:value="3614.46" calcext:value-type="float">
            <text:p>3614.46</text:p>
          </table:table-cell>
          <table:table-cell table:style-name="ce1" table:formula="of:=[.A128]*1000000000000" office:value-type="float" office:value="3.61446E+015" calcext:value-type="float">
            <text:p>3.61E+15</text:p>
          </table:table-cell>
          <table:table-cell office:value-type="float" office:value="1.037" calcext:value-type="float">
            <text:p>1.037</text:p>
          </table:table-cell>
          <table:table-cell office:value-type="float" office:value="0.765" calcext:value-type="float">
            <text:p>0.765</text:p>
          </table:table-cell>
          <table:table-cell office:value-type="float" office:value="-1.66059" calcext:value-type="float">
            <text:p>-1.66059</text:p>
          </table:table-cell>
          <table:table-cell office:value-type="float" office:value="1.58661" calcext:value-type="float">
            <text:p>1.58661</text:p>
          </table:table-cell>
          <table:table-cell table:style-name="ce2" table:formula="of:=1-13.8*13.8*1E+030/([.B128]*[.B128]+1/9.3/9.3*1E+030)" office:value-type="float" office:value="-13.5642170570608" calcext:value-type="float">
            <text:p>-13.5642170571</text:p>
          </table:table-cell>
          <table:table-cell table:formula="of:=13.8*13.8/9.3*1E+045/[.B128]/([.B128]*[.B128]+1/9.3/9.3*1E+030)" office:value-type="float" office:value="0.433272147110563" calcext:value-type="float">
            <text:p>0.4332721471</text:p>
          </table:table-cell>
          <table:table-cell table:number-columns-repeated="1016"/>
        </table:table-row>
        <table:table-row table:style-name="ro2">
          <table:table-cell office:value-type="float" office:value="3571.43" calcext:value-type="float">
            <text:p>3571.43</text:p>
          </table:table-cell>
          <table:table-cell table:style-name="ce1" table:formula="of:=[.A129]*1000000000000" office:value-type="float" office:value="3.57143E+015" calcext:value-type="float">
            <text:p>3.57E+15</text:p>
          </table:table-cell>
          <table:table-cell office:value-type="float" office:value="1.041" calcext:value-type="float">
            <text:p>1.041</text:p>
          </table:table-cell>
          <table:table-cell office:value-type="float" office:value="0.77" calcext:value-type="float">
            <text:p>0.77</text:p>
          </table:table-cell>
          <table:table-cell office:value-type="float" office:value="-1.67658" calcext:value-type="float">
            <text:p>-1.67658</text:p>
          </table:table-cell>
          <table:table-cell office:value-type="float" office:value="1.60314" calcext:value-type="float">
            <text:p>1.60314</text:p>
          </table:table-cell>
          <table:table-cell table:style-name="ce2" table:formula="of:=1-13.8*13.8*1E+030/([.B129]*[.B129]+1/9.3/9.3*1E+030)" office:value-type="float" office:value="-13.9169623893399" calcext:value-type="float">
            <text:p>-13.9169623893</text:p>
          </table:table-cell>
          <table:table-cell table:formula="of:=13.8*13.8/9.3*1E+045/[.B129]/([.B129]*[.B129]+1/9.3/9.3*1E+030)" office:value-type="float" office:value="0.449112666485597" calcext:value-type="float">
            <text:p>0.4491126665</text:p>
          </table:table-cell>
          <table:table-cell table:number-columns-repeated="1016"/>
        </table:table-row>
        <table:table-row table:style-name="ro2">
          <table:table-cell office:value-type="float" office:value="3529.41" calcext:value-type="float">
            <text:p>3529.41</text:p>
          </table:table-cell>
          <table:table-cell table:style-name="ce1" table:formula="of:=[.A130]*1000000000000" office:value-type="float" office:value="3.52941E+015" calcext:value-type="float">
            <text:p>3.53E+15</text:p>
          </table:table-cell>
          <table:table-cell office:value-type="float" office:value="1.048" calcext:value-type="float">
            <text:p>1.048</text:p>
          </table:table-cell>
          <table:table-cell office:value-type="float" office:value="0.775" calcext:value-type="float">
            <text:p>0.775</text:p>
          </table:table-cell>
          <table:table-cell office:value-type="float" office:value="-1.69893" calcext:value-type="float">
            <text:p>-1.69893</text:p>
          </table:table-cell>
          <table:table-cell office:value-type="float" office:value="1.6244" calcext:value-type="float">
            <text:p>1.6244</text:p>
          </table:table-cell>
          <table:table-cell table:style-name="ce2" table:formula="of:=1-13.8*13.8*1E+030/([.B130]*[.B130]+1/9.3/9.3*1E+030)" office:value-type="float" office:value="-14.2739383999299" calcext:value-type="float">
            <text:p>-14.2739383999</text:p>
          </table:table-cell>
          <table:table-cell table:formula="of:=13.8*13.8/9.3*1E+045/[.B130]/([.B130]*[.B130]+1/9.3/9.3*1E+030)" office:value-type="float" office:value="0.465335273525718" calcext:value-type="float">
            <text:p>0.4653352735</text:p>
          </table:table-cell>
          <table:table-cell table:number-columns-repeated="1016"/>
        </table:table-row>
        <table:table-row table:style-name="ro2">
          <table:table-cell office:value-type="float" office:value="3488.37" calcext:value-type="float">
            <text:p>3488.37</text:p>
          </table:table-cell>
          <table:table-cell table:style-name="ce1" table:formula="of:=[.A131]*1000000000000" office:value-type="float" office:value="3.48837E+015" calcext:value-type="float">
            <text:p>3.49E+15</text:p>
          </table:table-cell>
          <table:table-cell office:value-type="float" office:value="1.053" calcext:value-type="float">
            <text:p>1.053</text:p>
          </table:table-cell>
          <table:table-cell office:value-type="float" office:value="0.78" calcext:value-type="float">
            <text:p>0.78</text:p>
          </table:table-cell>
          <table:table-cell office:value-type="float" office:value="-1.71721" calcext:value-type="float">
            <text:p>-1.71721</text:p>
          </table:table-cell>
          <table:table-cell office:value-type="float" office:value="1.64268" calcext:value-type="float">
            <text:p>1.64268</text:p>
          </table:table-cell>
          <table:table-cell table:style-name="ce2" table:formula="of:=1-13.8*13.8*1E+030/([.B131]*[.B131]+1/9.3/9.3*1E+030)" office:value-type="float" office:value="-14.6350991983782" calcext:value-type="float">
            <text:p>-14.6350991984</text:p>
          </table:table-cell>
          <table:table-cell table:formula="of:=13.8*13.8/9.3*1E+045/[.B131]/([.B131]*[.B131]+1/9.3/9.3*1E+030)" office:value-type="float" office:value="0.481942414993594" calcext:value-type="float">
            <text:p>0.481942415</text:p>
          </table:table-cell>
          <table:table-cell table:number-columns-repeated="1016"/>
        </table:table-row>
        <table:table-row table:style-name="ro2">
          <table:table-cell office:value-type="float" office:value="3448.28" calcext:value-type="float">
            <text:p>3448.28</text:p>
          </table:table-cell>
          <table:table-cell table:style-name="ce1" table:formula="of:=[.A132]*1000000000000" office:value-type="float" office:value="3.44828E+015" calcext:value-type="float">
            <text:p>3.45E+15</text:p>
          </table:table-cell>
          <table:table-cell office:value-type="float" office:value="1.061" calcext:value-type="float">
            <text:p>1.061</text:p>
          </table:table-cell>
          <table:table-cell office:value-type="float" office:value="0.784" calcext:value-type="float">
            <text:p>0.784</text:p>
          </table:table-cell>
          <table:table-cell office:value-type="float" office:value="-1.74038" calcext:value-type="float">
            <text:p>-1.74038</text:p>
          </table:table-cell>
          <table:table-cell office:value-type="float" office:value="1.66365" calcext:value-type="float">
            <text:p>1.66365</text:p>
          </table:table-cell>
          <table:table-cell table:style-name="ce2" table:formula="of:=1-13.8*13.8*1E+030/([.B132]*[.B132]+1/9.3/9.3*1E+030)" office:value-type="float" office:value="-15.0004073349588" calcext:value-type="float">
            <text:p>-15.000407335</text:p>
          </table:table-cell>
          <table:table-cell table:formula="of:=13.8*13.8/9.3*1E+045/[.B132]/([.B132]*[.B132]+1/9.3/9.3*1E+030)" office:value-type="float" office:value="0.498936834301395" calcext:value-type="float">
            <text:p>0.4989368343</text:p>
          </table:table-cell>
          <table:table-cell table:number-columns-repeated="1016"/>
        </table:table-row>
        <table:table-row table:style-name="ro2">
          <table:table-cell office:value-type="float" office:value="3409.09" calcext:value-type="float">
            <text:p>3409.09</text:p>
          </table:table-cell>
          <table:table-cell table:style-name="ce1" table:formula="of:=[.A133]*1000000000000" office:value-type="float" office:value="3.40909E+015" calcext:value-type="float">
            <text:p>3.41E+15</text:p>
          </table:table-cell>
          <table:table-cell office:value-type="float" office:value="1.07" calcext:value-type="float">
            <text:p>1.07</text:p>
          </table:table-cell>
          <table:table-cell office:value-type="float" office:value="0.789" calcext:value-type="float">
            <text:p>0.789</text:p>
          </table:table-cell>
          <table:table-cell office:value-type="float" office:value="-1.76742" calcext:value-type="float">
            <text:p>-1.76742</text:p>
          </table:table-cell>
          <table:table-cell office:value-type="float" office:value="1.68846" calcext:value-type="float">
            <text:p>1.68846</text:p>
          </table:table-cell>
          <table:table-cell table:style-name="ce2" table:formula="of:=1-13.8*13.8*1E+030/([.B133]*[.B133]+1/9.3/9.3*1E+030)" office:value-type="float" office:value="-15.3700270342791" calcext:value-type="float">
            <text:p>-15.3700270343</text:p>
          </table:table-cell>
          <table:table-cell table:formula="of:=13.8*13.8/9.3*1E+045/[.B133]/([.B133]*[.B133]+1/9.3/9.3*1E+030)" office:value-type="float" office:value="0.516330739486248" calcext:value-type="float">
            <text:p>0.5163307395</text:p>
          </table:table-cell>
          <table:table-cell table:number-columns-repeated="1016"/>
        </table:table-row>
        <table:table-row table:style-name="ro2">
          <table:table-cell office:value-type="float" office:value="3370.79" calcext:value-type="float">
            <text:p>3370.79</text:p>
          </table:table-cell>
          <table:table-cell table:style-name="ce1" table:formula="of:=[.A134]*1000000000000" office:value-type="float" office:value="3.37079E+015" calcext:value-type="float">
            <text:p>3.37E+15</text:p>
          </table:table-cell>
          <table:table-cell office:value-type="float" office:value="1.08" calcext:value-type="float">
            <text:p>1.08</text:p>
          </table:table-cell>
          <table:table-cell office:value-type="float" office:value="0.793" calcext:value-type="float">
            <text:p>0.793</text:p>
          </table:table-cell>
          <table:table-cell office:value-type="float" office:value="-1.79525" calcext:value-type="float">
            <text:p>-1.79525</text:p>
          </table:table-cell>
          <table:table-cell office:value-type="float" office:value="1.71288" calcext:value-type="float">
            <text:p>1.71288</text:p>
          </table:table-cell>
          <table:table-cell table:style-name="ce2" table:formula="of:=1-13.8*13.8*1E+030/([.B134]*[.B134]+1/9.3/9.3*1E+030)" office:value-type="float" office:value="-15.7437631582614" calcext:value-type="float">
            <text:p>-15.7437631583</text:p>
          </table:table-cell>
          <table:table-cell table:formula="of:=13.8*13.8/9.3*1E+045/[.B134]/([.B134]*[.B134]+1/9.3/9.3*1E+030)" office:value-type="float" office:value="0.53411949147626" calcext:value-type="float">
            <text:p>0.5341194915</text:p>
          </table:table-cell>
          <table:table-cell table:number-columns-repeated="1016"/>
        </table:table-row>
        <table:table-row table:style-name="ro2">
          <table:table-cell office:value-type="float" office:value="3333.33" calcext:value-type="float">
            <text:p>3333.33</text:p>
          </table:table-cell>
          <table:table-cell table:style-name="ce1" table:formula="of:=[.A135]*1000000000000" office:value-type="float" office:value="3.33333E+015" calcext:value-type="float">
            <text:p>3.33E+15</text:p>
          </table:table-cell>
          <table:table-cell office:value-type="float" office:value="1.09" calcext:value-type="float">
            <text:p>1.09</text:p>
          </table:table-cell>
          <table:table-cell office:value-type="float" office:value="0.798" calcext:value-type="float">
            <text:p>0.798</text:p>
          </table:table-cell>
          <table:table-cell office:value-type="float" office:value="-1.8249" calcext:value-type="float">
            <text:p>-1.8249</text:p>
          </table:table-cell>
          <table:table-cell office:value-type="float" office:value="1.73964" calcext:value-type="float">
            <text:p>1.73964</text:p>
          </table:table-cell>
          <table:table-cell table:style-name="ce2" table:formula="of:=1-13.8*13.8*1E+030/([.B135]*[.B135]+1/9.3/9.3*1E+030)" office:value-type="float" office:value="-16.1218175760051" calcext:value-type="float">
            <text:p>-16.121817576</text:p>
          </table:table-cell>
          <table:table-cell table:formula="of:=13.8*13.8/9.3*1E+045/[.B135]/([.B135]*[.B135]+1/9.3/9.3*1E+030)" office:value-type="float" office:value="0.552317248317414" calcext:value-type="float">
            <text:p>0.5523172483</text:p>
          </table:table-cell>
          <table:table-cell table:number-columns-repeated="1016"/>
        </table:table-row>
        <table:table-row table:style-name="ro2">
          <table:table-cell office:value-type="float" office:value="3296.7" calcext:value-type="float">
            <text:p>3296.7</text:p>
          </table:table-cell>
          <table:table-cell table:style-name="ce1" table:formula="of:=[.A136]*1000000000000" office:value-type="float" office:value="3.2967E+015" calcext:value-type="float">
            <text:p>3.30E+15</text:p>
          </table:table-cell>
          <table:table-cell office:value-type="float" office:value="1.1" calcext:value-type="float">
            <text:p>1.1</text:p>
          </table:table-cell>
          <table:table-cell office:value-type="float" office:value="0.801" calcext:value-type="float">
            <text:p>0.801</text:p>
          </table:table-cell>
          <table:table-cell office:value-type="float" office:value="-1.8516" calcext:value-type="float">
            <text:p>-1.8516</text:p>
          </table:table-cell>
          <table:table-cell office:value-type="float" office:value="1.7622" calcext:value-type="float">
            <text:p>1.7622</text:p>
          </table:table-cell>
          <table:table-cell table:style-name="ce2" table:formula="of:=1-13.8*13.8*1E+030/([.B136]*[.B136]+1/9.3/9.3*1E+030)" office:value-type="float" office:value="-16.5040096254773" calcext:value-type="float">
            <text:p>-16.5040096255</text:p>
          </table:table-cell>
          <table:table-cell table:formula="of:=13.8*13.8/9.3*1E+045/[.B136]/([.B136]*[.B136]+1/9.3/9.3*1E+030)" office:value-type="float" office:value="0.570919881284911" calcext:value-type="float">
            <text:p>0.5709198813</text:p>
          </table:table-cell>
          <table:table-cell table:number-columns-repeated="1016"/>
        </table:table-row>
        <table:table-row table:style-name="ro2">
          <table:table-cell office:value-type="float" office:value="3260.87" calcext:value-type="float">
            <text:p>3260.87</text:p>
          </table:table-cell>
          <table:table-cell table:style-name="ce1" table:formula="of:=[.A137]*1000000000000" office:value-type="float" office:value="3.26087E+015" calcext:value-type="float">
            <text:p>3.26E+15</text:p>
          </table:table-cell>
          <table:table-cell office:value-type="float" office:value="1.11" calcext:value-type="float">
            <text:p>1.11</text:p>
          </table:table-cell>
          <table:table-cell office:value-type="float" office:value="0.806" calcext:value-type="float">
            <text:p>0.806</text:p>
          </table:table-cell>
          <table:table-cell office:value-type="float" office:value="-1.88174" calcext:value-type="float">
            <text:p>-1.88174</text:p>
          </table:table-cell>
          <table:table-cell office:value-type="float" office:value="1.78932" calcext:value-type="float">
            <text:p>1.78932</text:p>
          </table:table-cell>
          <table:table-cell table:style-name="ce2" table:formula="of:=1-13.8*13.8*1E+030/([.B137]*[.B137]+1/9.3/9.3*1E+030)" office:value-type="float" office:value="-16.8903662340522" calcext:value-type="float">
            <text:p>-16.8903662341</text:p>
          </table:table-cell>
          <table:table-cell table:formula="of:=13.8*13.8/9.3*1E+045/[.B137]/([.B137]*[.B137]+1/9.3/9.3*1E+030)" office:value-type="float" office:value="0.589933144830708" calcext:value-type="float">
            <text:p>0.5899331448</text:p>
          </table:table-cell>
          <table:table-cell table:number-columns-repeated="1016"/>
        </table:table-row>
        <table:table-row table:style-name="ro2">
          <table:table-cell office:value-type="float" office:value="3225.81" calcext:value-type="float">
            <text:p>3225.81</text:p>
          </table:table-cell>
          <table:table-cell table:style-name="ce1" table:formula="of:=[.A138]*1000000000000" office:value-type="float" office:value="3.22581E+015" calcext:value-type="float">
            <text:p>3.23E+15</text:p>
          </table:table-cell>
          <table:table-cell office:value-type="float" office:value="1.121" calcext:value-type="float">
            <text:p>1.121</text:p>
          </table:table-cell>
          <table:table-cell office:value-type="float" office:value="0.809" calcext:value-type="float">
            <text:p>0.809</text:p>
          </table:table-cell>
          <table:table-cell office:value-type="float" office:value="-1.91112" calcext:value-type="float">
            <text:p>-1.91112</text:p>
          </table:table-cell>
          <table:table-cell office:value-type="float" office:value="1.81378" calcext:value-type="float">
            <text:p>1.81378</text:p>
          </table:table-cell>
          <table:table-cell table:style-name="ce2" table:formula="of:=1-13.8*13.8*1E+030/([.B138]*[.B138]+1/9.3/9.3*1E+030)" office:value-type="float" office:value="-17.2809316356664" calcext:value-type="float">
            <text:p>-17.2809316357</text:p>
          </table:table-cell>
          <table:table-cell table:formula="of:=13.8*13.8/9.3*1E+045/[.B138]/([.B138]*[.B138]+1/9.3/9.3*1E+030)" office:value-type="float" office:value="0.609363717555458" calcext:value-type="float">
            <text:p>0.6093637176</text:p>
          </table:table-cell>
          <table:table-cell table:number-columns-repeated="1016"/>
        </table:table-row>
        <table:table-row table:style-name="ro2">
          <table:table-cell office:value-type="float" office:value="3191.49" calcext:value-type="float">
            <text:p>3191.49</text:p>
          </table:table-cell>
          <table:table-cell table:style-name="ce1" table:formula="of:=[.A139]*1000000000000" office:value-type="float" office:value="3.19149E+015" calcext:value-type="float">
            <text:p>3.19E+15</text:p>
          </table:table-cell>
          <table:table-cell office:value-type="float" office:value="1.133" calcext:value-type="float">
            <text:p>1.133</text:p>
          </table:table-cell>
          <table:table-cell office:value-type="float" office:value="0.812" calcext:value-type="float">
            <text:p>0.812</text:p>
          </table:table-cell>
          <table:table-cell office:value-type="float" office:value="-1.94303" calcext:value-type="float">
            <text:p>-1.94303</text:p>
          </table:table-cell>
          <table:table-cell office:value-type="float" office:value="1.83999" calcext:value-type="float">
            <text:p>1.83999</text:p>
          </table:table-cell>
          <table:table-cell table:style-name="ce2" table:formula="of:=1-13.8*13.8*1E+030/([.B139]*[.B139]+1/9.3/9.3*1E+030)" office:value-type="float" office:value="-17.6757690210689" calcext:value-type="float">
            <text:p>-17.6757690211</text:p>
          </table:table-cell>
          <table:table-cell table:formula="of:=13.8*13.8/9.3*1E+045/[.B139]/([.B139]*[.B139]+1/9.3/9.3*1E+030)" office:value-type="float" office:value="0.629219332213653" calcext:value-type="float">
            <text:p>0.6292193322</text:p>
          </table:table-cell>
          <table:table-cell table:number-columns-repeated="1016"/>
        </table:table-row>
        <table:table-row table:style-name="ro2">
          <table:table-cell office:value-type="float" office:value="3157.89" calcext:value-type="float">
            <text:p>3157.89</text:p>
          </table:table-cell>
          <table:table-cell table:style-name="ce1" table:formula="of:=[.A140]*1000000000000" office:value-type="float" office:value="3.15789E+015" calcext:value-type="float">
            <text:p>3.16E+15</text:p>
          </table:table-cell>
          <table:table-cell office:value-type="float" office:value="1.146" calcext:value-type="float">
            <text:p>1.146</text:p>
          </table:table-cell>
          <table:table-cell office:value-type="float" office:value="0.815" calcext:value-type="float">
            <text:p>0.815</text:p>
          </table:table-cell>
          <table:table-cell office:value-type="float" office:value="-1.97754" calcext:value-type="float">
            <text:p>-1.97754</text:p>
          </table:table-cell>
          <table:table-cell office:value-type="float" office:value="1.86798" calcext:value-type="float">
            <text:p>1.86798</text:p>
          </table:table-cell>
          <table:table-cell table:style-name="ce2" table:formula="of:=1-13.8*13.8*1E+030/([.B140]*[.B140]+1/9.3/9.3*1E+030)" office:value-type="float" office:value="-18.0748415726796" calcext:value-type="float">
            <text:p>-18.0748415727</text:p>
          </table:table-cell>
          <table:table-cell table:formula="of:=13.8*13.8/9.3*1E+045/[.B140]/([.B140]*[.B140]+1/9.3/9.3*1E+030)" office:value-type="float" office:value="0.649502748234252" calcext:value-type="float">
            <text:p>0.6495027482</text:p>
          </table:table-cell>
          <table:table-cell table:number-columns-repeated="1016"/>
        </table:table-row>
        <table:table-row table:style-name="ro2">
          <table:table-cell office:value-type="float" office:value="3125" calcext:value-type="float">
            <text:p>3125</text:p>
          </table:table-cell>
          <table:table-cell table:style-name="ce1" table:formula="of:=[.A141]*1000000000000" office:value-type="float" office:value="3.125E+015" calcext:value-type="float">
            <text:p>3.13E+15</text:p>
          </table:table-cell>
          <table:table-cell office:value-type="float" office:value="1.159" calcext:value-type="float">
            <text:p>1.159</text:p>
          </table:table-cell>
          <table:table-cell office:value-type="float" office:value="0.819" calcext:value-type="float">
            <text:p>0.819</text:p>
          </table:table-cell>
          <table:table-cell office:value-type="float" office:value="-2.01404" calcext:value-type="float">
            <text:p>-2.01404</text:p>
          </table:table-cell>
          <table:table-cell office:value-type="float" office:value="1.89844" calcext:value-type="float">
            <text:p>1.89844</text:p>
          </table:table-cell>
          <table:table-cell table:style-name="ce2" table:formula="of:=1-13.8*13.8*1E+030/([.B141]*[.B141]+1/9.3/9.3*1E+030)" office:value-type="float" office:value="-18.4779949907844" calcext:value-type="float">
            <text:p>-18.4779949908</text:p>
          </table:table-cell>
          <table:table-cell table:formula="of:=13.8*13.8/9.3*1E+045/[.B141]/([.B141]*[.B141]+1/9.3/9.3*1E+030)" office:value-type="float" office:value="0.670210580328066" calcext:value-type="float">
            <text:p>0.6702105803</text:p>
          </table:table-cell>
          <table:table-cell table:number-columns-repeated="1016"/>
        </table:table-row>
        <table:table-row table:style-name="ro2">
          <table:table-cell office:value-type="float" office:value="3092.78" calcext:value-type="float">
            <text:p>3092.78</text:p>
          </table:table-cell>
          <table:table-cell table:style-name="ce1" table:formula="of:=[.A142]*1000000000000" office:value-type="float" office:value="3.09278E+015" calcext:value-type="float">
            <text:p>3.09E+15</text:p>
          </table:table-cell>
          <table:table-cell office:value-type="float" office:value="1.17" calcext:value-type="float">
            <text:p>1.17</text:p>
          </table:table-cell>
          <table:table-cell office:value-type="float" office:value="0.823" calcext:value-type="float">
            <text:p>0.823</text:p>
          </table:table-cell>
          <table:table-cell office:value-type="float" office:value="-2.04623" calcext:value-type="float">
            <text:p>-2.04623</text:p>
          </table:table-cell>
          <table:table-cell office:value-type="float" office:value="1.92582" calcext:value-type="float">
            <text:p>1.92582</text:p>
          </table:table-cell>
          <table:table-cell table:style-name="ce2" table:formula="of:=1-13.8*13.8*1E+030/([.B142]*[.B142]+1/9.3/9.3*1E+030)" office:value-type="float" office:value="-18.8854526116967" calcext:value-type="float">
            <text:p>-18.8854526117</text:p>
          </table:table-cell>
          <table:table-cell table:formula="of:=13.8*13.8/9.3*1E+045/[.B142]/([.B142]*[.B142]+1/9.3/9.3*1E+030)" office:value-type="float" office:value="0.691358813409013" calcext:value-type="float">
            <text:p>0.6913588134</text:p>
          </table:table-cell>
          <table:table-cell table:number-columns-repeated="1016"/>
        </table:table-row>
        <table:table-row table:style-name="ro2">
          <table:table-cell office:value-type="float" office:value="3061.22" calcext:value-type="float">
            <text:p>3061.22</text:p>
          </table:table-cell>
          <table:table-cell table:style-name="ce1" table:formula="of:=[.A143]*1000000000000" office:value-type="float" office:value="3.06122E+015" calcext:value-type="float">
            <text:p>3.06E+15</text:p>
          </table:table-cell>
          <table:table-cell office:value-type="float" office:value="1.18" calcext:value-type="float">
            <text:p>1.18</text:p>
          </table:table-cell>
          <table:table-cell office:value-type="float" office:value="0.826" calcext:value-type="float">
            <text:p>0.826</text:p>
          </table:table-cell>
          <table:table-cell office:value-type="float" office:value="-2.07468" calcext:value-type="float">
            <text:p>-2.07468</text:p>
          </table:table-cell>
          <table:table-cell office:value-type="float" office:value="1.94936" calcext:value-type="float">
            <text:p>1.94936</text:p>
          </table:table-cell>
          <table:table-cell table:style-name="ce2" table:formula="of:=1-13.8*13.8*1E+030/([.B143]*[.B143]+1/9.3/9.3*1E+030)" office:value-type="float" office:value="-19.2970810583285" calcext:value-type="float">
            <text:p>-19.2970810583</text:p>
          </table:table-cell>
          <table:table-cell table:formula="of:=13.8*13.8/9.3*1E+045/[.B143]/([.B143]*[.B143]+1/9.3/9.3*1E+030)" office:value-type="float" office:value="0.712945111500927" calcext:value-type="float">
            <text:p>0.7129451115</text:p>
          </table:table-cell>
          <table:table-cell table:number-columns-repeated="1016"/>
        </table:table-row>
        <table:table-row table:style-name="ro2">
          <table:table-cell office:value-type="float" office:value="3030.3" calcext:value-type="float">
            <text:p>3030.3</text:p>
          </table:table-cell>
          <table:table-cell table:style-name="ce1" table:formula="of:=[.A144]*1000000000000" office:value-type="float" office:value="3.0303E+015" calcext:value-type="float">
            <text:p>3.03E+15</text:p>
          </table:table-cell>
          <table:table-cell office:value-type="float" office:value="1.19" calcext:value-type="float">
            <text:p>1.19</text:p>
          </table:table-cell>
          <table:table-cell office:value-type="float" office:value="0.831" calcext:value-type="float">
            <text:p>0.831</text:p>
          </table:table-cell>
          <table:table-cell office:value-type="float" office:value="-2.10666" calcext:value-type="float">
            <text:p>-2.10666</text:p>
          </table:table-cell>
          <table:table-cell office:value-type="float" office:value="1.97778" calcext:value-type="float">
            <text:p>1.97778</text:p>
          </table:table-cell>
          <table:table-cell table:style-name="ce2" table:formula="of:=1-13.8*13.8*1E+030/([.B144]*[.B144]+1/9.3/9.3*1E+030)" office:value-type="float" office:value="-19.7128777357657" calcext:value-type="float">
            <text:p>-19.7128777358</text:p>
          </table:table-cell>
          <table:table-cell table:formula="of:=13.8*13.8/9.3*1E+045/[.B144]/([.B144]*[.B144]+1/9.3/9.3*1E+030)" office:value-type="float" office:value="0.73497381592034" calcext:value-type="float">
            <text:p>0.7349738159</text:p>
          </table:table-cell>
          <table:table-cell table:number-columns-repeated="1016"/>
        </table:table-row>
        <table:table-row table:style-name="ro2">
          <table:table-cell office:value-type="float" office:value="3000" calcext:value-type="float">
            <text:p>3000</text:p>
          </table:table-cell>
          <table:table-cell table:style-name="ce1" table:formula="of:=[.A145]*1000000000000" office:value-type="float" office:value="3E+015" calcext:value-type="float">
            <text:p>3.00E+15</text:p>
          </table:table-cell>
          <table:table-cell office:value-type="float" office:value="1.2" calcext:value-type="float">
            <text:p>1.2</text:p>
          </table:table-cell>
          <table:table-cell office:value-type="float" office:value="0.836" calcext:value-type="float">
            <text:p>0.836</text:p>
          </table:table-cell>
          <table:table-cell office:value-type="float" office:value="-2.1389" calcext:value-type="float">
            <text:p>-2.1389</text:p>
          </table:table-cell>
          <table:table-cell office:value-type="float" office:value="2.0064" calcext:value-type="float">
            <text:p>2.0064</text:p>
          </table:table-cell>
          <table:table-cell table:style-name="ce2" table:formula="of:=1-13.8*13.8*1E+030/([.B145]*[.B145]+1/9.3/9.3*1E+030)" office:value-type="float" office:value="-20.1328512592859" calcext:value-type="float">
            <text:p>-20.1328512593</text:p>
          </table:table-cell>
          <table:table-cell table:formula="of:=13.8*13.8/9.3*1E+045/[.B145]/([.B145]*[.B145]+1/9.3/9.3*1E+030)" office:value-type="float" office:value="0.757449865924225" calcext:value-type="float">
            <text:p>0.7574498659</text:p>
          </table:table-cell>
          <table:table-cell table:number-columns-repeated="1016"/>
        </table:table-row>
        <table:table-row table:style-name="ro2">
          <table:table-cell office:value-type="float" office:value="2970.3" calcext:value-type="float">
            <text:p>2970.3</text:p>
          </table:table-cell>
          <table:table-cell table:style-name="ce1" table:formula="of:=[.A146]*1000000000000" office:value-type="float" office:value="2.9703E+015" calcext:value-type="float">
            <text:p>2.97E+15</text:p>
          </table:table-cell>
          <table:table-cell office:value-type="float" office:value="1.207" calcext:value-type="float">
            <text:p>1.207</text:p>
          </table:table-cell>
          <table:table-cell office:value-type="float" office:value="0.842" calcext:value-type="float">
            <text:p>0.842</text:p>
          </table:table-cell>
          <table:table-cell office:value-type="float" office:value="-2.16581" calcext:value-type="float">
            <text:p>-2.16581</text:p>
          </table:table-cell>
          <table:table-cell office:value-type="float" office:value="2.03259" calcext:value-type="float">
            <text:p>2.03259</text:p>
          </table:table-cell>
          <table:table-cell table:style-name="ce2" table:formula="of:=1-13.8*13.8*1E+030/([.B146]*[.B146]+1/9.3/9.3*1E+030)" office:value-type="float" office:value="-20.5570225824475" calcext:value-type="float">
            <text:p>-20.5570225824</text:p>
          </table:table-cell>
          <table:table-cell table:formula="of:=13.8*13.8/9.3*1E+045/[.B146]/([.B146]*[.B146]+1/9.3/9.3*1E+030)" office:value-type="float" office:value="0.780378890168493" calcext:value-type="float">
            <text:p>0.7803788902</text:p>
          </table:table-cell>
          <table:table-cell table:number-columns-repeated="1016"/>
        </table:table-row>
        <table:table-row table:style-name="ro2">
          <table:table-cell office:value-type="float" office:value="2941.18" calcext:value-type="float">
            <text:p>2941.18</text:p>
          </table:table-cell>
          <table:table-cell table:style-name="ce1" table:formula="of:=[.A147]*1000000000000" office:value-type="float" office:value="2.94118E+015" calcext:value-type="float">
            <text:p>2.94E+15</text:p>
          </table:table-cell>
          <table:table-cell office:value-type="float" office:value="1.21" calcext:value-type="float">
            <text:p>1.21</text:p>
          </table:table-cell>
          <table:table-cell office:value-type="float" office:value="0.848" calcext:value-type="float">
            <text:p>0.848</text:p>
          </table:table-cell>
          <table:table-cell office:value-type="float" office:value="-2.1832" calcext:value-type="float">
            <text:p>-2.1832</text:p>
          </table:table-cell>
          <table:table-cell office:value-type="float" office:value="2.05216" calcext:value-type="float">
            <text:p>2.05216</text:p>
          </table:table-cell>
          <table:table-cell table:style-name="ce2" table:formula="of:=1-13.8*13.8*1E+030/([.B147]*[.B147]+1/9.3/9.3*1E+030)" office:value-type="float" office:value="-20.9854261584752" calcext:value-type="float">
            <text:p>-20.9854261585</text:p>
          </table:table-cell>
          <table:table-cell table:formula="of:=13.8*13.8/9.3*1E+045/[.B147]/([.B147]*[.B147]+1/9.3/9.3*1E+030)" office:value-type="float" office:value="0.803767303638545" calcext:value-type="float">
            <text:p>0.8037673036</text:p>
          </table:table-cell>
          <table:table-cell table:number-columns-repeated="1016"/>
        </table:table-row>
        <table:table-row table:style-name="ro2">
          <table:table-cell office:value-type="float" office:value="2912.62" calcext:value-type="float">
            <text:p>2912.62</text:p>
          </table:table-cell>
          <table:table-cell table:style-name="ce1" table:formula="of:=[.A148]*1000000000000" office:value-type="float" office:value="2.91262E+015" calcext:value-type="float">
            <text:p>2.91E+15</text:p>
          </table:table-cell>
          <table:table-cell office:value-type="float" office:value="1.213" calcext:value-type="float">
            <text:p>1.213</text:p>
          </table:table-cell>
          <table:table-cell office:value-type="float" office:value="0.853" calcext:value-type="float">
            <text:p>0.853</text:p>
          </table:table-cell>
          <table:table-cell office:value-type="float" office:value="-2.19898" calcext:value-type="float">
            <text:p>-2.19898</text:p>
          </table:table-cell>
          <table:table-cell office:value-type="float" office:value="2.06938" calcext:value-type="float">
            <text:p>2.06938</text:p>
          </table:table-cell>
          <table:table-cell table:style-name="ce2" table:formula="of:=1-13.8*13.8*1E+030/([.B148]*[.B148]+1/9.3/9.3*1E+030)" office:value-type="float" office:value="-21.4181111355827" calcext:value-type="float">
            <text:p>-21.4181111356</text:p>
          </table:table-cell>
          <table:table-cell table:formula="of:=13.8*13.8/9.3*1E+045/[.B148]/([.B148]*[.B148]+1/9.3/9.3*1E+030)" office:value-type="float" office:value="0.827622410225588" calcext:value-type="float">
            <text:p>0.8276224102</text:p>
          </table:table-cell>
          <table:table-cell table:number-columns-repeated="1016"/>
        </table:table-row>
        <table:table-row table:style-name="ro2">
          <table:table-cell office:value-type="float" office:value="2884.62" calcext:value-type="float">
            <text:p>2884.62</text:p>
          </table:table-cell>
          <table:table-cell table:style-name="ce1" table:formula="of:=[.A149]*1000000000000" office:value-type="float" office:value="2.88462E+015" calcext:value-type="float">
            <text:p>2.88E+15</text:p>
          </table:table-cell>
          <table:table-cell office:value-type="float" office:value="1.215" calcext:value-type="float">
            <text:p>1.215</text:p>
          </table:table-cell>
          <table:table-cell office:value-type="float" office:value="0.86" calcext:value-type="float">
            <text:p>0.86</text:p>
          </table:table-cell>
          <table:table-cell office:value-type="float" office:value="-2.21583" calcext:value-type="float">
            <text:p>-2.21583</text:p>
          </table:table-cell>
          <table:table-cell office:value-type="float" office:value="2.0898" calcext:value-type="float">
            <text:p>2.0898</text:p>
          </table:table-cell>
          <table:table-cell table:style-name="ce2" table:formula="of:=1-13.8*13.8*1E+030/([.B149]*[.B149]+1/9.3/9.3*1E+030)" office:value-type="float" office:value="-21.8548261040322" calcext:value-type="float">
            <text:p>-21.854826104</text:p>
          </table:table-cell>
          <table:table-cell table:formula="of:=13.8*13.8/9.3*1E+045/[.B149]/([.B149]*[.B149]+1/9.3/9.3*1E+030)" office:value-type="float" office:value="0.851934807090457" calcext:value-type="float">
            <text:p>0.8519348071</text:p>
          </table:table-cell>
          <table:table-cell table:number-columns-repeated="1016"/>
        </table:table-row>
        <table:table-row table:style-name="ro2">
          <table:table-cell office:value-type="float" office:value="2857.14" calcext:value-type="float">
            <text:p>2857.14</text:p>
          </table:table-cell>
          <table:table-cell table:style-name="ce1" table:formula="of:=[.A150]*1000000000000" office:value-type="float" office:value="2.85714E+015" calcext:value-type="float">
            <text:p>2.86E+15</text:p>
          </table:table-cell>
          <table:table-cell office:value-type="float" office:value="1.217" calcext:value-type="float">
            <text:p>1.217</text:p>
          </table:table-cell>
          <table:table-cell office:value-type="float" office:value="0.865" calcext:value-type="float">
            <text:p>0.865</text:p>
          </table:table-cell>
          <table:table-cell office:value-type="float" office:value="-2.22931" calcext:value-type="float">
            <text:p>-2.22931</text:p>
          </table:table-cell>
          <table:table-cell office:value-type="float" office:value="2.10541" calcext:value-type="float">
            <text:p>2.10541</text:p>
          </table:table-cell>
          <table:table-cell table:style-name="ce2" table:formula="of:=1-13.8*13.8*1E+030/([.B150]*[.B150]+1/9.3/9.3*1E+030)" office:value-type="float" office:value="-22.2959514011449" calcext:value-type="float">
            <text:p>-22.2959514011</text:p>
          </table:table-cell>
          <table:table-cell table:formula="of:=13.8*13.8/9.3*1E+045/[.B150]/([.B150]*[.B150]+1/9.3/9.3*1E+030)" office:value-type="float" office:value="0.876730230536757" calcext:value-type="float">
            <text:p>0.8767302305</text:p>
          </table:table-cell>
          <table:table-cell table:number-columns-repeated="1016"/>
        </table:table-row>
        <table:table-row table:style-name="ro2">
          <table:table-cell office:value-type="float" office:value="2830.19" calcext:value-type="float">
            <text:p>2830.19</text:p>
          </table:table-cell>
          <table:table-cell table:style-name="ce1" table:formula="of:=[.A151]*1000000000000" office:value-type="float" office:value="2.83019E+015" calcext:value-type="float">
            <text:p>2.83E+15</text:p>
          </table:table-cell>
          <table:table-cell office:value-type="float" office:value="1.217" calcext:value-type="float">
            <text:p>1.217</text:p>
          </table:table-cell>
          <table:table-cell office:value-type="float" office:value="0.87" calcext:value-type="float">
            <text:p>0.87</text:p>
          </table:table-cell>
          <table:table-cell office:value-type="float" office:value="-2.23799" calcext:value-type="float">
            <text:p>-2.23799</text:p>
          </table:table-cell>
          <table:table-cell office:value-type="float" office:value="2.11758" calcext:value-type="float">
            <text:p>2.11758</text:p>
          </table:table-cell>
          <table:table-cell table:style-name="ce2" table:formula="of:=1-13.8*13.8*1E+030/([.B151]*[.B151]+1/9.3/9.3*1E+030)" office:value-type="float" office:value="-22.7410846484079" calcext:value-type="float">
            <text:p>-22.7410846484</text:p>
          </table:table-cell>
          <table:table-cell table:formula="of:=13.8*13.8/9.3*1E+045/[.B151]/([.B151]*[.B151]+1/9.3/9.3*1E+030)" office:value-type="float" office:value="0.901990608723822" calcext:value-type="float">
            <text:p>0.9019906087</text:p>
          </table:table-cell>
          <table:table-cell table:number-columns-repeated="1016"/>
        </table:table-row>
        <table:table-row table:style-name="ro2">
          <table:table-cell office:value-type="float" office:value="2803.74" calcext:value-type="float">
            <text:p>2803.74</text:p>
          </table:table-cell>
          <table:table-cell table:style-name="ce1" table:formula="of:=[.A152]*1000000000000" office:value-type="float" office:value="2.80374E+015" calcext:value-type="float">
            <text:p>2.80E+15</text:p>
          </table:table-cell>
          <table:table-cell office:value-type="float" office:value="1.218" calcext:value-type="float">
            <text:p>1.218</text:p>
          </table:table-cell>
          <table:table-cell office:value-type="float" office:value="0.878" calcext:value-type="float">
            <text:p>0.878</text:p>
          </table:table-cell>
          <table:table-cell office:value-type="float" office:value="-2.25441" calcext:value-type="float">
            <text:p>-2.25441</text:p>
          </table:table-cell>
          <table:table-cell office:value-type="float" office:value="2.13881" calcext:value-type="float">
            <text:p>2.13881</text:p>
          </table:table-cell>
          <table:table-cell table:style-name="ce2" table:formula="of:=1-13.8*13.8*1E+030/([.B152]*[.B152]+1/9.3/9.3*1E+030)" office:value-type="float" office:value="-23.1904751676936" calcext:value-type="float">
            <text:p>-23.1904751677</text:p>
          </table:table-cell>
          <table:table-cell table:formula="of:=13.8*13.8/9.3*1E+045/[.B152]/([.B152]*[.B152]+1/9.3/9.3*1E+030)" office:value-type="float" office:value="0.927734512514568" calcext:value-type="float">
            <text:p>0.9277345125</text:p>
          </table:table-cell>
          <table:table-cell table:number-columns-repeated="1016"/>
        </table:table-row>
        <table:table-row table:style-name="ro2">
          <table:table-cell office:value-type="float" office:value="2777.78" calcext:value-type="float">
            <text:p>2777.78</text:p>
          </table:table-cell>
          <table:table-cell table:style-name="ce1" table:formula="of:=[.A153]*1000000000000" office:value-type="float" office:value="2.77778E+015" calcext:value-type="float">
            <text:p>2.78E+15</text:p>
          </table:table-cell>
          <table:table-cell office:value-type="float" office:value="1.218" calcext:value-type="float">
            <text:p>1.218</text:p>
          </table:table-cell>
          <table:table-cell office:value-type="float" office:value="0.885" calcext:value-type="float">
            <text:p>0.885</text:p>
          </table:table-cell>
          <table:table-cell office:value-type="float" office:value="-2.26675" calcext:value-type="float">
            <text:p>-2.26675</text:p>
          </table:table-cell>
          <table:table-cell office:value-type="float" office:value="2.15586" calcext:value-type="float">
            <text:p>2.15586</text:p>
          </table:table-cell>
          <table:table-cell table:style-name="ce2" table:formula="of:=1-13.8*13.8*1E+030/([.B153]*[.B153]+1/9.3/9.3*1E+030)" office:value-type="float" office:value="-23.6440569503376" calcext:value-type="float">
            <text:p>-23.6440569503</text:p>
          </table:table-cell>
          <table:table-cell table:formula="of:=13.8*13.8/9.3*1E+045/[.B153]/([.B153]*[.B153]+1/9.3/9.3*1E+030)" office:value-type="float" office:value="0.953962731681591" calcext:value-type="float">
            <text:p>0.9539627317</text:p>
          </table:table-cell>
          <table:table-cell table:number-columns-repeated="1016"/>
        </table:table-row>
        <table:table-row table:style-name="ro2">
          <table:table-cell office:value-type="float" office:value="2752.29" calcext:value-type="float">
            <text:p>2752.29</text:p>
          </table:table-cell>
          <table:table-cell table:style-name="ce1" table:formula="of:=[.A154]*1000000000000" office:value-type="float" office:value="2.75229E+015" calcext:value-type="float">
            <text:p>2.75E+15</text:p>
          </table:table-cell>
          <table:table-cell office:value-type="float" office:value="1.22" calcext:value-type="float">
            <text:p>1.22</text:p>
          </table:table-cell>
          <table:table-cell office:value-type="float" office:value="0.893" calcext:value-type="float">
            <text:p>0.893</text:p>
          </table:table-cell>
          <table:table-cell office:value-type="float" office:value="-2.28585" calcext:value-type="float">
            <text:p>-2.28585</text:p>
          </table:table-cell>
          <table:table-cell office:value-type="float" office:value="2.17892" calcext:value-type="float">
            <text:p>2.17892</text:p>
          </table:table-cell>
          <table:table-cell table:style-name="ce2" table:formula="of:=1-13.8*13.8*1E+030/([.B154]*[.B154]+1/9.3/9.3*1E+030)" office:value-type="float" office:value="-24.1019477488536" calcext:value-type="float">
            <text:p>-24.1019477489</text:p>
          </table:table-cell>
          <table:table-cell table:formula="of:=13.8*13.8/9.3*1E+045/[.B154]/([.B154]*[.B154]+1/9.3/9.3*1E+030)" office:value-type="float" office:value="0.980686688736797" calcext:value-type="float">
            <text:p>0.9806866887</text:p>
          </table:table-cell>
          <table:table-cell table:number-columns-repeated="1016"/>
        </table:table-row>
        <table:table-row table:style-name="ro2">
          <table:table-cell office:value-type="float" office:value="2727.27" calcext:value-type="float">
            <text:p>2727.27</text:p>
          </table:table-cell>
          <table:table-cell table:style-name="ce1" table:formula="of:=[.A155]*1000000000000" office:value-type="float" office:value="2.72727E+015" calcext:value-type="float">
            <text:p>2.73E+15</text:p>
          </table:table-cell>
          <table:table-cell office:value-type="float" office:value="1.222" calcext:value-type="float">
            <text:p>1.222</text:p>
          </table:table-cell>
          <table:table-cell office:value-type="float" office:value="0.9" calcext:value-type="float">
            <text:p>0.9</text:p>
          </table:table-cell>
          <table:table-cell office:value-type="float" office:value="-2.30328" calcext:value-type="float">
            <text:p>-2.30328</text:p>
          </table:table-cell>
          <table:table-cell office:value-type="float" office:value="2.1996" calcext:value-type="float">
            <text:p>2.1996</text:p>
          </table:table-cell>
          <table:table-cell table:style-name="ce2" table:formula="of:=1-13.8*13.8*1E+030/([.B155]*[.B155]+1/9.3/9.3*1E+030)" office:value-type="float" office:value="-24.5639132838967" calcext:value-type="float">
            <text:p>-24.5639132839</text:p>
          </table:table-cell>
          <table:table-cell table:formula="of:=13.8*13.8/9.3*1E+045/[.B155]/([.B155]*[.B155]+1/9.3/9.3*1E+030)" office:value-type="float" office:value="1.00789723055983" calcext:value-type="float">
            <text:p>1.0078972306</text:p>
          </table:table-cell>
          <table:table-cell table:number-columns-repeated="1016"/>
        </table:table-row>
        <table:table-row table:style-name="ro2">
          <table:table-cell office:value-type="float" office:value="2702.7" calcext:value-type="float">
            <text:p>2702.7</text:p>
          </table:table-cell>
          <table:table-cell table:style-name="ce1" table:formula="of:=[.A156]*1000000000000" office:value-type="float" office:value="2.7027E+015" calcext:value-type="float">
            <text:p>2.70E+15</text:p>
          </table:table-cell>
          <table:table-cell office:value-type="float" office:value="1.223" calcext:value-type="float">
            <text:p>1.223</text:p>
          </table:table-cell>
          <table:table-cell office:value-type="float" office:value="0.907" calcext:value-type="float">
            <text:p>0.907</text:p>
          </table:table-cell>
          <table:table-cell office:value-type="float" office:value="-2.31838" calcext:value-type="float">
            <text:p>-2.31838</text:p>
          </table:table-cell>
          <table:table-cell office:value-type="float" office:value="2.21852" calcext:value-type="float">
            <text:p>2.21852</text:p>
          </table:table-cell>
          <table:table-cell table:style-name="ce2" table:formula="of:=1-13.8*13.8*1E+030/([.B156]*[.B156]+1/9.3/9.3*1E+030)" office:value-type="float" office:value="-25.0300865472748" calcext:value-type="float">
            <text:p>-25.0300865473</text:p>
          </table:table-cell>
          <table:table-cell table:formula="of:=13.8*13.8/9.3*1E+045/[.B156]/([.B156]*[.B156]+1/9.3/9.3*1E+030)" office:value-type="float" office:value="1.03560662942294" calcext:value-type="float">
            <text:p>1.0356066294</text:p>
          </table:table-cell>
          <table:table-cell table:number-columns-repeated="1016"/>
        </table:table-row>
        <table:table-row table:style-name="ro2">
          <table:table-cell office:value-type="float" office:value="2678.57" calcext:value-type="float">
            <text:p>2678.57</text:p>
          </table:table-cell>
          <table:table-cell table:style-name="ce1" table:formula="of:=[.A157]*1000000000000" office:value-type="float" office:value="2.67857E+015" calcext:value-type="float">
            <text:p>2.68E+15</text:p>
          </table:table-cell>
          <table:table-cell office:value-type="float" office:value="1.225" calcext:value-type="float">
            <text:p>1.225</text:p>
          </table:table-cell>
          <table:table-cell office:value-type="float" office:value="0.914" calcext:value-type="float">
            <text:p>0.914</text:p>
          </table:table-cell>
          <table:table-cell office:value-type="float" office:value="-2.33602" calcext:value-type="float">
            <text:p>-2.33602</text:p>
          </table:table-cell>
          <table:table-cell office:value-type="float" office:value="2.2393" calcext:value-type="float">
            <text:p>2.2393</text:p>
          </table:table-cell>
          <table:table-cell table:style-name="ce2" table:formula="of:=1-13.8*13.8*1E+030/([.B157]*[.B157]+1/9.3/9.3*1E+030)" office:value-type="float" office:value="-25.5004270915085" calcext:value-type="float">
            <text:p>-25.5004270915</text:p>
          </table:table-cell>
          <table:table-cell table:formula="of:=13.8*13.8/9.3*1E+045/[.B157]/([.B157]*[.B157]+1/9.3/9.3*1E+030)" office:value-type="float" office:value="1.06381699541529" calcext:value-type="float">
            <text:p>1.0638169954</text:p>
          </table:table-cell>
          <table:table-cell table:number-columns-repeated="1016"/>
        </table:table-row>
        <table:table-row table:style-name="ro2">
          <table:table-cell office:value-type="float" office:value="2654.87" calcext:value-type="float">
            <text:p>2654.87</text:p>
          </table:table-cell>
          <table:table-cell table:style-name="ce1" table:formula="of:=[.A158]*1000000000000" office:value-type="float" office:value="2.65487E+015" calcext:value-type="float">
            <text:p>2.65E+15</text:p>
          </table:table-cell>
          <table:table-cell office:value-type="float" office:value="1.228" calcext:value-type="float">
            <text:p>1.228</text:p>
          </table:table-cell>
          <table:table-cell office:value-type="float" office:value="0.922" calcext:value-type="float">
            <text:p>0.922</text:p>
          </table:table-cell>
          <table:table-cell office:value-type="float" office:value="-2.35807" calcext:value-type="float">
            <text:p>-2.35807</text:p>
          </table:table-cell>
          <table:table-cell office:value-type="float" office:value="2.26443" calcext:value-type="float">
            <text:p>2.26443</text:p>
          </table:table-cell>
          <table:table-cell table:style-name="ce2" table:formula="of:=1-13.8*13.8*1E+030/([.B158]*[.B158]+1/9.3/9.3*1E+030)" office:value-type="float" office:value="-25.974898758361" calcext:value-type="float">
            <text:p>-25.9748987584</text:p>
          </table:table-cell>
          <table:table-cell table:formula="of:=13.8*13.8/9.3*1E+045/[.B158]/([.B158]*[.B158]+1/9.3/9.3*1E+030)" office:value-type="float" office:value="1.09253061287779" calcext:value-type="float">
            <text:p>1.0925306129</text:p>
          </table:table-cell>
          <table:table-cell table:number-columns-repeated="1016"/>
        </table:table-row>
        <table:table-row table:style-name="ro2">
          <table:table-cell office:value-type="float" office:value="2631.58" calcext:value-type="float">
            <text:p>2631.58</text:p>
          </table:table-cell>
          <table:table-cell table:style-name="ce1" table:formula="of:=[.A159]*1000000000000" office:value-type="float" office:value="2.63158E+015" calcext:value-type="float">
            <text:p>2.63E+15</text:p>
          </table:table-cell>
          <table:table-cell office:value-type="float" office:value="1.232" calcext:value-type="float">
            <text:p>1.232</text:p>
          </table:table-cell>
          <table:table-cell office:value-type="float" office:value="0.927" calcext:value-type="float">
            <text:p>0.927</text:p>
          </table:table-cell>
          <table:table-cell office:value-type="float" office:value="-2.37715" calcext:value-type="float">
            <text:p>-2.37715</text:p>
          </table:table-cell>
          <table:table-cell office:value-type="float" office:value="2.28413" calcext:value-type="float">
            <text:p>2.28413</text:p>
          </table:table-cell>
          <table:table-cell table:style-name="ce2" table:formula="of:=1-13.8*13.8*1E+030/([.B159]*[.B159]+1/9.3/9.3*1E+030)" office:value-type="float" office:value="-26.4536785510686" calcext:value-type="float">
            <text:p>-26.4536785511</text:p>
          </table:table-cell>
          <table:table-cell table:formula="of:=13.8*13.8/9.3*1E+045/[.B159]/([.B159]*[.B159]+1/9.3/9.3*1E+030)" office:value-type="float" office:value="1.12176276090845" calcext:value-type="float">
            <text:p>1.1217627609</text:p>
          </table:table-cell>
          <table:table-cell table:number-columns-repeated="1016"/>
        </table:table-row>
        <table:table-row table:style-name="ro2">
          <table:table-cell office:value-type="float" office:value="2608.7" calcext:value-type="float">
            <text:p>2608.7</text:p>
          </table:table-cell>
          <table:table-cell table:style-name="ce1" table:formula="of:=[.A160]*1000000000000" office:value-type="float" office:value="2.6087E+015" calcext:value-type="float">
            <text:p>2.61E+15</text:p>
          </table:table-cell>
          <table:table-cell office:value-type="float" office:value="1.237" calcext:value-type="float">
            <text:p>1.237</text:p>
          </table:table-cell>
          <table:table-cell office:value-type="float" office:value="0.932" calcext:value-type="float">
            <text:p>0.932</text:p>
          </table:table-cell>
          <table:table-cell office:value-type="float" office:value="-2.39879" calcext:value-type="float">
            <text:p>-2.39879</text:p>
          </table:table-cell>
          <table:table-cell office:value-type="float" office:value="2.30577" calcext:value-type="float">
            <text:p>2.30577</text:p>
          </table:table-cell>
          <table:table-cell table:style-name="ce2" table:formula="of:=1-13.8*13.8*1E+030/([.B160]*[.B160]+1/9.3/9.3*1E+030)" office:value-type="float" office:value="-26.9365433581267" calcext:value-type="float">
            <text:p>-26.9365433581</text:p>
          </table:table-cell>
          <table:table-cell table:formula="of:=13.8*13.8/9.3*1E+045/[.B160]/([.B160]*[.B160]+1/9.3/9.3*1E+030)" office:value-type="float" office:value="1.15150434827575" calcext:value-type="float">
            <text:p>1.1515043483</text:p>
          </table:table-cell>
          <table:table-cell table:number-columns-repeated="1016"/>
        </table:table-row>
        <table:table-row table:style-name="ro2">
          <table:table-cell office:value-type="float" office:value="2586.21" calcext:value-type="float">
            <text:p>2586.21</text:p>
          </table:table-cell>
          <table:table-cell table:style-name="ce1" table:formula="of:=[.A161]*1000000000000" office:value-type="float" office:value="2.58621E+015" calcext:value-type="float">
            <text:p>2.59E+15</text:p>
          </table:table-cell>
          <table:table-cell office:value-type="float" office:value="1.242" calcext:value-type="float">
            <text:p>1.242</text:p>
          </table:table-cell>
          <table:table-cell office:value-type="float" office:value="0.935" calcext:value-type="float">
            <text:p>0.935</text:p>
          </table:table-cell>
          <table:table-cell office:value-type="float" office:value="-2.41679" calcext:value-type="float">
            <text:p>-2.41679</text:p>
          </table:table-cell>
          <table:table-cell office:value-type="float" office:value="2.32254" calcext:value-type="float">
            <text:p>2.32254</text:p>
          </table:table-cell>
          <table:table-cell table:style-name="ce2" table:formula="of:=1-13.8*13.8*1E+030/([.B161]*[.B161]+1/9.3/9.3*1E+030)" office:value-type="float" office:value="-27.4236931092761" calcext:value-type="float">
            <text:p>-27.4236931093</text:p>
          </table:table-cell>
          <table:table-cell table:formula="of:=13.8*13.8/9.3*1E+045/[.B161]/([.B161]*[.B161]+1/9.3/9.3*1E+030)" office:value-type="float" office:value="1.18177220218735" calcext:value-type="float">
            <text:p>1.1817722022</text:p>
          </table:table-cell>
          <table:table-cell table:number-columns-repeated="1016"/>
        </table:table-row>
        <table:table-row table:style-name="ro2">
          <table:table-cell office:value-type="float" office:value="2564.1" calcext:value-type="float">
            <text:p>2564.1</text:p>
          </table:table-cell>
          <table:table-cell table:style-name="ce1" table:formula="of:=[.A162]*1000000000000" office:value-type="float" office:value="2.5641E+015" calcext:value-type="float">
            <text:p>2.56E+15</text:p>
          </table:table-cell>
          <table:table-cell office:value-type="float" office:value="1.247" calcext:value-type="float">
            <text:p>1.247</text:p>
          </table:table-cell>
          <table:table-cell office:value-type="float" office:value="0.942" calcext:value-type="float">
            <text:p>0.942</text:p>
          </table:table-cell>
          <table:table-cell office:value-type="float" office:value="-2.44237" calcext:value-type="float">
            <text:p>-2.44237</text:p>
          </table:table-cell>
          <table:table-cell office:value-type="float" office:value="2.34935" calcext:value-type="float">
            <text:p>2.34935</text:p>
          </table:table-cell>
          <table:table-cell table:style-name="ce2" table:formula="of:=1-13.8*13.8*1E+030/([.B162]*[.B162]+1/9.3/9.3*1E+030)" office:value-type="float" office:value="-27.9151321181857" calcext:value-type="float">
            <text:p>-27.9151321182</text:p>
          </table:table-cell>
          <table:table-cell table:formula="of:=13.8*13.8/9.3*1E+045/[.B162]/([.B162]*[.B162]+1/9.3/9.3*1E+030)" office:value-type="float" office:value="1.21257126914034" calcext:value-type="float">
            <text:p>1.2125712691</text:p>
          </table:table-cell>
          <table:table-cell table:number-columns-repeated="1016"/>
        </table:table-row>
        <table:table-row table:style-name="ro2">
          <table:table-cell office:value-type="float" office:value="2542.37" calcext:value-type="float">
            <text:p>2542.37</text:p>
          </table:table-cell>
          <table:table-cell table:style-name="ce1" table:formula="of:=[.A163]*1000000000000" office:value-type="float" office:value="2.54237E+015" calcext:value-type="float">
            <text:p>2.54E+15</text:p>
          </table:table-cell>
          <table:table-cell office:value-type="float" office:value="1.25" calcext:value-type="float">
            <text:p>1.25</text:p>
          </table:table-cell>
          <table:table-cell office:value-type="float" office:value="0.95" calcext:value-type="float">
            <text:p>0.95</text:p>
          </table:table-cell>
          <table:table-cell office:value-type="float" office:value="-2.465" calcext:value-type="float">
            <text:p>-2.465</text:p>
          </table:table-cell>
          <table:table-cell office:value-type="float" office:value="2.375" calcext:value-type="float">
            <text:p>2.375</text:p>
          </table:table-cell>
          <table:table-cell table:style-name="ce2" table:formula="of:=1-13.8*13.8*1E+030/([.B163]*[.B163]+1/9.3/9.3*1E+030)" office:value-type="float" office:value="-28.4106416566929" calcext:value-type="float">
            <text:p>-28.4106416567</text:p>
          </table:table-cell>
          <table:table-cell table:formula="of:=13.8*13.8/9.3*1E+045/[.B163]/([.B163]*[.B163]+1/9.3/9.3*1E+030)" office:value-type="float" office:value="1.24389234719619" calcext:value-type="float">
            <text:p>1.2438923472</text:p>
          </table:table-cell>
          <table:table-cell table:number-columns-repeated="1016"/>
        </table:table-row>
        <table:table-row table:style-name="ro2">
          <table:table-cell office:value-type="float" office:value="2521.01" calcext:value-type="float">
            <text:p>2521.01</text:p>
          </table:table-cell>
          <table:table-cell table:style-name="ce1" table:formula="of:=[.A164]*1000000000000" office:value-type="float" office:value="2.52101E+015" calcext:value-type="float">
            <text:p>2.52E+15</text:p>
          </table:table-cell>
          <table:table-cell office:value-type="float" office:value="1.255" calcext:value-type="float">
            <text:p>1.255</text:p>
          </table:table-cell>
          <table:table-cell office:value-type="float" office:value="0.955" calcext:value-type="float">
            <text:p>0.955</text:p>
          </table:table-cell>
          <table:table-cell office:value-type="float" office:value="-2.48705" calcext:value-type="float">
            <text:p>-2.48705</text:p>
          </table:table-cell>
          <table:table-cell office:value-type="float" office:value="2.39705" calcext:value-type="float">
            <text:p>2.39705</text:p>
          </table:table-cell>
          <table:table-cell table:style-name="ce2" table:formula="of:=1-13.8*13.8*1E+030/([.B164]*[.B164]+1/9.3/9.3*1E+030)" office:value-type="float" office:value="-28.9102247976668" calcext:value-type="float">
            <text:p>-28.9102247977</text:p>
          </table:table-cell>
          <table:table-cell table:formula="of:=13.8*13.8/9.3*1E+045/[.B164]/([.B164]*[.B164]+1/9.3/9.3*1E+030)" office:value-type="float" office:value="1.27573996297127" calcext:value-type="float">
            <text:p>1.275739963</text:p>
          </table:table-cell>
          <table:table-cell table:number-columns-repeated="1016"/>
        </table:table-row>
        <table:table-row table:style-name="ro2">
          <table:table-cell office:value-type="float" office:value="2500" calcext:value-type="float">
            <text:p>2500</text:p>
          </table:table-cell>
          <table:table-cell table:style-name="ce1" table:formula="of:=[.A165]*1000000000000" office:value-type="float" office:value="2.5E+015" calcext:value-type="float">
            <text:p>2.50E+15</text:p>
          </table:table-cell>
          <table:table-cell office:value-type="float" office:value="1.26" calcext:value-type="float">
            <text:p>1.26</text:p>
          </table:table-cell>
          <table:table-cell office:value-type="float" office:value="0.962" calcext:value-type="float">
            <text:p>0.962</text:p>
          </table:table-cell>
          <table:table-cell office:value-type="float" office:value="-2.51304" calcext:value-type="float">
            <text:p>-2.51304</text:p>
          </table:table-cell>
          <table:table-cell office:value-type="float" office:value="2.42424" calcext:value-type="float">
            <text:p>2.42424</text:p>
          </table:table-cell>
          <table:table-cell table:style-name="ce2" table:formula="of:=1-13.8*13.8*1E+030/([.B165]*[.B165]+1/9.3/9.3*1E+030)" office:value-type="float" office:value="-29.4141361338719" calcext:value-type="float">
            <text:p>-29.4141361339</text:p>
          </table:table-cell>
          <table:table-cell table:formula="of:=13.8*13.8/9.3*1E+045/[.B165]/([.B165]*[.B165]+1/9.3/9.3*1E+030)" office:value-type="float" office:value="1.30813488747836" calcext:value-type="float">
            <text:p>1.3081348875</text:p>
          </table:table-cell>
          <table:table-cell table:number-columns-repeated="1016"/>
        </table:table-row>
        <table:table-row table:style-name="ro2">
          <table:table-cell office:value-type="float" office:value="2479.34" calcext:value-type="float">
            <text:p>2479.34</text:p>
          </table:table-cell>
          <table:table-cell table:style-name="ce1" table:formula="of:=[.A166]*1000000000000" office:value-type="float" office:value="2.47934E+015" calcext:value-type="float">
            <text:p>2.48E+15</text:p>
          </table:table-cell>
          <table:table-cell office:value-type="float" office:value="1.265" calcext:value-type="float">
            <text:p>1.265</text:p>
          </table:table-cell>
          <table:table-cell office:value-type="float" office:value="0.967" calcext:value-type="float">
            <text:p>0.967</text:p>
          </table:table-cell>
          <table:table-cell office:value-type="float" office:value="-2.53531" calcext:value-type="float">
            <text:p>-2.53531</text:p>
          </table:table-cell>
          <table:table-cell office:value-type="float" office:value="2.44651" calcext:value-type="float">
            <text:p>2.44651</text:p>
          </table:table-cell>
          <table:table-cell table:style-name="ce2" table:formula="of:=1-13.8*13.8*1E+030/([.B166]*[.B166]+1/9.3/9.3*1E+030)" office:value-type="float" office:value="-29.9221660887396" calcext:value-type="float">
            <text:p>-29.9221660887</text:p>
          </table:table-cell>
          <table:table-cell table:formula="of:=13.8*13.8/9.3*1E+045/[.B166]/([.B166]*[.B166]+1/9.3/9.3*1E+030)" office:value-type="float" office:value="1.3410682260454" calcext:value-type="float">
            <text:p>1.341068226</text:p>
          </table:table-cell>
          <table:table-cell table:number-columns-repeated="1016"/>
        </table:table-row>
        <table:table-row table:style-name="ro2">
          <table:table-cell office:value-type="float" office:value="2459.02" calcext:value-type="float">
            <text:p>2459.02</text:p>
          </table:table-cell>
          <table:table-cell table:style-name="ce1" table:formula="of:=[.A167]*1000000000000" office:value-type="float" office:value="2.45902E+015" calcext:value-type="float">
            <text:p>2.46E+15</text:p>
          </table:table-cell>
          <table:table-cell office:value-type="float" office:value="1.27" calcext:value-type="float">
            <text:p>1.27</text:p>
          </table:table-cell>
          <table:table-cell office:value-type="float" office:value="0.975" calcext:value-type="float">
            <text:p>0.975</text:p>
          </table:table-cell>
          <table:table-cell office:value-type="float" office:value="-2.56352" calcext:value-type="float">
            <text:p>-2.56352</text:p>
          </table:table-cell>
          <table:table-cell office:value-type="float" office:value="2.4765" calcext:value-type="float">
            <text:p>2.4765</text:p>
          </table:table-cell>
          <table:table-cell table:style-name="ce2" table:formula="of:=1-13.8*13.8*1E+030/([.B167]*[.B167]+1/9.3/9.3*1E+030)" office:value-type="float" office:value="-30.4343460889435" calcext:value-type="float">
            <text:p>-30.4343460889</text:p>
          </table:table-cell>
          <table:table-cell table:formula="of:=13.8*13.8/9.3*1E+045/[.B167]/([.B167]*[.B167]+1/9.3/9.3*1E+030)" office:value-type="float" office:value="1.37454645097026" calcext:value-type="float">
            <text:p>1.374546451</text:p>
          </table:table-cell>
          <table:table-cell table:number-columns-repeated="1016"/>
        </table:table-row>
        <table:table-row table:style-name="ro2">
          <table:table-cell office:value-type="float" office:value="2439.02" calcext:value-type="float">
            <text:p>2439.02</text:p>
          </table:table-cell>
          <table:table-cell table:style-name="ce1" table:formula="of:=[.A168]*1000000000000" office:value-type="float" office:value="2.43902E+015" calcext:value-type="float">
            <text:p>2.44E+15</text:p>
          </table:table-cell>
          <table:table-cell office:value-type="float" office:value="1.275" calcext:value-type="float">
            <text:p>1.275</text:p>
          </table:table-cell>
          <table:table-cell office:value-type="float" office:value="0.982" calcext:value-type="float">
            <text:p>0.982</text:p>
          </table:table-cell>
          <table:table-cell office:value-type="float" office:value="-2.58995" calcext:value-type="float">
            <text:p>-2.58995</text:p>
          </table:table-cell>
          <table:table-cell office:value-type="float" office:value="2.5041" calcext:value-type="float">
            <text:p>2.5041</text:p>
          </table:table-cell>
          <table:table-cell table:style-name="ce2" table:formula="of:=1-13.8*13.8*1E+030/([.B168]*[.B168]+1/9.3/9.3*1E+030)" office:value-type="float" office:value="-30.9509798245741" calcext:value-type="float">
            <text:p>-30.9509798246</text:p>
          </table:table-cell>
          <table:table-cell table:formula="of:=13.8*13.8/9.3*1E+045/[.B168]/([.B168]*[.B168]+1/9.3/9.3*1E+030)" office:value-type="float" office:value="1.40859411913344" calcext:value-type="float">
            <text:p>1.4085941191</text:p>
          </table:table-cell>
          <table:table-cell table:number-columns-repeated="1016"/>
        </table:table-row>
        <table:table-row table:style-name="ro2">
          <table:table-cell office:value-type="float" office:value="2419.35" calcext:value-type="float">
            <text:p>2419.35</text:p>
          </table:table-cell>
          <table:table-cell table:style-name="ce1" table:formula="of:=[.A169]*1000000000000" office:value-type="float" office:value="2.41935E+015" calcext:value-type="float">
            <text:p>2.42E+15</text:p>
          </table:table-cell>
          <table:table-cell office:value-type="float" office:value="1.28" calcext:value-type="float">
            <text:p>1.28</text:p>
          </table:table-cell>
          <table:table-cell office:value-type="float" office:value="0.987" calcext:value-type="float">
            <text:p>0.987</text:p>
          </table:table-cell>
          <table:table-cell office:value-type="float" office:value="-2.61257" calcext:value-type="float">
            <text:p>-2.61257</text:p>
          </table:table-cell>
          <table:table-cell office:value-type="float" office:value="2.52672" calcext:value-type="float">
            <text:p>2.52672</text:p>
          </table:table-cell>
          <table:table-cell table:style-name="ce2" table:formula="of:=1-13.8*13.8*1E+030/([.B169]*[.B169]+1/9.3/9.3*1E+030)" office:value-type="float" office:value="-31.4716044454081" calcext:value-type="float">
            <text:p>-31.4716044454</text:p>
          </table:table-cell>
          <table:table-cell table:formula="of:=13.8*13.8/9.3*1E+045/[.B169]/([.B169]*[.B169]+1/9.3/9.3*1E+030)" office:value-type="float" office:value="1.44318530616653" calcext:value-type="float">
            <text:p>1.4431853062</text:p>
          </table:table-cell>
          <table:table-cell table:number-columns-repeated="1016"/>
        </table:table-row>
        <table:table-row table:style-name="ro2">
          <table:table-cell office:value-type="float" office:value="2400" calcext:value-type="float">
            <text:p>2400</text:p>
          </table:table-cell>
          <table:table-cell table:style-name="ce1" table:formula="of:=[.A170]*1000000000000" office:value-type="float" office:value="2.4E+015" calcext:value-type="float">
            <text:p>2.40E+15</text:p>
          </table:table-cell>
          <table:table-cell office:value-type="float" office:value="1.285" calcext:value-type="float">
            <text:p>1.285</text:p>
          </table:table-cell>
          <table:table-cell office:value-type="float" office:value="0.994" calcext:value-type="float">
            <text:p>0.994</text:p>
          </table:table-cell>
          <table:table-cell office:value-type="float" office:value="-2.63926" calcext:value-type="float">
            <text:p>-2.63926</text:p>
          </table:table-cell>
          <table:table-cell office:value-type="float" office:value="2.55458" calcext:value-type="float">
            <text:p>2.55458</text:p>
          </table:table-cell>
          <table:table-cell table:style-name="ce2" table:formula="of:=1-13.8*13.8*1E+030/([.B170]*[.B170]+1/9.3/9.3*1E+030)" office:value-type="float" office:value="-31.9962666953002" calcext:value-type="float">
            <text:p>-31.9962666953</text:p>
          </table:table-cell>
          <table:table-cell table:formula="of:=13.8*13.8/9.3*1E+045/[.B170]/([.B170]*[.B170]+1/9.3/9.3*1E+030)" office:value-type="float" office:value="1.47832736090055" calcext:value-type="float">
            <text:p>1.4783273609</text:p>
          </table:table-cell>
          <table:table-cell table:number-columns-repeated="1016"/>
        </table:table-row>
        <table:table-row table:style-name="ro2">
          <table:table-cell office:value-type="float" office:value="2380.95" calcext:value-type="float">
            <text:p>2380.95</text:p>
          </table:table-cell>
          <table:table-cell table:style-name="ce1" table:formula="of:=[.A171]*1000000000000" office:value-type="float" office:value="2.38095E+015" calcext:value-type="float">
            <text:p>2.38E+15</text:p>
          </table:table-cell>
          <table:table-cell office:value-type="float" office:value="1.29" calcext:value-type="float">
            <text:p>1.29</text:p>
          </table:table-cell>
          <table:table-cell office:value-type="float" office:value="1" calcext:value-type="float">
            <text:p>1</text:p>
          </table:table-cell>
          <table:table-cell office:value-type="float" office:value="-2.6641" calcext:value-type="float">
            <text:p>-2.6641</text:p>
          </table:table-cell>
          <table:table-cell office:value-type="float" office:value="2.58" calcext:value-type="float">
            <text:p>2.58</text:p>
          </table:table-cell>
          <table:table-cell table:style-name="ce2" table:formula="of:=1-13.8*13.8*1E+030/([.B171]*[.B171]+1/9.3/9.3*1E+030)" office:value-type="float" office:value="-32.5253067745362" calcext:value-type="float">
            <text:p>-32.5253067745</text:p>
          </table:table-cell>
          <table:table-cell table:formula="of:=13.8*13.8/9.3*1E+045/[.B171]/([.B171]*[.B171]+1/9.3/9.3*1E+030)" office:value-type="float" office:value="1.51404762644604" calcext:value-type="float">
            <text:p>1.5140476264</text:p>
          </table:table-cell>
          <table:table-cell table:number-columns-repeated="1016"/>
        </table:table-row>
        <table:table-row table:style-name="ro2">
          <table:table-cell office:value-type="float" office:value="2362.2" calcext:value-type="float">
            <text:p>2362.2</text:p>
          </table:table-cell>
          <table:table-cell table:style-name="ce1" table:formula="of:=[.A172]*1000000000000" office:value-type="float" office:value="2.3622E+015" calcext:value-type="float">
            <text:p>2.36E+15</text:p>
          </table:table-cell>
          <table:table-cell office:value-type="float" office:value="1.295" calcext:value-type="float">
            <text:p>1.295</text:p>
          </table:table-cell>
          <table:table-cell office:value-type="float" office:value="1.005" calcext:value-type="float">
            <text:p>1.005</text:p>
          </table:table-cell>
          <table:table-cell office:value-type="float" office:value="-2.68705" calcext:value-type="float">
            <text:p>-2.68705</text:p>
          </table:table-cell>
          <table:table-cell office:value-type="float" office:value="2.60295" calcext:value-type="float">
            <text:p>2.60295</text:p>
          </table:table-cell>
          <table:table-cell table:style-name="ce2" table:formula="of:=1-13.8*13.8*1E+030/([.B172]*[.B172]+1/9.3/9.3*1E+030)" office:value-type="float" office:value="-33.0585294523194" calcext:value-type="float">
            <text:p>-33.0585294523</text:p>
          </table:table-cell>
          <table:table-cell table:formula="of:=13.8*13.8/9.3*1E+045/[.B172]/([.B172]*[.B172]+1/9.3/9.3*1E+030)" office:value-type="float" office:value="1.55033759545819" calcext:value-type="float">
            <text:p>1.5503375955</text:p>
          </table:table-cell>
          <table:table-cell table:number-columns-repeated="1016"/>
        </table:table-row>
        <table:table-row table:style-name="ro2">
          <table:table-cell office:value-type="float" office:value="2343.75" calcext:value-type="float">
            <text:p>2343.75</text:p>
          </table:table-cell>
          <table:table-cell table:style-name="ce1" table:formula="of:=[.A173]*1000000000000" office:value-type="float" office:value="2.34375E+015" calcext:value-type="float">
            <text:p>2.34E+15</text:p>
          </table:table-cell>
          <table:table-cell office:value-type="float" office:value="1.3" calcext:value-type="float">
            <text:p>1.3</text:p>
          </table:table-cell>
          <table:table-cell office:value-type="float" office:value="1.012" calcext:value-type="float">
            <text:p>1.012</text:p>
          </table:table-cell>
          <table:table-cell office:value-type="float" office:value="-2.71414" calcext:value-type="float">
            <text:p>-2.71414</text:p>
          </table:table-cell>
          <table:table-cell office:value-type="float" office:value="2.6312" calcext:value-type="float">
            <text:p>2.6312</text:p>
          </table:table-cell>
          <table:table-cell table:style-name="ce2" table:formula="of:=1-13.8*13.8*1E+030/([.B173]*[.B173]+1/9.3/9.3*1E+030)" office:value-type="float" office:value="-33.5957267972603" calcext:value-type="float">
            <text:p>-33.5957267973</text:p>
          </table:table-cell>
          <table:table-cell table:formula="of:=13.8*13.8/9.3*1E+045/[.B173]/([.B173]*[.B173]+1/9.3/9.3*1E+030)" office:value-type="float" office:value="1.5871874659675" calcext:value-type="float">
            <text:p>1.587187466</text:p>
          </table:table-cell>
          <table:table-cell table:number-columns-repeated="1016"/>
        </table:table-row>
        <table:table-row table:style-name="ro2">
          <table:table-cell office:value-type="float" office:value="2325.58" calcext:value-type="float">
            <text:p>2325.58</text:p>
          </table:table-cell>
          <table:table-cell table:style-name="ce1" table:formula="of:=[.A174]*1000000000000" office:value-type="float" office:value="2.32558E+015" calcext:value-type="float">
            <text:p>2.33E+15</text:p>
          </table:table-cell>
          <table:table-cell office:value-type="float" office:value="1.304" calcext:value-type="float">
            <text:p>1.304</text:p>
          </table:table-cell>
          <table:table-cell office:value-type="float" office:value="1.017" calcext:value-type="float">
            <text:p>1.017</text:p>
          </table:table-cell>
          <table:table-cell office:value-type="float" office:value="-2.7347" calcext:value-type="float">
            <text:p>-2.7347</text:p>
          </table:table-cell>
          <table:table-cell office:value-type="float" office:value="2.65234" calcext:value-type="float">
            <text:p>2.65234</text:p>
          </table:table-cell>
          <table:table-cell table:style-name="ce2" table:formula="of:=1-13.8*13.8*1E+030/([.B174]*[.B174]+1/9.3/9.3*1E+030)" office:value-type="float" office:value="-34.1372810036934" calcext:value-type="float">
            <text:p>-34.1372810037</text:p>
          </table:table-cell>
          <table:table-cell table:formula="of:=13.8*13.8/9.3*1E+045/[.B174]/([.B174]*[.B174]+1/9.3/9.3*1E+030)" office:value-type="float" office:value="1.62462794591528" calcext:value-type="float">
            <text:p>1.6246279459</text:p>
          </table:table-cell>
          <table:table-cell table:number-columns-repeated="1016"/>
        </table:table-row>
        <table:table-row table:style-name="ro2">
          <table:table-cell office:value-type="float" office:value="2307.69" calcext:value-type="float">
            <text:p>2307.69</text:p>
          </table:table-cell>
          <table:table-cell table:style-name="ce1" table:formula="of:=[.A175]*1000000000000" office:value-type="float" office:value="2.30769E+015" calcext:value-type="float">
            <text:p>2.31E+15</text:p>
          </table:table-cell>
          <table:table-cell office:value-type="float" office:value="1.308" calcext:value-type="float">
            <text:p>1.308</text:p>
          </table:table-cell>
          <table:table-cell office:value-type="float" office:value="1.02" calcext:value-type="float">
            <text:p>1.02</text:p>
          </table:table-cell>
          <table:table-cell office:value-type="float" office:value="-2.75126" calcext:value-type="float">
            <text:p>-2.75126</text:p>
          </table:table-cell>
          <table:table-cell office:value-type="float" office:value="2.66832" calcext:value-type="float">
            <text:p>2.66832</text:p>
          </table:table-cell>
          <table:table-cell table:style-name="ce2" table:formula="of:=1-13.8*13.8*1E+030/([.B175]*[.B175]+1/9.3/9.3*1E+030)" office:value-type="float" office:value="-34.6830002768629" calcext:value-type="float">
            <text:p>-34.6830002769</text:p>
          </table:table-cell>
          <table:table-cell table:formula="of:=13.8*13.8/9.3*1E+045/[.B175]/([.B175]*[.B175]+1/9.3/9.3*1E+030)" office:value-type="float" office:value="1.66265042107055" calcext:value-type="float">
            <text:p>1.6626504211</text:p>
          </table:table-cell>
          <table:table-cell table:number-columns-repeated="1016"/>
        </table:table-row>
        <table:table-row table:style-name="ro2">
          <table:table-cell office:value-type="float" office:value="2290.08" calcext:value-type="float">
            <text:p>2290.08</text:p>
          </table:table-cell>
          <table:table-cell table:style-name="ce1" table:formula="of:=[.A176]*1000000000000" office:value-type="float" office:value="2.29008E+015" calcext:value-type="float">
            <text:p>2.29E+15</text:p>
          </table:table-cell>
          <table:table-cell office:value-type="float" office:value="1.313" calcext:value-type="float">
            <text:p>1.313</text:p>
          </table:table-cell>
          <table:table-cell office:value-type="float" office:value="1.027" calcext:value-type="float">
            <text:p>1.027</text:p>
          </table:table-cell>
          <table:table-cell office:value-type="float" office:value="-2.7787" calcext:value-type="float">
            <text:p>-2.7787</text:p>
          </table:table-cell>
          <table:table-cell office:value-type="float" office:value="2.6969" calcext:value-type="float">
            <text:p>2.6969</text:p>
          </table:table-cell>
          <table:table-cell table:style-name="ce2" table:formula="of:=1-13.8*13.8*1E+030/([.B176]*[.B176]+1/9.3/9.3*1E+030)" office:value-type="float" office:value="-35.232680681583" calcext:value-type="float">
            <text:p>-35.2326806816</text:p>
          </table:table-cell>
          <table:table-cell table:formula="of:=13.8*13.8/9.3*1E+045/[.B176]/([.B176]*[.B176]+1/9.3/9.3*1E+030)" office:value-type="float" office:value="1.70124500893536" calcext:value-type="float">
            <text:p>1.7012450089</text:p>
          </table:table-cell>
          <table:table-cell table:number-columns-repeated="1016"/>
        </table:table-row>
        <table:table-row table:style-name="ro2">
          <table:table-cell office:value-type="float" office:value="2272.73" calcext:value-type="float">
            <text:p>2272.73</text:p>
          </table:table-cell>
          <table:table-cell table:style-name="ce1" table:formula="of:=[.A177]*1000000000000" office:value-type="float" office:value="2.27273E+015" calcext:value-type="float">
            <text:p>2.27E+15</text:p>
          </table:table-cell>
          <table:table-cell office:value-type="float" office:value="1.318" calcext:value-type="float">
            <text:p>1.318</text:p>
          </table:table-cell>
          <table:table-cell office:value-type="float" office:value="1.032" calcext:value-type="float">
            <text:p>1.032</text:p>
          </table:table-cell>
          <table:table-cell office:value-type="float" office:value="-2.80215" calcext:value-type="float">
            <text:p>-2.80215</text:p>
          </table:table-cell>
          <table:table-cell office:value-type="float" office:value="2.72035" calcext:value-type="float">
            <text:p>2.72035</text:p>
          </table:table-cell>
          <table:table-cell table:style-name="ce2" table:formula="of:=1-13.8*13.8*1E+030/([.B177]*[.B177]+1/9.3/9.3*1E+030)" office:value-type="float" office:value="-35.7867519128025" calcext:value-type="float">
            <text:p>-35.7867519128</text:p>
          </table:table-cell>
          <table:table-cell table:formula="of:=13.8*13.8/9.3*1E+045/[.B177]/([.B177]*[.B177]+1/9.3/9.3*1E+030)" office:value-type="float" office:value="1.74044638905929" calcext:value-type="float">
            <text:p>1.7404463891</text:p>
          </table:table-cell>
          <table:table-cell table:number-columns-repeated="1016"/>
        </table:table-row>
        <table:table-row table:style-name="ro2">
          <table:table-cell office:value-type="float" office:value="2255.64" calcext:value-type="float">
            <text:p>2255.64</text:p>
          </table:table-cell>
          <table:table-cell table:style-name="ce1" table:formula="of:=[.A178]*1000000000000" office:value-type="float" office:value="2.25564E+015" calcext:value-type="float">
            <text:p>2.26E+15</text:p>
          </table:table-cell>
          <table:table-cell office:value-type="float" office:value="1.323" calcext:value-type="float">
            <text:p>1.323</text:p>
          </table:table-cell>
          <table:table-cell office:value-type="float" office:value="1.038" calcext:value-type="float">
            <text:p>1.038</text:p>
          </table:table-cell>
          <table:table-cell office:value-type="float" office:value="-2.82777" calcext:value-type="float">
            <text:p>-2.82777</text:p>
          </table:table-cell>
          <table:table-cell office:value-type="float" office:value="2.74655" calcext:value-type="float">
            <text:p>2.74655</text:p>
          </table:table-cell>
          <table:table-cell table:style-name="ce2" table:formula="of:=1-13.8*13.8*1E+030/([.B178]*[.B178]+1/9.3/9.3*1E+030)" office:value-type="float" office:value="-36.345029306791" calcext:value-type="float">
            <text:p>-36.3450293068</text:p>
          </table:table-cell>
          <table:table-cell table:formula="of:=13.8*13.8/9.3*1E+045/[.B178]/([.B178]*[.B178]+1/9.3/9.3*1E+030)" office:value-type="float" office:value="1.78024620467686" calcext:value-type="float">
            <text:p>1.7802462047</text:p>
          </table:table-cell>
          <table:table-cell table:number-columns-repeated="1016"/>
        </table:table-row>
        <table:table-row table:style-name="ro2">
          <table:table-cell office:value-type="float" office:value="2238.81" calcext:value-type="float">
            <text:p>2238.81</text:p>
          </table:table-cell>
          <table:table-cell table:style-name="ce1" table:formula="of:=[.A179]*1000000000000" office:value-type="float" office:value="2.23881E+015" calcext:value-type="float">
            <text:p>2.24E+15</text:p>
          </table:table-cell>
          <table:table-cell office:value-type="float" office:value="1.328" calcext:value-type="float">
            <text:p>1.328</text:p>
          </table:table-cell>
          <table:table-cell office:value-type="float" office:value="1.045" calcext:value-type="float">
            <text:p>1.045</text:p>
          </table:table-cell>
          <table:table-cell office:value-type="float" office:value="-2.85561" calcext:value-type="float">
            <text:p>-2.85561</text:p>
          </table:table-cell>
          <table:table-cell office:value-type="float" office:value="2.77552" calcext:value-type="float">
            <text:p>2.77552</text:p>
          </table:table-cell>
          <table:table-cell table:style-name="ce2" table:formula="of:=1-13.8*13.8*1E+030/([.B179]*[.B179]+1/9.3/9.3*1E+030)" office:value-type="float" office:value="-36.9073166976763" calcext:value-type="float">
            <text:p>-36.9073166977</text:p>
          </table:table-cell>
          <table:table-cell table:formula="of:=13.8*13.8/9.3*1E+045/[.B179]/([.B179]*[.B179]+1/9.3/9.3*1E+030)" office:value-type="float" office:value="1.82063487249473" calcext:value-type="float">
            <text:p>1.8206348725</text:p>
          </table:table-cell>
          <table:table-cell table:number-columns-repeated="1016"/>
        </table:table-row>
        <table:table-row table:style-name="ro2">
          <table:table-cell office:value-type="float" office:value="2222.22" calcext:value-type="float">
            <text:p>2222.22</text:p>
          </table:table-cell>
          <table:table-cell table:style-name="ce1" table:formula="of:=[.A180]*1000000000000" office:value-type="float" office:value="2.22222E+015" calcext:value-type="float">
            <text:p>2.22E+15</text:p>
          </table:table-cell>
          <table:table-cell office:value-type="float" office:value="1.333" calcext:value-type="float">
            <text:p>1.333</text:p>
          </table:table-cell>
          <table:table-cell office:value-type="float" office:value="1.05" calcext:value-type="float">
            <text:p>1.05</text:p>
          </table:table-cell>
          <table:table-cell office:value-type="float" office:value="-2.87939" calcext:value-type="float">
            <text:p>-2.87939</text:p>
          </table:table-cell>
          <table:table-cell office:value-type="float" office:value="2.7993" calcext:value-type="float">
            <text:p>2.7993</text:p>
          </table:table-cell>
          <table:table-cell table:style-name="ce2" table:formula="of:=1-13.8*13.8*1E+030/([.B180]*[.B180]+1/9.3/9.3*1E+030)" office:value-type="float" office:value="-37.474097116198" calcext:value-type="float">
            <text:p>-37.4740971162</text:p>
          </table:table-cell>
          <table:table-cell table:formula="of:=13.8*13.8/9.3*1E+045/[.B180]/([.B180]*[.B180]+1/9.3/9.3*1E+030)" office:value-type="float" office:value="1.86165172211291" calcext:value-type="float">
            <text:p>1.8616517221</text:p>
          </table:table-cell>
          <table:table-cell table:number-columns-repeated="1016"/>
        </table:table-row>
        <table:table-row table:style-name="ro2">
          <table:table-cell office:value-type="float" office:value="2205.88" calcext:value-type="float">
            <text:p>2205.88</text:p>
          </table:table-cell>
          <table:table-cell table:style-name="ce1" table:formula="of:=[.A181]*1000000000000" office:value-type="float" office:value="2.20588E+015" calcext:value-type="float">
            <text:p>2.21E+15</text:p>
          </table:table-cell>
          <table:table-cell office:value-type="float" office:value="1.338" calcext:value-type="float">
            <text:p>1.338</text:p>
          </table:table-cell>
          <table:table-cell office:value-type="float" office:value="1.053" calcext:value-type="float">
            <text:p>1.053</text:p>
          </table:table-cell>
          <table:table-cell office:value-type="float" office:value="-2.89905" calcext:value-type="float">
            <text:p>-2.89905</text:p>
          </table:table-cell>
          <table:table-cell office:value-type="float" office:value="2.81783" calcext:value-type="float">
            <text:p>2.81783</text:p>
          </table:table-cell>
          <table:table-cell table:style-name="ce2" table:formula="of:=1-13.8*13.8*1E+030/([.B181]*[.B181]+1/9.3/9.3*1E+030)" office:value-type="float" office:value="-38.0448438390319" calcext:value-type="float">
            <text:p>-38.044843839</text:p>
          </table:table-cell>
          <table:table-cell table:formula="of:=13.8*13.8/9.3*1E+045/[.B181]/([.B181]*[.B181]+1/9.3/9.3*1E+030)" office:value-type="float" office:value="1.9032632352042" calcext:value-type="float">
            <text:p>1.9032632352</text:p>
          </table:table-cell>
          <table:table-cell table:number-columns-repeated="1016"/>
        </table:table-row>
        <table:table-row table:style-name="ro2">
          <table:table-cell office:value-type="float" office:value="2189.78" calcext:value-type="float">
            <text:p>2189.78</text:p>
          </table:table-cell>
          <table:table-cell table:style-name="ce1" table:formula="of:=[.A182]*1000000000000" office:value-type="float" office:value="2.18978E+015" calcext:value-type="float">
            <text:p>2.19E+15</text:p>
          </table:table-cell>
          <table:table-cell office:value-type="float" office:value="1.345" calcext:value-type="float">
            <text:p>1.345</text:p>
          </table:table-cell>
          <table:table-cell office:value-type="float" office:value="1.058" calcext:value-type="float">
            <text:p>1.058</text:p>
          </table:table-cell>
          <table:table-cell office:value-type="float" office:value="-2.92839" calcext:value-type="float">
            <text:p>-2.92839</text:p>
          </table:table-cell>
          <table:table-cell office:value-type="float" office:value="2.84602" calcext:value-type="float">
            <text:p>2.84602</text:p>
          </table:table-cell>
          <table:table-cell table:style-name="ce2" table:formula="of:=1-13.8*13.8*1E+030/([.B182]*[.B182]+1/9.3/9.3*1E+030)" office:value-type="float" office:value="-38.6197100450957" calcext:value-type="float">
            <text:p>-38.6197100451</text:p>
          </table:table-cell>
          <table:table-cell table:formula="of:=13.8*13.8/9.3*1E+045/[.B182]/([.B182]*[.B182]+1/9.3/9.3*1E+030)" office:value-type="float" office:value="1.94548487784925" calcext:value-type="float">
            <text:p>1.9454848778</text:p>
          </table:table-cell>
          <table:table-cell table:number-columns-repeated="1016"/>
        </table:table-row>
        <table:table-row table:style-name="ro2">
          <table:table-cell office:value-type="float" office:value="2173.91" calcext:value-type="float">
            <text:p>2173.91</text:p>
          </table:table-cell>
          <table:table-cell table:style-name="ce1" table:formula="of:=[.A183]*1000000000000" office:value-type="float" office:value="2.17391E+015" calcext:value-type="float">
            <text:p>2.17E+15</text:p>
          </table:table-cell>
          <table:table-cell office:value-type="float" office:value="1.35" calcext:value-type="float">
            <text:p>1.35</text:p>
          </table:table-cell>
          <table:table-cell office:value-type="float" office:value="1.063" calcext:value-type="float">
            <text:p>1.063</text:p>
          </table:table-cell>
          <table:table-cell office:value-type="float" office:value="-2.95247" calcext:value-type="float">
            <text:p>-2.95247</text:p>
          </table:table-cell>
          <table:table-cell office:value-type="float" office:value="2.8701" calcext:value-type="float">
            <text:p>2.8701</text:p>
          </table:table-cell>
          <table:table-cell table:style-name="ce2" table:formula="of:=1-13.8*13.8*1E+030/([.B183]*[.B183]+1/9.3/9.3*1E+030)" office:value-type="float" office:value="-39.198868994271" calcext:value-type="float">
            <text:p>-39.1988689943</text:p>
          </table:table-cell>
          <table:table-cell table:formula="of:=13.8*13.8/9.3*1E+045/[.B183]/([.B183]*[.B183]+1/9.3/9.3*1E+030)" office:value-type="float" office:value="1.98833393822285" calcext:value-type="float">
            <text:p>1.9883339382</text:p>
          </table:table-cell>
          <table:table-cell table:number-columns-repeated="1016"/>
        </table:table-row>
        <table:table-row table:style-name="ro2">
          <table:table-cell office:value-type="float" office:value="2158.27" calcext:value-type="float">
            <text:p>2158.27</text:p>
          </table:table-cell>
          <table:table-cell table:style-name="ce1" table:formula="of:=[.A184]*1000000000000" office:value-type="float" office:value="2.15827E+015" calcext:value-type="float">
            <text:p>2.16E+15</text:p>
          </table:table-cell>
          <table:table-cell office:value-type="float" office:value="1.355" calcext:value-type="float">
            <text:p>1.355</text:p>
          </table:table-cell>
          <table:table-cell office:value-type="float" office:value="1.067" calcext:value-type="float">
            <text:p>1.067</text:p>
          </table:table-cell>
          <table:table-cell office:value-type="float" office:value="-2.97451" calcext:value-type="float">
            <text:p>-2.97451</text:p>
          </table:table-cell>
          <table:table-cell office:value-type="float" office:value="2.89157" calcext:value-type="float">
            <text:p>2.89157</text:p>
          </table:table-cell>
          <table:table-cell table:style-name="ce2" table:formula="of:=1-13.8*13.8*1E+030/([.B184]*[.B184]+1/9.3/9.3*1E+030)" office:value-type="float" office:value="-39.7821379918509" calcext:value-type="float">
            <text:p>-39.7821379919</text:p>
          </table:table-cell>
          <table:table-cell table:formula="of:=13.8*13.8/9.3*1E+045/[.B184]/([.B184]*[.B184]+1/9.3/9.3*1E+030)" office:value-type="float" office:value="2.0318014558679" calcext:value-type="float">
            <text:p>2.0318014559</text:p>
          </table:table-cell>
          <table:table-cell table:number-columns-repeated="1016"/>
        </table:table-row>
        <table:table-row table:style-name="ro2">
          <table:table-cell office:value-type="float" office:value="2142.86" calcext:value-type="float">
            <text:p>2142.86</text:p>
          </table:table-cell>
          <table:table-cell table:style-name="ce1" table:formula="of:=[.A185]*1000000000000" office:value-type="float" office:value="2.14286E+015" calcext:value-type="float">
            <text:p>2.14E+15</text:p>
          </table:table-cell>
          <table:table-cell office:value-type="float" office:value="1.36" calcext:value-type="float">
            <text:p>1.36</text:p>
          </table:table-cell>
          <table:table-cell office:value-type="float" office:value="1.072" calcext:value-type="float">
            <text:p>1.072</text:p>
          </table:table-cell>
          <table:table-cell office:value-type="float" office:value="-2.99878" calcext:value-type="float">
            <text:p>-2.99878</text:p>
          </table:table-cell>
          <table:table-cell office:value-type="float" office:value="2.91584" calcext:value-type="float">
            <text:p>2.91584</text:p>
          </table:table-cell>
          <table:table-cell table:style-name="ce2" table:formula="of:=1-13.8*13.8*1E+030/([.B185]*[.B185]+1/9.3/9.3*1E+030)" office:value-type="float" office:value="-40.3693236582076" calcext:value-type="float">
            <text:p>-40.3693236582</text:p>
          </table:table-cell>
          <table:table-cell table:formula="of:=13.8*13.8/9.3*1E+045/[.B185]/([.B185]*[.B185]+1/9.3/9.3*1E+030)" office:value-type="float" office:value="2.07587727236043" calcext:value-type="float">
            <text:p>2.0758772724</text:p>
          </table:table-cell>
          <table:table-cell table:number-columns-repeated="1016"/>
        </table:table-row>
        <table:table-row table:style-name="ro2">
          <table:table-cell office:value-type="float" office:value="2068.97" calcext:value-type="float">
            <text:p>2068.97</text:p>
          </table:table-cell>
          <table:table-cell table:style-name="ce1" table:formula="of:=[.A186]*1000000000000" office:value-type="float" office:value="2.06897E+015" calcext:value-type="float">
            <text:p>2.07E+15</text:p>
          </table:table-cell>
          <table:table-cell office:value-type="float" office:value="1.386" calcext:value-type="float">
            <text:p>1.386</text:p>
          </table:table-cell>
          <table:table-cell office:value-type="float" office:value="1.089" calcext:value-type="float">
            <text:p>1.089</text:p>
          </table:table-cell>
          <table:table-cell office:value-type="float" office:value="-3.10692" calcext:value-type="float">
            <text:p>-3.10692</text:p>
          </table:table-cell>
          <table:table-cell office:value-type="float" office:value="3.01871" calcext:value-type="float">
            <text:p>3.01871</text:p>
          </table:table-cell>
          <table:table-cell table:style-name="ce2" table:formula="of:=1-13.8*13.8*1E+030/([.B186]*[.B186]+1/9.3/9.3*1E+030)" office:value-type="float" office:value="-43.3688665944111" calcext:value-type="float">
            <text:p>-43.3688665944</text:p>
          </table:table-cell>
          <table:table-cell table:formula="of:=13.8*13.8/9.3*1E+045/[.B186]/([.B186]*[.B186]+1/9.3/9.3*1E+030)" office:value-type="float" office:value="2.30590384121896" calcext:value-type="float">
            <text:p>2.3059038412</text:p>
          </table:table-cell>
          <table:table-cell table:number-columns-repeated="1016"/>
        </table:table-row>
        <table:table-row table:style-name="ro2">
          <table:table-cell office:value-type="float" office:value="2000" calcext:value-type="float">
            <text:p>2000</text:p>
          </table:table-cell>
          <table:table-cell table:style-name="ce1" table:formula="of:=[.A187]*1000000000000" office:value-type="float" office:value="2E+015" calcext:value-type="float">
            <text:p>2.00E+15</text:p>
          </table:table-cell>
          <table:table-cell office:value-type="float" office:value="1.419" calcext:value-type="float">
            <text:p>1.419</text:p>
          </table:table-cell>
          <table:table-cell office:value-type="float" office:value="1.102" calcext:value-type="float">
            <text:p>1.102</text:p>
          </table:table-cell>
          <table:table-cell office:value-type="float" office:value="-3.22797" calcext:value-type="float">
            <text:p>-3.22797</text:p>
          </table:table-cell>
          <table:table-cell office:value-type="float" office:value="3.12748" calcext:value-type="float">
            <text:p>3.12748</text:p>
          </table:table-cell>
          <table:table-cell table:style-name="ce2" table:formula="of:=1-13.8*13.8*1E+030/([.B187]*[.B187]+1/9.3/9.3*1E+030)" office:value-type="float" office:value="-46.4727795711321" calcext:value-type="float">
            <text:p>-46.4727795711</text:p>
          </table:table-cell>
          <table:table-cell table:formula="of:=13.8*13.8/9.3*1E+045/[.B187]/([.B187]*[.B187]+1/9.3/9.3*1E+030)" office:value-type="float" office:value="2.55229997694259" calcext:value-type="float">
            <text:p>2.5522999769</text:p>
          </table:table-cell>
          <table:table-cell table:number-columns-repeated="1016"/>
        </table:table-row>
        <table:table-row table:style-name="ro2">
          <table:table-cell office:value-type="float" office:value="1935.48" calcext:value-type="float">
            <text:p>1935.48</text:p>
          </table:table-cell>
          <table:table-cell table:style-name="ce1" table:formula="of:=[.A188]*1000000000000" office:value-type="float" office:value="1.93548E+015" calcext:value-type="float">
            <text:p>1.94E+15</text:p>
          </table:table-cell>
          <table:table-cell office:value-type="float" office:value="1.45" calcext:value-type="float">
            <text:p>1.45</text:p>
          </table:table-cell>
          <table:table-cell office:value-type="float" office:value="1.108" calcext:value-type="float">
            <text:p>1.108</text:p>
          </table:table-cell>
          <table:table-cell office:value-type="float" office:value="-3.33016" calcext:value-type="float">
            <text:p>-3.33016</text:p>
          </table:table-cell>
          <table:table-cell office:value-type="float" office:value="3.2132" calcext:value-type="float">
            <text:p>3.2132</text:p>
          </table:table-cell>
          <table:table-cell table:style-name="ce2" table:formula="of:=1-13.8*13.8*1E+030/([.B188]*[.B188]+1/9.3/9.3*1E+030)" office:value-type="float" office:value="-49.6806808679899" calcext:value-type="float">
            <text:p>-49.680680868</text:p>
          </table:table-cell>
          <table:table-cell table:formula="of:=13.8*13.8/9.3*1E+045/[.B188]/([.B188]*[.B188]+1/9.3/9.3*1E+030)" office:value-type="float" office:value="2.81559901275302" calcext:value-type="float">
            <text:p>2.8155990128</text:p>
          </table:table-cell>
          <table:table-cell table:number-columns-repeated="1016"/>
        </table:table-row>
        <table:table-row table:style-name="ro2">
          <table:table-cell office:value-type="float" office:value="1875" calcext:value-type="float">
            <text:p>1875</text:p>
          </table:table-cell>
          <table:table-cell table:style-name="ce1" table:formula="of:=[.A189]*1000000000000" office:value-type="float" office:value="1.875E+015" calcext:value-type="float">
            <text:p>1.88E+15</text:p>
          </table:table-cell>
          <table:table-cell office:value-type="float" office:value="1.483" calcext:value-type="float">
            <text:p>1.483</text:p>
          </table:table-cell>
          <table:table-cell office:value-type="float" office:value="1.106" calcext:value-type="float">
            <text:p>1.106</text:p>
          </table:table-cell>
          <table:table-cell office:value-type="float" office:value="-3.42253" calcext:value-type="float">
            <text:p>-3.42253</text:p>
          </table:table-cell>
          <table:table-cell office:value-type="float" office:value="3.2804" calcext:value-type="float">
            <text:p>3.2804</text:p>
          </table:table-cell>
          <table:table-cell table:style-name="ce2" table:formula="of:=1-13.8*13.8*1E+030/([.B189]*[.B189]+1/9.3/9.3*1E+030)" office:value-type="float" office:value="-52.9920334148559" calcext:value-type="float">
            <text:p>-52.9920334149</text:p>
          </table:table-cell>
          <table:table-cell table:formula="of:=13.8*13.8/9.3*1E+045/[.B189]/([.B189]*[.B189]+1/9.3/9.3*1E+030)" office:value-type="float" office:value="3.09631732845052" calcext:value-type="float">
            <text:p>3.0963173285</text:p>
          </table:table-cell>
          <table:table-cell table:number-columns-repeated="1016"/>
        </table:table-row>
        <table:table-row table:style-name="ro2">
          <table:table-cell office:value-type="float" office:value="1818.18" calcext:value-type="float">
            <text:p>1818.18</text:p>
          </table:table-cell>
          <table:table-cell table:style-name="ce1" table:formula="of:=[.A190]*1000000000000" office:value-type="float" office:value="1.81818E+015" calcext:value-type="float">
            <text:p>1.82E+15</text:p>
          </table:table-cell>
          <table:table-cell office:value-type="float" office:value="1.512" calcext:value-type="float">
            <text:p>1.512</text:p>
          </table:table-cell>
          <table:table-cell office:value-type="float" office:value="1.093" calcext:value-type="float">
            <text:p>1.093</text:p>
          </table:table-cell>
          <table:table-cell office:value-type="float" office:value="-3.48079" calcext:value-type="float">
            <text:p>-3.48079</text:p>
          </table:table-cell>
          <table:table-cell office:value-type="float" office:value="3.30523" calcext:value-type="float">
            <text:p>3.30523</text:p>
          </table:table-cell>
          <table:table-cell table:style-name="ce2" table:formula="of:=1-13.8*13.8*1E+030/([.B190]*[.B190]+1/9.3/9.3*1E+030)" office:value-type="float" office:value="-56.4074315100099" calcext:value-type="float">
            <text:p>-56.40743151</text:p>
          </table:table-cell>
          <table:table-cell table:formula="of:=13.8*13.8/9.3*1E+045/[.B190]/([.B190]*[.B190]+1/9.3/9.3*1E+030)" office:value-type="float" office:value="3.39506654888434" calcext:value-type="float">
            <text:p>3.3950665489</text:p>
          </table:table-cell>
          <table:table-cell table:number-columns-repeated="1016"/>
        </table:table-row>
        <table:table-row table:style-name="ro2">
          <table:table-cell office:value-type="float" office:value="1764.71" calcext:value-type="float">
            <text:p>1764.71</text:p>
          </table:table-cell>
          <table:table-cell table:style-name="ce1" table:formula="of:=[.A191]*1000000000000" office:value-type="float" office:value="1.76471E+015" calcext:value-type="float">
            <text:p>1.76E+15</text:p>
          </table:table-cell>
          <table:table-cell office:value-type="float" office:value="1.519" calcext:value-type="float">
            <text:p>1.519</text:p>
          </table:table-cell>
          <table:table-cell office:value-type="float" office:value="1.07" calcext:value-type="float">
            <text:p>1.07</text:p>
          </table:table-cell>
          <table:table-cell office:value-type="float" office:value="-3.45226" calcext:value-type="float">
            <text:p>-3.45226</text:p>
          </table:table-cell>
          <table:table-cell office:value-type="float" office:value="3.25066" calcext:value-type="float">
            <text:p>3.25066</text:p>
          </table:table-cell>
          <table:table-cell table:style-name="ce2" table:formula="of:=1-13.8*13.8*1E+030/([.B191]*[.B191]+1/9.3/9.3*1E+030)" office:value-type="float" office:value="-59.9259162491706" calcext:value-type="float">
            <text:p>-59.9259162492</text:p>
          </table:table-cell>
          <table:table-cell table:formula="of:=13.8*13.8/9.3*1E+045/[.B191]/([.B191]*[.B191]+1/9.3/9.3*1E+030)" office:value-type="float" office:value="3.71232315237823" calcext:value-type="float">
            <text:p>3.7123231524</text:p>
          </table:table-cell>
          <table:table-cell table:number-columns-repeated="1016"/>
        </table:table-row>
        <table:table-row table:style-name="ro2">
          <table:table-cell office:value-type="float" office:value="1714.29" calcext:value-type="float">
            <text:p>1714.29</text:p>
          </table:table-cell>
          <table:table-cell table:style-name="ce1" table:formula="of:=[.A192]*1000000000000" office:value-type="float" office:value="1.71429E+015" calcext:value-type="float">
            <text:p>1.71E+15</text:p>
          </table:table-cell>
          <table:table-cell office:value-type="float" office:value="1.5" calcext:value-type="float">
            <text:p>1.5</text:p>
          </table:table-cell>
          <table:table-cell office:value-type="float" office:value="1.07" calcext:value-type="float">
            <text:p>1.07</text:p>
          </table:table-cell>
          <table:table-cell office:value-type="float" office:value="-3.3949" calcext:value-type="float">
            <text:p>-3.3949</text:p>
          </table:table-cell>
          <table:table-cell office:value-type="float" office:value="3.21" calcext:value-type="float">
            <text:p>3.21</text:p>
          </table:table-cell>
          <table:table-cell table:style-name="ce2" table:formula="of:=1-13.8*13.8*1E+030/([.B192]*[.B192]+1/9.3/9.3*1E+030)" office:value-type="float" office:value="-63.5482250492073" calcext:value-type="float">
            <text:p>-63.5482250492</text:p>
          </table:table-cell>
          <table:table-cell table:formula="of:=13.8*13.8/9.3*1E+045/[.B192]/([.B192]*[.B192]+1/9.3/9.3*1E+030)" office:value-type="float" office:value="4.04871367162488" calcext:value-type="float">
            <text:p>4.0487136716</text:p>
          </table:table-cell>
          <table:table-cell table:number-columns-repeated="1016"/>
        </table:table-row>
        <table:table-row table:style-name="ro2">
          <table:table-cell office:value-type="float" office:value="1666.67" calcext:value-type="float">
            <text:p>1666.67</text:p>
          </table:table-cell>
          <table:table-cell table:style-name="ce1" table:formula="of:=[.A193]*1000000000000" office:value-type="float" office:value="1.66667E+015" calcext:value-type="float">
            <text:p>1.67E+15</text:p>
          </table:table-cell>
          <table:table-cell office:value-type="float" office:value="1.47" calcext:value-type="float">
            <text:p>1.47</text:p>
          </table:table-cell>
          <table:table-cell office:value-type="float" office:value="1.085" calcext:value-type="float">
            <text:p>1.085</text:p>
          </table:table-cell>
          <table:table-cell office:value-type="float" office:value="-3.33812" calcext:value-type="float">
            <text:p>-3.33812</text:p>
          </table:table-cell>
          <table:table-cell office:value-type="float" office:value="3.1899" calcext:value-type="float">
            <text:p>3.1899</text:p>
          </table:table-cell>
          <table:table-cell table:style-name="ce2" table:formula="of:=1-13.8*13.8*1E+030/([.B193]*[.B193]+1/9.3/9.3*1E+030)" office:value-type="float" office:value="-67.2739481395657" calcext:value-type="float">
            <text:p>-67.2739481396</text:p>
          </table:table-cell>
          <table:table-cell table:formula="of:=13.8*13.8/9.3*1E+045/[.B193]/([.B193]*[.B193]+1/9.3/9.3*1E+030)" office:value-type="float" office:value="4.40476203818984" calcext:value-type="float">
            <text:p>4.4047620382</text:p>
          </table:table-cell>
          <table:table-cell table:number-columns-repeated="1016"/>
        </table:table-row>
        <table:table-row table:style-name="ro2">
          <table:table-cell office:value-type="float" office:value="1621.62" calcext:value-type="float">
            <text:p>1621.62</text:p>
          </table:table-cell>
          <table:table-cell table:style-name="ce1" table:formula="of:=[.A194]*1000000000000" office:value-type="float" office:value="1.62162E+015" calcext:value-type="float">
            <text:p>1.62E+15</text:p>
          </table:table-cell>
          <table:table-cell office:value-type="float" office:value="1.442" calcext:value-type="float">
            <text:p>1.442</text:p>
          </table:table-cell>
          <table:table-cell office:value-type="float" office:value="1.107" calcext:value-type="float">
            <text:p>1.107</text:p>
          </table:table-cell>
          <table:table-cell office:value-type="float" office:value="-3.30481" calcext:value-type="float">
            <text:p>-3.30481</text:p>
          </table:table-cell>
          <table:table-cell office:value-type="float" office:value="3.19259" calcext:value-type="float">
            <text:p>3.19259</text:p>
          </table:table-cell>
          <table:table-cell table:style-name="ce2" table:formula="of:=1-13.8*13.8*1E+030/([.B194]*[.B194]+1/9.3/9.3*1E+030)" office:value-type="float" office:value="-71.1032219723303" calcext:value-type="float">
            <text:p>-71.1032219723</text:p>
          </table:table-cell>
          <table:table-cell table:formula="of:=13.8*13.8/9.3*1E+045/[.B194]/([.B194]*[.B194]+1/9.3/9.3*1E+030)" office:value-type="float" office:value="4.78104279712921" calcext:value-type="float">
            <text:p>4.7810427971</text:p>
          </table:table-cell>
          <table:table-cell table:number-columns-repeated="1016"/>
        </table:table-row>
        <table:table-row table:style-name="ro2">
          <table:table-cell office:value-type="float" office:value="1578.95" calcext:value-type="float">
            <text:p>1578.95</text:p>
          </table:table-cell>
          <table:table-cell table:style-name="ce1" table:formula="of:=[.A195]*1000000000000" office:value-type="float" office:value="1.57895E+015" calcext:value-type="float">
            <text:p>1.58E+15</text:p>
          </table:table-cell>
          <table:table-cell office:value-type="float" office:value="1.427" calcext:value-type="float">
            <text:p>1.427</text:p>
          </table:table-cell>
          <table:table-cell office:value-type="float" office:value="1.135" calcext:value-type="float">
            <text:p>1.135</text:p>
          </table:table-cell>
          <table:table-cell office:value-type="float" office:value="-3.32455" calcext:value-type="float">
            <text:p>-3.32455</text:p>
          </table:table-cell>
          <table:table-cell office:value-type="float" office:value="3.23929" calcext:value-type="float">
            <text:p>3.23929</text:p>
          </table:table-cell>
          <table:table-cell table:style-name="ce2" table:formula="of:=1-13.8*13.8*1E+030/([.B195]*[.B195]+1/9.3/9.3*1E+030)" office:value-type="float" office:value="-75.034723445102" calcext:value-type="float">
            <text:p>-75.0347234451</text:p>
          </table:table-cell>
          <table:table-cell table:formula="of:=13.8*13.8/9.3*1E+045/[.B195]/([.B195]*[.B195]+1/9.3/9.3*1E+030)" office:value-type="float" office:value="5.17798328922835" calcext:value-type="float">
            <text:p>5.1779832892</text:p>
          </table:table-cell>
          <table:table-cell table:number-columns-repeated="1016"/>
        </table:table-row>
        <table:table-row table:style-name="ro2">
          <table:table-cell office:value-type="float" office:value="1538.46" calcext:value-type="float">
            <text:p>1538.46</text:p>
          </table:table-cell>
          <table:table-cell table:style-name="ce1" table:formula="of:=[.A196]*1000000000000" office:value-type="float" office:value="1.53846E+015" calcext:value-type="float">
            <text:p>1.54E+15</text:p>
          </table:table-cell>
          <table:table-cell office:value-type="float" office:value="1.424" calcext:value-type="float">
            <text:p>1.424</text:p>
          </table:table-cell>
          <table:table-cell office:value-type="float" office:value="1.17" calcext:value-type="float">
            <text:p>1.17</text:p>
          </table:table-cell>
          <table:table-cell office:value-type="float" office:value="-3.39668" calcext:value-type="float">
            <text:p>-3.39668</text:p>
          </table:table-cell>
          <table:table-cell office:value-type="float" office:value="3.33216" calcext:value-type="float">
            <text:p>3.33216</text:p>
          </table:table-cell>
          <table:table-cell table:style-name="ce2" table:formula="of:=1-13.8*13.8*1E+030/([.B196]*[.B196]+1/9.3/9.3*1E+030)" office:value-type="float" office:value="-79.0699219501012" calcext:value-type="float">
            <text:p>-79.0699219501</text:p>
          </table:table-cell>
          <table:table-cell table:formula="of:=13.8*13.8/9.3*1E+045/[.B196]/([.B196]*[.B196]+1/9.3/9.3*1E+030)" office:value-type="float" office:value="5.59629046377066" calcext:value-type="float">
            <text:p>5.5962904638</text:p>
          </table:table-cell>
          <table:table-cell table:number-columns-repeated="1016"/>
        </table:table-row>
        <table:table-row table:style-name="ro2">
          <table:table-cell office:value-type="float" office:value="1500" calcext:value-type="float">
            <text:p>1500</text:p>
          </table:table-cell>
          <table:table-cell table:style-name="ce1" table:formula="of:=[.A197]*1000000000000" office:value-type="float" office:value="1.5E+015" calcext:value-type="float">
            <text:p>1.50E+15</text:p>
          </table:table-cell>
          <table:table-cell office:value-type="float" office:value="1.427" calcext:value-type="float">
            <text:p>1.427</text:p>
          </table:table-cell>
          <table:table-cell office:value-type="float" office:value="1.215" calcext:value-type="float">
            <text:p>1.215</text:p>
          </table:table-cell>
          <table:table-cell office:value-type="float" office:value="-3.51255" calcext:value-type="float">
            <text:p>-3.51255</text:p>
          </table:table-cell>
          <table:table-cell office:value-type="float" office:value="3.46761" calcext:value-type="float">
            <text:p>3.46761</text:p>
          </table:table-cell>
          <table:table-cell table:style-name="ce2" table:formula="of:=1-13.8*13.8*1E+030/([.B197]*[.B197]+1/9.3/9.3*1E+030)" office:value-type="float" office:value="-83.2072856942013" calcext:value-type="float">
            <text:p>-83.2072856942</text:p>
          </table:table-cell>
          <table:table-cell table:formula="of:=13.8*13.8/9.3*1E+045/[.B197]/([.B197]*[.B197]+1/9.3/9.3*1E+030)" office:value-type="float" office:value="6.03636456589256" calcext:value-type="float">
            <text:p>6.0363645659</text:p>
          </table:table-cell>
          <table:table-cell table:number-columns-repeated="1016"/>
        </table:table-row>
        <table:table-row table:style-name="ro2">
          <table:table-cell office:value-type="float" office:value="1452.08" calcext:value-type="float">
            <text:p>1452.08</text:p>
          </table:table-cell>
          <table:table-cell table:style-name="ce1" table:formula="of:=[.A198]*1000000000000" office:value-type="float" office:value="1.45208E+015" calcext:value-type="float">
            <text:p>1.45E+15</text:p>
          </table:table-cell>
          <table:table-cell office:value-type="float" office:value="1.422" calcext:value-type="float">
            <text:p>1.422</text:p>
          </table:table-cell>
          <table:table-cell office:value-type="float" office:value="1.306" calcext:value-type="float">
            <text:p>1.306</text:p>
          </table:table-cell>
          <table:table-cell office:value-type="float" office:value="-3.72772" calcext:value-type="float">
            <text:p>-3.72772</text:p>
          </table:table-cell>
          <table:table-cell office:value-type="float" office:value="3.71426" calcext:value-type="float">
            <text:p>3.71426</text:p>
          </table:table-cell>
          <table:table-cell table:style-name="ce2" table:formula="of:=1-13.8*13.8*1E+030/([.B198]*[.B198]+1/9.3/9.3*1E+030)" office:value-type="float" office:value="-88.8260212309668" calcext:value-type="float">
            <text:p>-88.826021231</text:p>
          </table:table-cell>
          <table:table-cell table:formula="of:=13.8*13.8/9.3*1E+045/[.B198]/([.B198]*[.B198]+1/9.3/9.3*1E+030)" office:value-type="float" office:value="6.65163900082572" calcext:value-type="float">
            <text:p>6.6516390008</text:p>
          </table:table-cell>
          <table:table-cell table:number-columns-repeated="1016"/>
        </table:table-row>
        <table:table-row table:style-name="ro2">
          <table:table-cell office:value-type="float" office:value="1427.89" calcext:value-type="float">
            <text:p>1427.89</text:p>
          </table:table-cell>
          <table:table-cell table:style-name="ce1" table:formula="of:=[.A199]*1000000000000" office:value-type="float" office:value="1.42789E+015" calcext:value-type="float">
            <text:p>1.43E+15</text:p>
          </table:table-cell>
          <table:table-cell office:value-type="float" office:value="1.43" calcext:value-type="float">
            <text:p>1.43</text:p>
          </table:table-cell>
          <table:table-cell office:value-type="float" office:value="1.334" calcext:value-type="float">
            <text:p>1.334</text:p>
          </table:table-cell>
          <table:table-cell office:value-type="float" office:value="-3.82446" calcext:value-type="float">
            <text:p>-3.82446</text:p>
          </table:table-cell>
          <table:table-cell office:value-type="float" office:value="3.81524" calcext:value-type="float">
            <text:p>3.81524</text:p>
          </table:table-cell>
          <table:table-cell table:style-name="ce2" table:formula="of:=1-13.8*13.8*1E+030/([.B199]*[.B199]+1/9.3/9.3*1E+030)" office:value-type="float" office:value="-91.8779939657335" calcext:value-type="float">
            <text:p>-91.8779939657</text:p>
          </table:table-cell>
          <table:table-cell table:formula="of:=13.8*13.8/9.3*1E+045/[.B199]/([.B199]*[.B199]+1/9.3/9.3*1E+030)" office:value-type="float" office:value="6.99415296107141" calcext:value-type="float">
            <text:p>6.9941529611</text:p>
          </table:table-cell>
          <table:table-cell table:number-columns-repeated="1016"/>
        </table:table-row>
        <table:table-row table:style-name="ro2">
          <table:table-cell office:value-type="float" office:value="1403.18" calcext:value-type="float">
            <text:p>1403.18</text:p>
          </table:table-cell>
          <table:table-cell table:style-name="ce1" table:formula="of:=[.A200]*1000000000000" office:value-type="float" office:value="1.40318E+015" calcext:value-type="float">
            <text:p>1.40E+15</text:p>
          </table:table-cell>
          <table:table-cell office:value-type="float" office:value="1.432" calcext:value-type="float">
            <text:p>1.432</text:p>
          </table:table-cell>
          <table:table-cell office:value-type="float" office:value="1.364" calcext:value-type="float">
            <text:p>1.364</text:p>
          </table:table-cell>
          <table:table-cell office:value-type="float" office:value="-3.91112" calcext:value-type="float">
            <text:p>-3.91112</text:p>
          </table:table-cell>
          <table:table-cell office:value-type="float" office:value="3.9065" calcext:value-type="float">
            <text:p>3.9065</text:p>
          </table:table-cell>
          <table:table-cell table:style-name="ce2" table:formula="of:=1-13.8*13.8*1E+030/([.B200]*[.B200]+1/9.3/9.3*1E+030)" office:value-type="float" office:value="-95.1586943133235" calcext:value-type="float">
            <text:p>-95.1586943133</text:p>
          </table:table-cell>
          <table:table-cell table:formula="of:=13.8*13.8/9.3*1E+045/[.B200]/([.B200]*[.B200]+1/9.3/9.3*1E+030)" office:value-type="float" office:value="7.3687228650777" calcext:value-type="float">
            <text:p>7.3687228651</text:p>
          </table:table-cell>
          <table:table-cell table:number-columns-repeated="1016"/>
        </table:table-row>
        <table:table-row table:style-name="ro2">
          <table:table-cell office:value-type="float" office:value="1379.31" calcext:value-type="float">
            <text:p>1379.31</text:p>
          </table:table-cell>
          <table:table-cell table:style-name="ce1" table:formula="of:=[.A201]*1000000000000" office:value-type="float" office:value="1.37931E+015" calcext:value-type="float">
            <text:p>1.38E+15</text:p>
          </table:table-cell>
          <table:table-cell office:value-type="float" office:value="1.438" calcext:value-type="float">
            <text:p>1.438</text:p>
          </table:table-cell>
          <table:table-cell office:value-type="float" office:value="1.388" calcext:value-type="float">
            <text:p>1.388</text:p>
          </table:table-cell>
          <table:table-cell office:value-type="float" office:value="-3.99439" calcext:value-type="float">
            <text:p>-3.99439</text:p>
          </table:table-cell>
          <table:table-cell office:value-type="float" office:value="3.99189" calcext:value-type="float">
            <text:p>3.99189</text:p>
          </table:table-cell>
          <table:table-cell table:style-name="ce2" table:formula="of:=1-13.8*13.8*1E+030/([.B201]*[.B201]+1/9.3/9.3*1E+030)" office:value-type="float" office:value="-98.4954120587947" calcext:value-type="float">
            <text:p>-98.4954120588</text:p>
          </table:table-cell>
          <table:table-cell table:formula="of:=13.8*13.8/9.3*1E+045/[.B201]/([.B201]*[.B201]+1/9.3/9.3*1E+030)" office:value-type="float" office:value="7.75636470711549" calcext:value-type="float">
            <text:p>7.7563647071</text:p>
          </table:table-cell>
          <table:table-cell table:number-columns-repeated="1016"/>
        </table:table-row>
        <table:table-row table:style-name="ro2">
          <table:table-cell office:value-type="float" office:value="1355.01" calcext:value-type="float">
            <text:p>1355.01</text:p>
          </table:table-cell>
          <table:table-cell table:style-name="ce1" table:formula="of:=[.A202]*1000000000000" office:value-type="float" office:value="1.35501E+015" calcext:value-type="float">
            <text:p>1.36E+15</text:p>
          </table:table-cell>
          <table:table-cell office:value-type="float" office:value="1.442" calcext:value-type="float">
            <text:p>1.442</text:p>
          </table:table-cell>
          <table:table-cell office:value-type="float" office:value="1.418" calcext:value-type="float">
            <text:p>1.418</text:p>
          </table:table-cell>
          <table:table-cell office:value-type="float" office:value="-4.09009" calcext:value-type="float">
            <text:p>-4.09009</text:p>
          </table:table-cell>
          <table:table-cell office:value-type="float" office:value="4.08951" calcext:value-type="float">
            <text:p>4.08951</text:p>
          </table:table-cell>
          <table:table-cell table:style-name="ce2" table:formula="of:=1-13.8*13.8*1E+030/([.B202]*[.B202]+1/9.3/9.3*1E+030)" office:value-type="float" office:value="-102.073470194527" calcext:value-type="float">
            <text:p>-102.0734701945</text:p>
          </table:table-cell>
          <table:table-cell table:formula="of:=13.8*13.8/9.3*1E+045/[.B202]/([.B202]*[.B202]+1/9.3/9.3*1E+030)" office:value-type="float" office:value="8.17940003256151" calcext:value-type="float">
            <text:p>8.1794000326</text:p>
          </table:table-cell>
          <table:table-cell table:number-columns-repeated="1016"/>
        </table:table-row>
        <table:table-row table:style-name="ro2">
          <table:table-cell office:value-type="float" office:value="1330.97" calcext:value-type="float">
            <text:p>1330.97</text:p>
          </table:table-cell>
          <table:table-cell table:style-name="ce1" table:formula="of:=[.A203]*1000000000000" office:value-type="float" office:value="1.33097E+015" calcext:value-type="float">
            <text:p>1.33E+15</text:p>
          </table:table-cell>
          <table:table-cell office:value-type="float" office:value="1.452" calcext:value-type="float">
            <text:p>1.452</text:p>
          </table:table-cell>
          <table:table-cell office:value-type="float" office:value="1.442" calcext:value-type="float">
            <text:p>1.442</text:p>
          </table:table-cell>
          <table:table-cell office:value-type="float" office:value="-4.18767" calcext:value-type="float">
            <text:p>-4.18767</text:p>
          </table:table-cell>
          <table:table-cell office:value-type="float" office:value="4.18757" calcext:value-type="float">
            <text:p>4.18757</text:p>
          </table:table-cell>
          <table:table-cell table:style-name="ce2" table:formula="of:=1-13.8*13.8*1E+030/([.B203]*[.B203]+1/9.3/9.3*1E+030)" office:value-type="float" office:value="-105.806163236436" calcext:value-type="float">
            <text:p>-105.8061632364</text:p>
          </table:table-cell>
          <table:table-cell table:formula="of:=13.8*13.8/9.3*1E+045/[.B203]/([.B203]*[.B203]+1/9.3/9.3*1E+030)" office:value-type="float" office:value="8.62869462222076" calcext:value-type="float">
            <text:p>8.6286946222</text:p>
          </table:table-cell>
          <table:table-cell table:number-columns-repeated="1016"/>
        </table:table-row>
        <table:table-row table:style-name="ro2">
          <table:table-cell office:value-type="float" office:value="1306.62" calcext:value-type="float">
            <text:p>1306.62</text:p>
          </table:table-cell>
          <table:table-cell table:style-name="ce1" table:formula="of:=[.A204]*1000000000000" office:value-type="float" office:value="1.30662E+015" calcext:value-type="float">
            <text:p>1.31E+15</text:p>
          </table:table-cell>
          <table:table-cell office:value-type="float" office:value="1.454" calcext:value-type="float">
            <text:p>1.454</text:p>
          </table:table-cell>
          <table:table-cell office:value-type="float" office:value="1.478" calcext:value-type="float">
            <text:p>1.478</text:p>
          </table:table-cell>
          <table:table-cell office:value-type="float" office:value="-4.2986" calcext:value-type="float">
            <text:p>-4.2986</text:p>
          </table:table-cell>
          <table:table-cell office:value-type="float" office:value="4.29802" calcext:value-type="float">
            <text:p>4.29802</text:p>
          </table:table-cell>
          <table:table-cell table:style-name="ce2" table:formula="of:=1-13.8*13.8*1E+030/([.B204]*[.B204]+1/9.3/9.3*1E+030)" office:value-type="float" office:value="-109.797080377122" calcext:value-type="float">
            <text:p>-109.7970803771</text:p>
          </table:table-cell>
          <table:table-cell table:formula="of:=13.8*13.8/9.3*1E+045/[.B204]/([.B204]*[.B204]+1/9.3/9.3*1E+030)" office:value-type="float" office:value="9.11792606624713" calcext:value-type="float">
            <text:p>9.1179260662</text:p>
          </table:table-cell>
          <table:table-cell table:number-columns-repeated="1016"/>
        </table:table-row>
        <table:table-row table:style-name="ro2">
          <table:table-cell office:value-type="float" office:value="1282.6" calcext:value-type="float">
            <text:p>1282.6</text:p>
          </table:table-cell>
          <table:table-cell table:style-name="ce1" table:formula="of:=[.A205]*1000000000000" office:value-type="float" office:value="1.2826E+015" calcext:value-type="float">
            <text:p>1.28E+15</text:p>
          </table:table-cell>
          <table:table-cell office:value-type="float" office:value="1.462" calcext:value-type="float">
            <text:p>1.462</text:p>
          </table:table-cell>
          <table:table-cell office:value-type="float" office:value="1.51" calcext:value-type="float">
            <text:p>1.51</text:p>
          </table:table-cell>
          <table:table-cell office:value-type="float" office:value="-4.41754" calcext:value-type="float">
            <text:p>-4.41754</text:p>
          </table:table-cell>
          <table:table-cell office:value-type="float" office:value="4.41524" calcext:value-type="float">
            <text:p>4.41524</text:p>
          </table:table-cell>
          <table:table-cell table:style-name="ce2" table:formula="of:=1-13.8*13.8*1E+030/([.B205]*[.B205]+1/9.3/9.3*1E+030)" office:value-type="float" office:value="-113.956628148956" calcext:value-type="float">
            <text:p>-113.956628149</text:p>
          </table:table-cell>
          <table:table-cell table:formula="of:=13.8*13.8/9.3*1E+045/[.B205]/([.B205]*[.B205]+1/9.3/9.3*1E+030)" office:value-type="float" office:value="9.63739884449735" calcext:value-type="float">
            <text:p>9.6373988445</text:p>
          </table:table-cell>
          <table:table-cell table:number-columns-repeated="1016"/>
        </table:table-row>
        <table:table-row table:style-name="ro2">
          <table:table-cell office:value-type="float" office:value="1258.39" calcext:value-type="float">
            <text:p>1258.39</text:p>
          </table:table-cell>
          <table:table-cell table:style-name="ce1" table:formula="of:=[.A206]*1000000000000" office:value-type="float" office:value="1.25839E+015" calcext:value-type="float">
            <text:p>1.26E+15</text:p>
          </table:table-cell>
          <table:table-cell office:value-type="float" office:value="1.47" calcext:value-type="float">
            <text:p>1.47</text:p>
          </table:table-cell>
          <table:table-cell office:value-type="float" office:value="1.55" calcext:value-type="float">
            <text:p>1.55</text:p>
          </table:table-cell>
          <table:table-cell office:value-type="float" office:value="-4.5634" calcext:value-type="float">
            <text:p>-4.5634</text:p>
          </table:table-cell>
          <table:table-cell office:value-type="float" office:value="4.557" calcext:value-type="float">
            <text:p>4.557</text:p>
          </table:table-cell>
          <table:table-cell table:style-name="ce2" table:formula="of:=1-13.8*13.8*1E+030/([.B206]*[.B206]+1/9.3/9.3*1E+030)" office:value-type="float" office:value="-118.390078264671" calcext:value-type="float">
            <text:p>-118.3900782647</text:p>
          </table:table-cell>
          <table:table-cell table:formula="of:=13.8*13.8/9.3*1E+045/[.B206]/([.B206]*[.B206]+1/9.3/9.3*1E+030)" office:value-type="float" office:value="10.2016408459684" calcext:value-type="float">
            <text:p>10.201640846</text:p>
          </table:table-cell>
          <table:table-cell table:number-columns-repeated="1016"/>
        </table:table-row>
        <table:table-row table:style-name="ro2">
          <table:table-cell office:value-type="float" office:value="1234.06" calcext:value-type="float">
            <text:p>1234.06</text:p>
          </table:table-cell>
          <table:table-cell table:style-name="ce1" table:formula="of:=[.A207]*1000000000000" office:value-type="float" office:value="1.23406E+015" calcext:value-type="float">
            <text:p>1.23E+15</text:p>
          </table:table-cell>
          <table:table-cell office:value-type="float" office:value="1.478" calcext:value-type="float">
            <text:p>1.478</text:p>
          </table:table-cell>
          <table:table-cell office:value-type="float" office:value="1.59" calcext:value-type="float">
            <text:p>1.59</text:p>
          </table:table-cell>
          <table:table-cell office:value-type="float" office:value="-4.71258" calcext:value-type="float">
            <text:p>-4.71258</text:p>
          </table:table-cell>
          <table:table-cell office:value-type="float" office:value="4.70004" calcext:value-type="float">
            <text:p>4.70004</text:p>
          </table:table-cell>
          <table:table-cell table:style-name="ce2" table:formula="of:=1-13.8*13.8*1E+030/([.B207]*[.B207]+1/9.3/9.3*1E+030)" office:value-type="float" office:value="-123.108312510666" calcext:value-type="float">
            <text:p>-123.1083125107</text:p>
          </table:table-cell>
          <table:table-cell table:formula="of:=13.8*13.8/9.3*1E+045/[.B207]/([.B207]*[.B207]+1/9.3/9.3*1E+030)" office:value-type="float" office:value="10.813882501545" calcext:value-type="float">
            <text:p>10.8138825015</text:p>
          </table:table-cell>
          <table:table-cell table:number-columns-repeated="1016"/>
        </table:table-row>
        <table:table-row table:style-name="ro2">
          <table:table-cell office:value-type="float" office:value="1209.68" calcext:value-type="float">
            <text:p>1209.68</text:p>
          </table:table-cell>
          <table:table-cell table:style-name="ce1" table:formula="of:=[.A208]*1000000000000" office:value-type="float" office:value="1.20968E+015" calcext:value-type="float">
            <text:p>1.21E+15</text:p>
          </table:table-cell>
          <table:table-cell office:value-type="float" office:value="1.484" calcext:value-type="float">
            <text:p>1.484</text:p>
          </table:table-cell>
          <table:table-cell office:value-type="float" office:value="1.636" calcext:value-type="float">
            <text:p>1.636</text:p>
          </table:table-cell>
          <table:table-cell office:value-type="float" office:value="-4.87875" calcext:value-type="float">
            <text:p>-4.87875</text:p>
          </table:table-cell>
          <table:table-cell office:value-type="float" office:value="4.85565" calcext:value-type="float">
            <text:p>4.85565</text:p>
          </table:table-cell>
          <table:table-cell table:style-name="ce2" table:formula="of:=1-13.8*13.8*1E+030/([.B208]*[.B208]+1/9.3/9.3*1E+030)" office:value-type="float" office:value="-128.121692301513" calcext:value-type="float">
            <text:p>-128.1216923015</text:p>
          </table:table-cell>
          <table:table-cell table:formula="of:=13.8*13.8/9.3*1E+045/[.B208]/([.B208]*[.B208]+1/9.3/9.3*1E+030)" office:value-type="float" office:value="11.4774592748881" calcext:value-type="float">
            <text:p>11.4774592749</text:p>
          </table:table-cell>
          <table:table-cell table:number-columns-repeated="1016"/>
        </table:table-row>
        <table:table-row table:style-name="ro2">
          <table:table-cell office:value-type="float" office:value="1185.77" calcext:value-type="float">
            <text:p>1185.77</text:p>
          </table:table-cell>
          <table:table-cell table:style-name="ce1" table:formula="of:=[.A209]*1000000000000" office:value-type="float" office:value="1.18577E+015" calcext:value-type="float">
            <text:p>1.19E+15</text:p>
          </table:table-cell>
          <table:table-cell office:value-type="float" office:value="1.49" calcext:value-type="float">
            <text:p>1.49</text:p>
          </table:table-cell>
          <table:table-cell office:value-type="float" office:value="1.698" calcext:value-type="float">
            <text:p>1.698</text:p>
          </table:table-cell>
          <table:table-cell office:value-type="float" office:value="-5.1033" calcext:value-type="float">
            <text:p>-5.1033</text:p>
          </table:table-cell>
          <table:table-cell office:value-type="float" office:value="5.06004" calcext:value-type="float">
            <text:p>5.06004</text:p>
          </table:table-cell>
          <table:table-cell table:style-name="ce2" table:formula="of:=1-13.8*13.8*1E+030/([.B209]*[.B209]+1/9.3/9.3*1E+030)" office:value-type="float" office:value="-133.338542362141" calcext:value-type="float">
            <text:p>-133.3385423621</text:p>
          </table:table-cell>
          <table:table-cell table:formula="of:=13.8*13.8/9.3*1E+045/[.B209]/([.B209]*[.B209]+1/9.3/9.3*1E+030)" office:value-type="float" office:value="12.1819615566838" calcext:value-type="float">
            <text:p>12.1819615567</text:p>
          </table:table-cell>
          <table:table-cell table:number-columns-repeated="1016"/>
        </table:table-row>
        <table:table-row table:style-name="ro2">
          <table:table-cell office:value-type="float" office:value="1161.44" calcext:value-type="float">
            <text:p>1161.44</text:p>
          </table:table-cell>
          <table:table-cell table:style-name="ce1" table:formula="of:=[.A210]*1000000000000" office:value-type="float" office:value="1.16144E+015" calcext:value-type="float">
            <text:p>1.16E+15</text:p>
          </table:table-cell>
          <table:table-cell office:value-type="float" office:value="1.504" calcext:value-type="float">
            <text:p>1.504</text:p>
          </table:table-cell>
          <table:table-cell office:value-type="float" office:value="1.748" calcext:value-type="float">
            <text:p>1.748</text:p>
          </table:table-cell>
          <table:table-cell office:value-type="float" office:value="-5.31752" calcext:value-type="float">
            <text:p>-5.31752</text:p>
          </table:table-cell>
          <table:table-cell office:value-type="float" office:value="5.25798" calcext:value-type="float">
            <text:p>5.25798</text:p>
          </table:table-cell>
          <table:table-cell table:style-name="ce2" table:formula="of:=1-13.8*13.8*1E+030/([.B210]*[.B210]+1/9.3/9.3*1E+030)" office:value-type="float" office:value="-138.977444737711" calcext:value-type="float">
            <text:p>-138.9774447377</text:p>
          </table:table-cell>
          <table:table-cell table:formula="of:=13.8*13.8/9.3*1E+045/[.B210]/([.B210]*[.B210]+1/9.3/9.3*1E+030)" office:value-type="float" office:value="12.9592042153188" calcext:value-type="float">
            <text:p>12.9592042153</text:p>
          </table:table-cell>
          <table:table-cell table:number-columns-repeated="1016"/>
        </table:table-row>
        <table:table-row table:style-name="ro2">
          <table:table-cell office:value-type="float" office:value="1137.23" calcext:value-type="float">
            <text:p>1137.23</text:p>
          </table:table-cell>
          <table:table-cell table:style-name="ce1" table:formula="of:=[.A211]*1000000000000" office:value-type="float" office:value="1.13723E+015" calcext:value-type="float">
            <text:p>1.14E+15</text:p>
          </table:table-cell>
          <table:table-cell office:value-type="float" office:value="1.546" calcext:value-type="float">
            <text:p>1.546</text:p>
          </table:table-cell>
          <table:table-cell office:value-type="float" office:value="1.784" calcext:value-type="float">
            <text:p>1.784</text:p>
          </table:table-cell>
          <table:table-cell office:value-type="float" office:value="-5.57277" calcext:value-type="float">
            <text:p>-5.57277</text:p>
          </table:table-cell>
          <table:table-cell office:value-type="float" office:value="5.51613" calcext:value-type="float">
            <text:p>5.51613</text:p>
          </table:table-cell>
          <table:table-cell table:style-name="ce2" table:formula="of:=1-13.8*13.8*1E+030/([.B211]*[.B211]+1/9.3/9.3*1E+030)" office:value-type="float" office:value="-144.947351151412" calcext:value-type="float">
            <text:p>-144.9473511514</text:p>
          </table:table-cell>
          <table:table-cell table:formula="of:=13.8*13.8/9.3*1E+045/[.B211]/([.B211]*[.B211]+1/9.3/9.3*1E+030)" office:value-type="float" office:value="13.7995511591041" calcext:value-type="float">
            <text:p>13.7995511591</text:p>
          </table:table-cell>
          <table:table-cell table:number-columns-repeated="1016"/>
        </table:table-row>
        <table:table-row table:style-name="ro2">
          <table:table-cell office:value-type="float" office:value="1113.17" calcext:value-type="float">
            <text:p>1113.17</text:p>
          </table:table-cell>
          <table:table-cell table:style-name="ce1" table:formula="of:=[.A212]*1000000000000" office:value-type="float" office:value="1.11317E+015" calcext:value-type="float">
            <text:p>1.11E+15</text:p>
          </table:table-cell>
          <table:table-cell office:value-type="float" office:value="1.598" calcext:value-type="float">
            <text:p>1.598</text:p>
          </table:table-cell>
          <table:table-cell office:value-type="float" office:value="1.822" calcext:value-type="float">
            <text:p>1.822</text:p>
          </table:table-cell>
          <table:table-cell office:value-type="float" office:value="-5.87329" calcext:value-type="float">
            <text:p>-5.87329</text:p>
          </table:table-cell>
          <table:table-cell office:value-type="float" office:value="5.82311" calcext:value-type="float">
            <text:p>5.82311</text:p>
          </table:table-cell>
          <table:table-cell table:style-name="ce2" table:formula="of:=1-13.8*13.8*1E+030/([.B212]*[.B212]+1/9.3/9.3*1E+030)" office:value-type="float" office:value="-151.265576593336" calcext:value-type="float">
            <text:p>-151.2655765933</text:p>
          </table:table-cell>
          <table:table-cell table:formula="of:=13.8*13.8/9.3*1E+045/[.B212]/([.B212]*[.B212]+1/9.3/9.3*1E+030)" office:value-type="float" office:value="14.7081242258098" calcext:value-type="float">
            <text:p>14.7081242258</text:p>
          </table:table-cell>
          <table:table-cell table:number-columns-repeated="1016"/>
        </table:table-row>
        <table:table-row table:style-name="ro2">
          <table:table-cell office:value-type="float" office:value="1088.93" calcext:value-type="float">
            <text:p>1088.93</text:p>
          </table:table-cell>
          <table:table-cell table:style-name="ce1" table:formula="of:=[.A213]*1000000000000" office:value-type="float" office:value="1.08893E+015" calcext:value-type="float">
            <text:p>1.09E+15</text:p>
          </table:table-cell>
          <table:table-cell office:value-type="float" office:value="1.648" calcext:value-type="float">
            <text:p>1.648</text:p>
          </table:table-cell>
          <table:table-cell office:value-type="float" office:value="1.852" calcext:value-type="float">
            <text:p>1.852</text:p>
          </table:table-cell>
          <table:table-cell office:value-type="float" office:value="-6.14581" calcext:value-type="float">
            <text:p>-6.14581</text:p>
          </table:table-cell>
          <table:table-cell office:value-type="float" office:value="6.10419" calcext:value-type="float">
            <text:p>6.10419</text:p>
          </table:table-cell>
          <table:table-cell table:style-name="ce2" table:formula="of:=1-13.8*13.8*1E+030/([.B213]*[.B213]+1/9.3/9.3*1E+030)" office:value-type="float" office:value="-158.053818507373" calcext:value-type="float">
            <text:p>-158.0538185074</text:p>
          </table:table-cell>
          <table:table-cell table:formula="of:=13.8*13.8/9.3*1E+045/[.B213]/([.B213]*[.B213]+1/9.3/9.3*1E+030)" office:value-type="float" office:value="15.7058407150369" calcext:value-type="float">
            <text:p>15.705840715</text:p>
          </table:table-cell>
          <table:table-cell table:number-columns-repeated="1016"/>
        </table:table-row>
        <table:table-row table:style-name="ro2">
          <table:table-cell office:value-type="float" office:value="1064.58" calcext:value-type="float">
            <text:p>1064.58</text:p>
          </table:table-cell>
          <table:table-cell table:style-name="ce1" table:formula="of:=[.A214]*1000000000000" office:value-type="float" office:value="1.06458E+015" calcext:value-type="float">
            <text:p>1.06E+15</text:p>
          </table:table-cell>
          <table:table-cell office:value-type="float" office:value="1.69" calcext:value-type="float">
            <text:p>1.69</text:p>
          </table:table-cell>
          <table:table-cell office:value-type="float" office:value="1.882" calcext:value-type="float">
            <text:p>1.882</text:p>
          </table:table-cell>
          <table:table-cell office:value-type="float" office:value="-6.39802" calcext:value-type="float">
            <text:p>-6.39802</text:p>
          </table:table-cell>
          <table:table-cell office:value-type="float" office:value="6.36116" calcext:value-type="float">
            <text:p>6.36116</text:p>
          </table:table-cell>
          <table:table-cell table:style-name="ce2" table:formula="of:=1-13.8*13.8*1E+030/([.B214]*[.B214]+1/9.3/9.3*1E+030)" office:value-type="float" office:value="-165.338745561614" calcext:value-type="float">
            <text:p>-165.3387455616</text:p>
          </table:table-cell>
          <table:table-cell table:formula="of:=13.8*13.8/9.3*1E+045/[.B214]/([.B214]*[.B214]+1/9.3/9.3*1E+030)" office:value-type="float" office:value="16.8008854379459" calcext:value-type="float">
            <text:p>16.8008854379</text:p>
          </table:table-cell>
          <table:table-cell table:number-columns-repeated="1016"/>
        </table:table-row>
        <table:table-row table:style-name="ro2">
          <table:table-cell office:value-type="float" office:value="1040.58" calcext:value-type="float">
            <text:p>1040.58</text:p>
          </table:table-cell>
          <table:table-cell table:style-name="ce1" table:formula="of:=[.A215]*1000000000000" office:value-type="float" office:value="1.04058E+015" calcext:value-type="float">
            <text:p>1.04E+15</text:p>
          </table:table-cell>
          <table:table-cell office:value-type="float" office:value="1.742" calcext:value-type="float">
            <text:p>1.742</text:p>
          </table:table-cell>
          <table:table-cell office:value-type="float" office:value="1.9" calcext:value-type="float">
            <text:p>1.9</text:p>
          </table:table-cell>
          <table:table-cell office:value-type="float" office:value="-6.64456" calcext:value-type="float">
            <text:p>-6.64456</text:p>
          </table:table-cell>
          <table:table-cell office:value-type="float" office:value="6.6196" calcext:value-type="float">
            <text:p>6.6196</text:p>
          </table:table-cell>
          <table:table-cell table:style-name="ce2" table:formula="of:=1-13.8*13.8*1E+030/([.B215]*[.B215]+1/9.3/9.3*1E+030)" office:value-type="float" office:value="-173.018124233901" calcext:value-type="float">
            <text:p>-173.0181242339</text:p>
          </table:table-cell>
          <table:table-cell table:formula="of:=13.8*13.8/9.3*1E+045/[.B215]/([.B215]*[.B215]+1/9.3/9.3*1E+030)" office:value-type="float" office:value="17.9819199501334" calcext:value-type="float">
            <text:p>17.9819199501</text:p>
          </table:table-cell>
          <table:table-cell table:number-columns-repeated="1016"/>
        </table:table-row>
        <table:table-row table:style-name="ro2">
          <table:table-cell office:value-type="float" office:value="1016.26" calcext:value-type="float">
            <text:p>1016.26</text:p>
          </table:table-cell>
          <table:table-cell table:style-name="ce1" table:formula="of:=[.A216]*1000000000000" office:value-type="float" office:value="1.01626E+015" calcext:value-type="float">
            <text:p>1.02E+15</text:p>
          </table:table-cell>
          <table:table-cell office:value-type="float" office:value="1.776" calcext:value-type="float">
            <text:p>1.776</text:p>
          </table:table-cell>
          <table:table-cell office:value-type="float" office:value="1.918" calcext:value-type="float">
            <text:p>1.918</text:p>
          </table:table-cell>
          <table:table-cell office:value-type="float" office:value="-6.8329" calcext:value-type="float">
            <text:p>-6.8329</text:p>
          </table:table-cell>
          <table:table-cell office:value-type="float" office:value="6.81274" calcext:value-type="float">
            <text:p>6.81274</text:p>
          </table:table-cell>
          <table:table-cell table:style-name="ce2" table:formula="of:=1-13.8*13.8*1E+030/([.B216]*[.B216]+1/9.3/9.3*1E+030)" office:value-type="float" office:value="-181.353285018496" calcext:value-type="float">
            <text:p>-181.3532850185</text:p>
          </table:table-cell>
          <table:table-cell table:formula="of:=13.8*13.8/9.3*1E+045/[.B216]/([.B216]*[.B216]+1/9.3/9.3*1E+030)" office:value-type="float" office:value="19.2941571148286" calcext:value-type="float">
            <text:p>19.2941571148</text:p>
          </table:table-cell>
          <table:table-cell table:number-columns-repeated="1016"/>
        </table:table-row>
        <table:table-row table:style-name="ro2">
          <table:table-cell office:value-type="float" office:value="992.063" calcext:value-type="float">
            <text:p>992.063</text:p>
          </table:table-cell>
          <table:table-cell table:style-name="ce1" table:formula="of:=[.A217]*1000000000000" office:value-type="float" office:value="992063000000000" calcext:value-type="float">
            <text:p>9.92E+14</text:p>
          </table:table-cell>
          <table:table-cell office:value-type="float" office:value="1.812" calcext:value-type="float">
            <text:p>1.812</text:p>
          </table:table-cell>
          <table:table-cell office:value-type="float" office:value="1.92" calcext:value-type="float">
            <text:p>1.92</text:p>
          </table:table-cell>
          <table:table-cell office:value-type="float" office:value="-6.96974" calcext:value-type="float">
            <text:p>-6.96974</text:p>
          </table:table-cell>
          <table:table-cell office:value-type="float" office:value="6.95808" calcext:value-type="float">
            <text:p>6.95808</text:p>
          </table:table-cell>
          <table:table-cell table:style-name="ce2" table:formula="of:=1-13.8*13.8*1E+030/([.B217]*[.B217]+1/9.3/9.3*1E+030)" office:value-type="float" office:value="-190.252627391201" calcext:value-type="float">
            <text:p>-190.2526273912</text:p>
          </table:table-cell>
          <table:table-cell table:formula="of:=13.8*13.8/9.3*1E+045/[.B217]/([.B217]*[.B217]+1/9.3/9.3*1E+030)" office:value-type="float" office:value="20.7293273151152" calcext:value-type="float">
            <text:p>20.7293273151</text:p>
          </table:table-cell>
          <table:table-cell table:number-columns-repeated="1016"/>
        </table:table-row>
        <table:table-row table:style-name="ro2">
          <table:table-cell office:value-type="float" office:value="967.742" calcext:value-type="float">
            <text:p>967.742</text:p>
          </table:table-cell>
          <table:table-cell table:style-name="ce1" table:formula="of:=[.A218]*1000000000000" office:value-type="float" office:value="967742000000000" calcext:value-type="float">
            <text:p>9.68E+14</text:p>
          </table:table-cell>
          <table:table-cell office:value-type="float" office:value="1.83" calcext:value-type="float">
            <text:p>1.83</text:p>
          </table:table-cell>
          <table:table-cell office:value-type="float" office:value="1.916" calcext:value-type="float">
            <text:p>1.916</text:p>
          </table:table-cell>
          <table:table-cell office:value-type="float" office:value="-7.01996" calcext:value-type="float">
            <text:p>-7.01996</text:p>
          </table:table-cell>
          <table:table-cell office:value-type="float" office:value="7.01256" calcext:value-type="float">
            <text:p>7.01256</text:p>
          </table:table-cell>
          <table:table-cell table:style-name="ce2" table:formula="of:=1-13.8*13.8*1E+030/([.B218]*[.B218]+1/9.3/9.3*1E+030)" office:value-type="float" office:value="-199.867724763762" calcext:value-type="float">
            <text:p>-199.8677247638</text:p>
          </table:table-cell>
          <table:table-cell table:formula="of:=13.8*13.8/9.3*1E+045/[.B218]/([.B218]*[.B218]+1/9.3/9.3*1E+030)" office:value-type="float" office:value="22.3186345969535" calcext:value-type="float">
            <text:p>22.318634597</text:p>
          </table:table-cell>
          <table:table-cell table:number-columns-repeated="1016"/>
        </table:table-row>
        <table:table-row table:style-name="ro2">
          <table:table-cell office:value-type="float" office:value="943.693" calcext:value-type="float">
            <text:p>943.693</text:p>
          </table:table-cell>
          <table:table-cell table:style-name="ce1" table:formula="of:=[.A219]*1000000000000" office:value-type="float" office:value="943693000000000" calcext:value-type="float">
            <text:p>9.44E+14</text:p>
          </table:table-cell>
          <table:table-cell office:value-type="float" office:value="1.84" calcext:value-type="float">
            <text:p>1.84</text:p>
          </table:table-cell>
          <table:table-cell office:value-type="float" office:value="1.904" calcext:value-type="float">
            <text:p>1.904</text:p>
          </table:table-cell>
          <table:table-cell office:value-type="float" office:value="-7.01082" calcext:value-type="float">
            <text:p>-7.01082</text:p>
          </table:table-cell>
          <table:table-cell office:value-type="float" office:value="7.00672" calcext:value-type="float">
            <text:p>7.00672</text:p>
          </table:table-cell>
          <table:table-cell table:style-name="ce2" table:formula="of:=1-13.8*13.8*1E+030/([.B219]*[.B219]+1/9.3/9.3*1E+030)" office:value-type="float" office:value="-210.103084790811" calcext:value-type="float">
            <text:p>-210.1030847908</text:p>
          </table:table-cell>
          <table:table-cell table:formula="of:=13.8*13.8/9.3*1E+045/[.B219]/([.B219]*[.B219]+1/9.3/9.3*1E+030)" office:value-type="float" office:value="24.0536450192165" calcext:value-type="float">
            <text:p>24.0536450192</text:p>
          </table:table-cell>
          <table:table-cell table:number-columns-repeated="1016"/>
        </table:table-row>
        <table:table-row table:style-name="ro2">
          <table:table-cell office:value-type="float" office:value="919.399" calcext:value-type="float">
            <text:p>919.399</text:p>
          </table:table-cell>
          <table:table-cell table:style-name="ce1" table:formula="of:=[.A220]*1000000000000" office:value-type="float" office:value="919399000000000" calcext:value-type="float">
            <text:p>9.19E+14</text:p>
          </table:table-cell>
          <table:table-cell office:value-type="float" office:value="1.824" calcext:value-type="float">
            <text:p>1.824</text:p>
          </table:table-cell>
          <table:table-cell office:value-type="float" office:value="1.878" calcext:value-type="float">
            <text:p>1.878</text:p>
          </table:table-cell>
          <table:table-cell office:value-type="float" office:value="-6.85386" calcext:value-type="float">
            <text:p>-6.85386</text:p>
          </table:table-cell>
          <table:table-cell office:value-type="float" office:value="6.85094" calcext:value-type="float">
            <text:p>6.85094</text:p>
          </table:table-cell>
          <table:table-cell table:style-name="ce2" table:formula="of:=1-13.8*13.8*1E+030/([.B220]*[.B220]+1/9.3/9.3*1E+030)" office:value-type="float" office:value="-221.254238084612" calcext:value-type="float">
            <text:p>-221.2542380846</text:p>
          </table:table-cell>
          <table:table-cell table:formula="of:=13.8*13.8/9.3*1E+045/[.B220]/([.B220]*[.B220]+1/9.3/9.3*1E+030)" office:value-type="float" office:value="25.9933991339868" calcext:value-type="float">
            <text:p>25.993399134</text:p>
          </table:table-cell>
          <table:table-cell table:number-columns-repeated="1016"/>
        </table:table-row>
        <table:table-row table:style-name="ro2">
          <table:table-cell office:value-type="float" office:value="895.255" calcext:value-type="float">
            <text:p>895.255</text:p>
          </table:table-cell>
          <table:table-cell table:style-name="ce1" table:formula="of:=[.A221]*1000000000000" office:value-type="float" office:value="895255000000000" calcext:value-type="float">
            <text:p>8.95E+14</text:p>
          </table:table-cell>
          <table:table-cell office:value-type="float" office:value="1.798" calcext:value-type="float">
            <text:p>1.798</text:p>
          </table:table-cell>
          <table:table-cell office:value-type="float" office:value="1.86" calcext:value-type="float">
            <text:p>1.86</text:p>
          </table:table-cell>
          <table:table-cell office:value-type="float" office:value="-6.6924" calcext:value-type="float">
            <text:p>-6.6924</text:p>
          </table:table-cell>
          <table:table-cell office:value-type="float" office:value="6.68856" calcext:value-type="float">
            <text:p>6.68856</text:p>
          </table:table-cell>
          <table:table-cell table:style-name="ce2" table:formula="of:=1-13.8*13.8*1E+030/([.B221]*[.B221]+1/9.3/9.3*1E+030)" office:value-type="float" office:value="-233.230996724323" calcext:value-type="float">
            <text:p>-233.2309967243</text:p>
          </table:table-cell>
          <table:table-cell table:formula="of:=13.8*13.8/9.3*1E+045/[.B221]/([.B221]*[.B221]+1/9.3/9.3*1E+030)" office:value-type="float" office:value="28.132910377529" calcext:value-type="float">
            <text:p>28.1329103775</text:p>
          </table:table-cell>
          <table:table-cell table:number-columns-repeated="1016"/>
        </table:table-row>
        <table:table-row table:style-name="ro2">
          <table:table-cell office:value-type="float" office:value="871.08" calcext:value-type="float">
            <text:p>871.08</text:p>
          </table:table-cell>
          <table:table-cell table:style-name="ce1" table:formula="of:=[.A222]*1000000000000" office:value-type="float" office:value="871080000000000" calcext:value-type="float">
            <text:p>8.71E+14</text:p>
          </table:table-cell>
          <table:table-cell office:value-type="float" office:value="1.766" calcext:value-type="float">
            <text:p>1.766</text:p>
          </table:table-cell>
          <table:table-cell office:value-type="float" office:value="1.846" calcext:value-type="float">
            <text:p>1.846</text:p>
          </table:table-cell>
          <table:table-cell office:value-type="float" office:value="-6.52647" calcext:value-type="float">
            <text:p>-6.52647</text:p>
          </table:table-cell>
          <table:table-cell office:value-type="float" office:value="6.52007" calcext:value-type="float">
            <text:p>6.52007</text:p>
          </table:table-cell>
          <table:table-cell table:style-name="ce2" table:formula="of:=1-13.8*13.8*1E+030/([.B222]*[.B222]+1/9.3/9.3*1E+030)" office:value-type="float" office:value="-246.214746089087" calcext:value-type="float">
            <text:p>-246.2147460891</text:p>
          </table:table-cell>
          <table:table-cell table:formula="of:=13.8*13.8/9.3*1E+045/[.B222]/([.B222]*[.B222]+1/9.3/9.3*1E+030)" office:value-type="float" office:value="30.5164057977079" calcext:value-type="float">
            <text:p>30.5164057977</text:p>
          </table:table-cell>
          <table:table-cell table:number-columns-repeated="1016"/>
        </table:table-row>
        <table:table-row table:style-name="ro2">
          <table:table-cell office:value-type="float" office:value="846.979" calcext:value-type="float">
            <text:p>846.979</text:p>
          </table:table-cell>
          <table:table-cell table:style-name="ce1" table:formula="of:=[.A223]*1000000000000" office:value-type="float" office:value="846979000000000" calcext:value-type="float">
            <text:p>8.47E+14</text:p>
          </table:table-cell>
          <table:table-cell office:value-type="float" office:value="1.74" calcext:value-type="float">
            <text:p>1.74</text:p>
          </table:table-cell>
          <table:table-cell office:value-type="float" office:value="1.848" calcext:value-type="float">
            <text:p>1.848</text:p>
          </table:table-cell>
          <table:table-cell office:value-type="float" office:value="-6.4427" calcext:value-type="float">
            <text:p>-6.4427</text:p>
          </table:table-cell>
          <table:table-cell office:value-type="float" office:value="6.43104" calcext:value-type="float">
            <text:p>6.43104</text:p>
          </table:table-cell>
          <table:table-cell table:style-name="ce2" table:formula="of:=1-13.8*13.8*1E+030/([.B223]*[.B223]+1/9.3/9.3*1E+030)" office:value-type="float" office:value="-260.257698800101" calcext:value-type="float">
            <text:p>-260.2576988001</text:p>
          </table:table-cell>
          <table:table-cell table:formula="of:=13.8*13.8/9.3*1E+045/[.B223]/([.B223]*[.B223]+1/9.3/9.3*1E+030)" office:value-type="float" office:value="33.1675586731551" calcext:value-type="float">
            <text:p>33.1675586732</text:p>
          </table:table-cell>
          <table:table-cell table:number-columns-repeated="1016"/>
        </table:table-row>
        <table:table-row table:style-name="ro2">
          <table:table-cell office:value-type="float" office:value="822.594" calcext:value-type="float">
            <text:p>822.594</text:p>
          </table:table-cell>
          <table:table-cell table:style-name="ce1" table:formula="of:=[.A224]*1000000000000" office:value-type="float" office:value="822594000000000" calcext:value-type="float">
            <text:p>8.23E+14</text:p>
          </table:table-cell>
          <table:table-cell office:value-type="float" office:value="1.716" calcext:value-type="float">
            <text:p>1.716</text:p>
          </table:table-cell>
          <table:table-cell office:value-type="float" office:value="1.862" calcext:value-type="float">
            <text:p>1.862</text:p>
          </table:table-cell>
          <table:table-cell office:value-type="float" office:value="-6.4117" calcext:value-type="float">
            <text:p>-6.4117</text:p>
          </table:table-cell>
          <table:table-cell office:value-type="float" office:value="6.39038" calcext:value-type="float">
            <text:p>6.39038</text:p>
          </table:table-cell>
          <table:table-cell table:style-name="ce2" table:formula="of:=1-13.8*13.8*1E+030/([.B224]*[.B224]+1/9.3/9.3*1E+030)" office:value-type="float" office:value="-275.712667809944" calcext:value-type="float">
            <text:p>-275.7126678099</text:p>
          </table:table-cell>
          <table:table-cell table:formula="of:=13.8*13.8/9.3*1E+045/[.B224]/([.B224]*[.B224]+1/9.3/9.3*1E+030)" office:value-type="float" office:value="36.171003316514" calcext:value-type="float">
            <text:p>36.1710033165</text:p>
          </table:table-cell>
          <table:table-cell table:number-columns-repeated="1016"/>
        </table:table-row>
        <table:table-row table:style-name="ro2">
          <table:table-cell office:value-type="float" office:value="798.509" calcext:value-type="float">
            <text:p>798.509</text:p>
          </table:table-cell>
          <table:table-cell table:style-name="ce1" table:formula="of:=[.A225]*1000000000000" office:value-type="float" office:value="798509000000000" calcext:value-type="float">
            <text:p>7.99E+14</text:p>
          </table:table-cell>
          <table:table-cell office:value-type="float" office:value="1.696" calcext:value-type="float">
            <text:p>1.696</text:p>
          </table:table-cell>
          <table:table-cell office:value-type="float" office:value="1.906" calcext:value-type="float">
            <text:p>1.906</text:p>
          </table:table-cell>
          <table:table-cell office:value-type="float" office:value="-6.50925" calcext:value-type="float">
            <text:p>-6.50925</text:p>
          </table:table-cell>
          <table:table-cell office:value-type="float" office:value="6.46515" calcext:value-type="float">
            <text:p>6.46515</text:p>
          </table:table-cell>
          <table:table-cell table:style-name="ce2" table:formula="of:=1-13.8*13.8*1E+030/([.B225]*[.B225]+1/9.3/9.3*1E+030)" office:value-type="float" office:value="-292.355302135029" calcext:value-type="float">
            <text:p>-292.355302135</text:p>
          </table:table-cell>
          <table:table-cell table:formula="of:=13.8*13.8/9.3*1E+045/[.B225]/([.B225]*[.B225]+1/9.3/9.3*1E+030)" office:value-type="float" office:value="39.5030999960355" calcext:value-type="float">
            <text:p>39.503099996</text:p>
          </table:table-cell>
          <table:table-cell table:number-columns-repeated="1016"/>
        </table:table-row>
        <table:table-row table:style-name="ro2">
          <table:table-cell office:value-type="float" office:value="774.194" calcext:value-type="float">
            <text:p>774.194</text:p>
          </table:table-cell>
          <table:table-cell table:style-name="ce1" table:formula="of:=[.A226]*1000000000000" office:value-type="float" office:value="774194000000000" calcext:value-type="float">
            <text:p>7.74E+14</text:p>
          </table:table-cell>
          <table:table-cell office:value-type="float" office:value="1.674" calcext:value-type="float">
            <text:p>1.674</text:p>
          </table:table-cell>
          <table:table-cell office:value-type="float" office:value="1.936" calcext:value-type="float">
            <text:p>1.936</text:p>
          </table:table-cell>
          <table:table-cell office:value-type="float" office:value="-6.55037" calcext:value-type="float">
            <text:p>-6.55037</text:p>
          </table:table-cell>
          <table:table-cell office:value-type="float" office:value="6.48173" calcext:value-type="float">
            <text:p>6.48173</text:p>
          </table:table-cell>
          <table:table-cell table:style-name="ce2" table:formula="of:=1-13.8*13.8*1E+030/([.B226]*[.B226]+1/9.3/9.3*1E+030)" office:value-type="float" office:value="-310.717198094973" calcext:value-type="float">
            <text:p>-310.717198095</text:p>
          </table:table-cell>
          <table:table-cell table:formula="of:=13.8*13.8/9.3*1E+045/[.B226]/([.B226]*[.B226]+1/9.3/9.3*1E+030)" office:value-type="float" office:value="43.2940300361176" calcext:value-type="float">
            <text:p>43.2940300361</text:p>
          </table:table-cell>
          <table:table-cell table:number-columns-repeated="1016"/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ce1" table:formula="of:=[.A227]*1000000000000" office:value-type="float" office:value="750000000000000" calcext:value-type="float">
            <text:p>7.50E+14</text:p>
          </table:table-cell>
          <table:table-cell office:value-type="float" office:value="1.658" calcext:value-type="float">
            <text:p>1.658</text:p>
          </table:table-cell>
          <table:table-cell office:value-type="float" office:value="1.956" calcext:value-type="float">
            <text:p>1.956</text:p>
          </table:table-cell>
          <table:table-cell office:value-type="float" office:value="-6.5749" calcext:value-type="float">
            <text:p>-6.5749</text:p>
          </table:table-cell>
          <table:table-cell office:value-type="float" office:value="6.4861" calcext:value-type="float">
            <text:p>6.4861</text:p>
          </table:table-cell>
          <table:table-cell table:style-name="ce2" table:formula="of:=1-13.8*13.8*1E+030/([.B227]*[.B227]+1/9.3/9.3*1E+030)" office:value-type="float" office:value="-330.741153308745" calcext:value-type="float">
            <text:p>-330.7411533087</text:p>
          </table:table-cell>
          <table:table-cell table:formula="of:=13.8*13.8/9.3*1E+045/[.B227]/([.B227]*[.B227]+1/9.3/9.3*1E+030)" office:value-type="float" office:value="47.5614556715046" calcext:value-type="float">
            <text:p>47.5614556715</text:p>
          </table:table-cell>
          <table:table-cell table:number-columns-repeated="1016"/>
        </table:table-row>
        <table:table-row table:style-name="ro2">
          <table:table-cell office:value-type="float" office:value="725.865" calcext:value-type="float">
            <text:p>725.865</text:p>
          </table:table-cell>
          <table:table-cell table:style-name="ce1" table:formula="of:=[.A228]*1000000000000" office:value-type="float" office:value="725865000000000" calcext:value-type="float">
            <text:p>7.26E+14</text:p>
          </table:table-cell>
          <table:table-cell office:value-type="float" office:value="1.636" calcext:value-type="float">
            <text:p>1.636</text:p>
          </table:table-cell>
          <table:table-cell office:value-type="float" office:value="1.958" calcext:value-type="float">
            <text:p>1.958</text:p>
          </table:table-cell>
          <table:table-cell office:value-type="float" office:value="-6.51026" calcext:value-type="float">
            <text:p>-6.51026</text:p>
          </table:table-cell>
          <table:table-cell office:value-type="float" office:value="6.40658" calcext:value-type="float">
            <text:p>6.40658</text:p>
          </table:table-cell>
          <table:table-cell table:style-name="ce2" table:formula="of:=1-13.8*13.8*1E+030/([.B228]*[.B228]+1/9.3/9.3*1E+030)" office:value-type="float" office:value="-352.68710077171" calcext:value-type="float">
            <text:p>-352.6871007717</text:p>
          </table:table-cell>
          <table:table-cell table:formula="of:=13.8*13.8/9.3*1E+045/[.B228]/([.B228]*[.B228]+1/9.3/9.3*1E+030)" office:value-type="float" office:value="52.3938625649694" calcext:value-type="float">
            <text:p>52.393862565</text:p>
          </table:table-cell>
          <table:table-cell table:number-columns-repeated="1016"/>
        </table:table-row>
        <table:table-row table:style-name="ro2">
          <table:table-cell office:value-type="float" office:value="701.754" calcext:value-type="float">
            <text:p>701.754</text:p>
          </table:table-cell>
          <table:table-cell table:style-name="ce1" table:formula="of:=[.A229]*1000000000000" office:value-type="float" office:value="701754000000000" calcext:value-type="float">
            <text:p>7.02E+14</text:p>
          </table:table-cell>
          <table:table-cell office:value-type="float" office:value="1.616" calcext:value-type="float">
            <text:p>1.616</text:p>
          </table:table-cell>
          <table:table-cell office:value-type="float" office:value="1.94" calcext:value-type="float">
            <text:p>1.94</text:p>
          </table:table-cell>
          <table:table-cell office:value-type="float" office:value="-6.37506" calcext:value-type="float">
            <text:p>-6.37506</text:p>
          </table:table-cell>
          <table:table-cell office:value-type="float" office:value="6.27008" calcext:value-type="float">
            <text:p>6.27008</text:p>
          </table:table-cell>
          <table:table-cell table:style-name="ce2" table:formula="of:=1-13.8*13.8*1E+030/([.B229]*[.B229]+1/9.3/9.3*1E+030)" office:value-type="float" office:value="-376.841619257816" calcext:value-type="float">
            <text:p>-376.8416192578</text:p>
          </table:table-cell>
          <table:table-cell table:formula="of:=13.8*13.8/9.3*1E+045/[.B229]/([.B229]*[.B229]+1/9.3/9.3*1E+030)" office:value-type="float" office:value="57.8951186640774" calcext:value-type="float">
            <text:p>57.8951186641</text:p>
          </table:table-cell>
          <table:table-cell table:number-columns-repeated="1016"/>
        </table:table-row>
        <table:table-row table:style-name="ro2">
          <table:table-cell office:value-type="float" office:value="677.507" calcext:value-type="float">
            <text:p>677.507</text:p>
          </table:table-cell>
          <table:table-cell table:style-name="ce1" table:formula="of:=[.A230]*1000000000000" office:value-type="float" office:value="677507000000000" calcext:value-type="float">
            <text:p>6.78E+14</text:p>
          </table:table-cell>
          <table:table-cell office:value-type="float" office:value="1.562" calcext:value-type="float">
            <text:p>1.562</text:p>
          </table:table-cell>
          <table:table-cell office:value-type="float" office:value="1.904" calcext:value-type="float">
            <text:p>1.904</text:p>
          </table:table-cell>
          <table:table-cell office:value-type="float" office:value="-6.06506" calcext:value-type="float">
            <text:p>-6.06506</text:p>
          </table:table-cell>
          <table:table-cell office:value-type="float" office:value="5.9481" calcext:value-type="float">
            <text:p>5.9481</text:p>
          </table:table-cell>
          <table:table-cell table:style-name="ce2" table:formula="of:=1-13.8*13.8*1E+030/([.B230]*[.B230]+1/9.3/9.3*1E+030)" office:value-type="float" office:value="-403.694003894955" calcext:value-type="float">
            <text:p>-403.694003895</text:p>
          </table:table-cell>
          <table:table-cell table:formula="of:=13.8*13.8/9.3*1E+045/[.B230]/([.B230]*[.B230]+1/9.3/9.3*1E+030)" office:value-type="float" office:value="64.2288334877427" calcext:value-type="float">
            <text:p>64.2288334877</text:p>
          </table:table-cell>
          <table:table-cell table:number-columns-repeated="1016"/>
        </table:table-row>
        <table:table-row table:style-name="ro2">
          <table:table-cell office:value-type="float" office:value="653.31" calcext:value-type="float">
            <text:p>653.31</text:p>
          </table:table-cell>
          <table:table-cell table:style-name="ce1" table:formula="of:=[.A231]*1000000000000" office:value-type="float" office:value="653310000000000" calcext:value-type="float">
            <text:p>6.53E+14</text:p>
          </table:table-cell>
          <table:table-cell office:value-type="float" office:value="1.426" calcext:value-type="float">
            <text:p>1.426</text:p>
          </table:table-cell>
          <table:table-cell office:value-type="float" office:value="1.846" calcext:value-type="float">
            <text:p>1.846</text:p>
          </table:table-cell>
          <table:table-cell office:value-type="float" office:value="-5.44119" calcext:value-type="float">
            <text:p>-5.44119</text:p>
          </table:table-cell>
          <table:table-cell office:value-type="float" office:value="5.26479" calcext:value-type="float">
            <text:p>5.26479</text:p>
          </table:table-cell>
          <table:table-cell table:style-name="ce2" table:formula="of:=1-13.8*13.8*1E+030/([.B231]*[.B231]+1/9.3/9.3*1E+030)" office:value-type="float" office:value="-433.421605907677" calcext:value-type="float">
            <text:p>-433.4216059077</text:p>
          </table:table-cell>
          <table:table-cell table:formula="of:=13.8*13.8/9.3*1E+045/[.B231]/([.B231]*[.B231]+1/9.3/9.3*1E+030)" office:value-type="float" office:value="71.5005137457471" calcext:value-type="float">
            <text:p>71.5005137457</text:p>
          </table:table-cell>
          <table:table-cell table:number-columns-repeated="1016"/>
        </table:table-row>
        <table:table-row table:style-name="ro2">
          <table:table-cell office:value-type="float" office:value="629.063" calcext:value-type="float">
            <text:p>629.063</text:p>
          </table:table-cell>
          <table:table-cell table:style-name="ce1" table:formula="of:=[.A232]*1000000000000" office:value-type="float" office:value="629063000000000" calcext:value-type="float">
            <text:p>6.29E+14</text:p>
          </table:table-cell>
          <table:table-cell office:value-type="float" office:value="1.242" calcext:value-type="float">
            <text:p>1.242</text:p>
          </table:table-cell>
          <table:table-cell office:value-type="float" office:value="1.796" calcext:value-type="float">
            <text:p>1.796</text:p>
          </table:table-cell>
          <table:table-cell office:value-type="float" office:value="-4.76818" calcext:value-type="float">
            <text:p>-4.76818</text:p>
          </table:table-cell>
          <table:table-cell office:value-type="float" office:value="4.46126" calcext:value-type="float">
            <text:p>4.46126</text:p>
          </table:table-cell>
          <table:table-cell table:style-name="ce2" table:formula="of:=1-13.8*13.8*1E+030/([.B232]*[.B232]+1/9.3/9.3*1E+030)" office:value-type="float" office:value="-466.587237375068" calcext:value-type="float">
            <text:p>-466.5872373751</text:p>
          </table:table-cell>
          <table:table-cell table:formula="of:=13.8*13.8/9.3*1E+045/[.B232]/([.B232]*[.B232]+1/9.3/9.3*1E+030)" office:value-type="float" office:value="79.9255361819271" calcext:value-type="float">
            <text:p>79.9255361819</text:p>
          </table:table-cell>
          <table:table-cell table:number-columns-repeated="1016"/>
        </table:table-row>
        <table:table-row table:style-name="ro2">
          <table:table-cell office:value-type="float" office:value="604.961" calcext:value-type="float">
            <text:p>604.961</text:p>
          </table:table-cell>
          <table:table-cell table:style-name="ce1" table:formula="of:=[.A233]*1000000000000" office:value-type="float" office:value="604961000000000" calcext:value-type="float">
            <text:p>6.05E+14</text:p>
          </table:table-cell>
          <table:table-cell office:value-type="float" office:value="0.916" calcext:value-type="float">
            <text:p>0.916</text:p>
          </table:table-cell>
          <table:table-cell office:value-type="float" office:value="1.84" calcext:value-type="float">
            <text:p>1.84</text:p>
          </table:table-cell>
          <table:table-cell office:value-type="float" office:value="-4.22466" calcext:value-type="float">
            <text:p>-4.22466</text:p>
          </table:table-cell>
          <table:table-cell office:value-type="float" office:value="3.37088" calcext:value-type="float">
            <text:p>3.37088</text:p>
          </table:table-cell>
          <table:table-cell table:style-name="ce2" table:formula="of:=1-13.8*13.8*1E+030/([.B233]*[.B233]+1/9.3/9.3*1E+030)" office:value-type="float" office:value="-503.423583707664" calcext:value-type="float">
            <text:p>-503.4235837077</text:p>
          </table:table-cell>
          <table:table-cell table:formula="of:=13.8*13.8/9.3*1E+045/[.B233]/([.B233]*[.B233]+1/9.3/9.3*1E+030)" office:value-type="float" office:value="89.6571762846357" calcext:value-type="float">
            <text:p>89.6571762846</text:p>
          </table:table-cell>
          <table:table-cell table:number-columns-repeated="1016"/>
        </table:table-row>
        <table:table-row table:style-name="ro2">
          <table:table-cell office:value-type="float" office:value="580.72" calcext:value-type="float">
            <text:p>580.72</text:p>
          </table:table-cell>
          <table:table-cell table:style-name="ce1" table:formula="of:=[.A234]*1000000000000" office:value-type="float" office:value="580720000000000" calcext:value-type="float">
            <text:p>5.81E+14</text:p>
          </table:table-cell>
          <table:table-cell office:value-type="float" office:value="0.608" calcext:value-type="float">
            <text:p>0.608</text:p>
          </table:table-cell>
          <table:table-cell office:value-type="float" office:value="2.12" calcext:value-type="float">
            <text:p>2.12</text:p>
          </table:table-cell>
          <table:table-cell office:value-type="float" office:value="-4.86406" calcext:value-type="float">
            <text:p>-4.86406</text:p>
          </table:table-cell>
          <table:table-cell office:value-type="float" office:value="2.57792" calcext:value-type="float">
            <text:p>2.57792</text:p>
          </table:table-cell>
          <table:table-cell table:style-name="ce2" table:formula="of:=1-13.8*13.8*1E+030/([.B234]*[.B234]+1/9.3/9.3*1E+030)" office:value-type="float" office:value="-544.989762588409" calcext:value-type="float">
            <text:p>-544.9897625884</text:p>
          </table:table-cell>
          <table:table-cell table:formula="of:=13.8*13.8/9.3*1E+045/[.B234]/([.B234]*[.B234]+1/9.3/9.3*1E+030)" office:value-type="float" office:value="101.096185119179" calcext:value-type="float">
            <text:p>101.0961851192</text:p>
          </table:table-cell>
          <table:table-cell table:number-columns-repeated="1016"/>
        </table:table-row>
        <table:table-row table:style-name="ro2">
          <table:table-cell office:value-type="float" office:value="556.483" calcext:value-type="float">
            <text:p>556.483</text:p>
          </table:table-cell>
          <table:table-cell table:style-name="ce1" table:formula="of:=[.A235]*1000000000000" office:value-type="float" office:value="556483000000000" calcext:value-type="float">
            <text:p>5.56E+14</text:p>
          </table:table-cell>
          <table:table-cell office:value-type="float" office:value="0.402" calcext:value-type="float">
            <text:p>0.402</text:p>
          </table:table-cell>
          <table:table-cell office:value-type="float" office:value="2.54" calcext:value-type="float">
            <text:p>2.54</text:p>
          </table:table-cell>
          <table:table-cell office:value-type="float" office:value="-6.6132" calcext:value-type="float">
            <text:p>-6.6132</text:p>
          </table:table-cell>
          <table:table-cell office:value-type="float" office:value="2.04216" calcext:value-type="float">
            <text:p>2.04216</text:p>
          </table:table-cell>
          <table:table-cell table:style-name="ce2" table:formula="of:=1-13.8*13.8*1E+030/([.B235]*[.B235]+1/9.3/9.3*1E+030)" office:value-type="float" office:value="-591.836356022857" calcext:value-type="float">
            <text:p>-591.8363560229</text:p>
          </table:table-cell>
          <table:table-cell table:formula="of:=13.8*13.8/9.3*1E+045/[.B235]/([.B235]*[.B235]+1/9.3/9.3*1E+030)" office:value-type="float" office:value="114.551288599365" calcext:value-type="float">
            <text:p>114.5512885994</text:p>
          </table:table-cell>
          <table:table-cell table:number-columns-repeated="1016"/>
        </table:table-row>
        <table:table-row table:style-name="ro2">
          <table:table-cell office:value-type="float" office:value="532.292" calcext:value-type="float">
            <text:p>532.292</text:p>
          </table:table-cell>
          <table:table-cell table:style-name="ce1" table:formula="of:=[.A236]*1000000000000" office:value-type="float" office:value="532292000000000" calcext:value-type="float">
            <text:p>5.32E+14</text:p>
          </table:table-cell>
          <table:table-cell office:value-type="float" office:value="0.306" calcext:value-type="float">
            <text:p>0.306</text:p>
          </table:table-cell>
          <table:table-cell office:value-type="float" office:value="2.88" calcext:value-type="float">
            <text:p>2.88</text:p>
          </table:table-cell>
          <table:table-cell office:value-type="float" office:value="-8.38804" calcext:value-type="float">
            <text:p>-8.38804</text:p>
          </table:table-cell>
          <table:table-cell office:value-type="float" office:value="1.76256" calcext:value-type="float">
            <text:p>1.76256</text:p>
          </table:table-cell>
          <table:table-cell table:style-name="ce2" table:formula="of:=1-13.8*13.8*1E+030/([.B236]*[.B236]+1/9.3/9.3*1E+030)" office:value-type="float" office:value="-644.785229623558" calcext:value-type="float">
            <text:p>-644.7852296236</text:p>
          </table:table-cell>
          <table:table-cell table:formula="of:=13.8*13.8/9.3*1E+045/[.B236]/([.B236]*[.B236]+1/9.3/9.3*1E+030)" office:value-type="float" office:value="130.453345161177" calcext:value-type="float">
            <text:p>130.4533451612</text:p>
          </table:table-cell>
          <table:table-cell table:number-columns-repeated="1016"/>
        </table:table-row>
        <table:table-row table:style-name="ro2">
          <table:table-cell office:value-type="float" office:value="459.7" calcext:value-type="float">
            <text:p>459.7</text:p>
          </table:table-cell>
          <table:table-cell table:style-name="ce1" table:formula="of:=[.A237]*1000000000000" office:value-type="float" office:value="459700000000000" calcext:value-type="float">
            <text:p>4.60E+14</text:p>
          </table:table-cell>
          <table:table-cell office:value-type="float" office:value="0.166" calcext:value-type="float">
            <text:p>0.166</text:p>
          </table:table-cell>
          <table:table-cell office:value-type="float" office:value="3.15" calcext:value-type="float">
            <text:p>3.15</text:p>
          </table:table-cell>
          <table:table-cell office:value-type="float" office:value="-9.95006" calcext:value-type="float">
            <text:p>-9.95006</text:p>
          </table:table-cell>
          <table:table-cell office:value-type="float" office:value="1.0458" calcext:value-type="float">
            <text:p>1.0458</text:p>
          </table:table-cell>
          <table:table-cell table:style-name="ce2" table:formula="of:=1-13.8*13.8*1E+030/([.B237]*[.B237]+1/9.3/9.3*1E+030)" office:value-type="float" office:value="-853.427362951374" calcext:value-type="float">
            <text:p>-853.4273629514</text:p>
          </table:table-cell>
          <table:table-cell table:formula="of:=13.8*13.8/9.3*1E+045/[.B237]/([.B237]*[.B237]+1/9.3/9.3*1E+030)" office:value-type="float" office:value="199.856232314056" calcext:value-type="float">
            <text:p>199.8562323141</text:p>
          </table:table-cell>
          <table:table-cell table:number-columns-repeated="1016"/>
        </table:table-row>
        <table:table-row table:style-name="ro2">
          <table:table-cell office:value-type="float" office:value="435.54" calcext:value-type="float">
            <text:p>435.54</text:p>
          </table:table-cell>
          <table:table-cell table:style-name="ce1" table:formula="of:=[.A238]*1000000000000" office:value-type="float" office:value="435540000000000" calcext:value-type="float">
            <text:p>4.36E+14</text:p>
          </table:table-cell>
          <table:table-cell office:value-type="float" office:value="0.16" calcext:value-type="float">
            <text:p>0.16</text:p>
          </table:table-cell>
          <table:table-cell office:value-type="float" office:value="3.8" calcext:value-type="float">
            <text:p>3.8</text:p>
          </table:table-cell>
          <table:table-cell office:value-type="float" office:value="-14.4656" calcext:value-type="float">
            <text:p>-14.4656</text:p>
          </table:table-cell>
          <table:table-cell office:value-type="float" office:value="1.216" calcext:value-type="float">
            <text:p>1.216</text:p>
          </table:table-cell>
          <table:table-cell table:style-name="ce2" table:formula="of:=1-13.8*13.8*1E+030/([.B238]*[.B238]+1/9.3/9.3*1E+030)" office:value-type="float" office:value="-945.25222804142" calcext:value-type="float">
            <text:p>-945.2522280414</text:p>
          </table:table-cell>
          <table:table-cell table:formula="of:=13.8*13.8/9.3*1E+045/[.B238]/([.B238]*[.B238]+1/9.3/9.3*1E+030)" office:value-type="float" office:value="233.612415397675" calcext:value-type="float">
            <text:p>233.6124153977</text:p>
          </table:table-cell>
          <table:table-cell table:number-columns-repeated="1016"/>
        </table:table-row>
        <table:table-row table:style-name="ro2">
          <table:table-cell office:value-type="float" office:value="411.353" calcext:value-type="float">
            <text:p>411.353</text:p>
          </table:table-cell>
          <table:table-cell table:style-name="ce1" table:formula="of:=[.A239]*1000000000000" office:value-type="float" office:value="411353000000000" calcext:value-type="float">
            <text:p>4.11E+14</text:p>
          </table:table-cell>
          <table:table-cell office:value-type="float" office:value="0.164" calcext:value-type="float">
            <text:p>0.164</text:p>
          </table:table-cell>
          <table:table-cell office:value-type="float" office:value="4.35" calcext:value-type="float">
            <text:p>4.35</text:p>
          </table:table-cell>
          <table:table-cell office:value-type="float" office:value="-18.9494" calcext:value-type="float">
            <text:p>-18.9494</text:p>
          </table:table-cell>
          <table:table-cell office:value-type="float" office:value="1.4268" calcext:value-type="float">
            <text:p>1.4268</text:p>
          </table:table-cell>
          <table:table-cell table:style-name="ce2" table:formula="of:=1-13.8*13.8*1E+030/([.B239]*[.B239]+1/9.3/9.3*1E+030)" office:value-type="float" office:value="-1052.47403615906" calcext:value-type="float">
            <text:p>-1052.4740361591</text:p>
          </table:table-cell>
          <table:table-cell table:formula="of:=13.8*13.8/9.3*1E+045/[.B239]/([.B239]*[.B239]+1/9.3/9.3*1E+030)" office:value-type="float" office:value="275.376083513719" calcext:value-type="float">
            <text:p>275.3760835137</text:p>
          </table:table-cell>
          <table:table-cell table:number-columns-repeated="1016"/>
        </table:table-row>
        <table:table-row table:style-name="ro2">
          <table:table-cell office:value-type="float" office:value="387.147" calcext:value-type="float">
            <text:p>387.147</text:p>
          </table:table-cell>
          <table:table-cell table:style-name="ce1" table:formula="of:=[.A240]*1000000000000" office:value-type="float" office:value="387147000000000" calcext:value-type="float">
            <text:p>3.87E+14</text:p>
          </table:table-cell>
          <table:table-cell office:value-type="float" office:value="0.174" calcext:value-type="float">
            <text:p>0.174</text:p>
          </table:table-cell>
          <table:table-cell office:value-type="float" office:value="4.86" calcext:value-type="float">
            <text:p>4.86</text:p>
          </table:table-cell>
          <table:table-cell office:value-type="float" office:value="-23.6499" calcext:value-type="float">
            <text:p>-23.6499</text:p>
          </table:table-cell>
          <table:table-cell office:value-type="float" office:value="1.69128" calcext:value-type="float">
            <text:p>1.69128</text:p>
          </table:table-cell>
          <table:table-cell table:style-name="ce2" table:formula="of:=1-13.8*13.8*1E+030/([.B240]*[.B240]+1/9.3/9.3*1E+030)" office:value-type="float" office:value="-1178.59800952541" calcext:value-type="float">
            <text:p>-1178.5980095254</text:p>
          </table:table-cell>
          <table:table-cell table:formula="of:=13.8*13.8/9.3*1E+045/[.B240]/([.B240]*[.B240]+1/9.3/9.3*1E+030)" office:value-type="float" office:value="327.623604594361" calcext:value-type="float">
            <text:p>327.6236045944</text:p>
          </table:table-cell>
          <table:table-cell table:number-columns-repeated="1016"/>
        </table:table-row>
        <table:table-row table:style-name="ro2">
          <table:table-cell office:value-type="float" office:value="362.932" calcext:value-type="float">
            <text:p>362.932</text:p>
          </table:table-cell>
          <table:table-cell table:style-name="ce1" table:formula="of:=[.A241]*1000000000000" office:value-type="float" office:value="362932000000000" calcext:value-type="float">
            <text:p>3.63E+14</text:p>
          </table:table-cell>
          <table:table-cell office:value-type="float" office:value="0.188" calcext:value-type="float">
            <text:p>0.188</text:p>
          </table:table-cell>
          <table:table-cell office:value-type="float" office:value="5.39" calcext:value-type="float">
            <text:p>5.39</text:p>
          </table:table-cell>
          <table:table-cell office:value-type="float" office:value="-29.0874" calcext:value-type="float">
            <text:p>-29.0874</text:p>
          </table:table-cell>
          <table:table-cell office:value-type="float" office:value="2.02664" calcext:value-type="float">
            <text:p>2.02664</text:p>
          </table:table-cell>
          <table:table-cell table:style-name="ce2" table:formula="of:=1-13.8*13.8*1E+030/([.B241]*[.B241]+1/9.3/9.3*1E+030)" office:value-type="float" office:value="-1328.13026556954" calcext:value-type="float">
            <text:p>-1328.1302655696</text:p>
          </table:table-cell>
          <table:table-cell table:formula="of:=13.8*13.8/9.3*1E+045/[.B241]/([.B241]*[.B241]+1/9.3/9.3*1E+030)" office:value-type="float" office:value="393.785152196389" calcext:value-type="float">
            <text:p>393.7851521964</text:p>
          </table:table-cell>
          <table:table-cell table:number-columns-repeated="1016"/>
        </table:table-row>
        <table:table-row table:style-name="ro2">
          <table:table-cell office:value-type="float" office:value="338.753" calcext:value-type="float">
            <text:p>338.753</text:p>
          </table:table-cell>
          <table:table-cell table:style-name="ce1" table:formula="of:=[.A242]*1000000000000" office:value-type="float" office:value="338753000000000" calcext:value-type="float">
            <text:p>3.39E+14</text:p>
          </table:table-cell>
          <table:table-cell office:value-type="float" office:value="0.21" calcext:value-type="float">
            <text:p>0.21</text:p>
          </table:table-cell>
          <table:table-cell office:value-type="float" office:value="5.88" calcext:value-type="float">
            <text:p>5.88</text:p>
          </table:table-cell>
          <table:table-cell office:value-type="float" office:value="-34.6185" calcext:value-type="float">
            <text:p>-34.6185</text:p>
          </table:table-cell>
          <table:table-cell office:value-type="float" office:value="2.4696" calcext:value-type="float">
            <text:p>2.4696</text:p>
          </table:table-cell>
          <table:table-cell table:style-name="ce2" table:formula="of:=1-13.8*13.8*1E+030/([.B242]*[.B242]+1/9.3/9.3*1E+030)" office:value-type="float" office:value="-1506.65195948968" calcext:value-type="float">
            <text:p>-1506.6519594897</text:p>
          </table:table-cell>
          <table:table-cell table:formula="of:=13.8*13.8/9.3*1E+045/[.B242]/([.B242]*[.B242]+1/9.3/9.3*1E+030)" office:value-type="float" office:value="478.558459773409" calcext:value-type="float">
            <text:p>478.5584597734</text:p>
          </table:table-cell>
          <table:table-cell table:number-columns-repeated="1016"/>
        </table:table-row>
        <table:table-row table:style-name="ro2">
          <table:table-cell office:value-type="float" office:value="314.564" calcext:value-type="float">
            <text:p>314.564</text:p>
          </table:table-cell>
          <table:table-cell table:style-name="ce1" table:formula="of:=[.A243]*1000000000000" office:value-type="float" office:value="314564000000000" calcext:value-type="float">
            <text:p>3.15E+14</text:p>
          </table:table-cell>
          <table:table-cell office:value-type="float" office:value="0.236" calcext:value-type="float">
            <text:p>0.236</text:p>
          </table:table-cell>
          <table:table-cell office:value-type="float" office:value="6.47" calcext:value-type="float">
            <text:p>6.47</text:p>
          </table:table-cell>
          <table:table-cell office:value-type="float" office:value="-41.9166" calcext:value-type="float">
            <text:p>-41.9166</text:p>
          </table:table-cell>
          <table:table-cell office:value-type="float" office:value="3.05384" calcext:value-type="float">
            <text:p>3.05384</text:p>
          </table:table-cell>
          <table:table-cell table:style-name="ce2" table:formula="of:=1-13.8*13.8*1E+030/([.B243]*[.B243]+1/9.3/9.3*1E+030)" office:value-type="float" office:value="-1722.24334713949" calcext:value-type="float">
            <text:p>-1722.2433471395</text:p>
          </table:table-cell>
          <table:table-cell table:formula="of:=13.8*13.8/9.3*1E+045/[.B243]/([.B243]*[.B243]+1/9.3/9.3*1E+030)" office:value-type="float" office:value="589.05336771972" calcext:value-type="float">
            <text:p>589.0533677197</text:p>
          </table:table-cell>
          <table:table-cell table:number-columns-repeated="1016"/>
        </table:table-row>
        <table:table-row table:style-name="ro2">
          <table:table-cell office:value-type="float" office:value="290.416" calcext:value-type="float">
            <text:p>290.416</text:p>
          </table:table-cell>
          <table:table-cell table:style-name="ce1" table:formula="of:=[.A244]*1000000000000" office:value-type="float" office:value="290416000000000" calcext:value-type="float">
            <text:p>2.90E+14</text:p>
          </table:table-cell>
          <table:table-cell office:value-type="float" office:value="0.272" calcext:value-type="float">
            <text:p>0.272</text:p>
          </table:table-cell>
          <table:table-cell office:value-type="float" office:value="7.07" calcext:value-type="float">
            <text:p>7.07</text:p>
          </table:table-cell>
          <table:table-cell office:value-type="float" office:value="-50.0589" calcext:value-type="float">
            <text:p>-50.0589</text:p>
          </table:table-cell>
          <table:table-cell office:value-type="float" office:value="3.84608" calcext:value-type="float">
            <text:p>3.84608</text:p>
          </table:table-cell>
          <table:table-cell table:style-name="ce2" table:formula="of:=1-13.8*13.8*1E+030/([.B244]*[.B244]+1/9.3/9.3*1E+030)" office:value-type="float" office:value="-1984.74643329616" calcext:value-type="float">
            <text:p>-1984.7464332962</text:p>
          </table:table-cell>
          <table:table-cell table:formula="of:=13.8*13.8/9.3*1E+045/[.B244]/([.B244]*[.B244]+1/9.3/9.3*1E+030)" office:value-type="float" office:value="735.225062874643" calcext:value-type="float">
            <text:p>735.2250628746</text:p>
          </table:table-cell>
          <table:table-cell table:number-columns-repeated="1016"/>
        </table:table-row>
        <table:table-row table:style-name="ro2">
          <table:table-cell office:value-type="float" office:value="266.193" calcext:value-type="float">
            <text:p>266.193</text:p>
          </table:table-cell>
          <table:table-cell table:style-name="ce1" table:formula="of:=[.A245]*1000000000000" office:value-type="float" office:value="266193000000000" calcext:value-type="float">
            <text:p>2.66E+14</text:p>
          </table:table-cell>
          <table:table-cell office:value-type="float" office:value="0.312" calcext:value-type="float">
            <text:p>0.312</text:p>
          </table:table-cell>
          <table:table-cell office:value-type="float" office:value="7.93" calcext:value-type="float">
            <text:p>7.93</text:p>
          </table:table-cell>
          <table:table-cell office:value-type="float" office:value="-62.9822" calcext:value-type="float">
            <text:p>-62.9822</text:p>
          </table:table-cell>
          <table:table-cell office:value-type="float" office:value="4.94832" calcext:value-type="float">
            <text:p>4.94832</text:p>
          </table:table-cell>
          <table:table-cell table:style-name="ce2" table:formula="of:=1-13.8*13.8*1E+030/([.B245]*[.B245]+1/9.3/9.3*1E+030)" office:value-type="float" office:value="-2309.58337764286" calcext:value-type="float">
            <text:p>-2309.5833776429</text:p>
          </table:table-cell>
          <table:table-cell table:formula="of:=13.8*13.8/9.3*1E+045/[.B245]/([.B245]*[.B245]+1/9.3/9.3*1E+030)" office:value-type="float" office:value="933.344699345949" calcext:value-type="float">
            <text:p>933.3446993459</text:p>
          </table:table-cell>
          <table:table-cell table:number-columns-repeated="1016"/>
        </table:table-row>
        <table:table-row table:style-name="ro2">
          <table:table-cell office:value-type="float" office:value="241.935" calcext:value-type="float">
            <text:p>241.935</text:p>
          </table:table-cell>
          <table:table-cell table:style-name="ce1" table:formula="of:=[.A246]*1000000000000" office:value-type="float" office:value="241935000000000" calcext:value-type="float">
            <text:p>2.42E+14</text:p>
          </table:table-cell>
          <table:table-cell office:value-type="float" office:value="0.372" calcext:value-type="float">
            <text:p>0.372</text:p>
          </table:table-cell>
          <table:table-cell office:value-type="float" office:value="8.77" calcext:value-type="float">
            <text:p>8.77</text:p>
          </table:table-cell>
          <table:table-cell office:value-type="float" office:value="-77.0513" calcext:value-type="float">
            <text:p>-77.0513</text:p>
          </table:table-cell>
          <table:table-cell office:value-type="float" office:value="6.52488" calcext:value-type="float">
            <text:p>6.52488</text:p>
          </table:table-cell>
          <table:table-cell table:style-name="ce2" table:formula="of:=1-13.8*13.8*1E+030/([.B246]*[.B246]+1/9.3/9.3*1E+030)" office:value-type="float" office:value="-2715.90072036034" calcext:value-type="float">
            <text:p>-2715.9007203604</text:p>
          </table:table-cell>
          <table:table-cell table:formula="of:=13.8*13.8/9.3*1E+045/[.B246]/([.B246]*[.B246]+1/9.3/9.3*1E+030)" office:value-type="float" office:value="1207.51384629896" calcext:value-type="float">
            <text:p>1207.513846299</text:p>
          </table:table-cell>
          <table:table-cell table:number-columns-repeated="1016"/>
        </table:table-row>
        <table:table-row table:style-name="ro2">
          <table:table-cell office:value-type="float" office:value="237.154" calcext:value-type="float">
            <text:p>237.154</text:p>
          </table:table-cell>
          <table:table-cell table:style-name="ce1" table:formula="of:=[.A247]*1000000000000" office:value-type="float" office:value="237154000000000" calcext:value-type="float">
            <text:p>2.37E+14</text:p>
          </table:table-cell>
          <table:table-cell office:value-type="float" office:value="0.389" calcext:value-type="float">
            <text:p>0.389</text:p>
          </table:table-cell>
          <table:table-cell office:value-type="float" office:value="8.09" calcext:value-type="float">
            <text:p>8.09</text:p>
          </table:table-cell>
          <table:table-cell office:value-type="float" office:value="-65.5994" calcext:value-type="float">
            <text:p>-65.5994</text:p>
          </table:table-cell>
          <table:table-cell office:value-type="float" office:value="6.29402" calcext:value-type="float">
            <text:p>6.29402</text:p>
          </table:table-cell>
          <table:table-cell table:style-name="ce2" table:formula="of:=1-13.8*13.8*1E+030/([.B247]*[.B247]+1/9.3/9.3*1E+030)" office:value-type="float" office:value="-2807.68178193001" calcext:value-type="float">
            <text:p>-2807.68178193</text:p>
          </table:table-cell>
          <table:table-cell table:formula="of:=13.8*13.8/9.3*1E+045/[.B247]/([.B247]*[.B247]+1/9.3/9.3*1E+030)" office:value-type="float" office:value="1273.47122020255" calcext:value-type="float">
            <text:p>1273.4712202026</text:p>
          </table:table-cell>
          <table:table-cell table:number-columns-repeated="1016"/>
        </table:table-row>
        <table:table-row table:style-name="ro2">
          <table:table-cell office:value-type="float" office:value="232.378" calcext:value-type="float">
            <text:p>232.378</text:p>
          </table:table-cell>
          <table:table-cell table:style-name="ce1" table:formula="of:=[.A248]*1000000000000" office:value-type="float" office:value="232378000000000" calcext:value-type="float">
            <text:p>2.32E+14</text:p>
          </table:table-cell>
          <table:table-cell office:value-type="float" office:value="0.403" calcext:value-type="float">
            <text:p>0.403</text:p>
          </table:table-cell>
          <table:table-cell office:value-type="float" office:value="8.25" calcext:value-type="float">
            <text:p>8.25</text:p>
          </table:table-cell>
          <table:table-cell office:value-type="float" office:value="-68.2249" calcext:value-type="float">
            <text:p>-68.2249</text:p>
          </table:table-cell>
          <table:table-cell office:value-type="float" office:value="6.6495" calcext:value-type="float">
            <text:p>6.6495</text:p>
          </table:table-cell>
          <table:table-cell table:style-name="ce2" table:formula="of:=1-13.8*13.8*1E+030/([.B248]*[.B248]+1/9.3/9.3*1E+030)" office:value-type="float" office:value="-2903.75066431461" calcext:value-type="float">
            <text:p>-2903.7506643146</text:p>
          </table:table-cell>
          <table:table-cell table:formula="of:=13.8*13.8/9.3*1E+045/[.B248]/([.B248]*[.B248]+1/9.3/9.3*1E+030)" office:value-type="float" office:value="1344.09789700014" calcext:value-type="float">
            <text:p>1344.0978970001</text:p>
          </table:table-cell>
          <table:table-cell table:number-columns-repeated="1016"/>
        </table:table-row>
        <table:table-row table:style-name="ro2">
          <table:table-cell office:value-type="float" office:value="227.445" calcext:value-type="float">
            <text:p>227.445</text:p>
          </table:table-cell>
          <table:table-cell table:style-name="ce1" table:formula="of:=[.A249]*1000000000000" office:value-type="float" office:value="227445000000000" calcext:value-type="float">
            <text:p>2.27E+14</text:p>
          </table:table-cell>
          <table:table-cell office:value-type="float" office:value="0.419" calcext:value-type="float">
            <text:p>0.419</text:p>
          </table:table-cell>
          <table:table-cell office:value-type="float" office:value="8.42" calcext:value-type="float">
            <text:p>8.42</text:p>
          </table:table-cell>
          <table:table-cell office:value-type="float" office:value="-71.072" calcext:value-type="float">
            <text:p>-71.072</text:p>
          </table:table-cell>
          <table:table-cell office:value-type="float" office:value="7.05596" calcext:value-type="float">
            <text:p>7.05596</text:p>
          </table:table-cell>
          <table:table-cell table:style-name="ce2" table:formula="of:=1-13.8*13.8*1E+030/([.B249]*[.B249]+1/9.3/9.3*1E+030)" office:value-type="float" office:value="-3007.85125939688" calcext:value-type="float">
            <text:p>-3007.8512593969</text:p>
          </table:table-cell>
          <table:table-cell table:formula="of:=13.8*13.8/9.3*1E+045/[.B249]/([.B249]*[.B249]+1/9.3/9.3*1E+030)" office:value-type="float" office:value="1422.46430338559" calcext:value-type="float">
            <text:p>1422.4643033856</text:p>
          </table:table-cell>
          <table:table-cell table:number-columns-repeated="1016"/>
        </table:table-row>
        <table:table-row table:style-name="ro2">
          <table:table-cell office:value-type="float" office:value="217.707" calcext:value-type="float">
            <text:p>217.707</text:p>
          </table:table-cell>
          <table:table-cell table:style-name="ce1" table:formula="of:=[.A250]*1000000000000" office:value-type="float" office:value="217707000000000" calcext:value-type="float">
            <text:p>2.18E+14</text:p>
          </table:table-cell>
          <table:table-cell office:value-type="float" office:value="0.436" calcext:value-type="float">
            <text:p>0.436</text:p>
          </table:table-cell>
          <table:table-cell office:value-type="float" office:value="8.59" calcext:value-type="float">
            <text:p>8.59</text:p>
          </table:table-cell>
          <table:table-cell office:value-type="float" office:value="-73.9782" calcext:value-type="float">
            <text:p>-73.9782</text:p>
          </table:table-cell>
          <table:table-cell office:value-type="float" office:value="7.49048" calcext:value-type="float">
            <text:p>7.49048</text:p>
          </table:table-cell>
          <table:table-cell table:style-name="ce2" table:formula="of:=1-13.8*13.8*1E+030/([.B250]*[.B250]+1/9.3/9.3*1E+030)" office:value-type="float" office:value="-3229.07583152372" calcext:value-type="float">
            <text:p>-3229.0758315237</text:p>
          </table:table-cell>
          <table:table-cell table:formula="of:=13.8*13.8/9.3*1E+045/[.B250]/([.B250]*[.B250]+1/9.3/9.3*1E+030)" office:value-type="float" office:value="1595.35514193054" calcext:value-type="float">
            <text:p>1595.3551419305</text:p>
          </table:table-cell>
          <table:table-cell table:number-columns-repeated="1016"/>
        </table:table-row>
        <table:table-row table:style-name="ro2">
          <table:table-cell office:value-type="float" office:value="217.707" calcext:value-type="float">
            <text:p>217.707</text:p>
          </table:table-cell>
          <table:table-cell table:style-name="ce1" table:formula="of:=[.A251]*1000000000000" office:value-type="float" office:value="217707000000000" calcext:value-type="float">
            <text:p>2.18E+14</text:p>
          </table:table-cell>
          <table:table-cell office:value-type="float" office:value="0.458" calcext:value-type="float">
            <text:p>0.458</text:p>
          </table:table-cell>
          <table:table-cell office:value-type="float" office:value="9.72" calcext:value-type="float">
            <text:p>9.72</text:p>
          </table:table-cell>
          <table:table-cell office:value-type="float" office:value="-94.6882" calcext:value-type="float">
            <text:p>-94.6882</text:p>
          </table:table-cell>
          <table:table-cell office:value-type="float" office:value="8.90352" calcext:value-type="float">
            <text:p>8.90352</text:p>
          </table:table-cell>
          <table:table-cell table:style-name="ce2" table:formula="of:=1-13.8*13.8*1E+030/([.B251]*[.B251]+1/9.3/9.3*1E+030)" office:value-type="float" office:value="-3229.07583152372" calcext:value-type="float">
            <text:p>-3229.0758315237</text:p>
          </table:table-cell>
          <table:table-cell table:formula="of:=13.8*13.8/9.3*1E+045/[.B251]/([.B251]*[.B251]+1/9.3/9.3*1E+030)" office:value-type="float" office:value="1595.35514193054" calcext:value-type="float">
            <text:p>1595.3551419305</text:p>
          </table:table-cell>
          <table:table-cell table:number-columns-repeated="1016"/>
        </table:table-row>
        <table:table-row table:style-name="ro2">
          <table:table-cell office:value-type="float" office:value="216.763" calcext:value-type="float">
            <text:p>216.763</text:p>
          </table:table-cell>
          <table:table-cell table:style-name="ce1" table:formula="of:=[.A252]*1000000000000" office:value-type="float" office:value="216763000000000" calcext:value-type="float">
            <text:p>2.17E+14</text:p>
          </table:table-cell>
          <table:table-cell office:value-type="float" office:value="0.454" calcext:value-type="float">
            <text:p>0.454</text:p>
          </table:table-cell>
          <table:table-cell office:value-type="float" office:value="8.77" calcext:value-type="float">
            <text:p>8.77</text:p>
          </table:table-cell>
          <table:table-cell office:value-type="float" office:value="-77.119" calcext:value-type="float">
            <text:p>-77.119</text:p>
          </table:table-cell>
          <table:table-cell office:value-type="float" office:value="7.96316" calcext:value-type="float">
            <text:p>7.96316</text:p>
          </table:table-cell>
          <table:table-cell table:style-name="ce2" table:formula="of:=1-13.8*13.8*1E+030/([.B252]*[.B252]+1/9.3/9.3*1E+030)" office:value-type="float" office:value="-3251.703027986" calcext:value-type="float">
            <text:p>-3251.703027986</text:p>
          </table:table-cell>
          <table:table-cell table:formula="of:=13.8*13.8/9.3*1E+045/[.B252]/([.B252]*[.B252]+1/9.3/9.3*1E+030)" office:value-type="float" office:value="1613.52727984912" calcext:value-type="float">
            <text:p>1613.5272798491</text:p>
          </table:table-cell>
          <table:table-cell table:number-columns-repeated="1016"/>
        </table:table-row>
        <table:table-row table:style-name="ro2">
          <table:table-cell office:value-type="float" office:value="212.917" calcext:value-type="float">
            <text:p>212.917</text:p>
          </table:table-cell>
          <table:table-cell table:style-name="ce1" table:formula="of:=[.A253]*1000000000000" office:value-type="float" office:value="212917000000000" calcext:value-type="float">
            <text:p>2.13E+14</text:p>
          </table:table-cell>
          <table:table-cell office:value-type="float" office:value="0.473" calcext:value-type="float">
            <text:p>0.473</text:p>
          </table:table-cell>
          <table:table-cell office:value-type="float" office:value="8.96" calcext:value-type="float">
            <text:p>8.96</text:p>
          </table:table-cell>
          <table:table-cell office:value-type="float" office:value="-80.5053" calcext:value-type="float">
            <text:p>-80.5053</text:p>
          </table:table-cell>
          <table:table-cell office:value-type="float" office:value="8.47616" calcext:value-type="float">
            <text:p>8.47616</text:p>
          </table:table-cell>
          <table:table-cell table:style-name="ce2" table:formula="of:=1-13.8*13.8*1E+030/([.B253]*[.B253]+1/9.3/9.3*1E+030)" office:value-type="float" office:value="-3346.17860371123" calcext:value-type="float">
            <text:p>-3346.1786037112</text:p>
          </table:table-cell>
          <table:table-cell table:formula="of:=13.8*13.8/9.3*1E+045/[.B253]/([.B253]*[.B253]+1/9.3/9.3*1E+030)" office:value-type="float" office:value="1690.38488151914" calcext:value-type="float">
            <text:p>1690.3848815192</text:p>
          </table:table-cell>
          <table:table-cell table:number-columns-repeated="1016"/>
        </table:table-row>
        <table:table-row table:style-name="ro2">
          <table:table-cell office:value-type="float" office:value="208.044" calcext:value-type="float">
            <text:p>208.044</text:p>
          </table:table-cell>
          <table:table-cell table:style-name="ce1" table:formula="of:=[.A254]*1000000000000" office:value-type="float" office:value="208044000000000" calcext:value-type="float">
            <text:p>2.08E+14</text:p>
          </table:table-cell>
          <table:table-cell office:value-type="float" office:value="0.493" calcext:value-type="float">
            <text:p>0.493</text:p>
          </table:table-cell>
          <table:table-cell office:value-type="float" office:value="9.15" calcext:value-type="float">
            <text:p>9.15</text:p>
          </table:table-cell>
          <table:table-cell office:value-type="float" office:value="-83.9655" calcext:value-type="float">
            <text:p>-83.9655</text:p>
          </table:table-cell>
          <table:table-cell office:value-type="float" office:value="9.0219" calcext:value-type="float">
            <text:p>9.0219</text:p>
          </table:table-cell>
          <table:table-cell table:style-name="ce2" table:formula="of:=1-13.8*13.8*1E+030/([.B254]*[.B254]+1/9.3/9.3*1E+030)" office:value-type="float" office:value="-3471.37313998105" calcext:value-type="float">
            <text:p>-3471.3731399811</text:p>
          </table:table-cell>
          <table:table-cell table:formula="of:=13.8*13.8/9.3*1E+045/[.B254]/([.B254]*[.B254]+1/9.3/9.3*1E+030)" office:value-type="float" office:value="1794.68504697055" calcext:value-type="float">
            <text:p>1794.6850469706</text:p>
          </table:table-cell>
          <table:table-cell table:number-columns-repeated="1016"/>
        </table:table-row>
        <table:table-row table:style-name="ro2">
          <table:table-cell office:value-type="float" office:value="203.252" calcext:value-type="float">
            <text:p>203.252</text:p>
          </table:table-cell>
          <table:table-cell table:style-name="ce1" table:formula="of:=[.A255]*1000000000000" office:value-type="float" office:value="203252000000000" calcext:value-type="float">
            <text:p>2.03E+14</text:p>
          </table:table-cell>
          <table:table-cell office:value-type="float" office:value="0.515" calcext:value-type="float">
            <text:p>0.515</text:p>
          </table:table-cell>
          <table:table-cell office:value-type="float" office:value="9.36" calcext:value-type="float">
            <text:p>9.36</text:p>
          </table:table-cell>
          <table:table-cell office:value-type="float" office:value="-87.8748" calcext:value-type="float">
            <text:p>-87.8748</text:p>
          </table:table-cell>
          <table:table-cell office:value-type="float" office:value="9.6408" calcext:value-type="float">
            <text:p>9.6408</text:p>
          </table:table-cell>
          <table:table-cell table:style-name="ce2" table:formula="of:=1-13.8*13.8*1E+030/([.B255]*[.B255]+1/9.3/9.3*1E+030)" office:value-type="float" office:value="-3600.81072376723" calcext:value-type="float">
            <text:p>-3600.8107237672</text:p>
          </table:table-cell>
          <table:table-cell table:formula="of:=13.8*13.8/9.3*1E+045/[.B255]/([.B255]*[.B255]+1/9.3/9.3*1E+030)" office:value-type="float" office:value="1905.47436519147" calcext:value-type="float">
            <text:p>1905.4743651915</text:p>
          </table:table-cell>
          <table:table-cell table:number-columns-repeated="1016"/>
        </table:table-row>
        <table:table-row table:style-name="ro2">
          <table:table-cell office:value-type="float" office:value="198.413" calcext:value-type="float">
            <text:p>198.413</text:p>
          </table:table-cell>
          <table:table-cell table:style-name="ce1" table:formula="of:=[.A256]*1000000000000" office:value-type="float" office:value="198413000000000" calcext:value-type="float">
            <text:p>1.98E+14</text:p>
          </table:table-cell>
          <table:table-cell office:value-type="float" office:value="0.537" calcext:value-type="float">
            <text:p>0.537</text:p>
          </table:table-cell>
          <table:table-cell office:value-type="float" office:value="9.58" calcext:value-type="float">
            <text:p>9.58</text:p>
          </table:table-cell>
          <table:table-cell office:value-type="float" office:value="-92.0648" calcext:value-type="float">
            <text:p>-92.0648</text:p>
          </table:table-cell>
          <table:table-cell office:value-type="float" office:value="10.2889" calcext:value-type="float">
            <text:p>10.2889</text:p>
          </table:table-cell>
          <table:table-cell table:style-name="ce2" table:formula="of:=1-13.8*13.8*1E+030/([.B256]*[.B256]+1/9.3/9.3*1E+030)" office:value-type="float" office:value="-3738.26838944006" calcext:value-type="float">
            <text:p>-3738.2683894401</text:p>
          </table:table-cell>
          <table:table-cell table:formula="of:=13.8*13.8/9.3*1E+045/[.B256]/([.B256]*[.B256]+1/9.3/9.3*1E+030)" office:value-type="float" office:value="2026.43914376711" calcext:value-type="float">
            <text:p>2026.4391437671</text:p>
          </table:table-cell>
          <table:table-cell table:number-columns-repeated="1016"/>
        </table:table-row>
        <table:table-row table:style-name="ro2">
          <table:table-cell office:value-type="float" office:value="193.548" calcext:value-type="float">
            <text:p>193.548</text:p>
          </table:table-cell>
          <table:table-cell table:style-name="ce1" table:formula="of:=[.A257]*1000000000000" office:value-type="float" office:value="193548000000000" calcext:value-type="float">
            <text:p>1.94E+14</text:p>
          </table:table-cell>
          <table:table-cell office:value-type="float" office:value="0.559" calcext:value-type="float">
            <text:p>0.559</text:p>
          </table:table-cell>
          <table:table-cell office:value-type="float" office:value="9.81" calcext:value-type="float">
            <text:p>9.81</text:p>
          </table:table-cell>
          <table:table-cell office:value-type="float" office:value="-96.5486" calcext:value-type="float">
            <text:p>-96.5486</text:p>
          </table:table-cell>
          <table:table-cell office:value-type="float" office:value="10.9676" calcext:value-type="float">
            <text:p>10.9676</text:p>
          </table:table-cell>
          <table:table-cell table:style-name="ce2" table:formula="of:=1-13.8*13.8*1E+030/([.B257]*[.B257]+1/9.3/9.3*1E+030)" office:value-type="float" office:value="-3883.71838346696" calcext:value-type="float">
            <text:p>-3883.718383467</text:p>
          </table:table-cell>
          <table:table-cell table:formula="of:=13.8*13.8/9.3*1E+045/[.B257]/([.B257]*[.B257]+1/9.3/9.3*1E+030)" office:value-type="float" office:value="2158.18119606626" calcext:value-type="float">
            <text:p>2158.1811960663</text:p>
          </table:table-cell>
          <table:table-cell table:number-columns-repeated="1016"/>
        </table:table-row>
        <table:table-row table:style-name="ro2">
          <table:table-cell office:value-type="float" office:value="193.548" calcext:value-type="float">
            <text:p>193.548</text:p>
          </table:table-cell>
          <table:table-cell table:style-name="ce1" table:formula="of:=[.A258]*1000000000000" office:value-type="float" office:value="193548000000000" calcext:value-type="float">
            <text:p>1.94E+14</text:p>
          </table:table-cell>
          <table:table-cell office:value-type="float" office:value="0.55" calcext:value-type="float">
            <text:p>0.55</text:p>
          </table:table-cell>
          <table:table-cell office:value-type="float" office:value="11.5" calcext:value-type="float">
            <text:p>11.5</text:p>
          </table:table-cell>
          <table:table-cell office:value-type="float" office:value="-132.553" calcext:value-type="float">
            <text:p>-132.553</text:p>
          </table:table-cell>
          <table:table-cell office:value-type="float" office:value="12.65" calcext:value-type="float">
            <text:p>12.65</text:p>
          </table:table-cell>
          <table:table-cell table:style-name="ce2" table:formula="of:=1-13.8*13.8*1E+030/([.B258]*[.B258]+1/9.3/9.3*1E+030)" office:value-type="float" office:value="-3883.71838346696" calcext:value-type="float">
            <text:p>-3883.718383467</text:p>
          </table:table-cell>
          <table:table-cell table:formula="of:=13.8*13.8/9.3*1E+045/[.B258]/([.B258]*[.B258]+1/9.3/9.3*1E+030)" office:value-type="float" office:value="2158.18119606626" calcext:value-type="float">
            <text:p>2158.1811960663</text:p>
          </table:table-cell>
          <table:table-cell table:number-columns-repeated="1016"/>
        </table:table-row>
        <table:table-row table:style-name="ro2">
          <table:table-cell office:value-type="float" office:value="188.679" calcext:value-type="float">
            <text:p>188.679</text:p>
          </table:table-cell>
          <table:table-cell table:style-name="ce1" table:formula="of:=[.A259]*1000000000000" office:value-type="float" office:value="188679000000000" calcext:value-type="float">
            <text:p>1.89E+14</text:p>
          </table:table-cell>
          <table:table-cell office:value-type="float" office:value="0.583" calcext:value-type="float">
            <text:p>0.583</text:p>
          </table:table-cell>
          <table:table-cell office:value-type="float" office:value="10.1" calcext:value-type="float">
            <text:p>10.1</text:p>
          </table:table-cell>
          <table:table-cell office:value-type="float" office:value="-102.35" calcext:value-type="float">
            <text:p>-102.35</text:p>
          </table:table-cell>
          <table:table-cell office:value-type="float" office:value="11.7766" calcext:value-type="float">
            <text:p>11.7766</text:p>
          </table:table-cell>
          <table:table-cell table:style-name="ce2" table:formula="of:=1-13.8*13.8*1E+030/([.B259]*[.B259]+1/9.3/9.3*1E+030)" office:value-type="float" office:value="-4037.0142158127" calcext:value-type="float">
            <text:p>-4037.0142158127</text:p>
          </table:table-cell>
          <table:table-cell table:formula="of:=13.8*13.8/9.3*1E+045/[.B259]/([.B259]*[.B259]+1/9.3/9.3*1E+030)" office:value-type="float" office:value="2301.23689954424" calcext:value-type="float">
            <text:p>2301.2368995442</text:p>
          </table:table-cell>
          <table:table-cell table:number-columns-repeated="1016"/>
        </table:table-row>
        <table:table-row table:style-name="ro2">
          <table:table-cell office:value-type="float" office:value="183.936" calcext:value-type="float">
            <text:p>183.936</text:p>
          </table:table-cell>
          <table:table-cell table:style-name="ce1" table:formula="of:=[.A260]*1000000000000" office:value-type="float" office:value="183936000000000" calcext:value-type="float">
            <text:p>1.84E+14</text:p>
          </table:table-cell>
          <table:table-cell office:value-type="float" office:value="0.609" calcext:value-type="float">
            <text:p>0.609</text:p>
          </table:table-cell>
          <table:table-cell office:value-type="float" office:value="10.3" calcext:value-type="float">
            <text:p>10.3</text:p>
          </table:table-cell>
          <table:table-cell office:value-type="float" office:value="-106.461" calcext:value-type="float">
            <text:p>-106.461</text:p>
          </table:table-cell>
          <table:table-cell office:value-type="float" office:value="12.5454" calcext:value-type="float">
            <text:p>12.5454</text:p>
          </table:table-cell>
          <table:table-cell table:style-name="ce2" table:formula="of:=1-13.8*13.8*1E+030/([.B260]*[.B260]+1/9.3/9.3*1E+030)" office:value-type="float" office:value="-4194.22351571441" calcext:value-type="float">
            <text:p>-4194.2235157144</text:p>
          </table:table-cell>
          <table:table-cell table:formula="of:=13.8*13.8/9.3*1E+045/[.B260]/([.B260]*[.B260]+1/9.3/9.3*1E+030)" office:value-type="float" office:value="2452.47968187299" calcext:value-type="float">
            <text:p>2452.479681873</text:p>
          </table:table-cell>
          <table:table-cell table:number-columns-repeated="1016"/>
        </table:table-row>
        <table:table-row table:style-name="ro2">
          <table:table-cell office:value-type="float" office:value="179.104" calcext:value-type="float">
            <text:p>179.104</text:p>
          </table:table-cell>
          <table:table-cell table:style-name="ce1" table:formula="of:=[.A261]*1000000000000" office:value-type="float" office:value="179104000000000" calcext:value-type="float">
            <text:p>1.79E+14</text:p>
          </table:table-cell>
          <table:table-cell office:value-type="float" office:value="0.636" calcext:value-type="float">
            <text:p>0.636</text:p>
          </table:table-cell>
          <table:table-cell office:value-type="float" office:value="10.6" calcext:value-type="float">
            <text:p>10.6</text:p>
          </table:table-cell>
          <table:table-cell office:value-type="float" office:value="-112.764" calcext:value-type="float">
            <text:p>-112.764</text:p>
          </table:table-cell>
          <table:table-cell office:value-type="float" office:value="13.4832" calcext:value-type="float">
            <text:p>13.4832</text:p>
          </table:table-cell>
          <table:table-cell table:style-name="ce2" table:formula="of:=1-13.8*13.8*1E+030/([.B261]*[.B261]+1/9.3/9.3*1E+030)" office:value-type="float" office:value="-4362.85903283503" calcext:value-type="float">
            <text:p>-4362.859032835</text:p>
          </table:table-cell>
          <table:table-cell table:formula="of:=13.8*13.8/9.3*1E+045/[.B261]/([.B261]*[.B261]+1/9.3/9.3*1E+030)" office:value-type="float" office:value="2619.88651324528" calcext:value-type="float">
            <text:p>2619.8865132453</text:p>
          </table:table-cell>
          <table:table-cell table:number-columns-repeated="1016"/>
        </table:table-row>
        <table:table-row table:style-name="ro2">
          <table:table-cell office:value-type="float" office:value="174.216" calcext:value-type="float">
            <text:p>174.216</text:p>
          </table:table-cell>
          <table:table-cell table:style-name="ce1" table:formula="of:=[.A262]*1000000000000" office:value-type="float" office:value="174216000000000" calcext:value-type="float">
            <text:p>1.74E+14</text:p>
          </table:table-cell>
          <table:table-cell office:value-type="float" office:value="0.665" calcext:value-type="float">
            <text:p>0.665</text:p>
          </table:table-cell>
          <table:table-cell office:value-type="float" office:value="10.9" calcext:value-type="float">
            <text:p>10.9</text:p>
          </table:table-cell>
          <table:table-cell office:value-type="float" office:value="-119.252" calcext:value-type="float">
            <text:p>-119.252</text:p>
          </table:table-cell>
          <table:table-cell office:value-type="float" office:value="14.497" calcext:value-type="float">
            <text:p>14.497</text:p>
          </table:table-cell>
          <table:table-cell table:style-name="ce2" table:formula="of:=1-13.8*13.8*1E+030/([.B262]*[.B262]+1/9.3/9.3*1E+030)" office:value-type="float" office:value="-4542.67110525351" calcext:value-type="float">
            <text:p>-4542.6711052535</text:p>
          </table:table-cell>
          <table:table-cell table:formula="of:=13.8*13.8/9.3*1E+045/[.B262]/([.B262]*[.B262]+1/9.3/9.3*1E+030)" office:value-type="float" office:value="2804.37379753369" calcext:value-type="float">
            <text:p>2804.3737975337</text:p>
          </table:table-cell>
          <table:table-cell table:number-columns-repeated="1016"/>
        </table:table-row>
        <table:table-row table:style-name="ro2">
          <table:table-cell office:value-type="float" office:value="169.396" calcext:value-type="float">
            <text:p>169.396</text:p>
          </table:table-cell>
          <table:table-cell table:style-name="ce1" table:formula="of:=[.A263]*1000000000000" office:value-type="float" office:value="169396000000000" calcext:value-type="float">
            <text:p>1.69E+14</text:p>
          </table:table-cell>
          <table:table-cell office:value-type="float" office:value="0.696" calcext:value-type="float">
            <text:p>0.696</text:p>
          </table:table-cell>
          <table:table-cell office:value-type="float" office:value="11.2" calcext:value-type="float">
            <text:p>11.2</text:p>
          </table:table-cell>
          <table:table-cell office:value-type="float" office:value="-125.924" calcext:value-type="float">
            <text:p>-125.924</text:p>
          </table:table-cell>
          <table:table-cell office:value-type="float" office:value="15.5904" calcext:value-type="float">
            <text:p>15.5904</text:p>
          </table:table-cell>
          <table:table-cell table:style-name="ce2" table:formula="of:=1-13.8*13.8*1E+030/([.B263]*[.B263]+1/9.3/9.3*1E+030)" office:value-type="float" office:value="-4729.60173176286" calcext:value-type="float">
            <text:p>-4729.6017317629</text:p>
          </table:table-cell>
          <table:table-cell table:formula="of:=13.8*13.8/9.3*1E+045/[.B263]/([.B263]*[.B263]+1/9.3/9.3*1E+030)" office:value-type="float" office:value="3002.82682517726" calcext:value-type="float">
            <text:p>3002.8268251773</text:p>
          </table:table-cell>
          <table:table-cell table:number-columns-repeated="1016"/>
        </table:table-row>
        <table:table-row table:style-name="ro2">
          <table:table-cell office:value-type="float" office:value="169.396" calcext:value-type="float">
            <text:p>169.396</text:p>
          </table:table-cell>
          <table:table-cell table:style-name="ce1" table:formula="of:=[.A264]*1000000000000" office:value-type="float" office:value="169396000000000" calcext:value-type="float">
            <text:p>1.69E+14</text:p>
          </table:table-cell>
          <table:table-cell office:value-type="float" office:value="0.726" calcext:value-type="float">
            <text:p>0.726</text:p>
          </table:table-cell>
          <table:table-cell office:value-type="float" office:value="12.9" calcext:value-type="float">
            <text:p>12.9</text:p>
          </table:table-cell>
          <table:table-cell office:value-type="float" office:value="-166.937" calcext:value-type="float">
            <text:p>-166.937</text:p>
          </table:table-cell>
          <table:table-cell office:value-type="float" office:value="18.7308" calcext:value-type="float">
            <text:p>18.7308</text:p>
          </table:table-cell>
          <table:table-cell table:style-name="ce2" table:formula="of:=1-13.8*13.8*1E+030/([.B264]*[.B264]+1/9.3/9.3*1E+030)" office:value-type="float" office:value="-4729.60173176286" calcext:value-type="float">
            <text:p>-4729.6017317629</text:p>
          </table:table-cell>
          <table:table-cell table:formula="of:=13.8*13.8/9.3*1E+045/[.B264]/([.B264]*[.B264]+1/9.3/9.3*1E+030)" office:value-type="float" office:value="3002.82682517726" calcext:value-type="float">
            <text:p>3002.8268251773</text:p>
          </table:table-cell>
          <table:table-cell table:number-columns-repeated="1016"/>
        </table:table-row>
        <table:table-row table:style-name="ro2">
          <table:table-cell office:value-type="float" office:value="159.659" calcext:value-type="float">
            <text:p>159.659</text:p>
          </table:table-cell>
          <table:table-cell table:style-name="ce1" table:formula="of:=[.A265]*1000000000000" office:value-type="float" office:value="159659000000000" calcext:value-type="float">
            <text:p>1.60E+14</text:p>
          </table:table-cell>
          <table:table-cell office:value-type="float" office:value="0.73" calcext:value-type="float">
            <text:p>0.73</text:p>
          </table:table-cell>
          <table:table-cell office:value-type="float" office:value="11.5" calcext:value-type="float">
            <text:p>11.5</text:p>
          </table:table-cell>
          <table:table-cell office:value-type="float" office:value="-132.783" calcext:value-type="float">
            <text:p>-132.783</text:p>
          </table:table-cell>
          <table:table-cell office:value-type="float" office:value="16.79" calcext:value-type="float">
            <text:p>16.79</text:p>
          </table:table-cell>
          <table:table-cell table:style-name="ce2" table:formula="of:=1-13.8*13.8*1E+030/([.B265]*[.B265]+1/9.3/9.3*1E+030)" office:value-type="float" office:value="-5138.66111842808" calcext:value-type="float">
            <text:p>-5138.6611184281</text:p>
          </table:table-cell>
          <table:table-cell table:formula="of:=13.8*13.8/9.3*1E+045/[.B265]/([.B265]*[.B265]+1/9.3/9.3*1E+030)" office:value-type="float" office:value="3461.45054875898" calcext:value-type="float">
            <text:p>3461.450548759</text:p>
          </table:table-cell>
          <table:table-cell table:number-columns-repeated="1016"/>
        </table:table-row>
        <table:table-row table:style-name="ro2">
          <table:table-cell office:value-type="float" office:value="156.006" calcext:value-type="float">
            <text:p>156.006</text:p>
          </table:table-cell>
          <table:table-cell table:style-name="ce1" table:formula="of:=[.A266]*1000000000000" office:value-type="float" office:value="156006000000000" calcext:value-type="float">
            <text:p>1.56E+14</text:p>
          </table:table-cell>
          <table:table-cell office:value-type="float" office:value="0.767" calcext:value-type="float">
            <text:p>0.767</text:p>
          </table:table-cell>
          <table:table-cell office:value-type="float" office:value="11.9" calcext:value-type="float">
            <text:p>11.9</text:p>
          </table:table-cell>
          <table:table-cell office:value-type="float" office:value="-142.198" calcext:value-type="float">
            <text:p>-142.198</text:p>
          </table:table-cell>
          <table:table-cell office:value-type="float" office:value="18.2546" calcext:value-type="float">
            <text:p>18.2546</text:p>
          </table:table-cell>
          <table:table-cell table:style-name="ce2" table:formula="of:=1-13.8*13.8*1E+030/([.B266]*[.B266]+1/9.3/9.3*1E+030)" office:value-type="float" office:value="-5303.74980843366" calcext:value-type="float">
            <text:p>-5303.7498084337</text:p>
          </table:table-cell>
          <table:table-cell table:formula="of:=13.8*13.8/9.3*1E+045/[.B266]/([.B266]*[.B266]+1/9.3/9.3*1E+030)" office:value-type="float" office:value="3656.29017606964" calcext:value-type="float">
            <text:p>3656.2901760696</text:p>
          </table:table-cell>
          <table:table-cell table:number-columns-repeated="1016"/>
        </table:table-row>
        <table:table-row table:style-name="ro2">
          <table:table-cell office:value-type="float" office:value="154.879" calcext:value-type="float">
            <text:p>154.879</text:p>
          </table:table-cell>
          <table:table-cell table:style-name="ce1" table:formula="of:=[.A267]*1000000000000" office:value-type="float" office:value="154879000000000" calcext:value-type="float">
            <text:p>1.55E+14</text:p>
          </table:table-cell>
          <table:table-cell office:value-type="float" office:value="0.807" calcext:value-type="float">
            <text:p>0.807</text:p>
          </table:table-cell>
          <table:table-cell office:value-type="float" office:value="12.2" calcext:value-type="float">
            <text:p>12.2</text:p>
          </table:table-cell>
          <table:table-cell office:value-type="float" office:value="-149.491" calcext:value-type="float">
            <text:p>-149.491</text:p>
          </table:table-cell>
          <table:table-cell office:value-type="float" office:value="19.6908" calcext:value-type="float">
            <text:p>19.6908</text:p>
          </table:table-cell>
          <table:table-cell table:style-name="ce2" table:formula="of:=1-13.8*13.8*1E+030/([.B267]*[.B267]+1/9.3/9.3*1E+030)" office:value-type="float" office:value="-5356.03210621852" calcext:value-type="float">
            <text:p>-5356.0321062185</text:p>
          </table:table-cell>
          <table:table-cell table:formula="of:=13.8*13.8/9.3*1E+045/[.B267]/([.B267]*[.B267]+1/9.3/9.3*1E+030)" office:value-type="float" office:value="3719.19341975287" calcext:value-type="float">
            <text:p>3719.1934197529</text:p>
          </table:table-cell>
          <table:table-cell table:number-columns-repeated="1016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1" table:formula="of:=[.A268]*1000000000000" office:value-type="float" office:value="150000000000000" calcext:value-type="float">
            <text:p>1.50E+14</text:p>
          </table:table-cell>
          <table:table-cell office:value-type="float" office:value="0.85" calcext:value-type="float">
            <text:p>0.85</text:p>
          </table:table-cell>
          <table:table-cell office:value-type="float" office:value="12.6" calcext:value-type="float">
            <text:p>12.6</text:p>
          </table:table-cell>
          <table:table-cell office:value-type="float" office:value="-159.482" calcext:value-type="float">
            <text:p>-159.482</text:p>
          </table:table-cell>
          <table:table-cell office:value-type="float" office:value="21.42" calcext:value-type="float">
            <text:p>21.42</text:p>
          </table:table-cell>
          <table:table-cell table:style-name="ce2" table:formula="of:=1-13.8*13.8*1E+030/([.B268]*[.B268]+1/9.3/9.3*1E+030)" office:value-type="float" office:value="-5589.97617976766" calcext:value-type="float">
            <text:p>-5589.9761797677</text:p>
          </table:table-cell>
          <table:table-cell table:formula="of:=13.8*13.8/9.3*1E+045/[.B268]/([.B268]*[.B268]+1/9.3/9.3*1E+030)" office:value-type="float" office:value="4007.86822922413" calcext:value-type="float">
            <text:p>4007.8682292241</text:p>
          </table:table-cell>
          <table:table-cell table:number-columns-repeated="1016"/>
        </table:table-row>
        <table:table-row table:style-name="ro2">
          <table:table-cell office:value-type="float" office:value="145.208" calcext:value-type="float">
            <text:p>145.208</text:p>
          </table:table-cell>
          <table:table-cell table:style-name="ce1" table:formula="of:=[.A269]*1000000000000" office:value-type="float" office:value="145208000000000" calcext:value-type="float">
            <text:p>1.45E+14</text:p>
          </table:table-cell>
          <table:table-cell office:value-type="float" office:value="0.896" calcext:value-type="float">
            <text:p>0.896</text:p>
          </table:table-cell>
          <table:table-cell office:value-type="float" office:value="13" calcext:value-type="float">
            <text:p>13</text:p>
          </table:table-cell>
          <table:table-cell office:value-type="float" office:value="-169.803" calcext:value-type="float">
            <text:p>-169.803</text:p>
          </table:table-cell>
          <table:table-cell office:value-type="float" office:value="23.296" calcext:value-type="float">
            <text:p>23.296</text:p>
          </table:table-cell>
          <table:table-cell table:style-name="ce2" table:formula="of:=1-13.8*13.8*1E+030/([.B269]*[.B269]+1/9.3/9.3*1E+030)" office:value-type="float" office:value="-5832.23748863165" calcext:value-type="float">
            <text:p>-5832.2374886317</text:p>
          </table:table-cell>
          <table:table-cell table:formula="of:=13.8*13.8/9.3*1E+045/[.B269]/([.B269]*[.B269]+1/9.3/9.3*1E+030)" office:value-type="float" office:value="4319.52673053326" calcext:value-type="float">
            <text:p>4319.5267305333</text:p>
          </table:table-cell>
          <table:table-cell table:number-columns-repeated="1016"/>
        </table:table-row>
        <table:table-row table:style-name="ro2">
          <table:table-cell office:value-type="float" office:value="145.208" calcext:value-type="float">
            <text:p>145.208</text:p>
          </table:table-cell>
          <table:table-cell table:style-name="ce1" table:formula="of:=[.A270]*1000000000000" office:value-type="float" office:value="145208000000000" calcext:value-type="float">
            <text:p>1.45E+14</text:p>
          </table:table-cell>
          <table:table-cell office:value-type="float" office:value="0.976" calcext:value-type="float">
            <text:p>0.976</text:p>
          </table:table-cell>
          <table:table-cell office:value-type="float" office:value="15.1" calcext:value-type="float">
            <text:p>15.1</text:p>
          </table:table-cell>
          <table:table-cell office:value-type="float" office:value="-228.963" calcext:value-type="float">
            <text:p>-228.963</text:p>
          </table:table-cell>
          <table:table-cell office:value-type="float" office:value="29.4752" calcext:value-type="float">
            <text:p>29.4752</text:p>
          </table:table-cell>
          <table:table-cell table:style-name="ce2" table:formula="of:=1-13.8*13.8*1E+030/([.B270]*[.B270]+1/9.3/9.3*1E+030)" office:value-type="float" office:value="-5832.23748863165" calcext:value-type="float">
            <text:p>-5832.2374886317</text:p>
          </table:table-cell>
          <table:table-cell table:formula="of:=13.8*13.8/9.3*1E+045/[.B270]/([.B270]*[.B270]+1/9.3/9.3*1E+030)" office:value-type="float" office:value="4319.52673053326" calcext:value-type="float">
            <text:p>4319.5267305333</text:p>
          </table:table-cell>
          <table:table-cell table:number-columns-repeated="1016"/>
        </table:table-row>
        <table:table-row table:style-name="ro2">
          <table:table-cell office:value-type="float" office:value="140.318" calcext:value-type="float">
            <text:p>140.318</text:p>
          </table:table-cell>
          <table:table-cell table:style-name="ce1" table:formula="of:=[.A271]*1000000000000" office:value-type="float" office:value="140318000000000" calcext:value-type="float">
            <text:p>1.40E+14</text:p>
          </table:table-cell>
          <table:table-cell office:value-type="float" office:value="0.947" calcext:value-type="float">
            <text:p>0.947</text:p>
          </table:table-cell>
          <table:table-cell office:value-type="float" office:value="13.4" calcext:value-type="float">
            <text:p>13.4</text:p>
          </table:table-cell>
          <table:table-cell office:value-type="float" office:value="-180.457" calcext:value-type="float">
            <text:p>-180.457</text:p>
          </table:table-cell>
          <table:table-cell office:value-type="float" office:value="25.3796" calcext:value-type="float">
            <text:p>25.3796</text:p>
          </table:table-cell>
          <table:table-cell table:style-name="ce2" table:formula="of:=1-13.8*13.8*1E+030/([.B271]*[.B271]+1/9.3/9.3*1E+030)" office:value-type="float" office:value="-6092.85156997134" calcext:value-type="float">
            <text:p>-6092.8515699713</text:p>
          </table:table-cell>
          <table:table-cell table:formula="of:=13.8*13.8/9.3*1E+045/[.B271]/([.B271]*[.B271]+1/9.3/9.3*1E+030)" office:value-type="float" office:value="4669.770499766" calcext:value-type="float">
            <text:p>4669.770499766</text:p>
          </table:table-cell>
          <table:table-cell table:number-columns-repeated="1016"/>
        </table:table-row>
        <table:table-row table:style-name="ro2">
          <table:table-cell office:value-type="float" office:value="135.501" calcext:value-type="float">
            <text:p>135.501</text:p>
          </table:table-cell>
          <table:table-cell table:style-name="ce1" table:formula="of:=[.A272]*1000000000000" office:value-type="float" office:value="135501000000000" calcext:value-type="float">
            <text:p>1.36E+14</text:p>
          </table:table-cell>
          <table:table-cell office:value-type="float" office:value="1.002" calcext:value-type="float">
            <text:p>1.002</text:p>
          </table:table-cell>
          <table:table-cell office:value-type="float" office:value="13.9" calcext:value-type="float">
            <text:p>13.9</text:p>
          </table:table-cell>
          <table:table-cell office:value-type="float" office:value="-194.214" calcext:value-type="float">
            <text:p>-194.214</text:p>
          </table:table-cell>
          <table:table-cell office:value-type="float" office:value="27.8556" calcext:value-type="float">
            <text:p>27.8556</text:p>
          </table:table-cell>
          <table:table-cell table:style-name="ce2" table:formula="of:=1-13.8*13.8*1E+030/([.B272]*[.B272]+1/9.3/9.3*1E+030)" office:value-type="float" office:value="-6363.4305638218" calcext:value-type="float">
            <text:p>-6363.4305638218</text:p>
          </table:table-cell>
          <table:table-cell table:formula="of:=13.8*13.8/9.3*1E+045/[.B272]/([.B272]*[.B272]+1/9.3/9.3*1E+030)" office:value-type="float" office:value="5050.49684101192" calcext:value-type="float">
            <text:p>5050.4968410119</text:p>
          </table:table-cell>
          <table:table-cell table:number-columns-repeated="1016"/>
        </table:table-row>
        <table:table-row table:style-name="ro2">
          <table:table-cell office:value-type="float" office:value="130.662" calcext:value-type="float">
            <text:p>130.662</text:p>
          </table:table-cell>
          <table:table-cell table:style-name="ce1" table:formula="of:=[.A273]*1000000000000" office:value-type="float" office:value="130662000000000" calcext:value-type="float">
            <text:p>1.31E+14</text:p>
          </table:table-cell>
          <table:table-cell office:value-type="float" office:value="1.063" calcext:value-type="float">
            <text:p>1.063</text:p>
          </table:table-cell>
          <table:table-cell office:value-type="float" office:value="14.4" calcext:value-type="float">
            <text:p>14.4</text:p>
          </table:table-cell>
          <table:table-cell office:value-type="float" office:value="-208.49" calcext:value-type="float">
            <text:p>-208.49</text:p>
          </table:table-cell>
          <table:table-cell office:value-type="float" office:value="30.6144" calcext:value-type="float">
            <text:p>30.6144</text:p>
          </table:table-cell>
          <table:table-cell table:style-name="ce2" table:formula="of:=1-13.8*13.8*1E+030/([.B273]*[.B273]+1/9.3/9.3*1E+030)" office:value-type="float" office:value="-6649.69797518203" calcext:value-type="float">
            <text:p>-6649.697975182</text:p>
          </table:table-cell>
          <table:table-cell table:formula="of:=13.8*13.8/9.3*1E+045/[.B273]/([.B273]*[.B273]+1/9.3/9.3*1E+030)" office:value-type="float" office:value="5473.12006961245" calcext:value-type="float">
            <text:p>5473.1200696125</text:p>
          </table:table-cell>
          <table:table-cell table:number-columns-repeated="1016"/>
        </table:table-row>
        <table:table-row table:style-name="ro2">
          <table:table-cell office:value-type="float" office:value="125.839" calcext:value-type="float">
            <text:p>125.839</text:p>
          </table:table-cell>
          <table:table-cell table:style-name="ce1" table:formula="of:=[.A274]*1000000000000" office:value-type="float" office:value="125839000000000" calcext:value-type="float">
            <text:p>1.26E+14</text:p>
          </table:table-cell>
          <table:table-cell office:value-type="float" office:value="1.13" calcext:value-type="float">
            <text:p>1.13</text:p>
          </table:table-cell>
          <table:table-cell office:value-type="float" office:value="14.9" calcext:value-type="float">
            <text:p>14.9</text:p>
          </table:table-cell>
          <table:table-cell office:value-type="float" office:value="-223.287" calcext:value-type="float">
            <text:p>-223.287</text:p>
          </table:table-cell>
          <table:table-cell office:value-type="float" office:value="33.674" calcext:value-type="float">
            <text:p>33.674</text:p>
          </table:table-cell>
          <table:table-cell table:style-name="ce2" table:formula="of:=1-13.8*13.8*1E+030/([.B274]*[.B274]+1/9.3/9.3*1E+030)" office:value-type="float" office:value="-6950.00318393566" calcext:value-type="float">
            <text:p>-6950.0031839357</text:p>
          </table:table-cell>
          <table:table-cell table:formula="of:=13.8*13.8/9.3*1E+045/[.B274]/([.B274]*[.B274]+1/9.3/9.3*1E+030)" office:value-type="float" office:value="5939.49170922673" calcext:value-type="float">
            <text:p>5939.4917092267</text:p>
          </table:table-cell>
          <table:table-cell table:number-columns-repeated="1016"/>
        </table:table-row>
        <table:table-row table:style-name="ro2">
          <table:table-cell office:value-type="float" office:value="120.968" calcext:value-type="float">
            <text:p>120.968</text:p>
          </table:table-cell>
          <table:table-cell table:style-name="ce1" table:formula="of:=[.A275]*1000000000000" office:value-type="float" office:value="120968000000000" calcext:value-type="float">
            <text:p>1.21E+14</text:p>
          </table:table-cell>
          <table:table-cell office:value-type="float" office:value="1.205" calcext:value-type="float">
            <text:p>1.205</text:p>
          </table:table-cell>
          <table:table-cell office:value-type="float" office:value="15.5" calcext:value-type="float">
            <text:p>15.5</text:p>
          </table:table-cell>
          <table:table-cell office:value-type="float" office:value="-241.702" calcext:value-type="float">
            <text:p>-241.702</text:p>
          </table:table-cell>
          <table:table-cell office:value-type="float" office:value="37.355" calcext:value-type="float">
            <text:p>37.355</text:p>
          </table:table-cell>
          <table:table-cell table:style-name="ce2" table:formula="of:=1-13.8*13.8*1E+030/([.B275]*[.B275]+1/9.3/9.3*1E+030)" office:value-type="float" office:value="-7269.00997159913" calcext:value-type="float">
            <text:p>-7269.0099715991</text:p>
          </table:table-cell>
          <table:table-cell table:formula="of:=13.8*13.8/9.3*1E+045/[.B275]/([.B275]*[.B275]+1/9.3/9.3*1E+030)" office:value-type="float" office:value="6462.21729980232" calcext:value-type="float">
            <text:p>6462.2172998023</text:p>
          </table:table-cell>
          <table:table-cell table:number-columns-repeated="1016"/>
        </table:table-row>
        <table:table-row table:style-name="ro2">
          <table:table-cell office:value-type="float" office:value="116.144" calcext:value-type="float">
            <text:p>116.144</text:p>
          </table:table-cell>
          <table:table-cell table:style-name="ce1" table:formula="of:=[.A276]*1000000000000" office:value-type="float" office:value="116144000000000" calcext:value-type="float">
            <text:p>1.16E+14</text:p>
          </table:table-cell>
          <table:table-cell office:value-type="float" office:value="1.287" calcext:value-type="float">
            <text:p>1.287</text:p>
          </table:table-cell>
          <table:table-cell office:value-type="float" office:value="16.1" calcext:value-type="float">
            <text:p>16.1</text:p>
          </table:table-cell>
          <table:table-cell office:value-type="float" office:value="-260.866" calcext:value-type="float">
            <text:p>-260.866</text:p>
          </table:table-cell>
          <table:table-cell office:value-type="float" office:value="41.4414" calcext:value-type="float">
            <text:p>41.4414</text:p>
          </table:table-cell>
          <table:table-cell table:style-name="ce2" table:formula="of:=1-13.8*13.8*1E+030/([.B276]*[.B276]+1/9.3/9.3*1E+030)" office:value-type="float" office:value="-7600.95243651067" calcext:value-type="float">
            <text:p>-7600.9524365107</text:p>
          </table:table-cell>
          <table:table-cell table:formula="of:=13.8*13.8/9.3*1E+045/[.B276]/([.B276]*[.B276]+1/9.3/9.3*1E+030)" office:value-type="float" office:value="7037.93773664605" calcext:value-type="float">
            <text:p>7037.9377366461</text:p>
          </table:table-cell>
          <table:table-cell table:number-columns-repeated="1016"/>
        </table:table-row>
        <table:table-row table:style-name="ro2">
          <table:table-cell office:value-type="float" office:value="111.317" calcext:value-type="float">
            <text:p>111.317</text:p>
          </table:table-cell>
          <table:table-cell table:style-name="ce1" table:formula="of:=[.A277]*1000000000000" office:value-type="float" office:value="111317000000000" calcext:value-type="float">
            <text:p>1.11E+14</text:p>
          </table:table-cell>
          <table:table-cell office:value-type="float" office:value="1.379" calcext:value-type="float">
            <text:p>1.379</text:p>
          </table:table-cell>
          <table:table-cell office:value-type="float" office:value="16.8" calcext:value-type="float">
            <text:p>16.8</text:p>
          </table:table-cell>
          <table:table-cell office:value-type="float" office:value="-284.142" calcext:value-type="float">
            <text:p>-284.142</text:p>
          </table:table-cell>
          <table:table-cell office:value-type="float" office:value="46.3344" calcext:value-type="float">
            <text:p>46.3344</text:p>
          </table:table-cell>
          <table:table-cell table:style-name="ce2" table:formula="of:=1-13.8*13.8*1E+030/([.B277]*[.B277]+1/9.3/9.3*1E+030)" office:value-type="float" office:value="-7949.4023205376" calcext:value-type="float">
            <text:p>-7949.4023205376</text:p>
          </table:table-cell>
          <table:table-cell table:formula="of:=13.8*13.8/9.3*1E+045/[.B277]/([.B277]*[.B277]+1/9.3/9.3*1E+030)" office:value-type="float" office:value="7679.70723205152" calcext:value-type="float">
            <text:p>7679.7072320515</text:p>
          </table:table-cell>
          <table:table-cell table:number-columns-repeated="1016"/>
        </table:table-row>
        <table:table-row table:style-name="ro2">
          <table:table-cell office:value-type="float" office:value="106.458" calcext:value-type="float">
            <text:p>106.458</text:p>
          </table:table-cell>
          <table:table-cell table:style-name="ce1" table:formula="of:=[.A278]*1000000000000" office:value-type="float" office:value="106458000000000" calcext:value-type="float">
            <text:p>1.06E+14</text:p>
          </table:table-cell>
          <table:table-cell office:value-type="float" office:value="1.482" calcext:value-type="float">
            <text:p>1.482</text:p>
          </table:table-cell>
          <table:table-cell office:value-type="float" office:value="17.5" calcext:value-type="float">
            <text:p>17.5</text:p>
          </table:table-cell>
          <table:table-cell office:value-type="float" office:value="-308.446" calcext:value-type="float">
            <text:p>-308.446</text:p>
          </table:table-cell>
          <table:table-cell office:value-type="float" office:value="51.87" calcext:value-type="float">
            <text:p>51.87</text:p>
          </table:table-cell>
          <table:table-cell table:style-name="ce2" table:formula="of:=1-13.8*13.8*1E+030/([.B278]*[.B278]+1/9.3/9.3*1E+030)" office:value-type="float" office:value="-8316.85126585958" calcext:value-type="float">
            <text:p>-8316.8512658596</text:p>
          </table:table-cell>
          <table:table-cell table:formula="of:=13.8*13.8/9.3*1E+045/[.B278]/([.B278]*[.B278]+1/9.3/9.3*1E+030)" office:value-type="float" office:value="8401.36588356171" calcext:value-type="float">
            <text:p>8401.3658835617</text:p>
          </table:table-cell>
          <table:table-cell table:number-columns-repeated="1016"/>
        </table:table-row>
        <table:table-row table:style-name="ro2">
          <table:table-cell office:value-type="float" office:value="101.626" calcext:value-type="float">
            <text:p>101.626</text:p>
          </table:table-cell>
          <table:table-cell table:style-name="ce1" table:formula="of:=[.A279]*1000000000000" office:value-type="float" office:value="101626000000000" calcext:value-type="float">
            <text:p>1.02E+14</text:p>
          </table:table-cell>
          <table:table-cell office:value-type="float" office:value="1.598" calcext:value-type="float">
            <text:p>1.598</text:p>
          </table:table-cell>
          <table:table-cell office:value-type="float" office:value="18.3" calcext:value-type="float">
            <text:p>18.3</text:p>
          </table:table-cell>
          <table:table-cell office:value-type="float" office:value="-337.444" calcext:value-type="float">
            <text:p>-337.444</text:p>
          </table:table-cell>
          <table:table-cell office:value-type="float" office:value="58.4868" calcext:value-type="float">
            <text:p>58.4868</text:p>
          </table:table-cell>
          <table:table-cell table:style-name="ce2" table:formula="of:=1-13.8*13.8*1E+030/([.B279]*[.B279]+1/9.3/9.3*1E+030)" office:value-type="float" office:value="-8698.9129613033" calcext:value-type="float">
            <text:p>-8698.9129613033</text:p>
          </table:table-cell>
          <table:table-cell table:formula="of:=13.8*13.8/9.3*1E+045/[.B279]/([.B279]*[.B279]+1/9.3/9.3*1E+030)" office:value-type="float" office:value="9205.07067057738" calcext:value-type="float">
            <text:p>9205.0706705774</text:p>
          </table:table-cell>
          <table:table-cell table:number-columns-repeated="1016"/>
        </table:table-row>
        <table:table-row table:style-name="ro2">
          <table:table-cell office:value-type="float" office:value="96.7742" calcext:value-type="float">
            <text:p>96.7742</text:p>
          </table:table-cell>
          <table:table-cell table:style-name="ce1" table:formula="of:=[.A280]*1000000000000" office:value-type="float" office:value="96774200000000" calcext:value-type="float">
            <text:p>9.68E+13</text:p>
          </table:table-cell>
          <table:table-cell office:value-type="float" office:value="1.728" calcext:value-type="float">
            <text:p>1.728</text:p>
          </table:table-cell>
          <table:table-cell office:value-type="float" office:value="19.2" calcext:value-type="float">
            <text:p>19.2</text:p>
          </table:table-cell>
          <table:table-cell office:value-type="float" office:value="-371.626" calcext:value-type="float">
            <text:p>-371.626</text:p>
          </table:table-cell>
          <table:table-cell office:value-type="float" office:value="66.3552" calcext:value-type="float">
            <text:p>66.3552</text:p>
          </table:table-cell>
          <table:table-cell table:style-name="ce2" table:formula="of:=1-13.8*13.8*1E+030/([.B280]*[.B280]+1/9.3/9.3*1E+030)" office:value-type="float" office:value="-9099.08542386229" calcext:value-type="float">
            <text:p>-9099.0854238623</text:p>
          </table:table-cell>
          <table:table-cell table:formula="of:=13.8*13.8/9.3*1E+045/[.B280]/([.B280]*[.B280]+1/9.3/9.3*1E+030)" office:value-type="float" office:value="10111.2053524333" calcext:value-type="float">
            <text:p>10111.2053524333</text:p>
          </table:table-cell>
          <table:table-cell table:number-columns-repeated="1016"/>
        </table:table-row>
        <table:table-row table:style-name="ro2">
          <table:table-cell office:value-type="float" office:value="94.3693" calcext:value-type="float">
            <text:p>94.3693</text:p>
          </table:table-cell>
          <table:table-cell table:style-name="ce1" table:formula="of:=[.A281]*1000000000000" office:value-type="float" office:value="94369300000000" calcext:value-type="float">
            <text:p>9.44E+13</text:p>
          </table:table-cell>
          <table:table-cell office:value-type="float" office:value="1.8" calcext:value-type="float">
            <text:p>1.8</text:p>
          </table:table-cell>
          <table:table-cell office:value-type="float" office:value="19.7" calcext:value-type="float">
            <text:p>19.7</text:p>
          </table:table-cell>
          <table:table-cell office:value-type="float" office:value="-391.33" calcext:value-type="float">
            <text:p>-391.33</text:p>
          </table:table-cell>
          <table:table-cell office:value-type="float" office:value="70.92" calcext:value-type="float">
            <text:p>70.92</text:p>
          </table:table-cell>
          <table:table-cell table:style-name="ce2" table:formula="of:=1-13.8*13.8*1E+030/([.B281]*[.B281]+1/9.3/9.3*1E+030)" office:value-type="float" office:value="-9303.46392466131" calcext:value-type="float">
            <text:p>-9303.4639246613</text:p>
          </table:table-cell>
          <table:table-cell table:formula="of:=13.8*13.8/9.3*1E+045/[.B281]/([.B281]*[.B281]+1/9.3/9.3*1E+030)" office:value-type="float" office:value="10601.7528147296" calcext:value-type="float">
            <text:p>10601.7528147296</text:p>
          </table:table-cell>
          <table:table-cell table:number-columns-repeated="1016"/>
        </table:table-row>
        <table:table-row table:style-name="ro2">
          <table:table-cell office:value-type="float" office:value="91.9399" calcext:value-type="float">
            <text:p>91.9399</text:p>
          </table:table-cell>
          <table:table-cell table:style-name="ce1" table:formula="of:=[.A282]*1000000000000" office:value-type="float" office:value="91939900000000" calcext:value-type="float">
            <text:p>9.19E+13</text:p>
          </table:table-cell>
          <table:table-cell office:value-type="float" office:value="1.876" calcext:value-type="float">
            <text:p>1.876</text:p>
          </table:table-cell>
          <table:table-cell office:value-type="float" office:value="20.2" calcext:value-type="float">
            <text:p>20.2</text:p>
          </table:table-cell>
          <table:table-cell office:value-type="float" office:value="-411.559" calcext:value-type="float">
            <text:p>-411.559</text:p>
          </table:table-cell>
          <table:table-cell office:value-type="float" office:value="75.7904" calcext:value-type="float">
            <text:p>75.7904</text:p>
          </table:table-cell>
          <table:table-cell table:style-name="ce2" table:formula="of:=1-13.8*13.8*1E+030/([.B282]*[.B282]+1/9.3/9.3*1E+030)" office:value-type="float" office:value="-9513.87549694496" calcext:value-type="float">
            <text:p>-9513.875496945</text:p>
          </table:table-cell>
          <table:table-cell table:formula="of:=13.8*13.8/9.3*1E+045/[.B282]/([.B282]*[.B282]+1/9.3/9.3*1E+030)" office:value-type="float" office:value="11127.9748199054" calcext:value-type="float">
            <text:p>11127.9748199054</text:p>
          </table:table-cell>
          <table:table-cell table:number-columns-repeated="1016"/>
        </table:table-row>
        <table:table-row table:style-name="ro2">
          <table:table-cell office:value-type="float" office:value="89.5255" calcext:value-type="float">
            <text:p>89.5255</text:p>
          </table:table-cell>
          <table:table-cell table:style-name="ce1" table:formula="of:=[.A283]*1000000000000" office:value-type="float" office:value="89525500000000" calcext:value-type="float">
            <text:p>8.95E+13</text:p>
          </table:table-cell>
          <table:table-cell office:value-type="float" office:value="1.958" calcext:value-type="float">
            <text:p>1.958</text:p>
          </table:table-cell>
          <table:table-cell office:value-type="float" office:value="20.7" calcext:value-type="float">
            <text:p>20.7</text:p>
          </table:table-cell>
          <table:table-cell office:value-type="float" office:value="-432.324" calcext:value-type="float">
            <text:p>-432.324</text:p>
          </table:table-cell>
          <table:table-cell office:value-type="float" office:value="81.0612" calcext:value-type="float">
            <text:p>81.0612</text:p>
          </table:table-cell>
          <table:table-cell table:style-name="ce2" table:formula="of:=1-13.8*13.8*1E+030/([.B283]*[.B283]+1/9.3/9.3*1E+030)" office:value-type="float" office:value="-9726.81853729853" calcext:value-type="float">
            <text:p>-9726.8185372985</text:p>
          </table:table-cell>
          <table:table-cell table:formula="of:=13.8*13.8/9.3*1E+045/[.B283]/([.B283]*[.B283]+1/9.3/9.3*1E+030)" office:value-type="float" office:value="11683.8441925251" calcext:value-type="float">
            <text:p>11683.8441925251</text:p>
          </table:table-cell>
          <table:table-cell table:number-columns-repeated="1016"/>
        </table:table-row>
        <table:table-row table:style-name="ro2">
          <table:table-cell office:value-type="float" office:value="87.108" calcext:value-type="float">
            <text:p>87.108</text:p>
          </table:table-cell>
          <table:table-cell table:style-name="ce1" table:formula="of:=[.A284]*1000000000000" office:value-type="float" office:value="87108000000000" calcext:value-type="float">
            <text:p>8.71E+13</text:p>
          </table:table-cell>
          <table:table-cell office:value-type="float" office:value="2.046" calcext:value-type="float">
            <text:p>2.046</text:p>
          </table:table-cell>
          <table:table-cell office:value-type="float" office:value="21.3" calcext:value-type="float">
            <text:p>21.3</text:p>
          </table:table-cell>
          <table:table-cell office:value-type="float" office:value="-457.876" calcext:value-type="float">
            <text:p>-457.876</text:p>
          </table:table-cell>
          <table:table-cell office:value-type="float" office:value="87.1596" calcext:value-type="float">
            <text:p>87.1596</text:p>
          </table:table-cell>
          <table:table-cell table:style-name="ce2" table:formula="of:=1-13.8*13.8*1E+030/([.B284]*[.B284]+1/9.3/9.3*1E+030)" office:value-type="float" office:value="-9943.73374716477" calcext:value-type="float">
            <text:p>-9943.7337471648</text:p>
          </table:table-cell>
          <table:table-cell table:formula="of:=13.8*13.8/9.3*1E+045/[.B284]/([.B284]*[.B284]+1/9.3/9.3*1E+030)" office:value-type="float" office:value="12275.8668477356" calcext:value-type="float">
            <text:p>12275.8668477356</text:p>
          </table:table-cell>
          <table:table-cell table:number-columns-repeated="1016"/>
        </table:table-row>
        <table:table-row table:style-name="ro2">
          <table:table-cell office:value-type="float" office:value="84.6979" calcext:value-type="float">
            <text:p>84.6979</text:p>
          </table:table-cell>
          <table:table-cell table:style-name="ce1" table:formula="of:=[.A285]*1000000000000" office:value-type="float" office:value="84697900000000" calcext:value-type="float">
            <text:p>8.47E+13</text:p>
          </table:table-cell>
          <table:table-cell office:value-type="float" office:value="2.141" calcext:value-type="float">
            <text:p>2.141</text:p>
          </table:table-cell>
          <table:table-cell office:value-type="float" office:value="21.9" calcext:value-type="float">
            <text:p>21.9</text:p>
          </table:table-cell>
          <table:table-cell office:value-type="float" office:value="-484.194" calcext:value-type="float">
            <text:p>-484.194</text:p>
          </table:table-cell>
          <table:table-cell office:value-type="float" office:value="93.7758" calcext:value-type="float">
            <text:p>93.7758</text:p>
          </table:table-cell>
          <table:table-cell table:style-name="ce2" table:formula="of:=1-13.8*13.8*1E+030/([.B285]*[.B285]+1/9.3/9.3*1E+030)" office:value-type="float" office:value="-10163.5171416059" calcext:value-type="float">
            <text:p>-10163.5171416059</text:p>
          </table:table-cell>
          <table:table-cell table:formula="of:=13.8*13.8/9.3*1E+045/[.B285]/([.B285]*[.B285]+1/9.3/9.3*1E+030)" office:value-type="float" office:value="12904.202258034" calcext:value-type="float">
            <text:p>12904.202258034</text:p>
          </table:table-cell>
          <table:table-cell table:number-columns-repeated="1016"/>
        </table:table-row>
        <table:table-row table:style-name="ro2">
          <table:table-cell office:value-type="float" office:value="82.2594" calcext:value-type="float">
            <text:p>82.2594</text:p>
          </table:table-cell>
          <table:table-cell table:style-name="ce1" table:formula="of:=[.A286]*1000000000000" office:value-type="float" office:value="82259400000000" calcext:value-type="float">
            <text:p>8.23E+13</text:p>
          </table:table-cell>
          <table:table-cell office:value-type="float" office:value="2.242" calcext:value-type="float">
            <text:p>2.242</text:p>
          </table:table-cell>
          <table:table-cell office:value-type="float" office:value="22.5" calcext:value-type="float">
            <text:p>22.5</text:p>
          </table:table-cell>
          <table:table-cell office:value-type="float" office:value="-511.277" calcext:value-type="float">
            <text:p>-511.277</text:p>
          </table:table-cell>
          <table:table-cell office:value-type="float" office:value="100.89" calcext:value-type="float">
            <text:p>100.89</text:p>
          </table:table-cell>
          <table:table-cell table:style-name="ce2" table:formula="of:=1-13.8*13.8*1E+030/([.B286]*[.B286]+1/9.3/9.3*1E+030)" office:value-type="float" office:value="-10389.296743834" calcext:value-type="float">
            <text:p>-10389.296743834</text:p>
          </table:table-cell>
          <table:table-cell table:formula="of:=13.8*13.8/9.3*1E+045/[.B286]/([.B286]*[.B286]+1/9.3/9.3*1E+030)" office:value-type="float" office:value="13581.8667412407" calcext:value-type="float">
            <text:p>13581.8667412407</text:p>
          </table:table-cell>
          <table:table-cell table:number-columns-repeated="1016"/>
        </table:table-row>
        <table:table-row table:style-name="ro2">
          <table:table-cell office:value-type="float" office:value="79.8509" calcext:value-type="float">
            <text:p>79.8509</text:p>
          </table:table-cell>
          <table:table-cell table:style-name="ce1" table:formula="of:=[.A287]*1000000000000" office:value-type="float" office:value="79850900000000" calcext:value-type="float">
            <text:p>7.99E+13</text:p>
          </table:table-cell>
          <table:table-cell office:value-type="float" office:value="2.352" calcext:value-type="float">
            <text:p>2.352</text:p>
          </table:table-cell>
          <table:table-cell office:value-type="float" office:value="23.1" calcext:value-type="float">
            <text:p>23.1</text:p>
          </table:table-cell>
          <table:table-cell office:value-type="float" office:value="-539.142" calcext:value-type="float">
            <text:p>-539.142</text:p>
          </table:table-cell>
          <table:table-cell office:value-type="float" office:value="108.662" calcext:value-type="float">
            <text:p>108.662</text:p>
          </table:table-cell>
          <table:table-cell table:style-name="ce2" table:formula="of:=1-13.8*13.8*1E+030/([.B287]*[.B287]+1/9.3/9.3*1E+030)" office:value-type="float" office:value="-10615.4518686327" calcext:value-type="float">
            <text:p>-10615.4518686327</text:p>
          </table:table-cell>
          <table:table-cell table:formula="of:=13.8*13.8/9.3*1E+045/[.B287]/([.B287]*[.B287]+1/9.3/9.3*1E+030)" office:value-type="float" office:value="14296.0688529385" calcext:value-type="float">
            <text:p>14296.0688529385</text:p>
          </table:table-cell>
          <table:table-cell table:number-columns-repeated="1016"/>
        </table:table-row>
        <table:table-row table:style-name="ro2">
          <table:table-cell office:value-type="float" office:value="77.4194" calcext:value-type="float">
            <text:p>77.4194</text:p>
          </table:table-cell>
          <table:table-cell table:style-name="ce1" table:formula="of:=[.A288]*1000000000000" office:value-type="float" office:value="77419400000000" calcext:value-type="float">
            <text:p>7.74E+13</text:p>
          </table:table-cell>
          <table:table-cell office:value-type="float" office:value="2.471" calcext:value-type="float">
            <text:p>2.471</text:p>
          </table:table-cell>
          <table:table-cell office:value-type="float" office:value="23.9" calcext:value-type="float">
            <text:p>23.9</text:p>
          </table:table-cell>
          <table:table-cell office:value-type="float" office:value="-577.316" calcext:value-type="float">
            <text:p>-577.316</text:p>
          </table:table-cell>
          <table:table-cell office:value-type="float" office:value="118.114" calcext:value-type="float">
            <text:p>118.114</text:p>
          </table:table-cell>
          <table:table-cell table:style-name="ce2" table:formula="of:=1-13.8*13.8*1E+030/([.B288]*[.B288]+1/9.3/9.3*1E+030)" office:value-type="float" office:value="-10846.7008952243" calcext:value-type="float">
            <text:p>-10846.7008952243</text:p>
          </table:table-cell>
          <table:table-cell table:formula="of:=13.8*13.8/9.3*1E+045/[.B288]/([.B288]*[.B288]+1/9.3/9.3*1E+030)" office:value-type="float" office:value="15066.2424547257" calcext:value-type="float">
            <text:p>15066.2424547257</text:p>
          </table:table-cell>
          <table:table-cell table:number-columns-repeated="1016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1" table:formula="of:=[.A289]*1000000000000" office:value-type="float" office:value="75000000000000" calcext:value-type="float">
            <text:p>7.50E+13</text:p>
          </table:table-cell>
          <table:table-cell office:value-type="float" office:value="2.6" calcext:value-type="float">
            <text:p>2.6</text:p>
          </table:table-cell>
          <table:table-cell office:value-type="float" office:value="24.6" calcext:value-type="float">
            <text:p>24.6</text:p>
          </table:table-cell>
          <table:table-cell office:value-type="float" office:value="-611.92" calcext:value-type="float">
            <text:p>-611.92</text:p>
          </table:table-cell>
          <table:table-cell office:value-type="float" office:value="127.92" calcext:value-type="float">
            <text:p>127.92</text:p>
          </table:table-cell>
          <table:table-cell table:style-name="ce2" table:formula="of:=1-13.8*13.8*1E+030/([.B289]*[.B289]+1/9.3/9.3*1E+030)" office:value-type="float" office:value="-11079.4482658583" calcext:value-type="float">
            <text:p>-11079.4482658583</text:p>
          </table:table-cell>
          <table:table-cell table:formula="of:=13.8*13.8/9.3*1E+045/[.B289]/([.B289]*[.B289]+1/9.3/9.3*1E+030)" office:value-type="float" office:value="15885.9473345639" calcext:value-type="float">
            <text:p>15885.9473345639</text:p>
          </table:table-cell>
          <table:table-cell table:number-columns-repeated="1016"/>
        </table:table-row>
        <table:table-row table:style-name="ro2">
          <table:table-cell office:value-type="float" office:value="72.5865" calcext:value-type="float">
            <text:p>72.5865</text:p>
          </table:table-cell>
          <table:table-cell table:style-name="ce1" table:formula="of:=[.A290]*1000000000000" office:value-type="float" office:value="72586500000000" calcext:value-type="float">
            <text:p>7.26E+13</text:p>
          </table:table-cell>
          <table:table-cell office:value-type="float" office:value="2.749" calcext:value-type="float">
            <text:p>2.749</text:p>
          </table:table-cell>
          <table:table-cell office:value-type="float" office:value="25.4" calcext:value-type="float">
            <text:p>25.4</text:p>
          </table:table-cell>
          <table:table-cell office:value-type="float" office:value="-652.717" calcext:value-type="float">
            <text:p>-652.717</text:p>
          </table:table-cell>
          <table:table-cell office:value-type="float" office:value="139.649" calcext:value-type="float">
            <text:p>139.649</text:p>
          </table:table-cell>
          <table:table-cell table:style-name="ce2" table:formula="of:=1-13.8*13.8*1E+030/([.B290]*[.B290]+1/9.3/9.3*1E+030)" office:value-type="float" office:value="-11313.9498207158" calcext:value-type="float">
            <text:p>-11313.9498207158</text:p>
          </table:table-cell>
          <table:table-cell table:formula="of:=13.8*13.8/9.3*1E+045/[.B290]/([.B290]*[.B290]+1/9.3/9.3*1E+030)" office:value-type="float" office:value="16761.5365260029" calcext:value-type="float">
            <text:p>16761.5365260029</text:p>
          </table:table-cell>
          <table:table-cell table:number-columns-repeated="1016"/>
        </table:table-row>
        <table:table-row table:style-name="ro2">
          <table:table-cell office:value-type="float" office:value="70.1754" calcext:value-type="float">
            <text:p>70.1754</text:p>
          </table:table-cell>
          <table:table-cell table:style-name="ce1" table:formula="of:=[.A291]*1000000000000" office:value-type="float" office:value="70175400000000" calcext:value-type="float">
            <text:p>7.02E+13</text:p>
          </table:table-cell>
          <table:table-cell office:value-type="float" office:value="2.912" calcext:value-type="float">
            <text:p>2.912</text:p>
          </table:table-cell>
          <table:table-cell office:value-type="float" office:value="26.3" calcext:value-type="float">
            <text:p>26.3</text:p>
          </table:table-cell>
          <table:table-cell office:value-type="float" office:value="-700.17" calcext:value-type="float">
            <text:p>-700.17</text:p>
          </table:table-cell>
          <table:table-cell office:value-type="float" office:value="153.171" calcext:value-type="float">
            <text:p>153.171</text:p>
          </table:table-cell>
          <table:table-cell table:style-name="ce2" table:formula="of:=1-13.8*13.8*1E+030/([.B291]*[.B291]+1/9.3/9.3*1E+030)" office:value-type="float" office:value="-11550.1872043691" calcext:value-type="float">
            <text:p>-11550.1872043691</text:p>
          </table:table-cell>
          <table:table-cell table:formula="of:=13.8*13.8/9.3*1E+045/[.B291]/([.B291]*[.B291]+1/9.3/9.3*1E+030)" office:value-type="float" office:value="17699.4094833054" calcext:value-type="float">
            <text:p>17699.4094833054</text:p>
          </table:table-cell>
          <table:table-cell table:number-columns-repeated="1016"/>
        </table:table-row>
        <table:table-row table:style-name="ro2">
          <table:table-cell office:value-type="float" office:value="67.7507" calcext:value-type="float">
            <text:p>67.7507</text:p>
          </table:table-cell>
          <table:table-cell table:style-name="ce1" table:formula="of:=[.A292]*1000000000000" office:value-type="float" office:value="67750700000000" calcext:value-type="float">
            <text:p>6.78E+13</text:p>
          </table:table-cell>
          <table:table-cell office:value-type="float" office:value="3.091" calcext:value-type="float">
            <text:p>3.091</text:p>
          </table:table-cell>
          <table:table-cell office:value-type="float" office:value="27.2" calcext:value-type="float">
            <text:p>27.2</text:p>
          </table:table-cell>
          <table:table-cell office:value-type="float" office:value="-749.394" calcext:value-type="float">
            <text:p>-749.394</text:p>
          </table:table-cell>
          <table:table-cell office:value-type="float" office:value="168.15" calcext:value-type="float">
            <text:p>168.15</text:p>
          </table:table-cell>
          <table:table-cell table:style-name="ce2" table:formula="of:=1-13.8*13.8*1E+030/([.B292]*[.B292]+1/9.3/9.3*1E+030)" office:value-type="float" office:value="-11789.3533694039" calcext:value-type="float">
            <text:p>-11789.3533694039</text:p>
          </table:table-cell>
          <table:table-cell table:formula="of:=13.8*13.8/9.3*1E+045/[.B292]/([.B292]*[.B292]+1/9.3/9.3*1E+030)" office:value-type="float" office:value="18712.4255866577" calcext:value-type="float">
            <text:p>18712.4255866577</text:p>
          </table:table-cell>
          <table:table-cell table:number-columns-repeated="1016"/>
        </table:table-row>
        <table:table-row table:style-name="ro2">
          <table:table-cell office:value-type="float" office:value="65.331" calcext:value-type="float">
            <text:p>65.331</text:p>
          </table:table-cell>
          <table:table-cell table:style-name="ce1" table:formula="of:=[.A293]*1000000000000" office:value-type="float" office:value="65331000000000" calcext:value-type="float">
            <text:p>6.53E+13</text:p>
          </table:table-cell>
          <table:table-cell office:value-type="float" office:value="3.289" calcext:value-type="float">
            <text:p>3.289</text:p>
          </table:table-cell>
          <table:table-cell office:value-type="float" office:value="28.2" calcext:value-type="float">
            <text:p>28.2</text:p>
          </table:table-cell>
          <table:table-cell office:value-type="float" office:value="-806.058" calcext:value-type="float">
            <text:p>-806.058</text:p>
          </table:table-cell>
          <table:table-cell office:value-type="float" office:value="185.5" calcext:value-type="float">
            <text:p>185.5</text:p>
          </table:table-cell>
          <table:table-cell table:style-name="ce2" table:formula="of:=1-13.8*13.8*1E+030/([.B293]*[.B293]+1/9.3/9.3*1E+030)" office:value-type="float" office:value="-12029.1930909264" calcext:value-type="float">
            <text:p>-12029.1930909264</text:p>
          </table:table-cell>
          <table:table-cell table:formula="of:=13.8*13.8/9.3*1E+045/[.B293]/([.B293]*[.B293]+1/9.3/9.3*1E+030)" office:value-type="float" office:value="19800.2349506663" calcext:value-type="float">
            <text:p>19800.2349506663</text:p>
          </table:table-cell>
          <table:table-cell table:number-columns-repeated="1016"/>
        </table:table-row>
        <table:table-row table:style-name="ro2">
          <table:table-cell office:value-type="float" office:value="62.9063" calcext:value-type="float">
            <text:p>62.9063</text:p>
          </table:table-cell>
          <table:table-cell table:style-name="ce1" table:formula="of:=[.A294]*1000000000000" office:value-type="float" office:value="62906300000000" calcext:value-type="float">
            <text:p>6.29E+13</text:p>
          </table:table-cell>
          <table:table-cell office:value-type="float" office:value="3.507" calcext:value-type="float">
            <text:p>3.507</text:p>
          </table:table-cell>
          <table:table-cell office:value-type="float" office:value="29.3" calcext:value-type="float">
            <text:p>29.3</text:p>
          </table:table-cell>
          <table:table-cell office:value-type="float" office:value="-870.789" calcext:value-type="float">
            <text:p>-870.789</text:p>
          </table:table-cell>
          <table:table-cell office:value-type="float" office:value="205.51" calcext:value-type="float">
            <text:p>205.51</text:p>
          </table:table-cell>
          <table:table-cell table:style-name="ce2" table:formula="of:=1-13.8*13.8*1E+030/([.B294]*[.B294]+1/9.3/9.3*1E+030)" office:value-type="float" office:value="-12270.2251029511" calcext:value-type="float">
            <text:p>-12270.2251029511</text:p>
          </table:table-cell>
          <table:table-cell table:formula="of:=13.8*13.8/9.3*1E+045/[.B294]/([.B294]*[.B294]+1/9.3/9.3*1E+030)" office:value-type="float" office:value="20975.4280606203" calcext:value-type="float">
            <text:p>20975.4280606203</text:p>
          </table:table-cell>
          <table:table-cell table:number-columns-repeated="1016"/>
        </table:table-row>
        <table:table-row table:style-name="ro2">
          <table:table-cell office:value-type="float" office:value="60.4961" calcext:value-type="float">
            <text:p>60.4961</text:p>
          </table:table-cell>
          <table:table-cell table:style-name="ce1" table:formula="of:=[.A295]*1000000000000" office:value-type="float" office:value="60496100000000" calcext:value-type="float">
            <text:p>6.05E+13</text:p>
          </table:table-cell>
          <table:table-cell office:value-type="float" office:value="3.748" calcext:value-type="float">
            <text:p>3.748</text:p>
          </table:table-cell>
          <table:table-cell office:value-type="float" office:value="30.5" calcext:value-type="float">
            <text:p>30.5</text:p>
          </table:table-cell>
          <table:table-cell office:value-type="float" office:value="-944.298" calcext:value-type="float">
            <text:p>-944.298</text:p>
          </table:table-cell>
          <table:table-cell office:value-type="float" office:value="228.628" calcext:value-type="float">
            <text:p>228.628</text:p>
          </table:table-cell>
          <table:table-cell table:style-name="ce2" table:formula="of:=1-13.8*13.8*1E+030/([.B295]*[.B295]+1/9.3/9.3*1E+030)" office:value-type="float" office:value="-12509.9970444312" calcext:value-type="float">
            <text:p>-12509.9970444312</text:p>
          </table:table-cell>
          <table:table-cell table:formula="of:=13.8*13.8/9.3*1E+045/[.B295]/([.B295]*[.B295]+1/9.3/9.3*1E+030)" office:value-type="float" office:value="22237.2764426336" calcext:value-type="float">
            <text:p>22237.2764426336</text:p>
          </table:table-cell>
          <table:table-cell table:number-columns-repeated="1016"/>
        </table:table-row>
        <table:table-row table:style-name="ro2">
          <table:table-cell office:value-type="float" office:value="58.072" calcext:value-type="float">
            <text:p>58.072</text:p>
          </table:table-cell>
          <table:table-cell table:style-name="ce1" table:formula="of:=[.A296]*1000000000000" office:value-type="float" office:value="58072000000000" calcext:value-type="float">
            <text:p>5.81E+13</text:p>
          </table:table-cell>
          <table:table-cell office:value-type="float" office:value="4.007" calcext:value-type="float">
            <text:p>4.007</text:p>
          </table:table-cell>
          <table:table-cell office:value-type="float" office:value="31.7" calcext:value-type="float">
            <text:p>31.7</text:p>
          </table:table-cell>
          <table:table-cell office:value-type="float" office:value="-1020.95" calcext:value-type="float">
            <text:p>-1020.95</text:p>
          </table:table-cell>
          <table:table-cell office:value-type="float" office:value="254.044" calcext:value-type="float">
            <text:p>254.044</text:p>
          </table:table-cell>
          <table:table-cell table:style-name="ce2" table:formula="of:=1-13.8*13.8*1E+030/([.B296]*[.B296]+1/9.3/9.3*1E+030)" office:value-type="float" office:value="-12750.7784240847" calcext:value-type="float">
            <text:p>-12750.7784240847</text:p>
          </table:table-cell>
          <table:table-cell table:formula="of:=13.8*13.8/9.3*1E+045/[.B296]/([.B296]*[.B296]+1/9.3/9.3*1E+030)" office:value-type="float" office:value="23611.3612469294" calcext:value-type="float">
            <text:p>23611.3612469294</text:p>
          </table:table-cell>
          <table:table-cell table:number-columns-repeated="1016"/>
        </table:table-row>
        <table:table-row table:style-name="ro2">
          <table:table-cell office:value-type="float" office:value="55.6483" calcext:value-type="float">
            <text:p>55.6483</text:p>
          </table:table-cell>
          <table:table-cell table:style-name="ce1" table:formula="of:=[.A297]*1000000000000" office:value-type="float" office:value="55648300000000" calcext:value-type="float">
            <text:p>5.56E+13</text:p>
          </table:table-cell>
          <table:table-cell office:value-type="float" office:value="4.292" calcext:value-type="float">
            <text:p>4.292</text:p>
          </table:table-cell>
          <table:table-cell office:value-type="float" office:value="32.9" calcext:value-type="float">
            <text:p>32.9</text:p>
          </table:table-cell>
          <table:table-cell office:value-type="float" office:value="-1100.83" calcext:value-type="float">
            <text:p>-1100.83</text:p>
          </table:table-cell>
          <table:table-cell office:value-type="float" office:value="282.414" calcext:value-type="float">
            <text:p>282.414</text:p>
          </table:table-cell>
          <table:table-cell table:style-name="ce2" table:formula="of:=1-13.8*13.8*1E+030/([.B297]*[.B297]+1/9.3/9.3*1E+030)" office:value-type="float" office:value="-12990.545902927" calcext:value-type="float">
            <text:p>-12990.545902927</text:p>
          </table:table-cell>
          <table:table-cell table:formula="of:=13.8*13.8/9.3*1E+045/[.B297]/([.B297]*[.B297]+1/9.3/9.3*1E+030)" office:value-type="float" office:value="25103.0205715101" calcext:value-type="float">
            <text:p>25103.0205715101</text:p>
          </table:table-cell>
          <table:table-cell table:number-columns-repeated="1016"/>
        </table:table-row>
        <table:table-row table:style-name="ro2">
          <table:table-cell office:value-type="float" office:value="53.2292" calcext:value-type="float">
            <text:p>53.2292</text:p>
          </table:table-cell>
          <table:table-cell table:style-name="ce1" table:formula="of:=[.A298]*1000000000000" office:value-type="float" office:value="53229200000000" calcext:value-type="float">
            <text:p>5.32E+13</text:p>
          </table:table-cell>
          <table:table-cell office:value-type="float" office:value="4.611" calcext:value-type="float">
            <text:p>4.611</text:p>
          </table:table-cell>
          <table:table-cell office:value-type="float" office:value="34.3" calcext:value-type="float">
            <text:p>34.3</text:p>
          </table:table-cell>
          <table:table-cell office:value-type="float" office:value="-1197.75" calcext:value-type="float">
            <text:p>-1197.75</text:p>
          </table:table-cell>
          <table:table-cell office:value-type="float" office:value="316.315" calcext:value-type="float">
            <text:p>316.315</text:p>
          </table:table-cell>
          <table:table-cell table:style-name="ce2" table:formula="of:=1-13.8*13.8*1E+030/([.B298]*[.B298]+1/9.3/9.3*1E+030)" office:value-type="float" office:value="-13228.2461974365" calcext:value-type="float">
            <text:p>-13228.2461974365</text:p>
          </table:table-cell>
          <table:table-cell table:formula="of:=13.8*13.8/9.3*1E+045/[.B298]/([.B298]*[.B298]+1/9.3/9.3*1E+030)" office:value-type="float" office:value="26724.0460334215" calcext:value-type="float">
            <text:p>26724.0460334215</text:p>
          </table:table-cell>
          <table:table-cell table:number-columns-repeated="1016"/>
        </table:table-row>
        <table:table-row table:style-name="ro2">
          <table:table-cell office:value-type="float" office:value="50.813" calcext:value-type="float">
            <text:p>50.813</text:p>
          </table:table-cell>
          <table:table-cell table:style-name="ce1" table:formula="of:=[.A299]*1000000000000" office:value-type="float" office:value="50813000000000" calcext:value-type="float">
            <text:p>5.08E+13</text:p>
          </table:table-cell>
          <table:table-cell office:value-type="float" office:value="4.971" calcext:value-type="float">
            <text:p>4.971</text:p>
          </table:table-cell>
          <table:table-cell office:value-type="float" office:value="35.9" calcext:value-type="float">
            <text:p>35.9</text:p>
          </table:table-cell>
          <table:table-cell office:value-type="float" office:value="-1313.52" calcext:value-type="float">
            <text:p>-1313.52</text:p>
          </table:table-cell>
          <table:table-cell office:value-type="float" office:value="356.918" calcext:value-type="float">
            <text:p>356.918</text:p>
          </table:table-cell>
          <table:table-cell table:style-name="ce2" table:formula="of:=1-13.8*13.8*1E+030/([.B299]*[.B299]+1/9.3/9.3*1E+030)" office:value-type="float" office:value="-13463.3748344301" calcext:value-type="float">
            <text:p>-13463.3748344301</text:p>
          </table:table-cell>
          <table:table-cell table:formula="of:=13.8*13.8/9.3*1E+045/[.B299]/([.B299]*[.B299]+1/9.3/9.3*1E+030)" office:value-type="float" office:value="28492.3590471198" calcext:value-type="float">
            <text:p>28492.3590471198</text:p>
          </table:table-cell>
          <table:table-cell table:number-columns-repeated="1016"/>
        </table:table-row>
        <table:table-row table:style-name="ro2">
          <table:table-cell office:value-type="float" office:value="48.3949" calcext:value-type="float">
            <text:p>48.3949</text:p>
          </table:table-cell>
          <table:table-cell table:style-name="ce1" table:formula="of:=[.A300]*1000000000000" office:value-type="float" office:value="48394900000000" calcext:value-type="float">
            <text:p>4.84E+13</text:p>
          </table:table-cell>
          <table:table-cell office:value-type="float" office:value="5.423" calcext:value-type="float">
            <text:p>5.423</text:p>
          </table:table-cell>
          <table:table-cell office:value-type="float" office:value="37.5" calcext:value-type="float">
            <text:p>37.5</text:p>
          </table:table-cell>
          <table:table-cell office:value-type="float" office:value="-1435.66" calcext:value-type="float">
            <text:p>-1435.66</text:p>
          </table:table-cell>
          <table:table-cell office:value-type="float" office:value="406.725" calcext:value-type="float">
            <text:p>406.725</text:p>
          </table:table-cell>
          <table:table-cell table:style-name="ce2" table:formula="of:=1-13.8*13.8*1E+030/([.B300]*[.B300]+1/9.3/9.3*1E+030)" office:value-type="float" office:value="-13695.6827080499" calcext:value-type="float">
            <text:p>-13695.6827080499</text:p>
          </table:table-cell>
          <table:table-cell table:formula="of:=13.8*13.8/9.3*1E+045/[.B300]/([.B300]*[.B300]+1/9.3/9.3*1E+030)" office:value-type="float" office:value="30432.1649907478" calcext:value-type="float">
            <text:p>30432.1649907478</text:p>
          </table:table-cell>
          <table:table-cell table:number-columns-repeated="1016"/>
        </table:table-row>
        <table:table-row table:style-name="ro2">
          <table:table-cell office:value-type="float" office:value="47.1846" calcext:value-type="float">
            <text:p>47.1846</text:p>
          </table:table-cell>
          <table:table-cell table:style-name="ce1" table:formula="of:=[.A301]*1000000000000" office:value-type="float" office:value="47184600000000" calcext:value-type="float">
            <text:p>4.72E+13</text:p>
          </table:table-cell>
          <table:table-cell office:value-type="float" office:value="5.684" calcext:value-type="float">
            <text:p>5.684</text:p>
          </table:table-cell>
          <table:table-cell office:value-type="float" office:value="38.3" calcext:value-type="float">
            <text:p>38.3</text:p>
          </table:table-cell>
          <table:table-cell office:value-type="float" office:value="-1499.2" calcext:value-type="float">
            <text:p>-1499.2</text:p>
          </table:table-cell>
          <table:table-cell office:value-type="float" office:value="435.394" calcext:value-type="float">
            <text:p>435.394</text:p>
          </table:table-cell>
          <table:table-cell table:style-name="ce2" table:formula="of:=1-13.8*13.8*1E+030/([.B301]*[.B301]+1/9.3/9.3*1E+030)" office:value-type="float" office:value="-13810.5929610408" calcext:value-type="float">
            <text:p>-13810.5929610408</text:p>
          </table:table-cell>
          <table:table-cell table:formula="of:=13.8*13.8/9.3*1E+045/[.B301]/([.B301]*[.B301]+1/9.3/9.3*1E+030)" office:value-type="float" office:value="31474.6235571046" calcext:value-type="float">
            <text:p>31474.6235571046</text:p>
          </table:table-cell>
          <table:table-cell table:number-columns-repeated="1016"/>
        </table:table-row>
        <table:table-row table:style-name="ro2">
          <table:table-cell office:value-type="float" office:value="45.97" calcext:value-type="float">
            <text:p>45.97</text:p>
          </table:table-cell>
          <table:table-cell table:style-name="ce1" table:formula="of:=[.A302]*1000000000000" office:value-type="float" office:value="45970000000000" calcext:value-type="float">
            <text:p>4.60E+13</text:p>
          </table:table-cell>
          <table:table-cell office:value-type="float" office:value="5.966" calcext:value-type="float">
            <text:p>5.966</text:p>
          </table:table-cell>
          <table:table-cell office:value-type="float" office:value="39.1" calcext:value-type="float">
            <text:p>39.1</text:p>
          </table:table-cell>
          <table:table-cell office:value-type="float" office:value="-1564.4" calcext:value-type="float">
            <text:p>-1564.4</text:p>
          </table:table-cell>
          <table:table-cell office:value-type="float" office:value="466.541" calcext:value-type="float">
            <text:p>466.541</text:p>
          </table:table-cell>
          <table:table-cell table:style-name="ce2" table:formula="of:=1-13.8*13.8*1E+030/([.B302]*[.B302]+1/9.3/9.3*1E+030)" office:value-type="float" office:value="-13924.8664284606" calcext:value-type="float">
            <text:p>-13924.8664284606</text:p>
          </table:table-cell>
          <table:table-cell table:formula="of:=13.8*13.8/9.3*1E+045/[.B302]/([.B302]*[.B302]+1/9.3/9.3*1E+030)" office:value-type="float" office:value="32573.5260454121" calcext:value-type="float">
            <text:p>32573.5260454121</text:p>
          </table:table-cell>
          <table:table-cell table:number-columns-repeated="1016"/>
        </table:table-row>
        <table:table-row table:style-name="ro2">
          <table:table-cell office:value-type="float" office:value="44.7628" calcext:value-type="float">
            <text:p>44.7628</text:p>
          </table:table-cell>
          <table:table-cell table:style-name="ce1" table:formula="of:=[.A303]*1000000000000" office:value-type="float" office:value="44762800000000" calcext:value-type="float">
            <text:p>4.48E+13</text:p>
          </table:table-cell>
          <table:table-cell office:value-type="float" office:value="6.27" calcext:value-type="float">
            <text:p>6.27</text:p>
          </table:table-cell>
          <table:table-cell office:value-type="float" office:value="40.1" calcext:value-type="float">
            <text:p>40.1</text:p>
          </table:table-cell>
          <table:table-cell office:value-type="float" office:value="-1647.32" calcext:value-type="float">
            <text:p>-1647.32</text:p>
          </table:table-cell>
          <table:table-cell office:value-type="float" office:value="502.854" calcext:value-type="float">
            <text:p>502.854</text:p>
          </table:table-cell>
          <table:table-cell table:style-name="ce2" table:formula="of:=1-13.8*13.8*1E+030/([.B303]*[.B303]+1/9.3/9.3*1E+030)" office:value-type="float" office:value="-14037.3068130651" calcext:value-type="float">
            <text:p>-14037.3068130651</text:p>
          </table:table-cell>
          <table:table-cell table:formula="of:=13.8*13.8/9.3*1E+045/[.B303]/([.B303]*[.B303]+1/9.3/9.3*1E+030)" office:value-type="float" office:value="33722.0941550476" calcext:value-type="float">
            <text:p>33722.0941550476</text:p>
          </table:table-cell>
          <table:table-cell table:number-columns-repeated="1016"/>
        </table:table-row>
        <table:table-row table:style-name="ro2">
          <table:table-cell office:value-type="float" office:value="43.554" calcext:value-type="float">
            <text:p>43.554</text:p>
          </table:table-cell>
          <table:table-cell table:style-name="ce1" table:formula="of:=[.A304]*1000000000000" office:value-type="float" office:value="43554000000000" calcext:value-type="float">
            <text:p>4.36E+13</text:p>
          </table:table-cell>
          <table:table-cell office:value-type="float" office:value="6.598" calcext:value-type="float">
            <text:p>6.598</text:p>
          </table:table-cell>
          <table:table-cell office:value-type="float" office:value="41" calcext:value-type="float">
            <text:p>41</text:p>
          </table:table-cell>
          <table:table-cell office:value-type="float" office:value="-1724.53" calcext:value-type="float">
            <text:p>-1724.53</text:p>
          </table:table-cell>
          <table:table-cell office:value-type="float" office:value="541.036" calcext:value-type="float">
            <text:p>541.036</text:p>
          </table:table-cell>
          <table:table-cell table:style-name="ce2" table:formula="of:=1-13.8*13.8*1E+030/([.B304]*[.B304]+1/9.3/9.3*1E+030)" office:value-type="float" office:value="-14148.6594021139" calcext:value-type="float">
            <text:p>-14148.6594021139</text:p>
          </table:table-cell>
          <table:table-cell table:formula="of:=13.8*13.8/9.3*1E+045/[.B304]/([.B304]*[.B304]+1/9.3/9.3*1E+030)" office:value-type="float" office:value="34932.9281562077" calcext:value-type="float">
            <text:p>34932.9281562077</text:p>
          </table:table-cell>
          <table:table-cell table:number-columns-repeated="1016"/>
        </table:table-row>
        <table:table-row table:style-name="ro2">
          <table:table-cell office:value-type="float" office:value="42.343" calcext:value-type="float">
            <text:p>42.343</text:p>
          </table:table-cell>
          <table:table-cell table:style-name="ce1" table:formula="of:=[.A305]*1000000000000" office:value-type="float" office:value="42343000000000" calcext:value-type="float">
            <text:p>4.23E+13</text:p>
          </table:table-cell>
          <table:table-cell office:value-type="float" office:value="6.937" calcext:value-type="float">
            <text:p>6.937</text:p>
          </table:table-cell>
          <table:table-cell office:value-type="float" office:value="42" calcext:value-type="float">
            <text:p>42</text:p>
          </table:table-cell>
          <table:table-cell office:value-type="float" office:value="-1812.12" calcext:value-type="float">
            <text:p>-1812.12</text:p>
          </table:table-cell>
          <table:table-cell office:value-type="float" office:value="582.708" calcext:value-type="float">
            <text:p>582.708</text:p>
          </table:table-cell>
          <table:table-cell table:style-name="ce2" table:formula="of:=1-13.8*13.8*1E+030/([.B305]*[.B305]+1/9.3/9.3*1E+030)" office:value-type="float" office:value="-14258.8705525083" calcext:value-type="float">
            <text:p>-14258.8705525083</text:p>
          </table:table-cell>
          <table:table-cell table:formula="of:=13.8*13.8/9.3*1E+045/[.B305]/([.B305]*[.B305]+1/9.3/9.3*1E+030)" office:value-type="float" office:value="36211.8747903598" calcext:value-type="float">
            <text:p>36211.8747903598</text:p>
          </table:table-cell>
          <table:table-cell table:number-columns-repeated="1016"/>
        </table:table-row>
        <table:table-row table:style-name="ro2">
          <table:table-cell office:value-type="float" office:value="41.1353" calcext:value-type="float">
            <text:p>41.1353</text:p>
          </table:table-cell>
          <table:table-cell table:style-name="ce1" table:formula="of:=[.A306]*1000000000000" office:value-type="float" office:value="41135300000000" calcext:value-type="float">
            <text:p>4.11E+13</text:p>
          </table:table-cell>
          <table:table-cell office:value-type="float" office:value="7.282" calcext:value-type="float">
            <text:p>7.282</text:p>
          </table:table-cell>
          <table:table-cell office:value-type="float" office:value="43" calcext:value-type="float">
            <text:p>43</text:p>
          </table:table-cell>
          <table:table-cell office:value-type="float" office:value="-1902.03" calcext:value-type="float">
            <text:p>-1902.03</text:p>
          </table:table-cell>
          <table:table-cell office:value-type="float" office:value="626.252" calcext:value-type="float">
            <text:p>626.252</text:p>
          </table:table-cell>
          <table:table-cell table:style-name="ce2" table:formula="of:=1-13.8*13.8*1E+030/([.B306]*[.B306]+1/9.3/9.3*1E+030)" office:value-type="float" office:value="-14367.3372924461" calcext:value-type="float">
            <text:p>-14367.3372924461</text:p>
          </table:table-cell>
          <table:table-cell table:formula="of:=13.8*13.8/9.3*1E+045/[.B306]/([.B306]*[.B306]+1/9.3/9.3*1E+030)" office:value-type="float" office:value="37558.5568736365" calcext:value-type="float">
            <text:p>37558.5568736365</text:p>
          </table:table-cell>
          <table:table-cell table:number-columns-repeated="1016"/>
        </table:table-row>
        <table:table-row table:style-name="ro2">
          <table:table-cell office:value-type="float" office:value="39.9255" calcext:value-type="float">
            <text:p>39.9255</text:p>
          </table:table-cell>
          <table:table-cell table:style-name="ce1" table:formula="of:=[.A307]*1000000000000" office:value-type="float" office:value="39925500000000" calcext:value-type="float">
            <text:p>3.99E+13</text:p>
          </table:table-cell>
          <table:table-cell office:value-type="float" office:value="7.655" calcext:value-type="float">
            <text:p>7.655</text:p>
          </table:table-cell>
          <table:table-cell office:value-type="float" office:value="44.1" calcext:value-type="float">
            <text:p>44.1</text:p>
          </table:table-cell>
          <table:table-cell office:value-type="float" office:value="-2003.41" calcext:value-type="float">
            <text:p>-2003.41</text:p>
          </table:table-cell>
          <table:table-cell office:value-type="float" office:value="675.171" calcext:value-type="float">
            <text:p>675.171</text:p>
          </table:table-cell>
          <table:table-cell table:style-name="ce2" table:formula="of:=1-13.8*13.8*1E+030/([.B307]*[.B307]+1/9.3/9.3*1E+030)" office:value-type="float" office:value="-14474.4410263351" calcext:value-type="float">
            <text:p>-14474.4410263351</text:p>
          </table:table-cell>
          <table:table-cell table:formula="of:=13.8*13.8/9.3*1E+045/[.B307]/([.B307]*[.B307]+1/9.3/9.3*1E+030)" office:value-type="float" office:value="38985.0855991734" calcext:value-type="float">
            <text:p>38985.0855991734</text:p>
          </table:table-cell>
          <table:table-cell table:number-columns-repeated="1016"/>
        </table:table-row>
        <table:table-row table:style-name="ro2">
          <table:table-cell office:value-type="float" office:value="38.7147" calcext:value-type="float">
            <text:p>38.7147</text:p>
          </table:table-cell>
          <table:table-cell table:style-name="ce1" table:formula="of:=[.A308]*1000000000000" office:value-type="float" office:value="38714700000000" calcext:value-type="float">
            <text:p>3.87E+13</text:p>
          </table:table-cell>
          <table:table-cell office:value-type="float" office:value="8.06" calcext:value-type="float">
            <text:p>8.06</text:p>
          </table:table-cell>
          <table:table-cell office:value-type="float" office:value="45.2" calcext:value-type="float">
            <text:p>45.2</text:p>
          </table:table-cell>
          <table:table-cell office:value-type="float" office:value="-2108" calcext:value-type="float">
            <text:p>-2108</text:p>
          </table:table-cell>
          <table:table-cell office:value-type="float" office:value="728.624" calcext:value-type="float">
            <text:p>728.624</text:p>
          </table:table-cell>
          <table:table-cell table:style-name="ce2" table:formula="of:=1-13.8*13.8*1E+030/([.B308]*[.B308]+1/9.3/9.3*1E+030)" office:value-type="float" office:value="-14579.9713107512" calcext:value-type="float">
            <text:p>-14579.9713107512</text:p>
          </table:table-cell>
          <table:table-cell table:formula="of:=13.8*13.8/9.3*1E+045/[.B308]/([.B308]*[.B308]+1/9.3/9.3*1E+030)" office:value-type="float" office:value="40497.4435421204" calcext:value-type="float">
            <text:p>40497.4435421204</text:p>
          </table:table-cell>
          <table:table-cell table:number-columns-repeated="1016"/>
        </table:table-row>
        <table:table-row table:style-name="ro2">
          <table:table-cell office:value-type="float" office:value="37.5047" calcext:value-type="float">
            <text:p>37.5047</text:p>
          </table:table-cell>
          <table:table-cell table:style-name="ce1" table:formula="of:=[.A309]*1000000000000" office:value-type="float" office:value="37504700000000" calcext:value-type="float">
            <text:p>3.75E+13</text:p>
          </table:table-cell>
          <table:table-cell office:value-type="float" office:value="8.5" calcext:value-type="float">
            <text:p>8.5</text:p>
          </table:table-cell>
          <table:table-cell office:value-type="float" office:value="46.4" calcext:value-type="float">
            <text:p>46.4</text:p>
          </table:table-cell>
          <table:table-cell office:value-type="float" office:value="-2225.21" calcext:value-type="float">
            <text:p>-2225.21</text:p>
          </table:table-cell>
          <table:table-cell office:value-type="float" office:value="788.8" calcext:value-type="float">
            <text:p>788.8</text:p>
          </table:table-cell>
          <table:table-cell table:style-name="ce2" table:formula="of:=1-13.8*13.8*1E+030/([.B309]*[.B309]+1/9.3/9.3*1E+030)" office:value-type="float" office:value="-14683.6628108297" calcext:value-type="float">
            <text:p>-14683.6628108297</text:p>
          </table:table-cell>
          <table:table-cell table:formula="of:=13.8*13.8/9.3*1E+045/[.B309]/([.B309]*[.B309]+1/9.3/9.3*1E+030)" office:value-type="float" office:value="42101.2833368747" calcext:value-type="float">
            <text:p>42101.2833368747</text:p>
          </table:table-cell>
          <table:table-cell table:number-columns-repeated="1016"/>
        </table:table-row>
        <table:table-row table:style-name="ro2">
          <table:table-cell office:value-type="float" office:value="36.2932" calcext:value-type="float">
            <text:p>36.2932</text:p>
          </table:table-cell>
          <table:table-cell table:style-name="ce1" table:formula="of:=[.A310]*1000000000000" office:value-type="float" office:value="36293200000000" calcext:value-type="float">
            <text:p>3.63E+13</text:p>
          </table:table-cell>
          <table:table-cell office:value-type="float" office:value="9.016" calcext:value-type="float">
            <text:p>9.016</text:p>
          </table:table-cell>
          <table:table-cell office:value-type="float" office:value="47.6" calcext:value-type="float">
            <text:p>47.6</text:p>
          </table:table-cell>
          <table:table-cell office:value-type="float" office:value="-2347.05" calcext:value-type="float">
            <text:p>-2347.05</text:p>
          </table:table-cell>
          <table:table-cell office:value-type="float" office:value="858.323" calcext:value-type="float">
            <text:p>858.323</text:p>
          </table:table-cell>
          <table:table-cell table:style-name="ce2" table:formula="of:=1-13.8*13.8*1E+030/([.B310]*[.B310]+1/9.3/9.3*1E+030)" office:value-type="float" office:value="-14785.6021031999" calcext:value-type="float">
            <text:p>-14785.6021031999</text:p>
          </table:table-cell>
          <table:table-cell table:formula="of:=13.8*13.8/9.3*1E+045/[.B310]/([.B310]*[.B310]+1/9.3/9.3*1E+030)" office:value-type="float" office:value="43808.6808382243" calcext:value-type="float">
            <text:p>43808.6808382243</text:p>
          </table:table-cell>
          <table:table-cell table:number-columns-repeated="1016"/>
        </table:table-row>
        <table:table-row table:style-name="ro2">
          <table:table-cell office:value-type="float" office:value="35.0836" calcext:value-type="float">
            <text:p>35.0836</text:p>
          </table:table-cell>
          <table:table-cell table:style-name="ce1" table:formula="of:=[.A311]*1000000000000" office:value-type="float" office:value="35083600000000" calcext:value-type="float">
            <text:p>3.51E+13</text:p>
          </table:table-cell>
          <table:table-cell office:value-type="float" office:value="9.582" calcext:value-type="float">
            <text:p>9.582</text:p>
          </table:table-cell>
          <table:table-cell office:value-type="float" office:value="48.8" calcext:value-type="float">
            <text:p>48.8</text:p>
          </table:table-cell>
          <table:table-cell office:value-type="float" office:value="-2473.25" calcext:value-type="float">
            <text:p>-2473.25</text:p>
          </table:table-cell>
          <table:table-cell office:value-type="float" office:value="935.203" calcext:value-type="float">
            <text:p>935.203</text:p>
          </table:table-cell>
          <table:table-cell table:style-name="ce2" table:formula="of:=1-13.8*13.8*1E+030/([.B311]*[.B311]+1/9.3/9.3*1E+030)" office:value-type="float" office:value="-14885.3947627301" calcext:value-type="float">
            <text:p>-14885.3947627301</text:p>
          </table:table-cell>
          <table:table-cell table:formula="of:=13.8*13.8/9.3*1E+045/[.B311]/([.B311]*[.B311]+1/9.3/9.3*1E+030)" office:value-type="float" office:value="45624.953223036" calcext:value-type="float">
            <text:p>45624.953223036</text:p>
          </table:table-cell>
          <table:table-cell table:number-columns-repeated="1016"/>
        </table:table-row>
        <table:table-row table:style-name="ro2">
          <table:table-cell office:value-type="float" office:value="33.8753" calcext:value-type="float">
            <text:p>33.8753</text:p>
          </table:table-cell>
          <table:table-cell table:style-name="ce1" table:formula="of:=[.A312]*1000000000000" office:value-type="float" office:value="33875300000000" calcext:value-type="float">
            <text:p>3.39E+13</text:p>
          </table:table-cell>
          <table:table-cell office:value-type="float" office:value="10.21" calcext:value-type="float">
            <text:p>10.21</text:p>
          </table:table-cell>
          <table:table-cell office:value-type="float" office:value="50.2" calcext:value-type="float">
            <text:p>50.2</text:p>
          </table:table-cell>
          <table:table-cell office:value-type="float" office:value="-2624.28" calcext:value-type="float">
            <text:p>-2624.28</text:p>
          </table:table-cell>
          <table:table-cell office:value-type="float" office:value="1025.08" calcext:value-type="float">
            <text:p>1025.08</text:p>
          </table:table-cell>
          <table:table-cell table:style-name="ce2" table:formula="of:=1-13.8*13.8*1E+030/([.B312]*[.B312]+1/9.3/9.3*1E+030)" office:value-type="float" office:value="-14982.9889390986" calcext:value-type="float">
            <text:p>-14982.9889390986</text:p>
          </table:table-cell>
          <table:table-cell table:formula="of:=13.8*13.8/9.3*1E+045/[.B312]/([.B312]*[.B312]+1/9.3/9.3*1E+030)" office:value-type="float" office:value="47562.1354306734" calcext:value-type="float">
            <text:p>47562.1354306734</text:p>
          </table:table-cell>
          <table:table-cell table:number-columns-repeated="1016"/>
        </table:table-row>
        <table:table-row table:style-name="ro2">
          <table:table-cell office:value-type="float" office:value="32.6655" calcext:value-type="float">
            <text:p>32.6655</text:p>
          </table:table-cell>
          <table:table-cell table:style-name="ce1" table:formula="of:=[.A313]*1000000000000" office:value-type="float" office:value="32665500000000" calcext:value-type="float">
            <text:p>3.27E+13</text:p>
          </table:table-cell>
          <table:table-cell office:value-type="float" office:value="10.84" calcext:value-type="float">
            <text:p>10.84</text:p>
          </table:table-cell>
          <table:table-cell office:value-type="float" office:value="51.6" calcext:value-type="float">
            <text:p>51.6</text:p>
          </table:table-cell>
          <table:table-cell office:value-type="float" office:value="-2780.07" calcext:value-type="float">
            <text:p>-2780.07</text:p>
          </table:table-cell>
          <table:table-cell office:value-type="float" office:value="1118.69" calcext:value-type="float">
            <text:p>1118.69</text:p>
          </table:table-cell>
          <table:table-cell table:style-name="ce2" table:formula="of:=1-13.8*13.8*1E+030/([.B313]*[.B313]+1/9.3/9.3*1E+030)" office:value-type="float" office:value="-15078.5009166497" calcext:value-type="float">
            <text:p>-15078.5009166497</text:p>
          </table:table-cell>
          <table:table-cell table:formula="of:=13.8*13.8/9.3*1E+045/[.B313]/([.B313]*[.B313]+1/9.3/9.3*1E+030)" office:value-type="float" office:value="49638.0496691529" calcext:value-type="float">
            <text:p>49638.0496691529</text:p>
          </table:table-cell>
          <table:table-cell table:number-columns-repeated="1016"/>
        </table:table-row>
        <table:table-row table:style-name="ro2">
          <table:table-cell office:value-type="float" office:value="31.4564" calcext:value-type="float">
            <text:p>31.4564</text:p>
          </table:table-cell>
          <table:table-cell table:style-name="ce1" table:formula="of:=[.A314]*1000000000000" office:value-type="float" office:value="31456400000000" calcext:value-type="float">
            <text:p>3.15E+13</text:p>
          </table:table-cell>
          <table:table-cell office:value-type="float" office:value="11.51" calcext:value-type="float">
            <text:p>11.51</text:p>
          </table:table-cell>
          <table:table-cell office:value-type="float" office:value="53.1" calcext:value-type="float">
            <text:p>53.1</text:p>
          </table:table-cell>
          <table:table-cell office:value-type="float" office:value="-2952.09" calcext:value-type="float">
            <text:p>-2952.09</text:p>
          </table:table-cell>
          <table:table-cell office:value-type="float" office:value="1222.36" calcext:value-type="float">
            <text:p>1222.36</text:p>
          </table:table-cell>
          <table:table-cell table:style-name="ce2" table:formula="of:=1-13.8*13.8*1E+030/([.B314]*[.B314]+1/9.3/9.3*1E+030)" office:value-type="float" office:value="-15171.6457385393" calcext:value-type="float">
            <text:p>-15171.6457385393</text:p>
          </table:table-cell>
          <table:table-cell table:formula="of:=13.8*13.8/9.3*1E+045/[.B314]/([.B314]*[.B314]+1/9.3/9.3*1E+030)" office:value-type="float" office:value="51864.3990956977" calcext:value-type="float">
            <text:p>51864.3990956977</text:p>
          </table:table-cell>
          <table:table-cell table:number-columns-repeated="1016"/>
        </table:table-row>
        <table:table-row table:style-name="ro2">
          <table:table-cell office:value-type="float" office:value="30.245" calcext:value-type="float">
            <text:p>30.245</text:p>
          </table:table-cell>
          <table:table-cell table:style-name="ce1" table:formula="of:=[.A315]*1000000000000" office:value-type="float" office:value="30245000000000" calcext:value-type="float">
            <text:p>3.02E+13</text:p>
          </table:table-cell>
          <table:table-cell office:value-type="float" office:value="12.24" calcext:value-type="float">
            <text:p>12.24</text:p>
          </table:table-cell>
          <table:table-cell office:value-type="float" office:value="54.7" calcext:value-type="float">
            <text:p>54.7</text:p>
          </table:table-cell>
          <table:table-cell office:value-type="float" office:value="-3141.91" calcext:value-type="float">
            <text:p>-3141.91</text:p>
          </table:table-cell>
          <table:table-cell office:value-type="float" office:value="1339.06" calcext:value-type="float">
            <text:p>1339.06</text:p>
          </table:table-cell>
          <table:table-cell table:style-name="ce2" table:formula="of:=1-13.8*13.8*1E+030/([.B315]*[.B315]+1/9.3/9.3*1E+030)" office:value-type="float" office:value="-15262.5409551279" calcext:value-type="float">
            <text:p>-15262.5409551279</text:p>
          </table:table-cell>
          <table:table-cell table:formula="of:=13.8*13.8/9.3*1E+045/[.B315]/([.B315]*[.B315]+1/9.3/9.3*1E+030)" office:value-type="float" office:value="54264.869000396" calcext:value-type="float">
            <text:p>54264.869000396</text:p>
          </table:table-cell>
          <table:table-cell table:number-columns-repeated="1016"/>
        </table:table-row>
        <table:table-row table:style-name="ro2" table:number-rows-repeated="10482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2P0"/>
    </number:currency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43P0"/>
    </number:number-style>
    <number:number-style style:name="N10144P0" style:volatile="true" number:language="en" number:country="US">
      <number:number number:decimal-places="2" number:min-integer-digits="1" number:grouping="true"/>
      <number:text> </number:text>
    </number:number-style>
    <number:number-style style:name="N1014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4P0"/>
    </number:number-style>
    <number:number-style style:name="N10145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5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5P2" style:volatile="true" number:language="en" number:country="US">
      <loext:fill-character> </loext:fill-character>
      <number:text>-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7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48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sa</meta:initial-creator>
    <meta:creation-date>2015-05-21T07:30:25</meta:creation-date>
    <dc:date>2015-06-02T03:32:37.310143945</dc:date>
    <meta:generator>LibreOffice/4.2.8.2$Linux_x86 LibreOffice_project/420m0$Build-2</meta:generator>
    <meta:editing-duration>PT19M31S</meta:editing-duration>
    <meta:editing-cycles>2</meta:editing-cycles>
    <meta:document-statistic meta:table-count="1" meta:cell-count="2524" meta:object-count="2"/>
    <meta:user-defined meta:name="AppVersion">15.0300</meta:user-defined>
    <meta:user-defined meta:name="Company">東京大学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61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2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29cm" svg:height="9.117cm" xlink:href=".." xlink:type="simple" chart:class="chart:scatter" chart:style-name="ch1">
        <chart:legend svg:x="10.696cm" svg:y="0.336cm" style:legend-expansion="custom" chartooo:width="4.512cm" chartooo:height="3.961cm" style:legend-expansion-aspect-ratio="1.13910628629134" chart:style-name="ch2"/>
        <chart:plot-area chart:style-name="ch3" table:cell-range-address="Sheet1.B2:Sheet1.B315 Sheet1.E1:Sheet1.H315" chart:data-source-has-labels="row" svg:x="0.878cm" svg:y="0.134cm" svg:width="15.059cm" svg:height="8.235cm">
          <chartooo:coordinate-region svg:x="2.162cm" svg:y="0.334cm" svg:width="13.032cm" svg:height="7.836cm"/>
          <chart:axis chart:dimension="x" chart:name="primary-x" chart:style-name="ch4">
            <chart:title svg:x="7.601cm" svg:y="8.332cm" chart:style-name="ch5">
              <text:p>周波数 [Hz]</text:p>
            </chart:title>
          </chart:axis>
          <chart:axis chart:dimension="y" chart:name="primary-y" chart:style-name="ch6">
            <chart:title svg:x="0cm" svg:y="5.364cm" chart:style-name="ch7">
              <text:p>誘電率</text:p>
            </chart:title>
            <chart:grid chart:style-name="ch8" chart:class="major"/>
          </chart:axis>
          <chart:series chart:style-name="ch9" chart:values-cell-range-address="Sheet1.E2:Sheet1.E315" chart:label-cell-address="Sheet1.E1:Sheet1.E1" chart:class="chart:scatter">
            <chart:domain table:cell-range-address="Sheet1.B2:Sheet1.B315"/>
            <chart:data-point chart:repeated="314"/>
          </chart:series>
          <chart:series chart:style-name="ch10" chart:values-cell-range-address="Sheet1.F2:Sheet1.F315" chart:label-cell-address="Sheet1.F1:Sheet1.F1" chart:class="chart:scatter">
            <chart:data-point chart:repeated="314"/>
          </chart:series>
          <chart:series chart:style-name="ch11" chart:values-cell-range-address="Sheet1.G2:Sheet1.G315" chart:label-cell-address="Sheet1.G1:Sheet1.G1" chart:class="chart:scatter">
            <chart:data-point chart:repeated="314"/>
          </chart:series>
          <chart:series chart:style-name="ch12" chart:values-cell-range-address="Sheet1.H2:Sheet1.H315" chart:label-cell-address="Sheet1.H1:Sheet1.H1" chart:class="chart:scatter">
            <chart:data-point chart:repeated="3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誘電率 実部(実験) </text:p>
                <draw:g>
                  <svg:desc>Sheet1.E1:Sheet1.E1</svg:desc>
                </draw:g>
              </table:table-cell>
              <table:table-cell office:value-type="string">
                <text:p>誘電率 虚部(実験) </text:p>
                <draw:g>
                  <svg:desc>Sheet1.F1:Sheet1.F1</svg:desc>
                </draw:g>
              </table:table-cell>
              <table:table-cell office:value-type="string">
                <text:p>誘電率 実部(Drude) </text:p>
                <draw:g>
                  <svg:desc>Sheet1.G1:Sheet1.G1</svg:desc>
                </draw:g>
              </table:table-cell>
              <table:table-cell office:value-type="string">
                <text:p>誘電率 虚部(Drude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4E+018">
                <text:p>2.4E+018</text:p>
                <draw:g>
                  <svg:desc>Sheet1.B2:Sheet1.B315</svg:desc>
                </draw:g>
              </table:table-cell>
              <table:table-cell office:value-type="float" office:value="-0.999944">
                <text:p>-0.999944</text:p>
                <draw:g>
                  <svg:desc>Sheet1.E2:Sheet1.E315</svg:desc>
                </draw:g>
              </table:table-cell>
              <table:table-cell office:value-type="float" office:value="0.00000477987">
                <text:p>0.00000477987</text:p>
                <draw:g>
                  <svg:desc>Sheet1.F2:Sheet1.F315</svg:desc>
                </draw:g>
              </table:table-cell>
              <table:table-cell office:value-type="float" office:value="0.999966937500066">
                <text:p>0.999966937500066</text:p>
                <draw:g>
                  <svg:desc>Sheet1.G2:Sheet1.G315</svg:desc>
                </draw:g>
              </table:table-cell>
              <table:table-cell office:value-type="float" office:value="0.00000000148129479989399">
                <text:p>0.00000000148129479989399</text:p>
                <draw:g>
                  <svg:desc>Sheet1.H2:Sheet1.H3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2222E+018">
                <text:p>2.22222E+018</text:p>
              </table:table-cell>
              <table:table-cell office:value-type="float" office:value="-0.999932">
                <text:p>-0.999932</text:p>
              </table:table-cell>
              <table:table-cell office:value-type="float" office:value="0.00000625979">
                <text:p>0.00000625979</text:p>
              </table:table-cell>
              <table:table-cell office:value-type="float" office:value="0.999961435822962">
                <text:p>0.999961435822962</text:p>
              </table:table-cell>
              <table:table-cell office:value-type="float" office:value="0.00000000186601043236647">
                <text:p>0.000000001866010432366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6897E+018">
                <text:p>2.06897E+018</text:p>
              </table:table-cell>
              <table:table-cell office:value-type="float" office:value="-0.999922">
                <text:p>-0.999922</text:p>
              </table:table-cell>
              <table:table-cell office:value-type="float" office:value="0.00000803969">
                <text:p>0.00000803969</text:p>
              </table:table-cell>
              <table:table-cell office:value-type="float" office:value="0.999955511292905">
                <text:p>0.999955511292905</text:p>
              </table:table-cell>
              <table:table-cell office:value-type="float" office:value="0.00000000231213209748017">
                <text:p>0.00000000231213209748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E+018">
                <text:p>2E+018</text:p>
              </table:table-cell>
              <table:table-cell office:value-type="float" office:value="-0.999916">
                <text:p>-0.999916</text:p>
              </table:table-cell>
              <table:table-cell office:value-type="float" office:value="0.00000903962">
                <text:p>0.00000903962</text:p>
              </table:table-cell>
              <table:table-cell office:value-type="float" office:value="0.999952390000138">
                <text:p>0.999952390000138</text:p>
              </table:table-cell>
              <table:table-cell office:value-type="float" office:value="0.00000000255967741195607">
                <text:p>0.00000000255967741195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1429E+018">
                <text:p>1.71429E+018</text:p>
              </table:table-cell>
              <table:table-cell office:value-type="float" office:value="-0.999884">
                <text:p>-0.999884</text:p>
              </table:table-cell>
              <table:table-cell office:value-type="float" office:value="0.0000155591">
                <text:p>0.0000155591</text:p>
              </table:table-cell>
              <table:table-cell office:value-type="float" office:value="0.999935197824266">
                <text:p>0.999935197824266</text:p>
              </table:table-cell>
              <table:table-cell office:value-type="float" office:value="0.00000000406464243818203">
                <text:p>0.000000004064642438182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E+018">
                <text:p>1.5E+018</text:p>
              </table:table-cell>
              <table:table-cell office:value-type="float" office:value="-0.999846">
                <text:p>-0.999846</text:p>
              </table:table-cell>
              <table:table-cell office:value-type="float" office:value="0.0000249981">
                <text:p>0.0000249981</text:p>
              </table:table-cell>
              <table:table-cell office:value-type="float" office:value="0.999915360000435">
                <text:p>0.999915360000435</text:p>
              </table:table-cell>
              <table:table-cell office:value-type="float" office:value="0.00000000606738348136646">
                <text:p>0.00000000606738348136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E+018">
                <text:p>1.2E+018</text:p>
              </table:table-cell>
              <table:table-cell office:value-type="float" office:value="-0.999758">
                <text:p>-0.999758</text:p>
              </table:table-cell>
              <table:table-cell office:value-type="float" office:value="0.0000549933">
                <text:p>0.0000549933</text:p>
              </table:table-cell>
              <table:table-cell office:value-type="float" office:value="0.999867750001062">
                <text:p>0.999867750001062</text:p>
              </table:table-cell>
              <table:table-cell office:value-type="float" office:value="0.0000000118503583277903">
                <text:p>0.00000001185035832779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E+018">
                <text:p>1E+018</text:p>
              </table:table-cell>
              <table:table-cell office:value-type="float" office:value="-0.999662">
                <text:p>-0.999662</text:p>
              </table:table-cell>
              <table:table-cell office:value-type="float" office:value="0.000104982">
                <text:p>0.000104982</text:p>
              </table:table-cell>
              <table:table-cell office:value-type="float" office:value="0.999809560002202">
                <text:p>0.999809560002202</text:p>
              </table:table-cell>
              <table:table-cell office:value-type="float" office:value="0.0000000204774191180782">
                <text:p>0.0000000204774191180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57143E+017">
                <text:p>8.57143E+017</text:p>
              </table:table-cell>
              <table:table-cell office:value-type="float" office:value="-0.999588">
                <text:p>-0.999588</text:p>
              </table:table-cell>
              <table:table-cell office:value-type="float" office:value="0.000181363">
                <text:p>0.000181363</text:p>
              </table:table-cell>
              <table:table-cell office:value-type="float" office:value="0.999740790090483">
                <text:p>0.999740790090483</text:p>
              </table:table-cell>
              <table:table-cell office:value-type="float" office:value="0.0000000325173667421261">
                <text:p>0.00000003251736674212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5E+017">
                <text:p>7.5E+017</text:p>
              </table:table-cell>
              <table:table-cell office:value-type="float" office:value="-0.999538">
                <text:p>-0.999538</text:p>
              </table:table-cell>
              <table:table-cell office:value-type="float" office:value="0.000239945">
                <text:p>0.000239945</text:p>
              </table:table-cell>
              <table:table-cell office:value-type="float" office:value="0.999661440006959">
                <text:p>0.999661440006959</text:p>
              </table:table-cell>
              <table:table-cell office:value-type="float" office:value="0.0000000485390671026515">
                <text:p>0.00000004853906710265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E+017">
                <text:p>6E+017</text:p>
              </table:table-cell>
              <table:table-cell office:value-type="float" office:value="-0.999412">
                <text:p>-0.999412</text:p>
              </table:table-cell>
              <table:table-cell office:value-type="float" office:value="0.000471861">
                <text:p>0.000471861</text:p>
              </table:table-cell>
              <table:table-cell office:value-type="float" office:value="0.99947100001699">
                <text:p>0.99947100001699</text:p>
              </table:table-cell>
              <table:table-cell office:value-type="float" office:value="0.0000000948028643387526">
                <text:p>0.00000009480286433875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E+017">
                <text:p>5E+017</text:p>
              </table:table-cell>
              <table:table-cell office:value-type="float" office:value="-0.999274">
                <text:p>-0.999274</text:p>
              </table:table-cell>
              <table:table-cell office:value-type="float" office:value="0.000197528">
                <text:p>0.000197528</text:p>
              </table:table-cell>
              <table:table-cell office:value-type="float" office:value="0.99923824003523">
                <text:p>0.99923824003523</text:p>
              </table:table-cell>
              <table:table-cell office:value-type="float" office:value="0.000000163819347262373">
                <text:p>0.0000001638193472623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8571E+017">
                <text:p>4.28571E+017</text:p>
              </table:table-cell>
              <table:table-cell office:value-type="float" office:value="-0.99879">
                <text:p>-0.99879</text:p>
              </table:table-cell>
              <table:table-cell office:value-type="float" office:value="0.000335797">
                <text:p>0.000335797</text:p>
              </table:table-cell>
              <table:table-cell office:value-type="float" office:value="0.998963157991585">
                <text:p>0.998963157991585</text:p>
              </table:table-cell>
              <table:table-cell office:value-type="float" office:value="0.000000260139832143592">
                <text:p>0.0000002601398321435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75E+017">
                <text:p>3.75E+017</text:p>
              </table:table-cell>
              <table:table-cell office:value-type="float" office:value="-0.998313">
                <text:p>-0.998313</text:p>
              </table:table-cell>
              <table:table-cell office:value-type="float" office:value="0.000533549">
                <text:p>0.000533549</text:p>
              </table:table-cell>
              <table:table-cell office:value-type="float" office:value="0.998645760111344">
                <text:p>0.998645760111344</text:p>
              </table:table-cell>
              <table:table-cell office:value-type="float" office:value="0.000000388312512876247">
                <text:p>0.0000003883125128762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9712E+017">
                <text:p>3.59712E+017</text:p>
              </table:table-cell>
              <table:table-cell office:value-type="float" office:value="-0.998171">
                <text:p>-0.998171</text:p>
              </table:table-cell>
              <table:table-cell office:value-type="float" office:value="0.000619433">
                <text:p>0.000619433</text:p>
              </table:table-cell>
              <table:table-cell office:value-type="float" office:value="0.998528201751613">
                <text:p>0.998528201751613</text:p>
              </table:table-cell>
              <table:table-cell office:value-type="float" office:value="0.000000439957177327034">
                <text:p>0.0000004399571773270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3337E+017">
                <text:p>3.03337E+017</text:p>
              </table:table-cell>
              <table:table-cell office:value-type="float" office:value="-0.997702">
                <text:p>-0.997702</text:p>
              </table:table-cell>
              <table:table-cell office:value-type="float" office:value="0.000878988">
                <text:p>0.000878988</text:p>
              </table:table-cell>
              <table:table-cell office:value-type="float" office:value="0.997930300266886">
                <text:p>0.997930300266886</text:p>
              </table:table-cell>
              <table:table-cell office:value-type="float" office:value="0.000000733667038308325">
                <text:p>0.0000007336670383083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7356E+017">
                <text:p>2.87356E+017</text:p>
              </table:table-cell>
              <table:table-cell office:value-type="float" office:value="-0.997422">
                <text:p>-0.997422</text:p>
              </table:table-cell>
              <table:table-cell office:value-type="float" office:value="0.00106462">
                <text:p>0.00106462</text:p>
              </table:table-cell>
              <table:table-cell office:value-type="float" office:value="0.997693690580801">
                <text:p>0.997693690580801</text:p>
              </table:table-cell>
              <table:table-cell office:value-type="float" office:value="0.000000863007071816537">
                <text:p>0.0000008630070718165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44898E+017">
                <text:p>2.44898E+017</text:p>
              </table:table-cell>
              <table:table-cell office:value-type="float" office:value="-0.996404">
                <text:p>-0.996404</text:p>
              </table:table-cell>
              <table:table-cell office:value-type="float" office:value="0.00187662">
                <text:p>0.00187662</text:p>
              </table:table-cell>
              <table:table-cell office:value-type="float" office:value="0.996824679170581">
                <text:p>0.996824679170581</text:p>
              </table:table-cell>
              <table:table-cell office:value-type="float" office:value="0.00000139418185223778">
                <text:p>0.00000139418185223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24888E+017">
                <text:p>2.24888E+017</text:p>
              </table:table-cell>
              <table:table-cell office:value-type="float" office:value="-0.995766">
                <text:p>-0.995766</text:p>
              </table:table-cell>
              <table:table-cell office:value-type="float" office:value="0.00245478">
                <text:p>0.00245478</text:p>
              </table:table-cell>
              <table:table-cell office:value-type="float" office:value="0.996234475226138">
                <text:p>0.996234475226138</text:p>
              </table:table-cell>
              <table:table-cell office:value-type="float" office:value="0.00000180043015623055">
                <text:p>0.000001800430156230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6044E+017">
                <text:p>2.06044E+017</text:p>
              </table:table-cell>
              <table:table-cell office:value-type="float" office:value="-0.995188">
                <text:p>-0.995188</text:p>
              </table:table-cell>
              <table:table-cell office:value-type="float" office:value="0.00313243">
                <text:p>0.00313243</text:p>
              </table:table-cell>
              <table:table-cell office:value-type="float" office:value="0.995514218559599">
                <text:p>0.995514218559599</text:p>
              </table:table-cell>
              <table:table-cell office:value-type="float" office:value="0.00000234096644583508">
                <text:p>0.000002340966445835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7852E+017">
                <text:p>1.87852E+017</text:p>
              </table:table-cell>
              <table:table-cell office:value-type="float" office:value="-0.994691">
                <text:p>-0.994691</text:p>
              </table:table-cell>
              <table:table-cell office:value-type="float" office:value="0.0037101">
                <text:p>0.0037101</text:p>
              </table:table-cell>
              <table:table-cell office:value-type="float" office:value="0.994603323516081">
                <text:p>0.994603323516081</text:p>
              </table:table-cell>
              <table:table-cell office:value-type="float" office:value="0.00000308906902226115">
                <text:p>0.00000308906902226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0551E+017">
                <text:p>1.70551E+017</text:p>
              </table:table-cell>
              <table:table-cell office:value-type="float" office:value="-0.994174">
                <text:p>-0.994174</text:p>
              </table:table-cell>
              <table:table-cell office:value-type="float" office:value="0.00466633">
                <text:p>0.00466633</text:p>
              </table:table-cell>
              <table:table-cell office:value-type="float" office:value="0.993452892681358">
                <text:p>0.993452892681358</text:p>
              </table:table-cell>
              <table:table-cell office:value-type="float" office:value="0.00000412773911769818">
                <text:p>0.000004127739117698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4242E+017">
                <text:p>1.54242E+017</text:p>
              </table:table-cell>
              <table:table-cell office:value-type="float" office:value="-0.993318">
                <text:p>-0.993318</text:p>
              </table:table-cell>
              <table:table-cell office:value-type="float" office:value="0.00534204">
                <text:p>0.00534204</text:p>
              </table:table-cell>
              <table:table-cell office:value-type="float" office:value="0.99199515981261">
                <text:p>0.99199515981261</text:p>
              </table:table-cell>
              <table:table-cell office:value-type="float" office:value="0.00000558042234942731">
                <text:p>0.000005580422349427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8632E+017">
                <text:p>1.38632E+017</text:p>
              </table:table-cell>
              <table:table-cell office:value-type="float" office:value="-0.99306">
                <text:p>-0.99306</text:p>
              </table:table-cell>
              <table:table-cell office:value-type="float" office:value="0.00568016">
                <text:p>0.00568016</text:p>
              </table:table-cell>
              <table:table-cell office:value-type="float" office:value="0.99009097477208">
                <text:p>0.99009097477208</text:p>
              </table:table-cell>
              <table:table-cell office:value-type="float" office:value="0.00000768571890795249">
                <text:p>0.000007685718907952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7011E+017">
                <text:p>1.27011E+017</text:p>
              </table:table-cell>
              <table:table-cell office:value-type="float" office:value="-0.992508">
                <text:p>-0.992508</text:p>
              </table:table-cell>
              <table:table-cell office:value-type="float" office:value="0.00749172">
                <text:p>0.00749172</text:p>
              </table:table-cell>
              <table:table-cell office:value-type="float" office:value="0.988194749940465">
                <text:p>0.988194749940465</text:p>
              </table:table-cell>
              <table:table-cell office:value-type="float" office:value="0.00000999426606224436">
                <text:p>0.000009994266062244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1065E+017">
                <text:p>1.21065E+017</text:p>
              </table:table-cell>
              <table:table-cell office:value-type="float" office:value="-0.992047">
                <text:p>-0.992047</text:p>
              </table:table-cell>
              <table:table-cell office:value-type="float" office:value="0.0111552">
                <text:p>0.0111552</text:p>
              </table:table-cell>
              <table:table-cell office:value-type="float" office:value="0.987006665547238">
                <text:p>0.987006665547238</text:p>
              </table:table-cell>
              <table:table-cell office:value-type="float" office:value="0.0000115403521815237">
                <text:p>0.00001154035218152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9409E+017">
                <text:p>1.09409E+017</text:p>
              </table:table-cell>
              <table:table-cell office:value-type="float" office:value="-0.991894">
                <text:p>-0.991894</text:p>
              </table:table-cell>
              <table:table-cell office:value-type="float" office:value="0.0121502">
                <text:p>0.0121502</text:p>
              </table:table-cell>
              <table:table-cell office:value-type="float" office:value="0.984090678578223">
                <text:p>0.984090678578223</text:p>
              </table:table-cell>
              <table:table-cell office:value-type="float" office:value="0.0000156356398721474">
                <text:p>0.00001563563987214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56633E+016">
                <text:p>9.56633E+016</text:p>
              </table:table-cell>
              <table:table-cell office:value-type="float" office:value="-0.99056">
                <text:p>-0.99056</text:p>
              </table:table-cell>
              <table:table-cell office:value-type="float" office:value="0.0122416">
                <text:p>0.0122416</text:p>
              </table:table-cell>
              <table:table-cell office:value-type="float" office:value="0.979190247849222">
                <text:p>0.979190247849222</text:p>
              </table:table-cell>
              <table:table-cell office:value-type="float" office:value="0.0000233904512822388">
                <text:p>0.00002339045128223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25865E+016">
                <text:p>7.25865E+016</text:p>
              </table:table-cell>
              <table:table-cell office:value-type="float" office:value="-0.982161">
                <text:p>-0.982161</text:p>
              </table:table-cell>
              <table:table-cell office:value-type="float" office:value="0.0177389">
                <text:p>0.0177389</text:p>
              </table:table-cell>
              <table:table-cell office:value-type="float" office:value="0.963855226477641">
                <text:p>0.963855226477641</text:p>
              </table:table-cell>
              <table:table-cell office:value-type="float" office:value="0.0000535434934505782">
                <text:p>0.00005354349345057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29063E+016">
                <text:p>6.29063E+016</text:p>
              </table:table-cell>
              <table:table-cell office:value-type="float" office:value="-0.976256">
                <text:p>-0.976256</text:p>
              </table:table-cell>
              <table:table-cell office:value-type="float" office:value="0.0209456">
                <text:p>0.0209456</text:p>
              </table:table-cell>
              <table:table-cell office:value-type="float" office:value="0.951875235157931">
                <text:p>0.951875235157931</text:p>
              </table:table-cell>
              <table:table-cell office:value-type="float" office:value="0.0000822605350655927">
                <text:p>0.00008226053506559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32292E+016">
                <text:p>5.32292E+016</text:p>
              </table:table-cell>
              <table:table-cell office:value-type="float" office:value="-0.972335">
                <text:p>-0.972335</text:p>
              </table:table-cell>
              <table:table-cell office:value-type="float" office:value="0.0232696">
                <text:p>0.0232696</text:p>
              </table:table-cell>
              <table:table-cell office:value-type="float" office:value="0.932786498218483">
                <text:p>0.932786498218483</text:p>
              </table:table-cell>
              <table:table-cell office:value-type="float" office:value="0.000135776195322814">
                <text:p>0.0001357761953228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83949E+016">
                <text:p>4.83949E+016</text:p>
              </table:table-cell>
              <table:table-cell office:value-type="float" office:value="-0.966421">
                <text:p>-0.966421</text:p>
              </table:table-cell>
              <table:table-cell office:value-type="float" office:value="0.022609">
                <text:p>0.022609</text:p>
              </table:table-cell>
              <table:table-cell office:value-type="float" office:value="0.918687589620215">
                <text:p>0.918687589620215</text:p>
              </table:table-cell>
              <table:table-cell office:value-type="float" office:value="0.000180665110028333">
                <text:p>0.000180665110028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3554E+016">
                <text:p>4.3554E+016</text:p>
              </table:table-cell>
              <table:table-cell office:value-type="float" office:value="-0.958555">
                <text:p>-0.958555</text:p>
              </table:table-cell>
              <table:table-cell office:value-type="float" office:value="0.0209506">
                <text:p>0.0209506</text:p>
              </table:table-cell>
              <table:table-cell office:value-type="float" office:value="0.899607924666099">
                <text:p>0.899607924666099</text:p>
              </table:table-cell>
              <table:table-cell office:value-type="float" office:value="0.000247849722415779">
                <text:p>0.0002478497224157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62976E+016">
                <text:p>3.62976E+016</text:p>
              </table:table-cell>
              <table:table-cell office:value-type="float" office:value="-0.927471">
                <text:p>-0.927471</text:p>
              </table:table-cell>
              <table:table-cell office:value-type="float" office:value="0.0194526">
                <text:p>0.0194526</text:p>
              </table:table-cell>
              <table:table-cell office:value-type="float" office:value="0.855456508580054">
                <text:p>0.855456508580054</text:p>
              </table:table-cell>
              <table:table-cell office:value-type="float" office:value="0.00042819114501704">
                <text:p>0.000428191145017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90416E+016">
                <text:p>2.90416E+016</text:p>
              </table:table-cell>
              <table:table-cell office:value-type="float" office:value="-0.863358">
                <text:p>-0.863358</text:p>
              </table:table-cell>
              <table:table-cell office:value-type="float" office:value="0.0330724">
                <text:p>0.0330724</text:p>
              </table:table-cell>
              <table:table-cell office:value-type="float" office:value="0.774206653466068">
                <text:p>0.774206653466068</text:p>
              </table:table-cell>
              <table:table-cell office:value-type="float" office:value="0.000836002646755488">
                <text:p>0.000836002646755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66193E+016">
                <text:p>2.66193E+016</text:p>
              </table:table-cell>
              <table:table-cell office:value-type="float" office:value="-0.830722">
                <text:p>-0.830722</text:p>
              </table:table-cell>
              <table:table-cell office:value-type="float" office:value="0.0515626">
                <text:p>0.0515626</text:p>
              </table:table-cell>
              <table:table-cell office:value-type="float" office:value="0.731244212736062">
                <text:p>0.731244212736062</text:p>
              </table:table-cell>
              <table:table-cell office:value-type="float" office:value="0.00108562102492592">
                <text:p>0.001085621024925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54022E+016">
                <text:p>2.54022E+016</text:p>
              </table:table-cell>
              <table:table-cell office:value-type="float" office:value="-0.811246">
                <text:p>-0.811246</text:p>
              </table:table-cell>
              <table:table-cell office:value-type="float" office:value="0.06354">
                <text:p>0.06354</text:p>
              </table:table-cell>
              <table:table-cell office:value-type="float" office:value="0.704873825078267">
                <text:p>0.704873825078267</text:p>
              </table:table-cell>
              <table:table-cell office:value-type="float" office:value="0.00124926176880003">
                <text:p>0.001249261768800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41935E+016">
                <text:p>2.41935E+016</text:p>
              </table:table-cell>
              <table:table-cell office:value-type="float" office:value="-0.792382">
                <text:p>-0.792382</text:p>
              </table:table-cell>
              <table:table-cell office:value-type="float" office:value="0.0807212">
                <text:p>0.0807212</text:p>
              </table:table-cell>
              <table:table-cell office:value-type="float" office:value="0.674648965284268">
                <text:p>0.674648965284268</text:p>
              </table:table-cell>
              <table:table-cell office:value-type="float" office:value="0.00144600749075157">
                <text:p>0.001446007490751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12917E+016">
                <text:p>2.12917E+016</text:p>
              </table:table-cell>
              <table:table-cell office:value-type="float" office:value="-0.79339">
                <text:p>-0.79339</text:p>
              </table:table-cell>
              <table:table-cell office:value-type="float" office:value="0.0985012">
                <text:p>0.0985012</text:p>
              </table:table-cell>
              <table:table-cell office:value-type="float" office:value="0.579925402539156">
                <text:p>0.579925402539156</text:p>
              </table:table-cell>
              <table:table-cell office:value-type="float" office:value="0.0021214516245734">
                <text:p>0.00212145162457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1715E+016">
                <text:p>2.11715E+016</text:p>
              </table:table-cell>
              <table:table-cell office:value-type="float" office:value="-0.791658">
                <text:p>-0.791658</text:p>
              </table:table-cell>
              <table:table-cell office:value-type="float" office:value="0.0991008">
                <text:p>0.0991008</text:p>
              </table:table-cell>
              <table:table-cell office:value-type="float" office:value="0.575142085722907">
                <text:p>0.575142085722907</text:p>
              </table:table-cell>
              <table:table-cell office:value-type="float" office:value="0.00215778979743814">
                <text:p>0.002157789797438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10526E+016">
                <text:p>2.10526E+016</text:p>
              </table:table-cell>
              <table:table-cell office:value-type="float" office:value="-0.790087">
                <text:p>-0.790087</text:p>
              </table:table-cell>
              <table:table-cell office:value-type="float" office:value="0.102182">
                <text:p>0.102182</text:p>
              </table:table-cell>
              <table:table-cell office:value-type="float" office:value="0.570329669727202">
                <text:p>0.570329669727202</text:p>
              </table:table-cell>
              <table:table-cell office:value-type="float" office:value="0.00219455605398009">
                <text:p>0.002194556053980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8044E+016">
                <text:p>2.08044E+016</text:p>
              </table:table-cell>
              <table:table-cell office:value-type="float" office:value="-0.788754">
                <text:p>-0.788754</text:p>
              </table:table-cell>
              <table:table-cell office:value-type="float" office:value="0.108624">
                <text:p>0.108624</text:p>
              </table:table-cell>
              <table:table-cell office:value-type="float" office:value="0.560016711721686">
                <text:p>0.560016711721686</text:p>
              </table:table-cell>
              <table:table-cell office:value-type="float" office:value="0.00227403967418758">
                <text:p>0.002274039674187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562E+016">
                <text:p>2.0562E+016</text:p>
              </table:table-cell>
              <table:table-cell office:value-type="float" office:value="-0.790968">
                <text:p>-0.790968</text:p>
              </table:table-cell>
              <table:table-cell office:value-type="float" office:value="0.114955">
                <text:p>0.114955</text:p>
              </table:table-cell>
              <table:table-cell office:value-type="float" office:value="0.54958215659459">
                <text:p>0.54958215659459</text:p>
              </table:table-cell>
              <table:table-cell office:value-type="float" office:value="0.00235541417044182">
                <text:p>0.0023554141704418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4499E+016">
                <text:p>2.04499E+016</text:p>
              </table:table-cell>
              <table:table-cell office:value-type="float" office:value="-0.792821">
                <text:p>-0.792821</text:p>
              </table:table-cell>
              <table:table-cell office:value-type="float" office:value="0.11615">
                <text:p>0.11615</text:p>
              </table:table-cell>
              <table:table-cell office:value-type="float" office:value="0.54463065748788">
                <text:p>0.54463065748788</text:p>
              </table:table-cell>
              <table:table-cell office:value-type="float" office:value="0.00239436111821626">
                <text:p>0.002394361118216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3252E+016">
                <text:p>2.03252E+016</text:p>
              </table:table-cell>
              <table:table-cell office:value-type="float" office:value="-0.792551">
                <text:p>-0.792551</text:p>
              </table:table-cell>
              <table:table-cell office:value-type="float" office:value="0.112421">
                <text:p>0.112421</text:p>
              </table:table-cell>
              <table:table-cell office:value-type="float" office:value="0.53902607240215">
                <text:p>0.53902607240215</text:p>
              </table:table-cell>
              <table:table-cell office:value-type="float" office:value="0.00243870116845178">
                <text:p>0.002438701168451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202E+016">
                <text:p>2.0202E+016</text:p>
              </table:table-cell>
              <table:table-cell office:value-type="float" office:value="-0.787283">
                <text:p>-0.787283</text:p>
              </table:table-cell>
              <table:table-cell office:value-type="float" office:value="0.112749">
                <text:p>0.112749</text:p>
              </table:table-cell>
              <table:table-cell office:value-type="float" office:value="0.53338667586617">
                <text:p>0.53338667586617</text:p>
              </table:table-cell>
              <table:table-cell office:value-type="float" office:value="0.00248358953139863">
                <text:p>0.002483589531398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0803E+016">
                <text:p>2.00803E+016</text:p>
              </table:table-cell>
              <table:table-cell office:value-type="float" office:value="-0.78572">
                <text:p>-0.78572</text:p>
              </table:table-cell>
              <table:table-cell office:value-type="float" office:value="0.11545">
                <text:p>0.11545</text:p>
              </table:table-cell>
              <table:table-cell office:value-type="float" office:value="0.527713723630869">
                <text:p>0.527713723630869</text:p>
              </table:table-cell>
              <table:table-cell office:value-type="float" office:value="0.00252901951551152">
                <text:p>0.002529019515511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98413E+016">
                <text:p>1.98413E+016</text:p>
              </table:table-cell>
              <table:table-cell office:value-type="float" office:value="-0.780812">
                <text:p>-0.780812</text:p>
              </table:table-cell>
              <table:table-cell office:value-type="float" office:value="0.120168">
                <text:p>0.120168</text:p>
              </table:table-cell>
              <table:table-cell office:value-type="float" office:value="0.516267607081055">
                <text:p>0.516267607081055</text:p>
              </table:table-cell>
              <table:table-cell office:value-type="float" office:value="0.00262151349950538">
                <text:p>0.002621513499505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3548E+016">
                <text:p>1.93548E+016</text:p>
              </table:table-cell>
              <table:table-cell office:value-type="float" office:value="-0.776539">
                <text:p>-0.776539</text:p>
              </table:table-cell>
              <table:table-cell office:value-type="float" office:value="0.132051">
                <text:p>0.132051</text:p>
              </table:table-cell>
              <table:table-cell office:value-type="float" office:value="0.491644656560395">
                <text:p>0.491644656560395</text:p>
              </table:table-cell>
              <table:table-cell office:value-type="float" office:value="0.00282420200084625">
                <text:p>0.00282420200084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8798E+016">
                <text:p>1.88798E+016</text:p>
              </table:table-cell>
              <table:table-cell office:value-type="float" office:value="-0.772316">
                <text:p>-0.772316</text:p>
              </table:table-cell>
              <table:table-cell office:value-type="float" office:value="0.14315">
                <text:p>0.14315</text:p>
              </table:table-cell>
              <table:table-cell office:value-type="float" office:value="0.465744124363777">
                <text:p>0.465744124363777</text:p>
              </table:table-cell>
              <table:table-cell office:value-type="float" office:value="0.00304276890369501">
                <text:p>0.003042768903695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83936E+016">
                <text:p>1.83936E+016</text:p>
              </table:table-cell>
              <table:table-cell office:value-type="float" office:value="-0.769715">
                <text:p>-0.769715</text:p>
              </table:table-cell>
              <table:table-cell office:value-type="float" office:value="0.152077">
                <text:p>0.152077</text:p>
              </table:table-cell>
              <table:table-cell office:value-type="float" office:value="0.437127727208853">
                <text:p>0.437127727208853</text:p>
              </table:table-cell>
              <table:table-cell office:value-type="float" office:value="0.00329048692480663">
                <text:p>0.003290486924806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9104E+016">
                <text:p>1.79104E+016</text:p>
              </table:table-cell>
              <table:table-cell office:value-type="float" office:value="-0.763754">
                <text:p>-0.763754</text:p>
              </table:table-cell>
              <table:table-cell office:value-type="float" office:value="0.161113">
                <text:p>0.161113</text:p>
              </table:table-cell>
              <table:table-cell office:value-type="float" office:value="0.406347980873855">
                <text:p>0.406347980873855</text:p>
              </table:table-cell>
              <table:table-cell office:value-type="float" office:value="0.0035640494039034">
                <text:p>0.0035640494039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4216E+016">
                <text:p>1.74216E+016</text:p>
              </table:table-cell>
              <table:table-cell office:value-type="float" office:value="-0.752984">
                <text:p>-0.752984</text:p>
              </table:table-cell>
              <table:table-cell office:value-type="float" office:value="0.171883">
                <text:p>0.171883</text:p>
              </table:table-cell>
              <table:table-cell office:value-type="float" office:value="0.372569606227819">
                <text:p>0.372569606227819</text:p>
              </table:table-cell>
              <table:table-cell office:value-type="float" office:value="0.00387252799621988">
                <text:p>0.003872527996219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9396E+016">
                <text:p>1.69396E+016</text:p>
              </table:table-cell>
              <table:table-cell office:value-type="float" office:value="-0.746993">
                <text:p>-0.746993</text:p>
              </table:table-cell>
              <table:table-cell office:value-type="float" office:value="0.191968">
                <text:p>0.191968</text:p>
              </table:table-cell>
              <table:table-cell office:value-type="float" office:value="0.33635722257861">
                <text:p>0.33635722257861</text:p>
              </table:table-cell>
              <table:table-cell office:value-type="float" office:value="0.00421258107820773">
                <text:p>0.004212581078207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64564E+016">
                <text:p>1.64564E+016</text:p>
              </table:table-cell>
              <table:table-cell office:value-type="float" office:value="-0.746401">
                <text:p>-0.746401</text:p>
              </table:table-cell>
              <table:table-cell office:value-type="float" office:value="0.21204">
                <text:p>0.21204</text:p>
              </table:table-cell>
              <table:table-cell office:value-type="float" office:value="0.296814411592839">
                <text:p>0.296814411592839</text:p>
              </table:table-cell>
              <table:table-cell office:value-type="float" office:value="0.00459464728568629">
                <text:p>0.004594647285686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9744E+016">
                <text:p>1.59744E+016</text:p>
              </table:table-cell>
              <table:table-cell office:value-type="float" office:value="-0.751232">
                <text:p>-0.751232</text:p>
              </table:table-cell>
              <table:table-cell office:value-type="float" office:value="0.232832">
                <text:p>0.232832</text:p>
              </table:table-cell>
              <table:table-cell office:value-type="float" office:value="0.253741336861342">
                <text:p>0.253741336861342</text:p>
              </table:table-cell>
              <table:table-cell office:value-type="float" office:value="0.00502321633389403">
                <text:p>0.005023216333894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4879E+016">
                <text:p>1.54879E+016</text:p>
              </table:table-cell>
              <table:table-cell office:value-type="float" office:value="-0.756058">
                <text:p>-0.756058</text:p>
              </table:table-cell>
              <table:table-cell office:value-type="float" office:value="0.251958">
                <text:p>0.251958</text:p>
              </table:table-cell>
              <table:table-cell office:value-type="float" office:value="0.206124921944526">
                <text:p>0.206124921944526</text:p>
              </table:table-cell>
              <table:table-cell office:value-type="float" office:value="0.00551158721446214">
                <text:p>0.005511587214462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E+016">
                <text:p>1.5E+016</text:p>
              </table:table-cell>
              <table:table-cell office:value-type="float" office:value="-0.762217">
                <text:p>-0.762217</text:p>
              </table:table-cell>
              <table:table-cell office:value-type="float" office:value="0.268008">
                <text:p>0.268008</text:p>
              </table:table-cell>
              <table:table-cell office:value-type="float" office:value="0.153643491553728">
                <text:p>0.153643491553728</text:p>
              </table:table-cell>
              <table:table-cell office:value-type="float" office:value="0.00606707174513456">
                <text:p>0.006067071745134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5208E+016">
                <text:p>1.45208E+016</text:p>
              </table:table-cell>
              <table:table-cell office:value-type="float" office:value="-0.771013">
                <text:p>-0.771013</text:p>
              </table:table-cell>
              <table:table-cell office:value-type="float" office:value="0.279612">
                <text:p>0.279612</text:p>
              </table:table-cell>
              <table:table-cell office:value-type="float" office:value="0.096863755548796">
                <text:p>0.096863755548796</text:p>
              </table:table-cell>
              <table:table-cell office:value-type="float" office:value="0.00668774613895502">
                <text:p>0.006687746138955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0318E+016">
                <text:p>1.40318E+016</text:p>
              </table:table-cell>
              <table:table-cell office:value-type="float" office:value="-0.768877">
                <text:p>-0.768877</text:p>
              </table:table-cell>
              <table:table-cell office:value-type="float" office:value="0.285852">
                <text:p>0.285852</text:p>
              </table:table-cell>
              <table:table-cell office:value-type="float" office:value="0.0328231370149025">
                <text:p>0.0328231370149025</text:p>
              </table:table-cell>
              <table:table-cell office:value-type="float" office:value="0.00741155889828356">
                <text:p>0.007411558898283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5501E+016">
                <text:p>1.35501E+016</text:p>
              </table:table-cell>
              <table:table-cell office:value-type="float" office:value="-0.761977">
                <text:p>-0.761977</text:p>
              </table:table-cell>
              <table:table-cell office:value-type="float" office:value="0.292752">
                <text:p>0.292752</text:p>
              </table:table-cell>
              <table:table-cell office:value-type="float" office:value="-0.0371601563620247">
                <text:p>-0.0371601563620247</text:p>
              </table:table-cell>
              <table:table-cell office:value-type="float" office:value="0.00823038925604108">
                <text:p>0.008230389256041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0662E+016">
                <text:p>1.30662E+016</text:p>
              </table:table-cell>
              <table:table-cell office:value-type="float" office:value="-0.751504">
                <text:p>-0.751504</text:p>
              </table:table-cell>
              <table:table-cell office:value-type="float" office:value="0.30528">
                <text:p>0.30528</text:p>
              </table:table-cell>
              <table:table-cell office:value-type="float" office:value="-0.115398764520955">
                <text:p>-0.115398764520955</text:p>
              </table:table-cell>
              <table:table-cell office:value-type="float" office:value="0.00917905366700024">
                <text:p>0.009179053667000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5839E+016">
                <text:p>1.25839E+016</text:p>
              </table:table-cell>
              <table:table-cell office:value-type="float" office:value="-0.740021">
                <text:p>-0.740021</text:p>
              </table:table-cell>
              <table:table-cell office:value-type="float" office:value="0.31882">
                <text:p>0.31882</text:p>
              </table:table-cell>
              <table:table-cell office:value-type="float" office:value="-0.202530077513502">
                <text:p>-0.202530077513502</text:p>
              </table:table-cell>
              <table:table-cell office:value-type="float" office:value="0.0102753764262315">
                <text:p>0.01027537642623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0968E+016">
                <text:p>1.20968E+016</text:p>
              </table:table-cell>
              <table:table-cell office:value-type="float" office:value="-0.7272">
                <text:p>-0.7272</text:p>
              </table:table-cell>
              <table:table-cell office:value-type="float" office:value="0.337824">
                <text:p>0.337824</text:p>
              </table:table-cell>
              <table:table-cell office:value-type="float" office:value="-0.301316267660558">
                <text:p>-0.301316267660558</text:p>
              </table:table-cell>
              <table:table-cell office:value-type="float" office:value="0.0115672310357787">
                <text:p>0.01156723103577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8577E+016">
                <text:p>1.18577E+016</text:p>
              </table:table-cell>
              <table:table-cell office:value-type="float" office:value="-0.71941">
                <text:p>-0.71941</text:p>
              </table:table-cell>
              <table:table-cell office:value-type="float" office:value="0.349746">
                <text:p>0.349746</text:p>
              </table:table-cell>
              <table:table-cell office:value-type="float" office:value="-0.354320789072503">
                <text:p>-0.354320789072503</text:p>
              </table:table-cell>
              <table:table-cell office:value-type="float" office:value="0.0122811246108536">
                <text:p>0.01228112461085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6144E+016">
                <text:p>1.16144E+016</text:p>
              </table:table-cell>
              <table:table-cell office:value-type="float" office:value="-0.713221">
                <text:p>-0.713221</text:p>
              </table:table-cell>
              <table:table-cell office:value-type="float" office:value="0.3663">
                <text:p>0.3663</text:p>
              </table:table-cell>
              <table:table-cell office:value-type="float" office:value="-0.411651169024133">
                <text:p>-0.411651169024133</text:p>
              </table:table-cell>
              <table:table-cell office:value-type="float" office:value="0.0130691596881599">
                <text:p>0.01306915968815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3723E+016">
                <text:p>1.13723E+016</text:p>
              </table:table-cell>
              <table:table-cell office:value-type="float" office:value="-0.711125">
                <text:p>-0.711125</text:p>
              </table:table-cell>
              <table:table-cell office:value-type="float" office:value="0.385084">
                <text:p>0.385084</text:p>
              </table:table-cell>
              <table:table-cell office:value-type="float" office:value="-0.472389572141825">
                <text:p>-0.472389572141825</text:p>
              </table:table-cell>
              <table:table-cell office:value-type="float" office:value="0.0139216745398986">
                <text:p>0.01392167453989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1317E+016">
                <text:p>1.11317E+016</text:p>
              </table:table-cell>
              <table:table-cell office:value-type="float" office:value="-0.712541">
                <text:p>-0.712541</text:p>
              </table:table-cell>
              <table:table-cell office:value-type="float" office:value="0.40894">
                <text:p>0.40894</text:p>
              </table:table-cell>
              <table:table-cell office:value-type="float" office:value="-0.536719722653303">
                <text:p>-0.536719722653303</text:p>
              </table:table-cell>
              <table:table-cell office:value-type="float" office:value="0.0148439753007352">
                <text:p>0.01484397530073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8893E+016">
                <text:p>1.08893E+016</text:p>
              </table:table-cell>
              <table:table-cell office:value-type="float" office:value="-0.720925">
                <text:p>-0.720925</text:p>
              </table:table-cell>
              <table:table-cell office:value-type="float" office:value="0.4347">
                <text:p>0.4347</text:p>
              </table:table-cell>
              <table:table-cell office:value-type="float" office:value="-0.605890403026104">
                <text:p>-0.605890403026104</text:p>
              </table:table-cell>
              <table:table-cell office:value-type="float" office:value="0.0158574368804388">
                <text:p>0.01585743688043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6458E+016">
                <text:p>1.06458E+016</text:p>
              </table:table-cell>
              <table:table-cell office:value-type="float" office:value="-0.730773">
                <text:p>-0.730773</text:p>
              </table:table-cell>
              <table:table-cell office:value-type="float" office:value="0.455148">
                <text:p>0.455148</text:p>
              </table:table-cell>
              <table:table-cell office:value-type="float" office:value="-0.680185619343643">
                <text:p>-0.680185619343643</text:p>
              </table:table-cell>
              <table:table-cell office:value-type="float" office:value="0.0169705536793413">
                <text:p>0.01697055367934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4058E+016">
                <text:p>1.04058E+016</text:p>
              </table:table-cell>
              <table:table-cell office:value-type="float" office:value="-0.736513">
                <text:p>-0.736513</text:p>
              </table:table-cell>
              <table:table-cell office:value-type="float" office:value="0.471288">
                <text:p>0.471288</text:p>
              </table:table-cell>
              <table:table-cell office:value-type="float" office:value="-0.758574830607573">
                <text:p>-0.758574830607573</text:p>
              </table:table-cell>
              <table:table-cell office:value-type="float" office:value="0.0181719875268856">
                <text:p>0.01817198752688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1626E+016">
                <text:p>1.01626E+016</text:p>
              </table:table-cell>
              <table:table-cell office:value-type="float" office:value="-0.738225">
                <text:p>-0.738225</text:p>
              </table:table-cell>
              <table:table-cell office:value-type="float" office:value="0.487224">
                <text:p>0.487224</text:p>
              </table:table-cell>
              <table:table-cell office:value-type="float" office:value="-0.843740909506297">
                <text:p>-0.843740909506297</text:p>
              </table:table-cell>
              <table:table-cell office:value-type="float" office:value="0.0195079714541163">
                <text:p>0.01950797145411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.92063E+015">
                <text:p>9.92063E+015</text:p>
              </table:table-cell>
              <table:table-cell office:value-type="float" office:value="-0.73889">
                <text:p>-0.73889</text:p>
              </table:table-cell>
              <table:table-cell office:value-type="float" office:value="0.506566">
                <text:p>0.506566</text:p>
              </table:table-cell>
              <table:table-cell office:value-type="float" office:value="-0.934766909062111">
                <text:p>-0.934766909062111</text:p>
              </table:table-cell>
              <table:table-cell office:value-type="float" office:value="0.0209703872221143">
                <text:p>0.02097038722211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68054E+015">
                <text:p>9.68054E+015</text:p>
              </table:table-cell>
              <table:table-cell office:value-type="float" office:value="-0.743581">
                <text:p>-0.743581</text:p>
              </table:table-cell>
              <table:table-cell office:value-type="float" office:value="0.53106">
                <text:p>0.53106</text:p>
              </table:table-cell>
              <table:table-cell office:value-type="float" office:value="-1.03191448568937">
                <text:p>-1.03191448568937</text:p>
              </table:table-cell>
              <table:table-cell office:value-type="float" office:value="0.0225695496913136">
                <text:p>0.02256954969131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43693E+015">
                <text:p>9.43693E+015</text:p>
              </table:table-cell>
              <table:table-cell office:value-type="float" office:value="-0.753458">
                <text:p>-0.753458</text:p>
              </table:table-cell>
              <table:table-cell office:value-type="float" office:value="0.559858">
                <text:p>0.559858</text:p>
              </table:table-cell>
              <table:table-cell office:value-type="float" office:value="-1.138160612751">
                <text:p>-1.138160612751</text:p>
              </table:table-cell>
              <table:table-cell office:value-type="float" office:value="0.0243627687507016">
                <text:p>0.02436276875070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.19399E+015">
                <text:p>9.19399E+015</text:p>
              </table:table-cell>
              <table:table-cell office:value-type="float" office:value="-0.763322">
                <text:p>-0.763322</text:p>
              </table:table-cell>
              <table:table-cell office:value-type="float" office:value="0.586922">
                <text:p>0.586922</text:p>
              </table:table-cell>
              <table:table-cell office:value-type="float" office:value="-1.25263443919919">
                <text:p>-1.25263443919919</text:p>
              </table:table-cell>
              <table:table-cell office:value-type="float" office:value="0.0263453361275288">
                <text:p>0.02634533612752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95255E+015">
                <text:p>8.95255E+015</text:p>
              </table:table-cell>
              <table:table-cell office:value-type="float" office:value="-0.770677">
                <text:p>-0.770677</text:p>
              </table:table-cell>
              <table:table-cell office:value-type="float" office:value="0.614652">
                <text:p>0.614652</text:p>
              </table:table-cell>
              <table:table-cell office:value-type="float" office:value="-1.37575699321946">
                <text:p>-1.37575699321946</text:p>
              </table:table-cell>
              <table:table-cell office:value-type="float" office:value="0.0285346344009688">
                <text:p>0.02853463440096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7108E+015">
                <text:p>8.7108E+015</text:p>
              </table:table-cell>
              <table:table-cell office:value-type="float" office:value="-0.784485">
                <text:p>-0.784485</text:p>
              </table:table-cell>
              <table:table-cell office:value-type="float" office:value="0.648324">
                <text:p>0.648324</text:p>
              </table:table-cell>
              <table:table-cell office:value-type="float" office:value="-1.50943480182811">
                <text:p>-1.50943480182811</text:p>
              </table:table-cell>
              <table:table-cell office:value-type="float" office:value="0.0309766840153949">
                <text:p>0.030976684015394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46979E+015">
                <text:p>8.46979E+015</text:p>
              </table:table-cell>
              <table:table-cell office:value-type="float" office:value="-0.799562">
                <text:p>-0.799562</text:p>
              </table:table-cell>
              <table:table-cell office:value-type="float" office:value="0.683962">
                <text:p>0.683962</text:p>
              </table:table-cell>
              <table:table-cell office:value-type="float" office:value="-1.65425654738906">
                <text:p>-1.65425654738906</text:p>
              </table:table-cell>
              <table:table-cell office:value-type="float" office:value="0.0336966949389277">
                <text:p>0.03369669493892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2282E+015">
                <text:p>8.2282E+015</text:p>
              </table:table-cell>
              <table:table-cell office:value-type="float" office:value="-0.844673">
                <text:p>-0.844673</text:p>
              </table:table-cell>
              <table:table-cell office:value-type="float" office:value="0.745448">
                <text:p>0.745448</text:p>
              </table:table-cell>
              <table:table-cell office:value-type="float" office:value="-1.81238215547701">
                <text:p>-1.81238215547701</text:p>
              </table:table-cell>
              <table:table-cell office:value-type="float" office:value="0.0367524711825945">
                <text:p>0.03675247118259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98509E+015">
                <text:p>7.98509E+015</text:p>
              </table:table-cell>
              <table:table-cell office:value-type="float" office:value="-0.875186">
                <text:p>-0.875186</text:p>
              </table:table-cell>
              <table:table-cell office:value-type="float" office:value="0.80443">
                <text:p>0.80443</text:p>
              </table:table-cell>
              <table:table-cell office:value-type="float" office:value="-1.98620623272065">
                <text:p>-1.98620623272065</text:p>
              </table:table-cell>
              <table:table-cell office:value-type="float" office:value="0.040212125896961">
                <text:p>0.0402121258969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74393E+015">
                <text:p>7.74393E+015</text:p>
              </table:table-cell>
              <table:table-cell office:value-type="float" office:value="-0.972925">
                <text:p>-0.972925</text:p>
              </table:table-cell>
              <table:table-cell office:value-type="float" office:value="0.9177">
                <text:p>0.9177</text:p>
              </table:table-cell>
              <table:table-cell office:value-type="float" office:value="-2.17505761829717">
                <text:p>-2.17505761829717</text:p>
              </table:table-cell>
              <table:table-cell office:value-type="float" office:value="0.0440866646493693">
                <text:p>0.04408666464936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50188E+015">
                <text:p>7.50188E+015</text:p>
              </table:table-cell>
              <table:table-cell office:value-type="float" office:value="-1.07942">
                <text:p>-1.07942</text:p>
              </table:table-cell>
              <table:table-cell office:value-type="float" office:value="1.01439">
                <text:p>1.01439</text:p>
              </table:table-cell>
              <table:table-cell office:value-type="float" office:value="-2.38320826334108">
                <text:p>-2.38320826334108</text:p>
              </table:table-cell>
              <table:table-cell office:value-type="float" office:value="0.0484926224850115">
                <text:p>0.04849262248501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38007E+015">
                <text:p>7.38007E+015</text:p>
              </table:table-cell>
              <table:table-cell office:value-type="float" office:value="-1.1181">
                <text:p>-1.1181</text:p>
              </table:table-cell>
              <table:table-cell office:value-type="float" office:value="1.04574">
                <text:p>1.04574</text:p>
              </table:table-cell>
              <table:table-cell office:value-type="float" office:value="-2.49578751870981">
                <text:p>-2.49578751870981</text:p>
              </table:table-cell>
              <table:table-cell office:value-type="float" office:value="0.0509332744871073">
                <text:p>0.05093327448710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25865E+015">
                <text:p>7.25865E+015</text:p>
              </table:table-cell>
              <table:table-cell office:value-type="float" office:value="-1.15038">
                <text:p>-1.15038</text:p>
              </table:table-cell>
              <table:table-cell office:value-type="float" office:value="1.06972">
                <text:p>1.06972</text:p>
              </table:table-cell>
              <table:table-cell office:value-type="float" office:value="-2.6136922832862">
                <text:p>-2.6136922832862</text:p>
              </table:table-cell>
              <table:table-cell office:value-type="float" office:value="0.0535318637376022">
                <text:p>0.05353186373760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13776E+015">
                <text:p>7.13776E+015</text:p>
              </table:table-cell>
              <table:table-cell office:value-type="float" office:value="-1.1712">
                <text:p>-1.1712</text:p>
              </table:table-cell>
              <table:table-cell office:value-type="float" office:value="1.0818">
                <text:p>1.0818</text:p>
              </table:table-cell>
              <table:table-cell office:value-type="float" office:value="-2.73710881078625">
                <text:p>-2.73710881078625</text:p>
              </table:table-cell>
              <table:table-cell office:value-type="float" office:value="0.0562977260476382">
                <text:p>0.05629772604763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01754E+015">
                <text:p>7.01754E+015</text:p>
              </table:table-cell>
              <table:table-cell office:value-type="float" office:value="-1.17783">
                <text:p>-1.17783</text:p>
              </table:table-cell>
              <table:table-cell office:value-type="float" office:value="1.08419">
                <text:p>1.08419</text:p>
              </table:table-cell>
              <table:table-cell office:value-type="float" office:value="-2.86621878628002">
                <text:p>-2.86621878628002</text:p>
              </table:table-cell>
              <table:table-cell office:value-type="float" office:value="0.0592404817268782">
                <text:p>0.05924048172687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77507E+015">
                <text:p>6.77507E+015</text:p>
              </table:table-cell>
              <table:table-cell office:value-type="float" office:value="-1.18025">
                <text:p>-1.18025</text:p>
              </table:table-cell>
              <table:table-cell office:value-type="float" office:value="1.09381">
                <text:p>1.09381</text:p>
              </table:table-cell>
              <table:table-cell office:value-type="float" office:value="-3.14783259257097">
                <text:p>-3.14783259257097</text:p>
              </table:table-cell>
              <table:table-cell office:value-type="float" office:value="0.0658300954200509">
                <text:p>0.06583009542005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5331E+015">
                <text:p>6.5331E+015</text:p>
              </table:table-cell>
              <table:table-cell office:value-type="float" office:value="-1.20425">
                <text:p>-1.20425</text:p>
              </table:table-cell>
              <table:table-cell office:value-type="float" office:value="1.13665">
                <text:p>1.13665</text:p>
              </table:table-cell>
              <table:table-cell office:value-type="float" office:value="-3.46068884719918">
                <text:p>-3.46068884719918</text:p>
              </table:table-cell>
              <table:table-cell office:value-type="float" office:value="0.0734175142067974">
                <text:p>0.07341751420679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38298E+015">
                <text:p>6.38298E+015</text:p>
              </table:table-cell>
              <table:table-cell office:value-type="float" office:value="-1.03133">
                <text:p>-1.03133</text:p>
              </table:table-cell>
              <table:table-cell office:value-type="float" office:value="0.93708">
                <text:p>0.93708</text:p>
              </table:table-cell>
              <table:table-cell office:value-type="float" office:value="-3.67291603385125">
                <text:p>-3.67291603385125</text:p>
              </table:table-cell>
              <table:table-cell office:value-type="float" office:value="0.0787193583030848">
                <text:p>0.07871935830308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29195E+015">
                <text:p>6.29195E+015</text:p>
              </table:table-cell>
              <table:table-cell office:value-type="float" office:value="-1.26386">
                <text:p>-1.26386</text:p>
              </table:table-cell>
              <table:table-cell office:value-type="float" office:value="1.21677">
                <text:p>1.21677</text:p>
              </table:table-cell>
              <table:table-cell office:value-type="float" office:value="-3.80906700550283">
                <text:p>-3.80906700550283</text:p>
              </table:table-cell>
              <table:table-cell office:value-type="float" office:value="0.0821850108609136">
                <text:p>0.08218501086091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25E+015">
                <text:p>6.25E+015</text:p>
              </table:table-cell>
              <table:table-cell office:value-type="float" office:value="-1.03494">
                <text:p>-1.03494</text:p>
              </table:table-cell>
              <table:table-cell office:value-type="float" office:value="0.95598">
                <text:p>0.95598</text:p>
              </table:table-cell>
              <table:table-cell office:value-type="float" office:value="-3.87382140746871">
                <text:p>-3.87382140746871</text:p>
              </table:table-cell>
              <table:table-cell office:value-type="float" office:value="0.0838506908811821">
                <text:p>0.08385069088118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12245E+015">
                <text:p>6.12245E+015</text:p>
              </table:table-cell>
              <table:table-cell office:value-type="float" office:value="-1.07572">
                <text:p>-1.07572</text:p>
              </table:table-cell>
              <table:table-cell office:value-type="float" office:value="1.0152">
                <text:p>1.0152</text:p>
              </table:table-cell>
              <table:table-cell office:value-type="float" office:value="-4.0789477092796">
                <text:p>-4.0789477092796</text:p>
              </table:table-cell>
              <table:table-cell office:value-type="float" office:value="0.0892001420346359">
                <text:p>0.08920014203463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E+015">
                <text:p>6E+015</text:p>
              </table:table-cell>
              <table:table-cell office:value-type="float" office:value="-1.13853">
                <text:p>-1.13853</text:p>
              </table:table-cell>
              <table:table-cell office:value-type="float" office:value="1.0965">
                <text:p>1.0965</text:p>
              </table:table-cell>
              <table:table-cell office:value-type="float" office:value="-4.28830156936275">
                <text:p>-4.28830156936275</text:p>
              </table:table-cell>
              <table:table-cell office:value-type="float" office:value="0.0947724295584722">
                <text:p>0.09477242955847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.88235E+015">
                <text:p>5.88235E+015</text:p>
              </table:table-cell>
              <table:table-cell office:value-type="float" office:value="-1.22262">
                <text:p>-1.22262</text:p>
              </table:table-cell>
              <table:table-cell office:value-type="float" office:value="1.1954">
                <text:p>1.1954</text:p>
              </table:table-cell>
              <table:table-cell office:value-type="float" office:value="-4.50188308794667">
                <text:p>-4.50188308794667</text:p>
              </table:table-cell>
              <table:table-cell office:value-type="float" office:value="0.10057210673239">
                <text:p>0.100572106732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76923E+015">
                <text:p>5.76923E+015</text:p>
              </table:table-cell>
              <table:table-cell office:value-type="float" office:value="-1.30798">
                <text:p>-1.30798</text:p>
              </table:table-cell>
              <table:table-cell office:value-type="float" office:value="1.29056">
                <text:p>1.29056</text:p>
              </table:table-cell>
              <table:table-cell office:value-type="float" office:value="-4.7196786531521">
                <text:p>-4.7196786531521</text:p>
              </table:table-cell>
              <table:table-cell office:value-type="float" office:value="0.106603343949947">
                <text:p>0.106603343949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.66038E+015">
                <text:p>5.66038E+015</text:p>
              </table:table-cell>
              <table:table-cell office:value-type="float" office:value="-1.42413">
                <text:p>-1.42413</text:p>
              </table:table-cell>
              <table:table-cell office:value-type="float" office:value="1.4151">
                <text:p>1.4151</text:p>
              </table:table-cell>
              <table:table-cell office:value-type="float" office:value="-4.94169431195743">
                <text:p>-4.94169431195743</text:p>
              </table:table-cell>
              <table:table-cell office:value-type="float" office:value="0.112870842858748">
                <text:p>0.112870842858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.55556E+015">
                <text:p>5.55556E+015</text:p>
              </table:table-cell>
              <table:table-cell office:value-type="float" office:value="-1.51785">
                <text:p>-1.51785</text:p>
              </table:table-cell>
              <table:table-cell office:value-type="float" office:value="1.50975">
                <text:p>1.50975</text:p>
              </table:table-cell>
              <table:table-cell office:value-type="float" office:value="-5.16793556230599">
                <text:p>-5.16793556230599</text:p>
              </table:table-cell>
              <table:table-cell office:value-type="float" office:value="0.119379302476674">
                <text:p>0.1193793024766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45455E+015">
                <text:p>5.45455E+015</text:p>
              </table:table-cell>
              <table:table-cell office:value-type="float" office:value="-1.6081">
                <text:p>-1.6081</text:p>
              </table:table-cell>
              <table:table-cell office:value-type="float" office:value="1.596">
                <text:p>1.596</text:p>
              </table:table-cell>
              <table:table-cell office:value-type="float" office:value="-5.3984028354863">
                <text:p>-5.3984028354863</text:p>
              </table:table-cell>
              <table:table-cell office:value-type="float" office:value="0.126133284118946">
                <text:p>0.1261332841189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.35714E+015">
                <text:p>5.35714E+015</text:p>
              </table:table-cell>
              <table:table-cell office:value-type="float" office:value="-1.68933">
                <text:p>-1.68933</text:p>
              </table:table-cell>
              <table:table-cell office:value-type="float" office:value="1.67056">
                <text:p>1.67056</text:p>
              </table:table-cell>
              <table:table-cell office:value-type="float" office:value="-5.63311077724746">
                <text:p>-5.63311077724746</text:p>
              </table:table-cell>
              <table:table-cell office:value-type="float" office:value="0.133137778363753">
                <text:p>0.1331377783637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26316E+015">
                <text:p>5.26316E+015</text:p>
              </table:table-cell>
              <table:table-cell office:value-type="float" office:value="-1.76698">
                <text:p>-1.76698</text:p>
              </table:table-cell>
              <table:table-cell office:value-type="float" office:value="1.7374">
                <text:p>1.7374</text:p>
              </table:table-cell>
              <table:table-cell office:value-type="float" office:value="-5.87201019890848">
                <text:p>-5.87201019890848</text:p>
              </table:table-cell>
              <table:table-cell office:value-type="float" office:value="0.140395851131188">
                <text:p>0.1403958511311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17241E+015">
                <text:p>5.17241E+015</text:p>
              </table:table-cell>
              <table:table-cell office:value-type="float" office:value="-1.82199">
                <text:p>-1.82199</text:p>
              </table:table-cell>
              <table:table-cell office:value-type="float" office:value="1.77662">
                <text:p>1.77662</text:p>
              </table:table-cell>
              <table:table-cell office:value-type="float" office:value="-6.11515952688445">
                <text:p>-6.11515952688445</text:p>
              </table:table-cell>
              <table:table-cell office:value-type="float" office:value="0.147913819064864">
                <text:p>0.1479138190648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.08475E+015">
                <text:p>5.08475E+015</text:p>
              </table:table-cell>
              <table:table-cell office:value-type="float" office:value="-1.86612">
                <text:p>-1.86612</text:p>
              </table:table-cell>
              <table:table-cell office:value-type="float" office:value="1.8011">
                <text:p>1.8011</text:p>
              </table:table-cell>
              <table:table-cell office:value-type="float" office:value="-6.36249126991805">
                <text:p>-6.36249126991805</text:p>
              </table:table-cell>
              <table:table-cell office:value-type="float" office:value="0.1556941300847">
                <text:p>0.15569413008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E+015">
                <text:p>5E+015</text:p>
              </table:table-cell>
              <table:table-cell office:value-type="float" office:value="-1.89974">
                <text:p>-1.89974</text:p>
              </table:table-cell>
              <table:table-cell office:value-type="float" office:value="1.80974">
                <text:p>1.80974</text:p>
              </table:table-cell>
              <table:table-cell office:value-type="float" office:value="-6.61407863168843">
                <text:p>-6.61407863168843</text:p>
              </table:table-cell>
              <table:table-cell office:value-type="float" office:value="0.163743626487923">
                <text:p>0.1637436264879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91803E+015">
                <text:p>4.91803E+015</text:p>
              </table:table-cell>
              <table:table-cell office:value-type="float" office:value="-1.91798">
                <text:p>-1.91798</text:p>
              </table:table-cell>
              <table:table-cell office:value-type="float" office:value="1.80306">
                <text:p>1.80306</text:p>
              </table:table-cell>
              <table:table-cell office:value-type="float" office:value="-6.86988291275955">
                <text:p>-6.86988291275955</text:p>
              </table:table-cell>
              <table:table-cell office:value-type="float" office:value="0.172065637890361">
                <text:p>0.1720656378903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.83871E+015">
                <text:p>4.83871E+015</text:p>
              </table:table-cell>
              <table:table-cell office:value-type="float" office:value="-1.90622">
                <text:p>-1.90622</text:p>
              </table:table-cell>
              <table:table-cell office:value-type="float" office:value="1.76484">
                <text:p>1.76484</text:p>
              </table:table-cell>
              <table:table-cell office:value-type="float" office:value="-7.12988815643145">
                <text:p>-7.12988815643145</text:p>
              </table:table-cell>
              <table:table-cell office:value-type="float" office:value="0.180664169209754">
                <text:p>0.1806641692097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.7619E+015">
                <text:p>4.7619E+015</text:p>
              </table:table-cell>
              <table:table-cell office:value-type="float" office:value="-1.89191">
                <text:p>-1.89191</text:p>
              </table:table-cell>
              <table:table-cell office:value-type="float" office:value="1.7295">
                <text:p>1.7295</text:p>
              </table:table-cell>
              <table:table-cell office:value-type="float" office:value="-7.39414073732481">
                <text:p>-7.39414073732481</text:p>
              </table:table-cell>
              <table:table-cell office:value-type="float" office:value="0.189545302968766">
                <text:p>0.1895453029687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.6875E+015">
                <text:p>4.6875E+015</text:p>
              </table:table-cell>
              <table:table-cell office:value-type="float" office:value="-1.87155">
                <text:p>-1.87155</text:p>
              </table:table-cell>
              <table:table-cell office:value-type="float" office:value="1.68922">
                <text:p>1.68922</text:p>
              </table:table-cell>
              <table:table-cell office:value-type="float" office:value="-7.66257774426838">
                <text:p>-7.66257774426838</text:p>
              </table:table-cell>
              <table:table-cell office:value-type="float" office:value="0.198711460800422">
                <text:p>0.1987114608004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61538E+015">
                <text:p>4.61538E+015</text:p>
              </table:table-cell>
              <table:table-cell office:value-type="float" office:value="-1.83813">
                <text:p>-1.83813</text:p>
              </table:table-cell>
              <table:table-cell office:value-type="float" office:value="1.6401">
                <text:p>1.6401</text:p>
              </table:table-cell>
              <table:table-cell office:value-type="float" office:value="-7.93526804749038">
                <text:p>-7.93526804749038</text:p>
              </table:table-cell>
              <table:table-cell office:value-type="float" office:value="0.208169535440817">
                <text:p>0.2081695354408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.54545E+015">
                <text:p>4.54545E+015</text:p>
              </table:table-cell>
              <table:table-cell office:value-type="float" office:value="-1.7896">
                <text:p>-1.7896</text:p>
              </table:table-cell>
              <table:table-cell office:value-type="float" office:value="1.596">
                <text:p>1.596</text:p>
              </table:table-cell>
              <table:table-cell office:value-type="float" office:value="-8.21215927910055">
                <text:p>-8.21215927910055</text:p>
              </table:table-cell>
              <table:table-cell office:value-type="float" office:value="0.217922265384859">
                <text:p>0.2179222653848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47761E+015">
                <text:p>4.47761E+015</text:p>
              </table:table-cell>
              <table:table-cell office:value-type="float" office:value="-1.74726">
                <text:p>-1.74726</text:p>
              </table:table-cell>
              <table:table-cell office:value-type="float" office:value="1.5615">
                <text:p>1.5615</text:p>
              </table:table-cell>
              <table:table-cell office:value-type="float" office:value="-8.49325757617847">
                <text:p>-8.49325757617847</text:p>
              </table:table-cell>
              <table:table-cell office:value-type="float" office:value="0.227974384668455">
                <text:p>0.2279743846684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.41176E+015">
                <text:p>4.41176E+015</text:p>
              </table:table-cell>
              <table:table-cell office:value-type="float" office:value="-1.69742">
                <text:p>-1.69742</text:p>
              </table:table-cell>
              <table:table-cell office:value-type="float" office:value="1.52102">
                <text:p>1.52102</text:p>
              </table:table-cell>
              <table:table-cell office:value-type="float" office:value="-8.77859606765652">
                <text:p>-8.77859606765652</text:p>
              </table:table-cell>
              <table:table-cell office:value-type="float" office:value="0.23833162791239">
                <text:p>0.238331627912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.34783E+015">
                <text:p>4.34783E+015</text:p>
              </table:table-cell>
              <table:table-cell office:value-type="float" office:value="-1.64614">
                <text:p>-1.64614</text:p>
              </table:table-cell>
              <table:table-cell office:value-type="float" office:value="1.47968">
                <text:p>1.47968</text:p>
              </table:table-cell>
              <table:table-cell office:value-type="float" office:value="-9.06809991134298">
                <text:p>-9.06809991134298</text:p>
              </table:table-cell>
              <table:table-cell office:value-type="float" office:value="0.248995795216568">
                <text:p>0.24899579521656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28571E+015">
                <text:p>4.28571E+015</text:p>
              </table:table-cell>
              <table:table-cell office:value-type="float" office:value="-1.61531">
                <text:p>-1.61531</text:p>
              </table:table-cell>
              <table:table-cell office:value-type="float" office:value="1.4577">
                <text:p>1.4577</text:p>
              </table:table-cell>
              <table:table-cell office:value-type="float" office:value="-9.36189803004497">
                <text:p>-9.36189803004497</text:p>
              </table:table-cell>
              <table:table-cell office:value-type="float" office:value="0.259976196213884">
                <text:p>0.2599761962138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.22535E+015">
                <text:p>4.22535E+015</text:p>
              </table:table-cell>
              <table:table-cell office:value-type="float" office:value="-1.586">
                <text:p>-1.586</text:p>
              </table:table-cell>
              <table:table-cell office:value-type="float" office:value="1.4416">
                <text:p>1.4416</text:p>
              </table:table-cell>
              <table:table-cell office:value-type="float" office:value="-9.65986330932015">
                <text:p>-9.65986330932015</text:p>
              </table:table-cell>
              <table:table-cell office:value-type="float" office:value="0.271272642791063">
                <text:p>0.2712726427910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16667E+015">
                <text:p>4.16667E+015</text:p>
              </table:table-cell>
              <table:table-cell office:value-type="float" office:value="-1.57173">
                <text:p>-1.57173</text:p>
              </table:table-cell>
              <table:table-cell office:value-type="float" office:value="1.4385">
                <text:p>1.4385</text:p>
              </table:table-cell>
              <table:table-cell office:value-type="float" office:value="-9.96202604798262">
                <text:p>-9.96202604798262</text:p>
              </table:table-cell>
              <table:table-cell office:value-type="float" office:value="0.282890768474033">
                <text:p>0.2828907684740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.10959E+015">
                <text:p>4.10959E+015</text:p>
              </table:table-cell>
              <table:table-cell office:value-type="float" office:value="-1.56186">
                <text:p>-1.56186</text:p>
              </table:table-cell>
              <table:table-cell office:value-type="float" office:value="1.43796">
                <text:p>1.43796</text:p>
              </table:table-cell>
              <table:table-cell office:value-type="float" office:value="-10.2684443569445">
                <text:p>-10.2684443569445</text:p>
              </table:table-cell>
              <table:table-cell office:value-type="float" office:value="0.294837364199936">
                <text:p>0.29483736419993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05405E+015">
                <text:p>4.05405E+015</text:p>
              </table:table-cell>
              <table:table-cell office:value-type="float" office:value="-1.56325">
                <text:p>-1.56325</text:p>
              </table:table-cell>
              <table:table-cell office:value-type="float" office:value="1.44697">
                <text:p>1.44697</text:p>
              </table:table-cell>
              <table:table-cell office:value-type="float" office:value="-10.5790934360423">
                <text:p>-10.5790934360423</text:p>
              </table:table-cell>
              <table:table-cell office:value-type="float" office:value="0.307116046996738">
                <text:p>0.3071160469967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E+015">
                <text:p>4E+015</text:p>
              </table:table-cell>
              <table:table-cell office:value-type="float" office:value="-1.5627">
                <text:p>-1.5627</text:p>
              </table:table-cell>
              <table:table-cell office:value-type="float" office:value="1.45446">
                <text:p>1.45446</text:p>
              </table:table-cell>
              <table:table-cell office:value-type="float" office:value="-10.8939051442766">
                <text:p>-10.8939051442766</text:p>
              </table:table-cell>
              <table:table-cell office:value-type="float" office:value="0.319728632910661">
                <text:p>0.3197286329106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94737E+015">
                <text:p>3.94737E+015</text:p>
              </table:table-cell>
              <table:table-cell office:value-type="float" office:value="-1.56927">
                <text:p>-1.56927</text:p>
              </table:table-cell>
              <table:table-cell office:value-type="float" office:value="1.46878">
                <text:p>1.46878</text:p>
              </table:table-cell>
              <table:table-cell office:value-type="float" office:value="-11.2129439149177">
                <text:p>-11.2129439149177</text:p>
              </table:table-cell>
              <table:table-cell office:value-type="float" office:value="0.332682210129175">
                <text:p>0.3326822101291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8961E+015">
                <text:p>3.8961E+015</text:p>
              </table:table-cell>
              <table:table-cell office:value-type="float" office:value="-1.57724">
                <text:p>-1.57724</text:p>
              </table:table-cell>
              <table:table-cell office:value-type="float" office:value="1.48176">
                <text:p>1.48176</text:p>
              </table:table-cell>
              <table:table-cell office:value-type="float" office:value="-11.5362404580267">
                <text:p>-11.5362404580267</text:p>
              </table:table-cell>
              <table:table-cell office:value-type="float" office:value="0.345982609519547">
                <text:p>0.3459826095195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84615E+015">
                <text:p>3.84615E+015</text:p>
              </table:table-cell>
              <table:table-cell office:value-type="float" office:value="-1.58968">
                <text:p>-1.58968</text:p>
              </table:table-cell>
              <table:table-cell office:value-type="float" office:value="1.50088">
                <text:p>1.50088</text:p>
              </table:table-cell>
              <table:table-cell office:value-type="float" office:value="-11.8637155342154">
                <text:p>-11.8637155342154</text:p>
              </table:table-cell>
              <table:table-cell office:value-type="float" office:value="0.359631116501654">
                <text:p>0.3596311165016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79747E+015">
                <text:p>3.79747E+015</text:p>
              </table:table-cell>
              <table:table-cell office:value-type="float" office:value="-1.6029">
                <text:p>-1.6029</text:p>
              </table:table-cell>
              <table:table-cell office:value-type="float" office:value="1.51938">
                <text:p>1.51938</text:p>
              </table:table-cell>
              <table:table-cell office:value-type="float" office:value="-12.1953650142844">
                <text:p>-12.1953650142844</text:p>
              </table:table-cell>
              <table:table-cell office:value-type="float" office:value="0.373632037421984">
                <text:p>0.3736320374219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75E+015">
                <text:p>3.75E+015</text:p>
              </table:table-cell>
              <table:table-cell office:value-type="float" office:value="-1.61387">
                <text:p>-1.61387</text:p>
              </table:table-cell>
              <table:table-cell office:value-type="float" office:value="1.53321">
                <text:p>1.53321</text:p>
              </table:table-cell>
              <table:table-cell office:value-type="float" office:value="-12.5312747371799">
                <text:p>-12.5312747371799</text:p>
              </table:table-cell>
              <table:table-cell office:value-type="float" office:value="0.387993540851037">
                <text:p>0.3879935408510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7037E+015">
                <text:p>3.7037E+015</text:p>
              </table:table-cell>
              <table:table-cell office:value-type="float" office:value="-1.6264">
                <text:p>-1.6264</text:p>
              </table:table-cell>
              <table:table-cell office:value-type="float" office:value="1.54912">
                <text:p>1.54912</text:p>
              </table:table-cell>
              <table:table-cell office:value-type="float" office:value="-12.8714119179884">
                <text:p>-12.8714119179884</text:p>
              </table:table-cell>
              <table:table-cell office:value-type="float" office:value="0.402718813241056">
                <text:p>0.4027188132410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65854E+015">
                <text:p>3.65854E+015</text:p>
              </table:table-cell>
              <table:table-cell office:value-type="float" office:value="-1.64317">
                <text:p>-1.64317</text:p>
              </table:table-cell>
              <table:table-cell office:value-type="float" office:value="1.56809">
                <text:p>1.56809</text:p>
              </table:table-cell>
              <table:table-cell office:value-type="float" office:value="-13.2156777891474">
                <text:p>-13.2156777891474</text:p>
              </table:table-cell>
              <table:table-cell office:value-type="float" office:value="0.417808061196378">
                <text:p>0.4178080611963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61446E+015">
                <text:p>3.61446E+015</text:p>
              </table:table-cell>
              <table:table-cell office:value-type="float" office:value="-1.66059">
                <text:p>-1.66059</text:p>
              </table:table-cell>
              <table:table-cell office:value-type="float" office:value="1.58661">
                <text:p>1.58661</text:p>
              </table:table-cell>
              <table:table-cell office:value-type="float" office:value="-13.5642170570608">
                <text:p>-13.5642170570608</text:p>
              </table:table-cell>
              <table:table-cell office:value-type="float" office:value="0.433272147110563">
                <text:p>0.4332721471105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57143E+015">
                <text:p>3.57143E+015</text:p>
              </table:table-cell>
              <table:table-cell office:value-type="float" office:value="-1.67658">
                <text:p>-1.67658</text:p>
              </table:table-cell>
              <table:table-cell office:value-type="float" office:value="1.60314">
                <text:p>1.60314</text:p>
              </table:table-cell>
              <table:table-cell office:value-type="float" office:value="-13.9169623893399">
                <text:p>-13.9169623893399</text:p>
              </table:table-cell>
              <table:table-cell office:value-type="float" office:value="0.449112666485597">
                <text:p>0.4491126664855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52941E+015">
                <text:p>3.52941E+015</text:p>
              </table:table-cell>
              <table:table-cell office:value-type="float" office:value="-1.69893">
                <text:p>-1.69893</text:p>
              </table:table-cell>
              <table:table-cell office:value-type="float" office:value="1.6244">
                <text:p>1.6244</text:p>
              </table:table-cell>
              <table:table-cell office:value-type="float" office:value="-14.2739383999299">
                <text:p>-14.2739383999299</text:p>
              </table:table-cell>
              <table:table-cell office:value-type="float" office:value="0.465335273525718">
                <text:p>0.4653352735257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48837E+015">
                <text:p>3.48837E+015</text:p>
              </table:table-cell>
              <table:table-cell office:value-type="float" office:value="-1.71721">
                <text:p>-1.71721</text:p>
              </table:table-cell>
              <table:table-cell office:value-type="float" office:value="1.64268">
                <text:p>1.64268</text:p>
              </table:table-cell>
              <table:table-cell office:value-type="float" office:value="-14.6350991983782">
                <text:p>-14.6350991983782</text:p>
              </table:table-cell>
              <table:table-cell office:value-type="float" office:value="0.481942414993594">
                <text:p>0.4819424149935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44828E+015">
                <text:p>3.44828E+015</text:p>
              </table:table-cell>
              <table:table-cell office:value-type="float" office:value="-1.74038">
                <text:p>-1.74038</text:p>
              </table:table-cell>
              <table:table-cell office:value-type="float" office:value="1.66365">
                <text:p>1.66365</text:p>
              </table:table-cell>
              <table:table-cell office:value-type="float" office:value="-15.0004073349588">
                <text:p>-15.0004073349588</text:p>
              </table:table-cell>
              <table:table-cell office:value-type="float" office:value="0.498936834301395">
                <text:p>0.4989368343013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40909E+015">
                <text:p>3.40909E+015</text:p>
              </table:table-cell>
              <table:table-cell office:value-type="float" office:value="-1.76742">
                <text:p>-1.76742</text:p>
              </table:table-cell>
              <table:table-cell office:value-type="float" office:value="1.68846">
                <text:p>1.68846</text:p>
              </table:table-cell>
              <table:table-cell office:value-type="float" office:value="-15.3700270342791">
                <text:p>-15.3700270342791</text:p>
              </table:table-cell>
              <table:table-cell office:value-type="float" office:value="0.516330739486248">
                <text:p>0.5163307394862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37079E+015">
                <text:p>3.37079E+015</text:p>
              </table:table-cell>
              <table:table-cell office:value-type="float" office:value="-1.79525">
                <text:p>-1.79525</text:p>
              </table:table-cell>
              <table:table-cell office:value-type="float" office:value="1.71288">
                <text:p>1.71288</text:p>
              </table:table-cell>
              <table:table-cell office:value-type="float" office:value="-15.7437631582614">
                <text:p>-15.7437631582614</text:p>
              </table:table-cell>
              <table:table-cell office:value-type="float" office:value="0.53411949147626">
                <text:p>0.534119491476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33333E+015">
                <text:p>3.33333E+015</text:p>
              </table:table-cell>
              <table:table-cell office:value-type="float" office:value="-1.8249">
                <text:p>-1.8249</text:p>
              </table:table-cell>
              <table:table-cell office:value-type="float" office:value="1.73964">
                <text:p>1.73964</text:p>
              </table:table-cell>
              <table:table-cell office:value-type="float" office:value="-16.1218175760051">
                <text:p>-16.1218175760051</text:p>
              </table:table-cell>
              <table:table-cell office:value-type="float" office:value="0.552317248317414">
                <text:p>0.55231724831741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2967E+015">
                <text:p>3.2967E+015</text:p>
              </table:table-cell>
              <table:table-cell office:value-type="float" office:value="-1.8516">
                <text:p>-1.8516</text:p>
              </table:table-cell>
              <table:table-cell office:value-type="float" office:value="1.7622">
                <text:p>1.7622</text:p>
              </table:table-cell>
              <table:table-cell office:value-type="float" office:value="-16.5040096254773">
                <text:p>-16.5040096254773</text:p>
              </table:table-cell>
              <table:table-cell office:value-type="float" office:value="0.570919881284911">
                <text:p>0.5709198812849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26087E+015">
                <text:p>3.26087E+015</text:p>
              </table:table-cell>
              <table:table-cell office:value-type="float" office:value="-1.88174">
                <text:p>-1.88174</text:p>
              </table:table-cell>
              <table:table-cell office:value-type="float" office:value="1.78932">
                <text:p>1.78932</text:p>
              </table:table-cell>
              <table:table-cell office:value-type="float" office:value="-16.8903662340522">
                <text:p>-16.8903662340522</text:p>
              </table:table-cell>
              <table:table-cell office:value-type="float" office:value="0.589933144830708">
                <text:p>0.5899331448307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22581E+015">
                <text:p>3.22581E+015</text:p>
              </table:table-cell>
              <table:table-cell office:value-type="float" office:value="-1.91112">
                <text:p>-1.91112</text:p>
              </table:table-cell>
              <table:table-cell office:value-type="float" office:value="1.81378">
                <text:p>1.81378</text:p>
              </table:table-cell>
              <table:table-cell office:value-type="float" office:value="-17.2809316356664">
                <text:p>-17.2809316356664</text:p>
              </table:table-cell>
              <table:table-cell office:value-type="float" office:value="0.609363717555458">
                <text:p>0.6093637175554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19149E+015">
                <text:p>3.19149E+015</text:p>
              </table:table-cell>
              <table:table-cell office:value-type="float" office:value="-1.94303">
                <text:p>-1.94303</text:p>
              </table:table-cell>
              <table:table-cell office:value-type="float" office:value="1.83999">
                <text:p>1.83999</text:p>
              </table:table-cell>
              <table:table-cell office:value-type="float" office:value="-17.6757690210689">
                <text:p>-17.6757690210689</text:p>
              </table:table-cell>
              <table:table-cell office:value-type="float" office:value="0.629219332213653">
                <text:p>0.6292193322136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15789E+015">
                <text:p>3.15789E+015</text:p>
              </table:table-cell>
              <table:table-cell office:value-type="float" office:value="-1.97754">
                <text:p>-1.97754</text:p>
              </table:table-cell>
              <table:table-cell office:value-type="float" office:value="1.86798">
                <text:p>1.86798</text:p>
              </table:table-cell>
              <table:table-cell office:value-type="float" office:value="-18.0748415726796">
                <text:p>-18.0748415726796</text:p>
              </table:table-cell>
              <table:table-cell office:value-type="float" office:value="0.649502748234252">
                <text:p>0.6495027482342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125E+015">
                <text:p>3.125E+015</text:p>
              </table:table-cell>
              <table:table-cell office:value-type="float" office:value="-2.01404">
                <text:p>-2.01404</text:p>
              </table:table-cell>
              <table:table-cell office:value-type="float" office:value="1.89844">
                <text:p>1.89844</text:p>
              </table:table-cell>
              <table:table-cell office:value-type="float" office:value="-18.4779949907844">
                <text:p>-18.4779949907844</text:p>
              </table:table-cell>
              <table:table-cell office:value-type="float" office:value="0.670210580328066">
                <text:p>0.6702105803280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09278E+015">
                <text:p>3.09278E+015</text:p>
              </table:table-cell>
              <table:table-cell office:value-type="float" office:value="-2.04623">
                <text:p>-2.04623</text:p>
              </table:table-cell>
              <table:table-cell office:value-type="float" office:value="1.92582">
                <text:p>1.92582</text:p>
              </table:table-cell>
              <table:table-cell office:value-type="float" office:value="-18.8854526116967">
                <text:p>-18.8854526116967</text:p>
              </table:table-cell>
              <table:table-cell office:value-type="float" office:value="0.691358813409013">
                <text:p>0.6913588134090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06122E+015">
                <text:p>3.06122E+015</text:p>
              </table:table-cell>
              <table:table-cell office:value-type="float" office:value="-2.07468">
                <text:p>-2.07468</text:p>
              </table:table-cell>
              <table:table-cell office:value-type="float" office:value="1.94936">
                <text:p>1.94936</text:p>
              </table:table-cell>
              <table:table-cell office:value-type="float" office:value="-19.2970810583285">
                <text:p>-19.2970810583285</text:p>
              </table:table-cell>
              <table:table-cell office:value-type="float" office:value="0.712945111500927">
                <text:p>0.7129451115009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0303E+015">
                <text:p>3.0303E+015</text:p>
              </table:table-cell>
              <table:table-cell office:value-type="float" office:value="-2.10666">
                <text:p>-2.10666</text:p>
              </table:table-cell>
              <table:table-cell office:value-type="float" office:value="1.97778">
                <text:p>1.97778</text:p>
              </table:table-cell>
              <table:table-cell office:value-type="float" office:value="-19.7128777357657">
                <text:p>-19.7128777357657</text:p>
              </table:table-cell>
              <table:table-cell office:value-type="float" office:value="0.73497381592034">
                <text:p>0.734973815920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E+015">
                <text:p>3E+015</text:p>
              </table:table-cell>
              <table:table-cell office:value-type="float" office:value="-2.1389">
                <text:p>-2.1389</text:p>
              </table:table-cell>
              <table:table-cell office:value-type="float" office:value="2.0064">
                <text:p>2.0064</text:p>
              </table:table-cell>
              <table:table-cell office:value-type="float" office:value="-20.1328512592859">
                <text:p>-20.1328512592859</text:p>
              </table:table-cell>
              <table:table-cell office:value-type="float" office:value="0.757449865924225">
                <text:p>0.7574498659242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9703E+015">
                <text:p>2.9703E+015</text:p>
              </table:table-cell>
              <table:table-cell office:value-type="float" office:value="-2.16581">
                <text:p>-2.16581</text:p>
              </table:table-cell>
              <table:table-cell office:value-type="float" office:value="2.03259">
                <text:p>2.03259</text:p>
              </table:table-cell>
              <table:table-cell office:value-type="float" office:value="-20.5570225824475">
                <text:p>-20.5570225824475</text:p>
              </table:table-cell>
              <table:table-cell office:value-type="float" office:value="0.780378890168493">
                <text:p>0.7803788901684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4118E+015">
                <text:p>2.94118E+015</text:p>
              </table:table-cell>
              <table:table-cell office:value-type="float" office:value="-2.1832">
                <text:p>-2.1832</text:p>
              </table:table-cell>
              <table:table-cell office:value-type="float" office:value="2.05216">
                <text:p>2.05216</text:p>
              </table:table-cell>
              <table:table-cell office:value-type="float" office:value="-20.9854261584752">
                <text:p>-20.9854261584752</text:p>
              </table:table-cell>
              <table:table-cell office:value-type="float" office:value="0.803767303638545">
                <text:p>0.8037673036385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1262E+015">
                <text:p>2.91262E+015</text:p>
              </table:table-cell>
              <table:table-cell office:value-type="float" office:value="-2.19898">
                <text:p>-2.19898</text:p>
              </table:table-cell>
              <table:table-cell office:value-type="float" office:value="2.06938">
                <text:p>2.06938</text:p>
              </table:table-cell>
              <table:table-cell office:value-type="float" office:value="-21.4181111355827">
                <text:p>-21.4181111355827</text:p>
              </table:table-cell>
              <table:table-cell office:value-type="float" office:value="0.827622410225588">
                <text:p>0.8276224102255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88462E+015">
                <text:p>2.88462E+015</text:p>
              </table:table-cell>
              <table:table-cell office:value-type="float" office:value="-2.21583">
                <text:p>-2.21583</text:p>
              </table:table-cell>
              <table:table-cell office:value-type="float" office:value="2.0898">
                <text:p>2.0898</text:p>
              </table:table-cell>
              <table:table-cell office:value-type="float" office:value="-21.8548261040322">
                <text:p>-21.8548261040322</text:p>
              </table:table-cell>
              <table:table-cell office:value-type="float" office:value="0.851934807090457">
                <text:p>0.8519348070904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85714E+015">
                <text:p>2.85714E+015</text:p>
              </table:table-cell>
              <table:table-cell office:value-type="float" office:value="-2.22931">
                <text:p>-2.22931</text:p>
              </table:table-cell>
              <table:table-cell office:value-type="float" office:value="2.10541">
                <text:p>2.10541</text:p>
              </table:table-cell>
              <table:table-cell office:value-type="float" office:value="-22.2959514011449">
                <text:p>-22.2959514011449</text:p>
              </table:table-cell>
              <table:table-cell office:value-type="float" office:value="0.876730230536757">
                <text:p>0.8767302305367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83019E+015">
                <text:p>2.83019E+015</text:p>
              </table:table-cell>
              <table:table-cell office:value-type="float" office:value="-2.23799">
                <text:p>-2.23799</text:p>
              </table:table-cell>
              <table:table-cell office:value-type="float" office:value="2.11758">
                <text:p>2.11758</text:p>
              </table:table-cell>
              <table:table-cell office:value-type="float" office:value="-22.7410846484079">
                <text:p>-22.7410846484079</text:p>
              </table:table-cell>
              <table:table-cell office:value-type="float" office:value="0.901990608723822">
                <text:p>0.9019906087238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80374E+015">
                <text:p>2.80374E+015</text:p>
              </table:table-cell>
              <table:table-cell office:value-type="float" office:value="-2.25441">
                <text:p>-2.25441</text:p>
              </table:table-cell>
              <table:table-cell office:value-type="float" office:value="2.13881">
                <text:p>2.13881</text:p>
              </table:table-cell>
              <table:table-cell office:value-type="float" office:value="-23.1904751676936">
                <text:p>-23.1904751676936</text:p>
              </table:table-cell>
              <table:table-cell office:value-type="float" office:value="0.927734512514568">
                <text:p>0.92773451251456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77778E+015">
                <text:p>2.77778E+015</text:p>
              </table:table-cell>
              <table:table-cell office:value-type="float" office:value="-2.26675">
                <text:p>-2.26675</text:p>
              </table:table-cell>
              <table:table-cell office:value-type="float" office:value="2.15586">
                <text:p>2.15586</text:p>
              </table:table-cell>
              <table:table-cell office:value-type="float" office:value="-23.6440569503376">
                <text:p>-23.6440569503376</text:p>
              </table:table-cell>
              <table:table-cell office:value-type="float" office:value="0.953962731681591">
                <text:p>0.9539627316815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75229E+015">
                <text:p>2.75229E+015</text:p>
              </table:table-cell>
              <table:table-cell office:value-type="float" office:value="-2.28585">
                <text:p>-2.28585</text:p>
              </table:table-cell>
              <table:table-cell office:value-type="float" office:value="2.17892">
                <text:p>2.17892</text:p>
              </table:table-cell>
              <table:table-cell office:value-type="float" office:value="-24.1019477488536">
                <text:p>-24.1019477488536</text:p>
              </table:table-cell>
              <table:table-cell office:value-type="float" office:value="0.980686688736797">
                <text:p>0.9806866887367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72727E+015">
                <text:p>2.72727E+015</text:p>
              </table:table-cell>
              <table:table-cell office:value-type="float" office:value="-2.30328">
                <text:p>-2.30328</text:p>
              </table:table-cell>
              <table:table-cell office:value-type="float" office:value="2.1996">
                <text:p>2.1996</text:p>
              </table:table-cell>
              <table:table-cell office:value-type="float" office:value="-24.5639132838967">
                <text:p>-24.5639132838967</text:p>
              </table:table-cell>
              <table:table-cell office:value-type="float" office:value="1.00789723055983">
                <text:p>1.0078972305598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7027E+015">
                <text:p>2.7027E+015</text:p>
              </table:table-cell>
              <table:table-cell office:value-type="float" office:value="-2.31838">
                <text:p>-2.31838</text:p>
              </table:table-cell>
              <table:table-cell office:value-type="float" office:value="2.21852">
                <text:p>2.21852</text:p>
              </table:table-cell>
              <table:table-cell office:value-type="float" office:value="-25.0300865472748">
                <text:p>-25.0300865472748</text:p>
              </table:table-cell>
              <table:table-cell office:value-type="float" office:value="1.03560662942294">
                <text:p>1.035606629422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67857E+015">
                <text:p>2.67857E+015</text:p>
              </table:table-cell>
              <table:table-cell office:value-type="float" office:value="-2.33602">
                <text:p>-2.33602</text:p>
              </table:table-cell>
              <table:table-cell office:value-type="float" office:value="2.2393">
                <text:p>2.2393</text:p>
              </table:table-cell>
              <table:table-cell office:value-type="float" office:value="-25.5004270915085">
                <text:p>-25.5004270915085</text:p>
              </table:table-cell>
              <table:table-cell office:value-type="float" office:value="1.06381699541529">
                <text:p>1.063816995415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65487E+015">
                <text:p>2.65487E+015</text:p>
              </table:table-cell>
              <table:table-cell office:value-type="float" office:value="-2.35807">
                <text:p>-2.35807</text:p>
              </table:table-cell>
              <table:table-cell office:value-type="float" office:value="2.26443">
                <text:p>2.26443</text:p>
              </table:table-cell>
              <table:table-cell office:value-type="float" office:value="-25.974898758361">
                <text:p>-25.974898758361</text:p>
              </table:table-cell>
              <table:table-cell office:value-type="float" office:value="1.09253061287779">
                <text:p>1.092530612877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63158E+015">
                <text:p>2.63158E+015</text:p>
              </table:table-cell>
              <table:table-cell office:value-type="float" office:value="-2.37715">
                <text:p>-2.37715</text:p>
              </table:table-cell>
              <table:table-cell office:value-type="float" office:value="2.28413">
                <text:p>2.28413</text:p>
              </table:table-cell>
              <table:table-cell office:value-type="float" office:value="-26.4536785510686">
                <text:p>-26.4536785510686</text:p>
              </table:table-cell>
              <table:table-cell office:value-type="float" office:value="1.12176276090845">
                <text:p>1.121762760908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6087E+015">
                <text:p>2.6087E+015</text:p>
              </table:table-cell>
              <table:table-cell office:value-type="float" office:value="-2.39879">
                <text:p>-2.39879</text:p>
              </table:table-cell>
              <table:table-cell office:value-type="float" office:value="2.30577">
                <text:p>2.30577</text:p>
              </table:table-cell>
              <table:table-cell office:value-type="float" office:value="-26.9365433581267">
                <text:p>-26.9365433581267</text:p>
              </table:table-cell>
              <table:table-cell office:value-type="float" office:value="1.15150434827575">
                <text:p>1.151504348275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58621E+015">
                <text:p>2.58621E+015</text:p>
              </table:table-cell>
              <table:table-cell office:value-type="float" office:value="-2.41679">
                <text:p>-2.41679</text:p>
              </table:table-cell>
              <table:table-cell office:value-type="float" office:value="2.32254">
                <text:p>2.32254</text:p>
              </table:table-cell>
              <table:table-cell office:value-type="float" office:value="-27.4236931092761">
                <text:p>-27.4236931092761</text:p>
              </table:table-cell>
              <table:table-cell office:value-type="float" office:value="1.18177220218735">
                <text:p>1.181772202187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5641E+015">
                <text:p>2.5641E+015</text:p>
              </table:table-cell>
              <table:table-cell office:value-type="float" office:value="-2.44237">
                <text:p>-2.44237</text:p>
              </table:table-cell>
              <table:table-cell office:value-type="float" office:value="2.34935">
                <text:p>2.34935</text:p>
              </table:table-cell>
              <table:table-cell office:value-type="float" office:value="-27.9151321181857">
                <text:p>-27.9151321181857</text:p>
              </table:table-cell>
              <table:table-cell office:value-type="float" office:value="1.21257126914034">
                <text:p>1.212571269140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54237E+015">
                <text:p>2.54237E+015</text:p>
              </table:table-cell>
              <table:table-cell office:value-type="float" office:value="-2.465">
                <text:p>-2.465</text:p>
              </table:table-cell>
              <table:table-cell office:value-type="float" office:value="2.375">
                <text:p>2.375</text:p>
              </table:table-cell>
              <table:table-cell office:value-type="float" office:value="-28.4106416566929">
                <text:p>-28.4106416566929</text:p>
              </table:table-cell>
              <table:table-cell office:value-type="float" office:value="1.24389234719619">
                <text:p>1.243892347196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52101E+015">
                <text:p>2.52101E+015</text:p>
              </table:table-cell>
              <table:table-cell office:value-type="float" office:value="-2.48705">
                <text:p>-2.48705</text:p>
              </table:table-cell>
              <table:table-cell office:value-type="float" office:value="2.39705">
                <text:p>2.39705</text:p>
              </table:table-cell>
              <table:table-cell office:value-type="float" office:value="-28.9102247976668">
                <text:p>-28.9102247976668</text:p>
              </table:table-cell>
              <table:table-cell office:value-type="float" office:value="1.27573996297127">
                <text:p>1.275739962971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5E+015">
                <text:p>2.5E+015</text:p>
              </table:table-cell>
              <table:table-cell office:value-type="float" office:value="-2.51304">
                <text:p>-2.51304</text:p>
              </table:table-cell>
              <table:table-cell office:value-type="float" office:value="2.42424">
                <text:p>2.42424</text:p>
              </table:table-cell>
              <table:table-cell office:value-type="float" office:value="-29.4141361338719">
                <text:p>-29.4141361338719</text:p>
              </table:table-cell>
              <table:table-cell office:value-type="float" office:value="1.30813488747836">
                <text:p>1.308134887478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47934E+015">
                <text:p>2.47934E+015</text:p>
              </table:table-cell>
              <table:table-cell office:value-type="float" office:value="-2.53531">
                <text:p>-2.53531</text:p>
              </table:table-cell>
              <table:table-cell office:value-type="float" office:value="2.44651">
                <text:p>2.44651</text:p>
              </table:table-cell>
              <table:table-cell office:value-type="float" office:value="-29.9221660887396">
                <text:p>-29.9221660887396</text:p>
              </table:table-cell>
              <table:table-cell office:value-type="float" office:value="1.3410682260454">
                <text:p>1.34106822604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45902E+015">
                <text:p>2.45902E+015</text:p>
              </table:table-cell>
              <table:table-cell office:value-type="float" office:value="-2.56352">
                <text:p>-2.56352</text:p>
              </table:table-cell>
              <table:table-cell office:value-type="float" office:value="2.4765">
                <text:p>2.4765</text:p>
              </table:table-cell>
              <table:table-cell office:value-type="float" office:value="-30.4343460889435">
                <text:p>-30.4343460889435</text:p>
              </table:table-cell>
              <table:table-cell office:value-type="float" office:value="1.37454645097026">
                <text:p>1.3745464509702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43902E+015">
                <text:p>2.43902E+015</text:p>
              </table:table-cell>
              <table:table-cell office:value-type="float" office:value="-2.58995">
                <text:p>-2.58995</text:p>
              </table:table-cell>
              <table:table-cell office:value-type="float" office:value="2.5041">
                <text:p>2.5041</text:p>
              </table:table-cell>
              <table:table-cell office:value-type="float" office:value="-30.9509798245741">
                <text:p>-30.9509798245741</text:p>
              </table:table-cell>
              <table:table-cell office:value-type="float" office:value="1.40859411913344">
                <text:p>1.408594119133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41935E+015">
                <text:p>2.41935E+015</text:p>
              </table:table-cell>
              <table:table-cell office:value-type="float" office:value="-2.61257">
                <text:p>-2.61257</text:p>
              </table:table-cell>
              <table:table-cell office:value-type="float" office:value="2.52672">
                <text:p>2.52672</text:p>
              </table:table-cell>
              <table:table-cell office:value-type="float" office:value="-31.4716044454081">
                <text:p>-31.4716044454081</text:p>
              </table:table-cell>
              <table:table-cell office:value-type="float" office:value="1.44318530616653">
                <text:p>1.443185306166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4E+015">
                <text:p>2.4E+015</text:p>
              </table:table-cell>
              <table:table-cell office:value-type="float" office:value="-2.63926">
                <text:p>-2.63926</text:p>
              </table:table-cell>
              <table:table-cell office:value-type="float" office:value="2.55458">
                <text:p>2.55458</text:p>
              </table:table-cell>
              <table:table-cell office:value-type="float" office:value="-31.9962666953002">
                <text:p>-31.9962666953002</text:p>
              </table:table-cell>
              <table:table-cell office:value-type="float" office:value="1.47832736090055">
                <text:p>1.478327360900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38095E+015">
                <text:p>2.38095E+015</text:p>
              </table:table-cell>
              <table:table-cell office:value-type="float" office:value="-2.6641">
                <text:p>-2.6641</text:p>
              </table:table-cell>
              <table:table-cell office:value-type="float" office:value="2.58">
                <text:p>2.58</text:p>
              </table:table-cell>
              <table:table-cell office:value-type="float" office:value="-32.5253067745362">
                <text:p>-32.5253067745362</text:p>
              </table:table-cell>
              <table:table-cell office:value-type="float" office:value="1.51404762644604">
                <text:p>1.514047626446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3622E+015">
                <text:p>2.3622E+015</text:p>
              </table:table-cell>
              <table:table-cell office:value-type="float" office:value="-2.68705">
                <text:p>-2.68705</text:p>
              </table:table-cell>
              <table:table-cell office:value-type="float" office:value="2.60295">
                <text:p>2.60295</text:p>
              </table:table-cell>
              <table:table-cell office:value-type="float" office:value="-33.0585294523194">
                <text:p>-33.0585294523194</text:p>
              </table:table-cell>
              <table:table-cell office:value-type="float" office:value="1.55033759545819">
                <text:p>1.550337595458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34375E+015">
                <text:p>2.34375E+015</text:p>
              </table:table-cell>
              <table:table-cell office:value-type="float" office:value="-2.71414">
                <text:p>-2.71414</text:p>
              </table:table-cell>
              <table:table-cell office:value-type="float" office:value="2.6312">
                <text:p>2.6312</text:p>
              </table:table-cell>
              <table:table-cell office:value-type="float" office:value="-33.5957267972603">
                <text:p>-33.5957267972603</text:p>
              </table:table-cell>
              <table:table-cell office:value-type="float" office:value="1.5871874659675">
                <text:p>1.58718746596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32558E+015">
                <text:p>2.32558E+015</text:p>
              </table:table-cell>
              <table:table-cell office:value-type="float" office:value="-2.7347">
                <text:p>-2.7347</text:p>
              </table:table-cell>
              <table:table-cell office:value-type="float" office:value="2.65234">
                <text:p>2.65234</text:p>
              </table:table-cell>
              <table:table-cell office:value-type="float" office:value="-34.1372810036934">
                <text:p>-34.1372810036934</text:p>
              </table:table-cell>
              <table:table-cell office:value-type="float" office:value="1.62462794591528">
                <text:p>1.624627945915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30769E+015">
                <text:p>2.30769E+015</text:p>
              </table:table-cell>
              <table:table-cell office:value-type="float" office:value="-2.75126">
                <text:p>-2.75126</text:p>
              </table:table-cell>
              <table:table-cell office:value-type="float" office:value="2.66832">
                <text:p>2.66832</text:p>
              </table:table-cell>
              <table:table-cell office:value-type="float" office:value="-34.6830002768629">
                <text:p>-34.6830002768629</text:p>
              </table:table-cell>
              <table:table-cell office:value-type="float" office:value="1.66265042107055">
                <text:p>1.662650421070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29008E+015">
                <text:p>2.29008E+015</text:p>
              </table:table-cell>
              <table:table-cell office:value-type="float" office:value="-2.7787">
                <text:p>-2.7787</text:p>
              </table:table-cell>
              <table:table-cell office:value-type="float" office:value="2.6969">
                <text:p>2.6969</text:p>
              </table:table-cell>
              <table:table-cell office:value-type="float" office:value="-35.232680681583">
                <text:p>-35.232680681583</text:p>
              </table:table-cell>
              <table:table-cell office:value-type="float" office:value="1.70124500893536">
                <text:p>1.701245008935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27273E+015">
                <text:p>2.27273E+015</text:p>
              </table:table-cell>
              <table:table-cell office:value-type="float" office:value="-2.80215">
                <text:p>-2.80215</text:p>
              </table:table-cell>
              <table:table-cell office:value-type="float" office:value="2.72035">
                <text:p>2.72035</text:p>
              </table:table-cell>
              <table:table-cell office:value-type="float" office:value="-35.7867519128025">
                <text:p>-35.7867519128025</text:p>
              </table:table-cell>
              <table:table-cell office:value-type="float" office:value="1.74044638905929">
                <text:p>1.740446389059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25564E+015">
                <text:p>2.25564E+015</text:p>
              </table:table-cell>
              <table:table-cell office:value-type="float" office:value="-2.82777">
                <text:p>-2.82777</text:p>
              </table:table-cell>
              <table:table-cell office:value-type="float" office:value="2.74655">
                <text:p>2.74655</text:p>
              </table:table-cell>
              <table:table-cell office:value-type="float" office:value="-36.345029306791">
                <text:p>-36.345029306791</text:p>
              </table:table-cell>
              <table:table-cell office:value-type="float" office:value="1.78024620467686">
                <text:p>1.780246204676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23881E+015">
                <text:p>2.23881E+015</text:p>
              </table:table-cell>
              <table:table-cell office:value-type="float" office:value="-2.85561">
                <text:p>-2.85561</text:p>
              </table:table-cell>
              <table:table-cell office:value-type="float" office:value="2.77552">
                <text:p>2.77552</text:p>
              </table:table-cell>
              <table:table-cell office:value-type="float" office:value="-36.9073166976763">
                <text:p>-36.9073166976763</text:p>
              </table:table-cell>
              <table:table-cell office:value-type="float" office:value="1.82063487249473">
                <text:p>1.820634872494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22222E+015">
                <text:p>2.22222E+015</text:p>
              </table:table-cell>
              <table:table-cell office:value-type="float" office:value="-2.87939">
                <text:p>-2.87939</text:p>
              </table:table-cell>
              <table:table-cell office:value-type="float" office:value="2.7993">
                <text:p>2.7993</text:p>
              </table:table-cell>
              <table:table-cell office:value-type="float" office:value="-37.474097116198">
                <text:p>-37.474097116198</text:p>
              </table:table-cell>
              <table:table-cell office:value-type="float" office:value="1.86165172211291">
                <text:p>1.861651722112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20588E+015">
                <text:p>2.20588E+015</text:p>
              </table:table-cell>
              <table:table-cell office:value-type="float" office:value="-2.89905">
                <text:p>-2.89905</text:p>
              </table:table-cell>
              <table:table-cell office:value-type="float" office:value="2.81783">
                <text:p>2.81783</text:p>
              </table:table-cell>
              <table:table-cell office:value-type="float" office:value="-38.0448438390319">
                <text:p>-38.0448438390319</text:p>
              </table:table-cell>
              <table:table-cell office:value-type="float" office:value="1.9032632352042">
                <text:p>1.903263235204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18978E+015">
                <text:p>2.18978E+015</text:p>
              </table:table-cell>
              <table:table-cell office:value-type="float" office:value="-2.92839">
                <text:p>-2.92839</text:p>
              </table:table-cell>
              <table:table-cell office:value-type="float" office:value="2.84602">
                <text:p>2.84602</text:p>
              </table:table-cell>
              <table:table-cell office:value-type="float" office:value="-38.6197100450957">
                <text:p>-38.6197100450957</text:p>
              </table:table-cell>
              <table:table-cell office:value-type="float" office:value="1.94548487784925">
                <text:p>1.945484877849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17391E+015">
                <text:p>2.17391E+015</text:p>
              </table:table-cell>
              <table:table-cell office:value-type="float" office:value="-2.95247">
                <text:p>-2.95247</text:p>
              </table:table-cell>
              <table:table-cell office:value-type="float" office:value="2.8701">
                <text:p>2.8701</text:p>
              </table:table-cell>
              <table:table-cell office:value-type="float" office:value="-39.198868994271">
                <text:p>-39.198868994271</text:p>
              </table:table-cell>
              <table:table-cell office:value-type="float" office:value="1.98833393822285">
                <text:p>1.988333938222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15827E+015">
                <text:p>2.15827E+015</text:p>
              </table:table-cell>
              <table:table-cell office:value-type="float" office:value="-2.97451">
                <text:p>-2.97451</text:p>
              </table:table-cell>
              <table:table-cell office:value-type="float" office:value="2.89157">
                <text:p>2.89157</text:p>
              </table:table-cell>
              <table:table-cell office:value-type="float" office:value="-39.7821379918509">
                <text:p>-39.7821379918509</text:p>
              </table:table-cell>
              <table:table-cell office:value-type="float" office:value="2.0318014558679">
                <text:p>2.03180145586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14286E+015">
                <text:p>2.14286E+015</text:p>
              </table:table-cell>
              <table:table-cell office:value-type="float" office:value="-2.99878">
                <text:p>-2.99878</text:p>
              </table:table-cell>
              <table:table-cell office:value-type="float" office:value="2.91584">
                <text:p>2.91584</text:p>
              </table:table-cell>
              <table:table-cell office:value-type="float" office:value="-40.3693236582076">
                <text:p>-40.3693236582076</text:p>
              </table:table-cell>
              <table:table-cell office:value-type="float" office:value="2.07587727236043">
                <text:p>2.0758772723604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.06897E+015">
                <text:p>2.06897E+015</text:p>
              </table:table-cell>
              <table:table-cell office:value-type="float" office:value="-3.10692">
                <text:p>-3.10692</text:p>
              </table:table-cell>
              <table:table-cell office:value-type="float" office:value="3.01871">
                <text:p>3.01871</text:p>
              </table:table-cell>
              <table:table-cell office:value-type="float" office:value="-43.3688665944111">
                <text:p>-43.3688665944111</text:p>
              </table:table-cell>
              <table:table-cell office:value-type="float" office:value="2.30590384121896">
                <text:p>2.305903841218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E+015">
                <text:p>2E+015</text:p>
              </table:table-cell>
              <table:table-cell office:value-type="float" office:value="-3.22797">
                <text:p>-3.22797</text:p>
              </table:table-cell>
              <table:table-cell office:value-type="float" office:value="3.12748">
                <text:p>3.12748</text:p>
              </table:table-cell>
              <table:table-cell office:value-type="float" office:value="-46.4727795711321">
                <text:p>-46.4727795711321</text:p>
              </table:table-cell>
              <table:table-cell office:value-type="float" office:value="2.55229997694259">
                <text:p>2.552299976942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93548E+015">
                <text:p>1.93548E+015</text:p>
              </table:table-cell>
              <table:table-cell office:value-type="float" office:value="-3.33016">
                <text:p>-3.33016</text:p>
              </table:table-cell>
              <table:table-cell office:value-type="float" office:value="3.2132">
                <text:p>3.2132</text:p>
              </table:table-cell>
              <table:table-cell office:value-type="float" office:value="-49.6806808679899">
                <text:p>-49.6806808679899</text:p>
              </table:table-cell>
              <table:table-cell office:value-type="float" office:value="2.81559901275302">
                <text:p>2.815599012753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5E+015">
                <text:p>1.875E+015</text:p>
              </table:table-cell>
              <table:table-cell office:value-type="float" office:value="-3.42253">
                <text:p>-3.42253</text:p>
              </table:table-cell>
              <table:table-cell office:value-type="float" office:value="3.2804">
                <text:p>3.2804</text:p>
              </table:table-cell>
              <table:table-cell office:value-type="float" office:value="-52.9920334148559">
                <text:p>-52.9920334148559</text:p>
              </table:table-cell>
              <table:table-cell office:value-type="float" office:value="3.09631732845052">
                <text:p>3.0963173284505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1818E+015">
                <text:p>1.81818E+015</text:p>
              </table:table-cell>
              <table:table-cell office:value-type="float" office:value="-3.48079">
                <text:p>-3.48079</text:p>
              </table:table-cell>
              <table:table-cell office:value-type="float" office:value="3.30523">
                <text:p>3.30523</text:p>
              </table:table-cell>
              <table:table-cell office:value-type="float" office:value="-56.4074315100099">
                <text:p>-56.4074315100099</text:p>
              </table:table-cell>
              <table:table-cell office:value-type="float" office:value="3.39506654888434">
                <text:p>3.395066548884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76471E+015">
                <text:p>1.76471E+015</text:p>
              </table:table-cell>
              <table:table-cell office:value-type="float" office:value="-3.45226">
                <text:p>-3.45226</text:p>
              </table:table-cell>
              <table:table-cell office:value-type="float" office:value="3.25066">
                <text:p>3.25066</text:p>
              </table:table-cell>
              <table:table-cell office:value-type="float" office:value="-59.9259162491706">
                <text:p>-59.9259162491706</text:p>
              </table:table-cell>
              <table:table-cell office:value-type="float" office:value="3.71232315237823">
                <text:p>3.7123231523782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71429E+015">
                <text:p>1.71429E+015</text:p>
              </table:table-cell>
              <table:table-cell office:value-type="float" office:value="-3.3949">
                <text:p>-3.3949</text:p>
              </table:table-cell>
              <table:table-cell office:value-type="float" office:value="3.21">
                <text:p>3.21</text:p>
              </table:table-cell>
              <table:table-cell office:value-type="float" office:value="-63.5482250492073">
                <text:p>-63.5482250492073</text:p>
              </table:table-cell>
              <table:table-cell office:value-type="float" office:value="4.04871367162488">
                <text:p>4.048713671624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66667E+015">
                <text:p>1.66667E+015</text:p>
              </table:table-cell>
              <table:table-cell office:value-type="float" office:value="-3.33812">
                <text:p>-3.33812</text:p>
              </table:table-cell>
              <table:table-cell office:value-type="float" office:value="3.1899">
                <text:p>3.1899</text:p>
              </table:table-cell>
              <table:table-cell office:value-type="float" office:value="-67.2739481395657">
                <text:p>-67.2739481395657</text:p>
              </table:table-cell>
              <table:table-cell office:value-type="float" office:value="4.40476203818984">
                <text:p>4.404762038189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62162E+015">
                <text:p>1.62162E+015</text:p>
              </table:table-cell>
              <table:table-cell office:value-type="float" office:value="-3.30481">
                <text:p>-3.30481</text:p>
              </table:table-cell>
              <table:table-cell office:value-type="float" office:value="3.19259">
                <text:p>3.19259</text:p>
              </table:table-cell>
              <table:table-cell office:value-type="float" office:value="-71.1032219723303">
                <text:p>-71.1032219723303</text:p>
              </table:table-cell>
              <table:table-cell office:value-type="float" office:value="4.78104279712921">
                <text:p>4.781042797129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57895E+015">
                <text:p>1.57895E+015</text:p>
              </table:table-cell>
              <table:table-cell office:value-type="float" office:value="-3.32455">
                <text:p>-3.32455</text:p>
              </table:table-cell>
              <table:table-cell office:value-type="float" office:value="3.23929">
                <text:p>3.23929</text:p>
              </table:table-cell>
              <table:table-cell office:value-type="float" office:value="-75.034723445102">
                <text:p>-75.034723445102</text:p>
              </table:table-cell>
              <table:table-cell office:value-type="float" office:value="5.17798328922835">
                <text:p>5.1779832892283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53846E+015">
                <text:p>1.53846E+015</text:p>
              </table:table-cell>
              <table:table-cell office:value-type="float" office:value="-3.39668">
                <text:p>-3.39668</text:p>
              </table:table-cell>
              <table:table-cell office:value-type="float" office:value="3.33216">
                <text:p>3.33216</text:p>
              </table:table-cell>
              <table:table-cell office:value-type="float" office:value="-79.0699219501012">
                <text:p>-79.0699219501012</text:p>
              </table:table-cell>
              <table:table-cell office:value-type="float" office:value="5.59629046377066">
                <text:p>5.596290463770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5E+015">
                <text:p>1.5E+015</text:p>
              </table:table-cell>
              <table:table-cell office:value-type="float" office:value="-3.51255">
                <text:p>-3.51255</text:p>
              </table:table-cell>
              <table:table-cell office:value-type="float" office:value="3.46761">
                <text:p>3.46761</text:p>
              </table:table-cell>
              <table:table-cell office:value-type="float" office:value="-83.2072856942013">
                <text:p>-83.2072856942013</text:p>
              </table:table-cell>
              <table:table-cell office:value-type="float" office:value="6.03636456589256">
                <text:p>6.036364565892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45208E+015">
                <text:p>1.45208E+015</text:p>
              </table:table-cell>
              <table:table-cell office:value-type="float" office:value="-3.72772">
                <text:p>-3.72772</text:p>
              </table:table-cell>
              <table:table-cell office:value-type="float" office:value="3.71426">
                <text:p>3.71426</text:p>
              </table:table-cell>
              <table:table-cell office:value-type="float" office:value="-88.8260212309668">
                <text:p>-88.8260212309668</text:p>
              </table:table-cell>
              <table:table-cell office:value-type="float" office:value="6.65163900082572">
                <text:p>6.651639000825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42789E+015">
                <text:p>1.42789E+015</text:p>
              </table:table-cell>
              <table:table-cell office:value-type="float" office:value="-3.82446">
                <text:p>-3.82446</text:p>
              </table:table-cell>
              <table:table-cell office:value-type="float" office:value="3.81524">
                <text:p>3.81524</text:p>
              </table:table-cell>
              <table:table-cell office:value-type="float" office:value="-91.8779939657335">
                <text:p>-91.8779939657335</text:p>
              </table:table-cell>
              <table:table-cell office:value-type="float" office:value="6.99415296107141">
                <text:p>6.994152961071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40318E+015">
                <text:p>1.40318E+015</text:p>
              </table:table-cell>
              <table:table-cell office:value-type="float" office:value="-3.91112">
                <text:p>-3.91112</text:p>
              </table:table-cell>
              <table:table-cell office:value-type="float" office:value="3.9065">
                <text:p>3.9065</text:p>
              </table:table-cell>
              <table:table-cell office:value-type="float" office:value="-95.1586943133235">
                <text:p>-95.1586943133235</text:p>
              </table:table-cell>
              <table:table-cell office:value-type="float" office:value="7.3687228650777">
                <text:p>7.36872286507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37931E+015">
                <text:p>1.37931E+015</text:p>
              </table:table-cell>
              <table:table-cell office:value-type="float" office:value="-3.99439">
                <text:p>-3.99439</text:p>
              </table:table-cell>
              <table:table-cell office:value-type="float" office:value="3.99189">
                <text:p>3.99189</text:p>
              </table:table-cell>
              <table:table-cell office:value-type="float" office:value="-98.4954120587947">
                <text:p>-98.4954120587947</text:p>
              </table:table-cell>
              <table:table-cell office:value-type="float" office:value="7.75636470711549">
                <text:p>7.756364707115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35501E+015">
                <text:p>1.35501E+015</text:p>
              </table:table-cell>
              <table:table-cell office:value-type="float" office:value="-4.09009">
                <text:p>-4.09009</text:p>
              </table:table-cell>
              <table:table-cell office:value-type="float" office:value="4.08951">
                <text:p>4.08951</text:p>
              </table:table-cell>
              <table:table-cell office:value-type="float" office:value="-102.073470194527">
                <text:p>-102.073470194527</text:p>
              </table:table-cell>
              <table:table-cell office:value-type="float" office:value="8.17940003256151">
                <text:p>8.179400032561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33097E+015">
                <text:p>1.33097E+015</text:p>
              </table:table-cell>
              <table:table-cell office:value-type="float" office:value="-4.18767">
                <text:p>-4.18767</text:p>
              </table:table-cell>
              <table:table-cell office:value-type="float" office:value="4.18757">
                <text:p>4.18757</text:p>
              </table:table-cell>
              <table:table-cell office:value-type="float" office:value="-105.806163236436">
                <text:p>-105.806163236436</text:p>
              </table:table-cell>
              <table:table-cell office:value-type="float" office:value="8.62869462222076">
                <text:p>8.6286946222207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30662E+015">
                <text:p>1.30662E+015</text:p>
              </table:table-cell>
              <table:table-cell office:value-type="float" office:value="-4.2986">
                <text:p>-4.2986</text:p>
              </table:table-cell>
              <table:table-cell office:value-type="float" office:value="4.29802">
                <text:p>4.29802</text:p>
              </table:table-cell>
              <table:table-cell office:value-type="float" office:value="-109.797080377122">
                <text:p>-109.797080377122</text:p>
              </table:table-cell>
              <table:table-cell office:value-type="float" office:value="9.11792606624713">
                <text:p>9.117926066247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2826E+015">
                <text:p>1.2826E+015</text:p>
              </table:table-cell>
              <table:table-cell office:value-type="float" office:value="-4.41754">
                <text:p>-4.41754</text:p>
              </table:table-cell>
              <table:table-cell office:value-type="float" office:value="4.41524">
                <text:p>4.41524</text:p>
              </table:table-cell>
              <table:table-cell office:value-type="float" office:value="-113.956628148956">
                <text:p>-113.956628148956</text:p>
              </table:table-cell>
              <table:table-cell office:value-type="float" office:value="9.63739884449735">
                <text:p>9.637398844497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25839E+015">
                <text:p>1.25839E+015</text:p>
              </table:table-cell>
              <table:table-cell office:value-type="float" office:value="-4.5634">
                <text:p>-4.5634</text:p>
              </table:table-cell>
              <table:table-cell office:value-type="float" office:value="4.557">
                <text:p>4.557</text:p>
              </table:table-cell>
              <table:table-cell office:value-type="float" office:value="-118.390078264671">
                <text:p>-118.390078264671</text:p>
              </table:table-cell>
              <table:table-cell office:value-type="float" office:value="10.2016408459684">
                <text:p>10.20164084596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23406E+015">
                <text:p>1.23406E+015</text:p>
              </table:table-cell>
              <table:table-cell office:value-type="float" office:value="-4.71258">
                <text:p>-4.71258</text:p>
              </table:table-cell>
              <table:table-cell office:value-type="float" office:value="4.70004">
                <text:p>4.70004</text:p>
              </table:table-cell>
              <table:table-cell office:value-type="float" office:value="-123.108312510666">
                <text:p>-123.108312510666</text:p>
              </table:table-cell>
              <table:table-cell office:value-type="float" office:value="10.813882501545">
                <text:p>10.8138825015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20968E+015">
                <text:p>1.20968E+015</text:p>
              </table:table-cell>
              <table:table-cell office:value-type="float" office:value="-4.87875">
                <text:p>-4.87875</text:p>
              </table:table-cell>
              <table:table-cell office:value-type="float" office:value="4.85565">
                <text:p>4.85565</text:p>
              </table:table-cell>
              <table:table-cell office:value-type="float" office:value="-128.121692301513">
                <text:p>-128.121692301513</text:p>
              </table:table-cell>
              <table:table-cell office:value-type="float" office:value="11.4774592748881">
                <text:p>11.47745927488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8577E+015">
                <text:p>1.18577E+015</text:p>
              </table:table-cell>
              <table:table-cell office:value-type="float" office:value="-5.1033">
                <text:p>-5.1033</text:p>
              </table:table-cell>
              <table:table-cell office:value-type="float" office:value="5.06004">
                <text:p>5.06004</text:p>
              </table:table-cell>
              <table:table-cell office:value-type="float" office:value="-133.338542362141">
                <text:p>-133.338542362141</text:p>
              </table:table-cell>
              <table:table-cell office:value-type="float" office:value="12.1819615566838">
                <text:p>12.18196155668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6144E+015">
                <text:p>1.16144E+015</text:p>
              </table:table-cell>
              <table:table-cell office:value-type="float" office:value="-5.31752">
                <text:p>-5.31752</text:p>
              </table:table-cell>
              <table:table-cell office:value-type="float" office:value="5.25798">
                <text:p>5.25798</text:p>
              </table:table-cell>
              <table:table-cell office:value-type="float" office:value="-138.977444737711">
                <text:p>-138.977444737711</text:p>
              </table:table-cell>
              <table:table-cell office:value-type="float" office:value="12.9592042153188">
                <text:p>12.95920421531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3723E+015">
                <text:p>1.13723E+015</text:p>
              </table:table-cell>
              <table:table-cell office:value-type="float" office:value="-5.57277">
                <text:p>-5.57277</text:p>
              </table:table-cell>
              <table:table-cell office:value-type="float" office:value="5.51613">
                <text:p>5.51613</text:p>
              </table:table-cell>
              <table:table-cell office:value-type="float" office:value="-144.947351151412">
                <text:p>-144.947351151412</text:p>
              </table:table-cell>
              <table:table-cell office:value-type="float" office:value="13.7995511591041">
                <text:p>13.79955115910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11317E+015">
                <text:p>1.11317E+015</text:p>
              </table:table-cell>
              <table:table-cell office:value-type="float" office:value="-5.87329">
                <text:p>-5.87329</text:p>
              </table:table-cell>
              <table:table-cell office:value-type="float" office:value="5.82311">
                <text:p>5.82311</text:p>
              </table:table-cell>
              <table:table-cell office:value-type="float" office:value="-151.265576593336">
                <text:p>-151.265576593336</text:p>
              </table:table-cell>
              <table:table-cell office:value-type="float" office:value="14.7081242258098">
                <text:p>14.708124225809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08893E+015">
                <text:p>1.08893E+015</text:p>
              </table:table-cell>
              <table:table-cell office:value-type="float" office:value="-6.14581">
                <text:p>-6.14581</text:p>
              </table:table-cell>
              <table:table-cell office:value-type="float" office:value="6.10419">
                <text:p>6.10419</text:p>
              </table:table-cell>
              <table:table-cell office:value-type="float" office:value="-158.053818507373">
                <text:p>-158.053818507373</text:p>
              </table:table-cell>
              <table:table-cell office:value-type="float" office:value="15.7058407150369">
                <text:p>15.70584071503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06458E+015">
                <text:p>1.06458E+015</text:p>
              </table:table-cell>
              <table:table-cell office:value-type="float" office:value="-6.39802">
                <text:p>-6.39802</text:p>
              </table:table-cell>
              <table:table-cell office:value-type="float" office:value="6.36116">
                <text:p>6.36116</text:p>
              </table:table-cell>
              <table:table-cell office:value-type="float" office:value="-165.338745561614">
                <text:p>-165.338745561614</text:p>
              </table:table-cell>
              <table:table-cell office:value-type="float" office:value="16.8008854379459">
                <text:p>16.80088543794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04058E+015">
                <text:p>1.04058E+015</text:p>
              </table:table-cell>
              <table:table-cell office:value-type="float" office:value="-6.64456">
                <text:p>-6.64456</text:p>
              </table:table-cell>
              <table:table-cell office:value-type="float" office:value="6.6196">
                <text:p>6.6196</text:p>
              </table:table-cell>
              <table:table-cell office:value-type="float" office:value="-173.018124233901">
                <text:p>-173.018124233901</text:p>
              </table:table-cell>
              <table:table-cell office:value-type="float" office:value="17.9819199501334">
                <text:p>17.98191995013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01626E+015">
                <text:p>1.01626E+015</text:p>
              </table:table-cell>
              <table:table-cell office:value-type="float" office:value="-6.8329">
                <text:p>-6.8329</text:p>
              </table:table-cell>
              <table:table-cell office:value-type="float" office:value="6.81274">
                <text:p>6.81274</text:p>
              </table:table-cell>
              <table:table-cell office:value-type="float" office:value="-181.353285018496">
                <text:p>-181.353285018496</text:p>
              </table:table-cell>
              <table:table-cell office:value-type="float" office:value="19.2941571148286">
                <text:p>19.29415711482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92063000000000">
                <text:p>992063000000000</text:p>
              </table:table-cell>
              <table:table-cell office:value-type="float" office:value="-6.96974">
                <text:p>-6.96974</text:p>
              </table:table-cell>
              <table:table-cell office:value-type="float" office:value="6.95808">
                <text:p>6.95808</text:p>
              </table:table-cell>
              <table:table-cell office:value-type="float" office:value="-190.252627391201">
                <text:p>-190.252627391201</text:p>
              </table:table-cell>
              <table:table-cell office:value-type="float" office:value="20.7293273151152">
                <text:p>20.72932731511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67742000000000">
                <text:p>967742000000000</text:p>
              </table:table-cell>
              <table:table-cell office:value-type="float" office:value="-7.01996">
                <text:p>-7.01996</text:p>
              </table:table-cell>
              <table:table-cell office:value-type="float" office:value="7.01256">
                <text:p>7.01256</text:p>
              </table:table-cell>
              <table:table-cell office:value-type="float" office:value="-199.867724763762">
                <text:p>-199.867724763762</text:p>
              </table:table-cell>
              <table:table-cell office:value-type="float" office:value="22.3186345969535">
                <text:p>22.31863459695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43693000000000">
                <text:p>943693000000000</text:p>
              </table:table-cell>
              <table:table-cell office:value-type="float" office:value="-7.01082">
                <text:p>-7.01082</text:p>
              </table:table-cell>
              <table:table-cell office:value-type="float" office:value="7.00672">
                <text:p>7.00672</text:p>
              </table:table-cell>
              <table:table-cell office:value-type="float" office:value="-210.103084790811">
                <text:p>-210.103084790811</text:p>
              </table:table-cell>
              <table:table-cell office:value-type="float" office:value="24.0536450192165">
                <text:p>24.053645019216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19399000000000">
                <text:p>919399000000000</text:p>
              </table:table-cell>
              <table:table-cell office:value-type="float" office:value="-6.85386">
                <text:p>-6.85386</text:p>
              </table:table-cell>
              <table:table-cell office:value-type="float" office:value="6.85094">
                <text:p>6.85094</text:p>
              </table:table-cell>
              <table:table-cell office:value-type="float" office:value="-221.254238084612">
                <text:p>-221.254238084612</text:p>
              </table:table-cell>
              <table:table-cell office:value-type="float" office:value="25.9933991339868">
                <text:p>25.99339913398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95255000000000">
                <text:p>895255000000000</text:p>
              </table:table-cell>
              <table:table-cell office:value-type="float" office:value="-6.6924">
                <text:p>-6.6924</text:p>
              </table:table-cell>
              <table:table-cell office:value-type="float" office:value="6.68856">
                <text:p>6.68856</text:p>
              </table:table-cell>
              <table:table-cell office:value-type="float" office:value="-233.230996724323">
                <text:p>-233.230996724323</text:p>
              </table:table-cell>
              <table:table-cell office:value-type="float" office:value="28.132910377529">
                <text:p>28.1329103775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71080000000000">
                <text:p>871080000000000</text:p>
              </table:table-cell>
              <table:table-cell office:value-type="float" office:value="-6.52647">
                <text:p>-6.52647</text:p>
              </table:table-cell>
              <table:table-cell office:value-type="float" office:value="6.52007">
                <text:p>6.52007</text:p>
              </table:table-cell>
              <table:table-cell office:value-type="float" office:value="-246.214746089087">
                <text:p>-246.214746089087</text:p>
              </table:table-cell>
              <table:table-cell office:value-type="float" office:value="30.5164057977079">
                <text:p>30.51640579770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46979000000000">
                <text:p>846979000000000</text:p>
              </table:table-cell>
              <table:table-cell office:value-type="float" office:value="-6.4427">
                <text:p>-6.4427</text:p>
              </table:table-cell>
              <table:table-cell office:value-type="float" office:value="6.43104">
                <text:p>6.43104</text:p>
              </table:table-cell>
              <table:table-cell office:value-type="float" office:value="-260.257698800101">
                <text:p>-260.257698800101</text:p>
              </table:table-cell>
              <table:table-cell office:value-type="float" office:value="33.1675586731551">
                <text:p>33.167558673155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22594000000000">
                <text:p>822594000000000</text:p>
              </table:table-cell>
              <table:table-cell office:value-type="float" office:value="-6.4117">
                <text:p>-6.4117</text:p>
              </table:table-cell>
              <table:table-cell office:value-type="float" office:value="6.39038">
                <text:p>6.39038</text:p>
              </table:table-cell>
              <table:table-cell office:value-type="float" office:value="-275.712667809944">
                <text:p>-275.712667809944</text:p>
              </table:table-cell>
              <table:table-cell office:value-type="float" office:value="36.171003316514">
                <text:p>36.17100331651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98509000000000">
                <text:p>798509000000000</text:p>
              </table:table-cell>
              <table:table-cell office:value-type="float" office:value="-6.50925">
                <text:p>-6.50925</text:p>
              </table:table-cell>
              <table:table-cell office:value-type="float" office:value="6.46515">
                <text:p>6.46515</text:p>
              </table:table-cell>
              <table:table-cell office:value-type="float" office:value="-292.355302135029">
                <text:p>-292.355302135029</text:p>
              </table:table-cell>
              <table:table-cell office:value-type="float" office:value="39.5030999960355">
                <text:p>39.50309999603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74194000000000">
                <text:p>774194000000000</text:p>
              </table:table-cell>
              <table:table-cell office:value-type="float" office:value="-6.55037">
                <text:p>-6.55037</text:p>
              </table:table-cell>
              <table:table-cell office:value-type="float" office:value="6.48173">
                <text:p>6.48173</text:p>
              </table:table-cell>
              <table:table-cell office:value-type="float" office:value="-310.717198094973">
                <text:p>-310.717198094973</text:p>
              </table:table-cell>
              <table:table-cell office:value-type="float" office:value="43.2940300361176">
                <text:p>43.29403003611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50000000000000">
                <text:p>750000000000000</text:p>
              </table:table-cell>
              <table:table-cell office:value-type="float" office:value="-6.5749">
                <text:p>-6.5749</text:p>
              </table:table-cell>
              <table:table-cell office:value-type="float" office:value="6.4861">
                <text:p>6.4861</text:p>
              </table:table-cell>
              <table:table-cell office:value-type="float" office:value="-330.741153308745">
                <text:p>-330.741153308745</text:p>
              </table:table-cell>
              <table:table-cell office:value-type="float" office:value="47.5614556715046">
                <text:p>47.56145567150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25865000000000">
                <text:p>725865000000000</text:p>
              </table:table-cell>
              <table:table-cell office:value-type="float" office:value="-6.51026">
                <text:p>-6.51026</text:p>
              </table:table-cell>
              <table:table-cell office:value-type="float" office:value="6.40658">
                <text:p>6.40658</text:p>
              </table:table-cell>
              <table:table-cell office:value-type="float" office:value="-352.68710077171">
                <text:p>-352.68710077171</text:p>
              </table:table-cell>
              <table:table-cell office:value-type="float" office:value="52.3938625649694">
                <text:p>52.39386256496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1754000000000">
                <text:p>701754000000000</text:p>
              </table:table-cell>
              <table:table-cell office:value-type="float" office:value="-6.37506">
                <text:p>-6.37506</text:p>
              </table:table-cell>
              <table:table-cell office:value-type="float" office:value="6.27008">
                <text:p>6.27008</text:p>
              </table:table-cell>
              <table:table-cell office:value-type="float" office:value="-376.841619257816">
                <text:p>-376.841619257816</text:p>
              </table:table-cell>
              <table:table-cell office:value-type="float" office:value="57.8951186640774">
                <text:p>57.89511866407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77507000000000">
                <text:p>677507000000000</text:p>
              </table:table-cell>
              <table:table-cell office:value-type="float" office:value="-6.06506">
                <text:p>-6.06506</text:p>
              </table:table-cell>
              <table:table-cell office:value-type="float" office:value="5.9481">
                <text:p>5.9481</text:p>
              </table:table-cell>
              <table:table-cell office:value-type="float" office:value="-403.694003894955">
                <text:p>-403.694003894955</text:p>
              </table:table-cell>
              <table:table-cell office:value-type="float" office:value="64.2288334877427">
                <text:p>64.22883348774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53310000000000">
                <text:p>653310000000000</text:p>
              </table:table-cell>
              <table:table-cell office:value-type="float" office:value="-5.44119">
                <text:p>-5.44119</text:p>
              </table:table-cell>
              <table:table-cell office:value-type="float" office:value="5.26479">
                <text:p>5.26479</text:p>
              </table:table-cell>
              <table:table-cell office:value-type="float" office:value="-433.421605907677">
                <text:p>-433.421605907677</text:p>
              </table:table-cell>
              <table:table-cell office:value-type="float" office:value="71.5005137457471">
                <text:p>71.50051374574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29063000000000">
                <text:p>629063000000000</text:p>
              </table:table-cell>
              <table:table-cell office:value-type="float" office:value="-4.76818">
                <text:p>-4.76818</text:p>
              </table:table-cell>
              <table:table-cell office:value-type="float" office:value="4.46126">
                <text:p>4.46126</text:p>
              </table:table-cell>
              <table:table-cell office:value-type="float" office:value="-466.587237375068">
                <text:p>-466.587237375068</text:p>
              </table:table-cell>
              <table:table-cell office:value-type="float" office:value="79.9255361819271">
                <text:p>79.92553618192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04961000000000">
                <text:p>604961000000000</text:p>
              </table:table-cell>
              <table:table-cell office:value-type="float" office:value="-4.22466">
                <text:p>-4.22466</text:p>
              </table:table-cell>
              <table:table-cell office:value-type="float" office:value="3.37088">
                <text:p>3.37088</text:p>
              </table:table-cell>
              <table:table-cell office:value-type="float" office:value="-503.423583707664">
                <text:p>-503.423583707664</text:p>
              </table:table-cell>
              <table:table-cell office:value-type="float" office:value="89.6571762846357">
                <text:p>89.657176284635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0720000000000">
                <text:p>580720000000000</text:p>
              </table:table-cell>
              <table:table-cell office:value-type="float" office:value="-4.86406">
                <text:p>-4.86406</text:p>
              </table:table-cell>
              <table:table-cell office:value-type="float" office:value="2.57792">
                <text:p>2.57792</text:p>
              </table:table-cell>
              <table:table-cell office:value-type="float" office:value="-544.989762588409">
                <text:p>-544.989762588409</text:p>
              </table:table-cell>
              <table:table-cell office:value-type="float" office:value="101.096185119179">
                <text:p>101.09618511917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56483000000000">
                <text:p>556483000000000</text:p>
              </table:table-cell>
              <table:table-cell office:value-type="float" office:value="-6.6132">
                <text:p>-6.6132</text:p>
              </table:table-cell>
              <table:table-cell office:value-type="float" office:value="2.04216">
                <text:p>2.04216</text:p>
              </table:table-cell>
              <table:table-cell office:value-type="float" office:value="-591.836356022857">
                <text:p>-591.836356022857</text:p>
              </table:table-cell>
              <table:table-cell office:value-type="float" office:value="114.551288599365">
                <text:p>114.55128859936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32292000000000">
                <text:p>532292000000000</text:p>
              </table:table-cell>
              <table:table-cell office:value-type="float" office:value="-8.38804">
                <text:p>-8.38804</text:p>
              </table:table-cell>
              <table:table-cell office:value-type="float" office:value="1.76256">
                <text:p>1.76256</text:p>
              </table:table-cell>
              <table:table-cell office:value-type="float" office:value="-644.785229623558">
                <text:p>-644.785229623558</text:p>
              </table:table-cell>
              <table:table-cell office:value-type="float" office:value="130.453345161177">
                <text:p>130.4533451611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59700000000000">
                <text:p>459700000000000</text:p>
              </table:table-cell>
              <table:table-cell office:value-type="float" office:value="-9.95006">
                <text:p>-9.95006</text:p>
              </table:table-cell>
              <table:table-cell office:value-type="float" office:value="1.0458">
                <text:p>1.0458</text:p>
              </table:table-cell>
              <table:table-cell office:value-type="float" office:value="-853.427362951374">
                <text:p>-853.427362951374</text:p>
              </table:table-cell>
              <table:table-cell office:value-type="float" office:value="199.856232314056">
                <text:p>199.8562323140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35540000000000">
                <text:p>435540000000000</text:p>
              </table:table-cell>
              <table:table-cell office:value-type="float" office:value="-14.4656">
                <text:p>-14.4656</text:p>
              </table:table-cell>
              <table:table-cell office:value-type="float" office:value="1.216">
                <text:p>1.216</text:p>
              </table:table-cell>
              <table:table-cell office:value-type="float" office:value="-945.25222804142">
                <text:p>-945.25222804142</text:p>
              </table:table-cell>
              <table:table-cell office:value-type="float" office:value="233.612415397675">
                <text:p>233.6124153976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11353000000000">
                <text:p>411353000000000</text:p>
              </table:table-cell>
              <table:table-cell office:value-type="float" office:value="-18.9494">
                <text:p>-18.9494</text:p>
              </table:table-cell>
              <table:table-cell office:value-type="float" office:value="1.4268">
                <text:p>1.4268</text:p>
              </table:table-cell>
              <table:table-cell office:value-type="float" office:value="-1052.47403615906">
                <text:p>-1052.47403615906</text:p>
              </table:table-cell>
              <table:table-cell office:value-type="float" office:value="275.376083513719">
                <text:p>275.37608351371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87147000000000">
                <text:p>387147000000000</text:p>
              </table:table-cell>
              <table:table-cell office:value-type="float" office:value="-23.6499">
                <text:p>-23.6499</text:p>
              </table:table-cell>
              <table:table-cell office:value-type="float" office:value="1.69128">
                <text:p>1.69128</text:p>
              </table:table-cell>
              <table:table-cell office:value-type="float" office:value="-1178.59800952541">
                <text:p>-1178.59800952541</text:p>
              </table:table-cell>
              <table:table-cell office:value-type="float" office:value="327.623604594361">
                <text:p>327.6236045943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62932000000000">
                <text:p>362932000000000</text:p>
              </table:table-cell>
              <table:table-cell office:value-type="float" office:value="-29.0874">
                <text:p>-29.0874</text:p>
              </table:table-cell>
              <table:table-cell office:value-type="float" office:value="2.02664">
                <text:p>2.02664</text:p>
              </table:table-cell>
              <table:table-cell office:value-type="float" office:value="-1328.13026556954">
                <text:p>-1328.13026556954</text:p>
              </table:table-cell>
              <table:table-cell office:value-type="float" office:value="393.785152196389">
                <text:p>393.7851521963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38753000000000">
                <text:p>338753000000000</text:p>
              </table:table-cell>
              <table:table-cell office:value-type="float" office:value="-34.6185">
                <text:p>-34.6185</text:p>
              </table:table-cell>
              <table:table-cell office:value-type="float" office:value="2.4696">
                <text:p>2.4696</text:p>
              </table:table-cell>
              <table:table-cell office:value-type="float" office:value="-1506.65195948968">
                <text:p>-1506.65195948968</text:p>
              </table:table-cell>
              <table:table-cell office:value-type="float" office:value="478.558459773409">
                <text:p>478.5584597734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14564000000000">
                <text:p>314564000000000</text:p>
              </table:table-cell>
              <table:table-cell office:value-type="float" office:value="-41.9166">
                <text:p>-41.9166</text:p>
              </table:table-cell>
              <table:table-cell office:value-type="float" office:value="3.05384">
                <text:p>3.05384</text:p>
              </table:table-cell>
              <table:table-cell office:value-type="float" office:value="-1722.24334713949">
                <text:p>-1722.24334713949</text:p>
              </table:table-cell>
              <table:table-cell office:value-type="float" office:value="589.05336771972">
                <text:p>589.0533677197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0416000000000">
                <text:p>290416000000000</text:p>
              </table:table-cell>
              <table:table-cell office:value-type="float" office:value="-50.0589">
                <text:p>-50.0589</text:p>
              </table:table-cell>
              <table:table-cell office:value-type="float" office:value="3.84608">
                <text:p>3.84608</text:p>
              </table:table-cell>
              <table:table-cell office:value-type="float" office:value="-1984.74643329616">
                <text:p>-1984.74643329616</text:p>
              </table:table-cell>
              <table:table-cell office:value-type="float" office:value="735.225062874643">
                <text:p>735.2250628746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6193000000000">
                <text:p>266193000000000</text:p>
              </table:table-cell>
              <table:table-cell office:value-type="float" office:value="-62.9822">
                <text:p>-62.9822</text:p>
              </table:table-cell>
              <table:table-cell office:value-type="float" office:value="4.94832">
                <text:p>4.94832</text:p>
              </table:table-cell>
              <table:table-cell office:value-type="float" office:value="-2309.58337764286">
                <text:p>-2309.58337764286</text:p>
              </table:table-cell>
              <table:table-cell office:value-type="float" office:value="933.344699345949">
                <text:p>933.3446993459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1935000000000">
                <text:p>241935000000000</text:p>
              </table:table-cell>
              <table:table-cell office:value-type="float" office:value="-77.0513">
                <text:p>-77.0513</text:p>
              </table:table-cell>
              <table:table-cell office:value-type="float" office:value="6.52488">
                <text:p>6.52488</text:p>
              </table:table-cell>
              <table:table-cell office:value-type="float" office:value="-2715.90072036034">
                <text:p>-2715.90072036034</text:p>
              </table:table-cell>
              <table:table-cell office:value-type="float" office:value="1207.51384629896">
                <text:p>1207.513846298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37154000000000">
                <text:p>237154000000000</text:p>
              </table:table-cell>
              <table:table-cell office:value-type="float" office:value="-65.5994">
                <text:p>-65.5994</text:p>
              </table:table-cell>
              <table:table-cell office:value-type="float" office:value="6.29402">
                <text:p>6.29402</text:p>
              </table:table-cell>
              <table:table-cell office:value-type="float" office:value="-2807.68178193001">
                <text:p>-2807.68178193001</text:p>
              </table:table-cell>
              <table:table-cell office:value-type="float" office:value="1273.47122020255">
                <text:p>1273.471220202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2378000000000">
                <text:p>232378000000000</text:p>
              </table:table-cell>
              <table:table-cell office:value-type="float" office:value="-68.2249">
                <text:p>-68.2249</text:p>
              </table:table-cell>
              <table:table-cell office:value-type="float" office:value="6.6495">
                <text:p>6.6495</text:p>
              </table:table-cell>
              <table:table-cell office:value-type="float" office:value="-2903.75066431461">
                <text:p>-2903.75066431461</text:p>
              </table:table-cell>
              <table:table-cell office:value-type="float" office:value="1344.09789700014">
                <text:p>1344.097897000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27445000000000">
                <text:p>227445000000000</text:p>
              </table:table-cell>
              <table:table-cell office:value-type="float" office:value="-71.072">
                <text:p>-71.072</text:p>
              </table:table-cell>
              <table:table-cell office:value-type="float" office:value="7.05596">
                <text:p>7.05596</text:p>
              </table:table-cell>
              <table:table-cell office:value-type="float" office:value="-3007.85125939688">
                <text:p>-3007.85125939688</text:p>
              </table:table-cell>
              <table:table-cell office:value-type="float" office:value="1422.46430338559">
                <text:p>1422.4643033855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7707000000000">
                <text:p>217707000000000</text:p>
              </table:table-cell>
              <table:table-cell office:value-type="float" office:value="-73.9782">
                <text:p>-73.9782</text:p>
              </table:table-cell>
              <table:table-cell office:value-type="float" office:value="7.49048">
                <text:p>7.49048</text:p>
              </table:table-cell>
              <table:table-cell office:value-type="float" office:value="-3229.07583152372">
                <text:p>-3229.07583152372</text:p>
              </table:table-cell>
              <table:table-cell office:value-type="float" office:value="1595.35514193054">
                <text:p>1595.355141930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7707000000000">
                <text:p>217707000000000</text:p>
              </table:table-cell>
              <table:table-cell office:value-type="float" office:value="-94.6882">
                <text:p>-94.6882</text:p>
              </table:table-cell>
              <table:table-cell office:value-type="float" office:value="8.90352">
                <text:p>8.90352</text:p>
              </table:table-cell>
              <table:table-cell office:value-type="float" office:value="-3229.07583152372">
                <text:p>-3229.07583152372</text:p>
              </table:table-cell>
              <table:table-cell office:value-type="float" office:value="1595.35514193054">
                <text:p>1595.355141930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6763000000000">
                <text:p>216763000000000</text:p>
              </table:table-cell>
              <table:table-cell office:value-type="float" office:value="-77.119">
                <text:p>-77.119</text:p>
              </table:table-cell>
              <table:table-cell office:value-type="float" office:value="7.96316">
                <text:p>7.96316</text:p>
              </table:table-cell>
              <table:table-cell office:value-type="float" office:value="-3251.703027986">
                <text:p>-3251.703027986</text:p>
              </table:table-cell>
              <table:table-cell office:value-type="float" office:value="1613.52727984912">
                <text:p>1613.527279849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2917000000000">
                <text:p>212917000000000</text:p>
              </table:table-cell>
              <table:table-cell office:value-type="float" office:value="-80.5053">
                <text:p>-80.5053</text:p>
              </table:table-cell>
              <table:table-cell office:value-type="float" office:value="8.47616">
                <text:p>8.47616</text:p>
              </table:table-cell>
              <table:table-cell office:value-type="float" office:value="-3346.17860371123">
                <text:p>-3346.17860371123</text:p>
              </table:table-cell>
              <table:table-cell office:value-type="float" office:value="1690.38488151914">
                <text:p>1690.384881519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08044000000000">
                <text:p>208044000000000</text:p>
              </table:table-cell>
              <table:table-cell office:value-type="float" office:value="-83.9655">
                <text:p>-83.9655</text:p>
              </table:table-cell>
              <table:table-cell office:value-type="float" office:value="9.0219">
                <text:p>9.0219</text:p>
              </table:table-cell>
              <table:table-cell office:value-type="float" office:value="-3471.37313998105">
                <text:p>-3471.37313998105</text:p>
              </table:table-cell>
              <table:table-cell office:value-type="float" office:value="1794.68504697055">
                <text:p>1794.685046970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03252000000000">
                <text:p>203252000000000</text:p>
              </table:table-cell>
              <table:table-cell office:value-type="float" office:value="-87.8748">
                <text:p>-87.8748</text:p>
              </table:table-cell>
              <table:table-cell office:value-type="float" office:value="9.6408">
                <text:p>9.6408</text:p>
              </table:table-cell>
              <table:table-cell office:value-type="float" office:value="-3600.81072376723">
                <text:p>-3600.81072376723</text:p>
              </table:table-cell>
              <table:table-cell office:value-type="float" office:value="1905.47436519147">
                <text:p>1905.474365191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8413000000000">
                <text:p>198413000000000</text:p>
              </table:table-cell>
              <table:table-cell office:value-type="float" office:value="-92.0648">
                <text:p>-92.0648</text:p>
              </table:table-cell>
              <table:table-cell office:value-type="float" office:value="10.2889">
                <text:p>10.2889</text:p>
              </table:table-cell>
              <table:table-cell office:value-type="float" office:value="-3738.26838944006">
                <text:p>-3738.26838944006</text:p>
              </table:table-cell>
              <table:table-cell office:value-type="float" office:value="2026.43914376711">
                <text:p>2026.439143767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3548000000000">
                <text:p>193548000000000</text:p>
              </table:table-cell>
              <table:table-cell office:value-type="float" office:value="-96.5486">
                <text:p>-96.5486</text:p>
              </table:table-cell>
              <table:table-cell office:value-type="float" office:value="10.9676">
                <text:p>10.9676</text:p>
              </table:table-cell>
              <table:table-cell office:value-type="float" office:value="-3883.71838346696">
                <text:p>-3883.71838346696</text:p>
              </table:table-cell>
              <table:table-cell office:value-type="float" office:value="2158.18119606626">
                <text:p>2158.181196066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3548000000000">
                <text:p>193548000000000</text:p>
              </table:table-cell>
              <table:table-cell office:value-type="float" office:value="-132.553">
                <text:p>-132.553</text:p>
              </table:table-cell>
              <table:table-cell office:value-type="float" office:value="12.65">
                <text:p>12.65</text:p>
              </table:table-cell>
              <table:table-cell office:value-type="float" office:value="-3883.71838346696">
                <text:p>-3883.71838346696</text:p>
              </table:table-cell>
              <table:table-cell office:value-type="float" office:value="2158.18119606626">
                <text:p>2158.181196066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8679000000000">
                <text:p>188679000000000</text:p>
              </table:table-cell>
              <table:table-cell office:value-type="float" office:value="-102.35">
                <text:p>-102.35</text:p>
              </table:table-cell>
              <table:table-cell office:value-type="float" office:value="11.7766">
                <text:p>11.7766</text:p>
              </table:table-cell>
              <table:table-cell office:value-type="float" office:value="-4037.0142158127">
                <text:p>-4037.0142158127</text:p>
              </table:table-cell>
              <table:table-cell office:value-type="float" office:value="2301.23689954424">
                <text:p>2301.236899544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3936000000000">
                <text:p>183936000000000</text:p>
              </table:table-cell>
              <table:table-cell office:value-type="float" office:value="-106.461">
                <text:p>-106.461</text:p>
              </table:table-cell>
              <table:table-cell office:value-type="float" office:value="12.5454">
                <text:p>12.5454</text:p>
              </table:table-cell>
              <table:table-cell office:value-type="float" office:value="-4194.22351571441">
                <text:p>-4194.22351571441</text:p>
              </table:table-cell>
              <table:table-cell office:value-type="float" office:value="2452.47968187299">
                <text:p>2452.479681872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9104000000000">
                <text:p>179104000000000</text:p>
              </table:table-cell>
              <table:table-cell office:value-type="float" office:value="-112.764">
                <text:p>-112.764</text:p>
              </table:table-cell>
              <table:table-cell office:value-type="float" office:value="13.4832">
                <text:p>13.4832</text:p>
              </table:table-cell>
              <table:table-cell office:value-type="float" office:value="-4362.85903283503">
                <text:p>-4362.85903283503</text:p>
              </table:table-cell>
              <table:table-cell office:value-type="float" office:value="2619.88651324528">
                <text:p>2619.886513245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74216000000000">
                <text:p>174216000000000</text:p>
              </table:table-cell>
              <table:table-cell office:value-type="float" office:value="-119.252">
                <text:p>-119.252</text:p>
              </table:table-cell>
              <table:table-cell office:value-type="float" office:value="14.497">
                <text:p>14.497</text:p>
              </table:table-cell>
              <table:table-cell office:value-type="float" office:value="-4542.67110525351">
                <text:p>-4542.67110525351</text:p>
              </table:table-cell>
              <table:table-cell office:value-type="float" office:value="2804.37379753369">
                <text:p>2804.373797533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9396000000000">
                <text:p>169396000000000</text:p>
              </table:table-cell>
              <table:table-cell office:value-type="float" office:value="-125.924">
                <text:p>-125.924</text:p>
              </table:table-cell>
              <table:table-cell office:value-type="float" office:value="15.5904">
                <text:p>15.5904</text:p>
              </table:table-cell>
              <table:table-cell office:value-type="float" office:value="-4729.60173176286">
                <text:p>-4729.60173176286</text:p>
              </table:table-cell>
              <table:table-cell office:value-type="float" office:value="3002.82682517726">
                <text:p>3002.826825177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9396000000000">
                <text:p>169396000000000</text:p>
              </table:table-cell>
              <table:table-cell office:value-type="float" office:value="-166.937">
                <text:p>-166.937</text:p>
              </table:table-cell>
              <table:table-cell office:value-type="float" office:value="18.7308">
                <text:p>18.7308</text:p>
              </table:table-cell>
              <table:table-cell office:value-type="float" office:value="-4729.60173176286">
                <text:p>-4729.60173176286</text:p>
              </table:table-cell>
              <table:table-cell office:value-type="float" office:value="3002.82682517726">
                <text:p>3002.826825177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9659000000000">
                <text:p>159659000000000</text:p>
              </table:table-cell>
              <table:table-cell office:value-type="float" office:value="-132.783">
                <text:p>-132.783</text:p>
              </table:table-cell>
              <table:table-cell office:value-type="float" office:value="16.79">
                <text:p>16.79</text:p>
              </table:table-cell>
              <table:table-cell office:value-type="float" office:value="-5138.66111842808">
                <text:p>-5138.66111842808</text:p>
              </table:table-cell>
              <table:table-cell office:value-type="float" office:value="3461.45054875898">
                <text:p>3461.450548758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56006000000000">
                <text:p>156006000000000</text:p>
              </table:table-cell>
              <table:table-cell office:value-type="float" office:value="-142.198">
                <text:p>-142.198</text:p>
              </table:table-cell>
              <table:table-cell office:value-type="float" office:value="18.2546">
                <text:p>18.2546</text:p>
              </table:table-cell>
              <table:table-cell office:value-type="float" office:value="-5303.74980843366">
                <text:p>-5303.74980843366</text:p>
              </table:table-cell>
              <table:table-cell office:value-type="float" office:value="3656.29017606964">
                <text:p>3656.290176069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4879000000000">
                <text:p>154879000000000</text:p>
              </table:table-cell>
              <table:table-cell office:value-type="float" office:value="-149.491">
                <text:p>-149.491</text:p>
              </table:table-cell>
              <table:table-cell office:value-type="float" office:value="19.6908">
                <text:p>19.6908</text:p>
              </table:table-cell>
              <table:table-cell office:value-type="float" office:value="-5356.03210621852">
                <text:p>-5356.03210621852</text:p>
              </table:table-cell>
              <table:table-cell office:value-type="float" office:value="3719.19341975287">
                <text:p>3719.193419752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0000000000000">
                <text:p>150000000000000</text:p>
              </table:table-cell>
              <table:table-cell office:value-type="float" office:value="-159.482">
                <text:p>-159.482</text:p>
              </table:table-cell>
              <table:table-cell office:value-type="float" office:value="21.42">
                <text:p>21.42</text:p>
              </table:table-cell>
              <table:table-cell office:value-type="float" office:value="-5589.97617976766">
                <text:p>-5589.97617976766</text:p>
              </table:table-cell>
              <table:table-cell office:value-type="float" office:value="4007.86822922413">
                <text:p>4007.8682292241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5208000000000">
                <text:p>145208000000000</text:p>
              </table:table-cell>
              <table:table-cell office:value-type="float" office:value="-169.803">
                <text:p>-169.803</text:p>
              </table:table-cell>
              <table:table-cell office:value-type="float" office:value="23.296">
                <text:p>23.296</text:p>
              </table:table-cell>
              <table:table-cell office:value-type="float" office:value="-5832.23748863165">
                <text:p>-5832.23748863165</text:p>
              </table:table-cell>
              <table:table-cell office:value-type="float" office:value="4319.52673053326">
                <text:p>4319.526730533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5208000000000">
                <text:p>145208000000000</text:p>
              </table:table-cell>
              <table:table-cell office:value-type="float" office:value="-228.963">
                <text:p>-228.963</text:p>
              </table:table-cell>
              <table:table-cell office:value-type="float" office:value="29.4752">
                <text:p>29.4752</text:p>
              </table:table-cell>
              <table:table-cell office:value-type="float" office:value="-5832.23748863165">
                <text:p>-5832.23748863165</text:p>
              </table:table-cell>
              <table:table-cell office:value-type="float" office:value="4319.52673053326">
                <text:p>4319.526730533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0318000000000">
                <text:p>140318000000000</text:p>
              </table:table-cell>
              <table:table-cell office:value-type="float" office:value="-180.457">
                <text:p>-180.457</text:p>
              </table:table-cell>
              <table:table-cell office:value-type="float" office:value="25.3796">
                <text:p>25.3796</text:p>
              </table:table-cell>
              <table:table-cell office:value-type="float" office:value="-6092.85156997134">
                <text:p>-6092.85156997134</text:p>
              </table:table-cell>
              <table:table-cell office:value-type="float" office:value="4669.770499766">
                <text:p>4669.7704997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501000000000">
                <text:p>135501000000000</text:p>
              </table:table-cell>
              <table:table-cell office:value-type="float" office:value="-194.214">
                <text:p>-194.214</text:p>
              </table:table-cell>
              <table:table-cell office:value-type="float" office:value="27.8556">
                <text:p>27.8556</text:p>
              </table:table-cell>
              <table:table-cell office:value-type="float" office:value="-6363.4305638218">
                <text:p>-6363.4305638218</text:p>
              </table:table-cell>
              <table:table-cell office:value-type="float" office:value="5050.49684101192">
                <text:p>5050.496841011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0662000000000">
                <text:p>130662000000000</text:p>
              </table:table-cell>
              <table:table-cell office:value-type="float" office:value="-208.49">
                <text:p>-208.49</text:p>
              </table:table-cell>
              <table:table-cell office:value-type="float" office:value="30.6144">
                <text:p>30.6144</text:p>
              </table:table-cell>
              <table:table-cell office:value-type="float" office:value="-6649.69797518203">
                <text:p>-6649.69797518203</text:p>
              </table:table-cell>
              <table:table-cell office:value-type="float" office:value="5473.12006961245">
                <text:p>5473.1200696124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5839000000000">
                <text:p>125839000000000</text:p>
              </table:table-cell>
              <table:table-cell office:value-type="float" office:value="-223.287">
                <text:p>-223.287</text:p>
              </table:table-cell>
              <table:table-cell office:value-type="float" office:value="33.674">
                <text:p>33.674</text:p>
              </table:table-cell>
              <table:table-cell office:value-type="float" office:value="-6950.00318393566">
                <text:p>-6950.00318393566</text:p>
              </table:table-cell>
              <table:table-cell office:value-type="float" office:value="5939.49170922673">
                <text:p>5939.4917092267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0968000000000">
                <text:p>120968000000000</text:p>
              </table:table-cell>
              <table:table-cell office:value-type="float" office:value="-241.702">
                <text:p>-241.702</text:p>
              </table:table-cell>
              <table:table-cell office:value-type="float" office:value="37.355">
                <text:p>37.355</text:p>
              </table:table-cell>
              <table:table-cell office:value-type="float" office:value="-7269.00997159913">
                <text:p>-7269.00997159913</text:p>
              </table:table-cell>
              <table:table-cell office:value-type="float" office:value="6462.21729980232">
                <text:p>6462.217299802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6144000000000">
                <text:p>116144000000000</text:p>
              </table:table-cell>
              <table:table-cell office:value-type="float" office:value="-260.866">
                <text:p>-260.866</text:p>
              </table:table-cell>
              <table:table-cell office:value-type="float" office:value="41.4414">
                <text:p>41.4414</text:p>
              </table:table-cell>
              <table:table-cell office:value-type="float" office:value="-7600.95243651067">
                <text:p>-7600.95243651067</text:p>
              </table:table-cell>
              <table:table-cell office:value-type="float" office:value="7037.93773664605">
                <text:p>7037.937736646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1317000000000">
                <text:p>111317000000000</text:p>
              </table:table-cell>
              <table:table-cell office:value-type="float" office:value="-284.142">
                <text:p>-284.142</text:p>
              </table:table-cell>
              <table:table-cell office:value-type="float" office:value="46.3344">
                <text:p>46.3344</text:p>
              </table:table-cell>
              <table:table-cell office:value-type="float" office:value="-7949.4023205376">
                <text:p>-7949.4023205376</text:p>
              </table:table-cell>
              <table:table-cell office:value-type="float" office:value="7679.70723205152">
                <text:p>7679.707232051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6458000000000">
                <text:p>106458000000000</text:p>
              </table:table-cell>
              <table:table-cell office:value-type="float" office:value="-308.446">
                <text:p>-308.446</text:p>
              </table:table-cell>
              <table:table-cell office:value-type="float" office:value="51.87">
                <text:p>51.87</text:p>
              </table:table-cell>
              <table:table-cell office:value-type="float" office:value="-8316.85126585958">
                <text:p>-8316.85126585958</text:p>
              </table:table-cell>
              <table:table-cell office:value-type="float" office:value="8401.36588356171">
                <text:p>8401.365883561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1626000000000">
                <text:p>101626000000000</text:p>
              </table:table-cell>
              <table:table-cell office:value-type="float" office:value="-337.444">
                <text:p>-337.444</text:p>
              </table:table-cell>
              <table:table-cell office:value-type="float" office:value="58.4868">
                <text:p>58.4868</text:p>
              </table:table-cell>
              <table:table-cell office:value-type="float" office:value="-8698.9129613033">
                <text:p>-8698.9129613033</text:p>
              </table:table-cell>
              <table:table-cell office:value-type="float" office:value="9205.07067057738">
                <text:p>9205.070670577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6774200000000">
                <text:p>96774200000000</text:p>
              </table:table-cell>
              <table:table-cell office:value-type="float" office:value="-371.626">
                <text:p>-371.626</text:p>
              </table:table-cell>
              <table:table-cell office:value-type="float" office:value="66.3552">
                <text:p>66.3552</text:p>
              </table:table-cell>
              <table:table-cell office:value-type="float" office:value="-9099.08542386229">
                <text:p>-9099.08542386229</text:p>
              </table:table-cell>
              <table:table-cell office:value-type="float" office:value="10111.2053524333">
                <text:p>10111.205352433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4369300000000">
                <text:p>94369300000000</text:p>
              </table:table-cell>
              <table:table-cell office:value-type="float" office:value="-391.33">
                <text:p>-391.33</text:p>
              </table:table-cell>
              <table:table-cell office:value-type="float" office:value="70.92">
                <text:p>70.92</text:p>
              </table:table-cell>
              <table:table-cell office:value-type="float" office:value="-9303.46392466131">
                <text:p>-9303.46392466131</text:p>
              </table:table-cell>
              <table:table-cell office:value-type="float" office:value="10601.7528147296">
                <text:p>10601.75281472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1939900000000">
                <text:p>91939900000000</text:p>
              </table:table-cell>
              <table:table-cell office:value-type="float" office:value="-411.559">
                <text:p>-411.559</text:p>
              </table:table-cell>
              <table:table-cell office:value-type="float" office:value="75.7904">
                <text:p>75.7904</text:p>
              </table:table-cell>
              <table:table-cell office:value-type="float" office:value="-9513.87549694496">
                <text:p>-9513.87549694496</text:p>
              </table:table-cell>
              <table:table-cell office:value-type="float" office:value="11127.9748199054">
                <text:p>11127.974819905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9525500000000">
                <text:p>89525500000000</text:p>
              </table:table-cell>
              <table:table-cell office:value-type="float" office:value="-432.324">
                <text:p>-432.324</text:p>
              </table:table-cell>
              <table:table-cell office:value-type="float" office:value="81.0612">
                <text:p>81.0612</text:p>
              </table:table-cell>
              <table:table-cell office:value-type="float" office:value="-9726.81853729853">
                <text:p>-9726.81853729853</text:p>
              </table:table-cell>
              <table:table-cell office:value-type="float" office:value="11683.8441925251">
                <text:p>11683.844192525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7108000000000">
                <text:p>87108000000000</text:p>
              </table:table-cell>
              <table:table-cell office:value-type="float" office:value="-457.876">
                <text:p>-457.876</text:p>
              </table:table-cell>
              <table:table-cell office:value-type="float" office:value="87.1596">
                <text:p>87.1596</text:p>
              </table:table-cell>
              <table:table-cell office:value-type="float" office:value="-9943.73374716477">
                <text:p>-9943.73374716477</text:p>
              </table:table-cell>
              <table:table-cell office:value-type="float" office:value="12275.8668477356">
                <text:p>12275.866847735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4697900000000">
                <text:p>84697900000000</text:p>
              </table:table-cell>
              <table:table-cell office:value-type="float" office:value="-484.194">
                <text:p>-484.194</text:p>
              </table:table-cell>
              <table:table-cell office:value-type="float" office:value="93.7758">
                <text:p>93.7758</text:p>
              </table:table-cell>
              <table:table-cell office:value-type="float" office:value="-10163.5171416059">
                <text:p>-10163.5171416059</text:p>
              </table:table-cell>
              <table:table-cell office:value-type="float" office:value="12904.202258034">
                <text:p>12904.2022580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2259400000000">
                <text:p>82259400000000</text:p>
              </table:table-cell>
              <table:table-cell office:value-type="float" office:value="-511.277">
                <text:p>-511.277</text:p>
              </table:table-cell>
              <table:table-cell office:value-type="float" office:value="100.89">
                <text:p>100.89</text:p>
              </table:table-cell>
              <table:table-cell office:value-type="float" office:value="-10389.296743834">
                <text:p>-10389.296743834</text:p>
              </table:table-cell>
              <table:table-cell office:value-type="float" office:value="13581.8667412407">
                <text:p>13581.86674124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9850900000000">
                <text:p>79850900000000</text:p>
              </table:table-cell>
              <table:table-cell office:value-type="float" office:value="-539.142">
                <text:p>-539.142</text:p>
              </table:table-cell>
              <table:table-cell office:value-type="float" office:value="108.662">
                <text:p>108.662</text:p>
              </table:table-cell>
              <table:table-cell office:value-type="float" office:value="-10615.4518686327">
                <text:p>-10615.4518686327</text:p>
              </table:table-cell>
              <table:table-cell office:value-type="float" office:value="14296.0688529385">
                <text:p>14296.06885293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7419400000000">
                <text:p>77419400000000</text:p>
              </table:table-cell>
              <table:table-cell office:value-type="float" office:value="-577.316">
                <text:p>-577.316</text:p>
              </table:table-cell>
              <table:table-cell office:value-type="float" office:value="118.114">
                <text:p>118.114</text:p>
              </table:table-cell>
              <table:table-cell office:value-type="float" office:value="-10846.7008952243">
                <text:p>-10846.7008952243</text:p>
              </table:table-cell>
              <table:table-cell office:value-type="float" office:value="15066.2424547257">
                <text:p>15066.24245472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5000000000000">
                <text:p>75000000000000</text:p>
              </table:table-cell>
              <table:table-cell office:value-type="float" office:value="-611.92">
                <text:p>-611.92</text:p>
              </table:table-cell>
              <table:table-cell office:value-type="float" office:value="127.92">
                <text:p>127.92</text:p>
              </table:table-cell>
              <table:table-cell office:value-type="float" office:value="-11079.4482658583">
                <text:p>-11079.4482658583</text:p>
              </table:table-cell>
              <table:table-cell office:value-type="float" office:value="15885.9473345639">
                <text:p>15885.94733456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2586500000000">
                <text:p>72586500000000</text:p>
              </table:table-cell>
              <table:table-cell office:value-type="float" office:value="-652.717">
                <text:p>-652.717</text:p>
              </table:table-cell>
              <table:table-cell office:value-type="float" office:value="139.649">
                <text:p>139.649</text:p>
              </table:table-cell>
              <table:table-cell office:value-type="float" office:value="-11313.9498207158">
                <text:p>-11313.9498207158</text:p>
              </table:table-cell>
              <table:table-cell office:value-type="float" office:value="16761.5365260029">
                <text:p>16761.53652600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0175400000000">
                <text:p>70175400000000</text:p>
              </table:table-cell>
              <table:table-cell office:value-type="float" office:value="-700.17">
                <text:p>-700.17</text:p>
              </table:table-cell>
              <table:table-cell office:value-type="float" office:value="153.171">
                <text:p>153.171</text:p>
              </table:table-cell>
              <table:table-cell office:value-type="float" office:value="-11550.1872043691">
                <text:p>-11550.1872043691</text:p>
              </table:table-cell>
              <table:table-cell office:value-type="float" office:value="17699.4094833054">
                <text:p>17699.40948330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7750700000000">
                <text:p>67750700000000</text:p>
              </table:table-cell>
              <table:table-cell office:value-type="float" office:value="-749.394">
                <text:p>-749.394</text:p>
              </table:table-cell>
              <table:table-cell office:value-type="float" office:value="168.15">
                <text:p>168.15</text:p>
              </table:table-cell>
              <table:table-cell office:value-type="float" office:value="-11789.3533694039">
                <text:p>-11789.3533694039</text:p>
              </table:table-cell>
              <table:table-cell office:value-type="float" office:value="18712.4255866577">
                <text:p>18712.425586657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5331000000000">
                <text:p>65331000000000</text:p>
              </table:table-cell>
              <table:table-cell office:value-type="float" office:value="-806.058">
                <text:p>-806.058</text:p>
              </table:table-cell>
              <table:table-cell office:value-type="float" office:value="185.5">
                <text:p>185.5</text:p>
              </table:table-cell>
              <table:table-cell office:value-type="float" office:value="-12029.1930909264">
                <text:p>-12029.1930909264</text:p>
              </table:table-cell>
              <table:table-cell office:value-type="float" office:value="19800.2349506663">
                <text:p>19800.23495066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2906300000000">
                <text:p>62906300000000</text:p>
              </table:table-cell>
              <table:table-cell office:value-type="float" office:value="-870.789">
                <text:p>-870.789</text:p>
              </table:table-cell>
              <table:table-cell office:value-type="float" office:value="205.51">
                <text:p>205.51</text:p>
              </table:table-cell>
              <table:table-cell office:value-type="float" office:value="-12270.2251029511">
                <text:p>-12270.2251029511</text:p>
              </table:table-cell>
              <table:table-cell office:value-type="float" office:value="20975.4280606203">
                <text:p>20975.42806062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0496100000000">
                <text:p>60496100000000</text:p>
              </table:table-cell>
              <table:table-cell office:value-type="float" office:value="-944.298">
                <text:p>-944.298</text:p>
              </table:table-cell>
              <table:table-cell office:value-type="float" office:value="228.628">
                <text:p>228.628</text:p>
              </table:table-cell>
              <table:table-cell office:value-type="float" office:value="-12509.9970444312">
                <text:p>-12509.9970444312</text:p>
              </table:table-cell>
              <table:table-cell office:value-type="float" office:value="22237.2764426336">
                <text:p>22237.27644263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072000000000">
                <text:p>58072000000000</text:p>
              </table:table-cell>
              <table:table-cell office:value-type="float" office:value="-1020.95">
                <text:p>-1020.95</text:p>
              </table:table-cell>
              <table:table-cell office:value-type="float" office:value="254.044">
                <text:p>254.044</text:p>
              </table:table-cell>
              <table:table-cell office:value-type="float" office:value="-12750.7784240847">
                <text:p>-12750.7784240847</text:p>
              </table:table-cell>
              <table:table-cell office:value-type="float" office:value="23611.3612469294">
                <text:p>23611.36124692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5648300000000">
                <text:p>55648300000000</text:p>
              </table:table-cell>
              <table:table-cell office:value-type="float" office:value="-1100.83">
                <text:p>-1100.83</text:p>
              </table:table-cell>
              <table:table-cell office:value-type="float" office:value="282.414">
                <text:p>282.414</text:p>
              </table:table-cell>
              <table:table-cell office:value-type="float" office:value="-12990.545902927">
                <text:p>-12990.545902927</text:p>
              </table:table-cell>
              <table:table-cell office:value-type="float" office:value="25103.0205715101">
                <text:p>25103.02057151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3229200000000">
                <text:p>53229200000000</text:p>
              </table:table-cell>
              <table:table-cell office:value-type="float" office:value="-1197.75">
                <text:p>-1197.75</text:p>
              </table:table-cell>
              <table:table-cell office:value-type="float" office:value="316.315">
                <text:p>316.315</text:p>
              </table:table-cell>
              <table:table-cell office:value-type="float" office:value="-13228.2461974365">
                <text:p>-13228.2461974365</text:p>
              </table:table-cell>
              <table:table-cell office:value-type="float" office:value="26724.0460334215">
                <text:p>26724.046033421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0813000000000">
                <text:p>50813000000000</text:p>
              </table:table-cell>
              <table:table-cell office:value-type="float" office:value="-1313.52">
                <text:p>-1313.52</text:p>
              </table:table-cell>
              <table:table-cell office:value-type="float" office:value="356.918">
                <text:p>356.918</text:p>
              </table:table-cell>
              <table:table-cell office:value-type="float" office:value="-13463.3748344301">
                <text:p>-13463.3748344301</text:p>
              </table:table-cell>
              <table:table-cell office:value-type="float" office:value="28492.3590471198">
                <text:p>28492.35904711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8394900000000">
                <text:p>48394900000000</text:p>
              </table:table-cell>
              <table:table-cell office:value-type="float" office:value="-1435.66">
                <text:p>-1435.66</text:p>
              </table:table-cell>
              <table:table-cell office:value-type="float" office:value="406.725">
                <text:p>406.725</text:p>
              </table:table-cell>
              <table:table-cell office:value-type="float" office:value="-13695.6827080499">
                <text:p>-13695.6827080499</text:p>
              </table:table-cell>
              <table:table-cell office:value-type="float" office:value="30432.1649907478">
                <text:p>30432.164990747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7184600000000">
                <text:p>47184600000000</text:p>
              </table:table-cell>
              <table:table-cell office:value-type="float" office:value="-1499.2">
                <text:p>-1499.2</text:p>
              </table:table-cell>
              <table:table-cell office:value-type="float" office:value="435.394">
                <text:p>435.394</text:p>
              </table:table-cell>
              <table:table-cell office:value-type="float" office:value="-13810.5929610408">
                <text:p>-13810.5929610408</text:p>
              </table:table-cell>
              <table:table-cell office:value-type="float" office:value="31474.6235571046">
                <text:p>31474.62355710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5970000000000">
                <text:p>45970000000000</text:p>
              </table:table-cell>
              <table:table-cell office:value-type="float" office:value="-1564.4">
                <text:p>-1564.4</text:p>
              </table:table-cell>
              <table:table-cell office:value-type="float" office:value="466.541">
                <text:p>466.541</text:p>
              </table:table-cell>
              <table:table-cell office:value-type="float" office:value="-13924.8664284606">
                <text:p>-13924.8664284606</text:p>
              </table:table-cell>
              <table:table-cell office:value-type="float" office:value="32573.5260454121">
                <text:p>32573.52604541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4762800000000">
                <text:p>44762800000000</text:p>
              </table:table-cell>
              <table:table-cell office:value-type="float" office:value="-1647.32">
                <text:p>-1647.32</text:p>
              </table:table-cell>
              <table:table-cell office:value-type="float" office:value="502.854">
                <text:p>502.854</text:p>
              </table:table-cell>
              <table:table-cell office:value-type="float" office:value="-14037.3068130651">
                <text:p>-14037.3068130651</text:p>
              </table:table-cell>
              <table:table-cell office:value-type="float" office:value="33722.0941550476">
                <text:p>33722.094155047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3554000000000">
                <text:p>43554000000000</text:p>
              </table:table-cell>
              <table:table-cell office:value-type="float" office:value="-1724.53">
                <text:p>-1724.53</text:p>
              </table:table-cell>
              <table:table-cell office:value-type="float" office:value="541.036">
                <text:p>541.036</text:p>
              </table:table-cell>
              <table:table-cell office:value-type="float" office:value="-14148.6594021139">
                <text:p>-14148.6594021139</text:p>
              </table:table-cell>
              <table:table-cell office:value-type="float" office:value="34932.9281562077">
                <text:p>34932.928156207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2343000000000">
                <text:p>42343000000000</text:p>
              </table:table-cell>
              <table:table-cell office:value-type="float" office:value="-1812.12">
                <text:p>-1812.12</text:p>
              </table:table-cell>
              <table:table-cell office:value-type="float" office:value="582.708">
                <text:p>582.708</text:p>
              </table:table-cell>
              <table:table-cell office:value-type="float" office:value="-14258.8705525083">
                <text:p>-14258.8705525083</text:p>
              </table:table-cell>
              <table:table-cell office:value-type="float" office:value="36211.8747903598">
                <text:p>36211.874790359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1135300000000">
                <text:p>41135300000000</text:p>
              </table:table-cell>
              <table:table-cell office:value-type="float" office:value="-1902.03">
                <text:p>-1902.03</text:p>
              </table:table-cell>
              <table:table-cell office:value-type="float" office:value="626.252">
                <text:p>626.252</text:p>
              </table:table-cell>
              <table:table-cell office:value-type="float" office:value="-14367.3372924461">
                <text:p>-14367.3372924461</text:p>
              </table:table-cell>
              <table:table-cell office:value-type="float" office:value="37558.5568736365">
                <text:p>37558.556873636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9925500000000">
                <text:p>39925500000000</text:p>
              </table:table-cell>
              <table:table-cell office:value-type="float" office:value="-2003.41">
                <text:p>-2003.41</text:p>
              </table:table-cell>
              <table:table-cell office:value-type="float" office:value="675.171">
                <text:p>675.171</text:p>
              </table:table-cell>
              <table:table-cell office:value-type="float" office:value="-14474.4410263351">
                <text:p>-14474.4410263351</text:p>
              </table:table-cell>
              <table:table-cell office:value-type="float" office:value="38985.0855991734">
                <text:p>38985.085599173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8714700000000">
                <text:p>38714700000000</text:p>
              </table:table-cell>
              <table:table-cell office:value-type="float" office:value="-2108">
                <text:p>-2108</text:p>
              </table:table-cell>
              <table:table-cell office:value-type="float" office:value="728.624">
                <text:p>728.624</text:p>
              </table:table-cell>
              <table:table-cell office:value-type="float" office:value="-14579.9713107512">
                <text:p>-14579.9713107512</text:p>
              </table:table-cell>
              <table:table-cell office:value-type="float" office:value="40497.4435421204">
                <text:p>40497.44354212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7504700000000">
                <text:p>37504700000000</text:p>
              </table:table-cell>
              <table:table-cell office:value-type="float" office:value="-2225.21">
                <text:p>-2225.21</text:p>
              </table:table-cell>
              <table:table-cell office:value-type="float" office:value="788.8">
                <text:p>788.8</text:p>
              </table:table-cell>
              <table:table-cell office:value-type="float" office:value="-14683.6628108297">
                <text:p>-14683.6628108297</text:p>
              </table:table-cell>
              <table:table-cell office:value-type="float" office:value="42101.2833368747">
                <text:p>42101.28333687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6293200000000">
                <text:p>36293200000000</text:p>
              </table:table-cell>
              <table:table-cell office:value-type="float" office:value="-2347.05">
                <text:p>-2347.05</text:p>
              </table:table-cell>
              <table:table-cell office:value-type="float" office:value="858.323">
                <text:p>858.323</text:p>
              </table:table-cell>
              <table:table-cell office:value-type="float" office:value="-14785.6021031999">
                <text:p>-14785.6021031999</text:p>
              </table:table-cell>
              <table:table-cell office:value-type="float" office:value="43808.6808382243">
                <text:p>43808.680838224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083600000000">
                <text:p>35083600000000</text:p>
              </table:table-cell>
              <table:table-cell office:value-type="float" office:value="-2473.25">
                <text:p>-2473.25</text:p>
              </table:table-cell>
              <table:table-cell office:value-type="float" office:value="935.203">
                <text:p>935.203</text:p>
              </table:table-cell>
              <table:table-cell office:value-type="float" office:value="-14885.3947627301">
                <text:p>-14885.3947627301</text:p>
              </table:table-cell>
              <table:table-cell office:value-type="float" office:value="45624.953223036">
                <text:p>45624.95322303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3875300000000">
                <text:p>33875300000000</text:p>
              </table:table-cell>
              <table:table-cell office:value-type="float" office:value="-2624.28">
                <text:p>-2624.28</text:p>
              </table:table-cell>
              <table:table-cell office:value-type="float" office:value="1025.08">
                <text:p>1025.08</text:p>
              </table:table-cell>
              <table:table-cell office:value-type="float" office:value="-14982.9889390986">
                <text:p>-14982.9889390986</text:p>
              </table:table-cell>
              <table:table-cell office:value-type="float" office:value="47562.1354306734">
                <text:p>47562.13543067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2665500000000">
                <text:p>32665500000000</text:p>
              </table:table-cell>
              <table:table-cell office:value-type="float" office:value="-2780.07">
                <text:p>-2780.07</text:p>
              </table:table-cell>
              <table:table-cell office:value-type="float" office:value="1118.69">
                <text:p>1118.69</text:p>
              </table:table-cell>
              <table:table-cell office:value-type="float" office:value="-15078.5009166497">
                <text:p>-15078.5009166497</text:p>
              </table:table-cell>
              <table:table-cell office:value-type="float" office:value="49638.0496691529">
                <text:p>49638.04966915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456400000000">
                <text:p>31456400000000</text:p>
              </table:table-cell>
              <table:table-cell office:value-type="float" office:value="-2952.09">
                <text:p>-2952.09</text:p>
              </table:table-cell>
              <table:table-cell office:value-type="float" office:value="1222.36">
                <text:p>1222.36</text:p>
              </table:table-cell>
              <table:table-cell office:value-type="float" office:value="-15171.6457385393">
                <text:p>-15171.6457385393</text:p>
              </table:table-cell>
              <table:table-cell office:value-type="float" office:value="51864.3990956977">
                <text:p>51864.399095697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0245000000000">
                <text:p>30245000000000</text:p>
              </table:table-cell>
              <table:table-cell office:value-type="float" office:value="-3141.91">
                <text:p>-3141.91</text:p>
              </table:table-cell>
              <table:table-cell office:value-type="float" office:value="1339.06">
                <text:p>1339.06</text:p>
              </table:table-cell>
              <table:table-cell office:value-type="float" office:value="-15262.5409551279">
                <text:p>-15262.5409551279</text:p>
              </table:table-cell>
              <table:table-cell office:value-type="float" office:value="54264.869000396">
                <text:p>54264.8690003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>
      <number:scientific-number number:decimal-places="1" number:min-integer-digits="3" number:min-exponent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2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2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29cm" svg:height="9.117cm" xlink:href=".." xlink:type="simple" chart:class="chart:scatter" chart:style-name="ch1">
        <chart:legend svg:x="10.696cm" svg:y="0.335cm" style:legend-expansion="custom" chartooo:width="4.512cm" chartooo:height="3.961cm" style:legend-expansion-aspect-ratio="1.13910628629134" chart:style-name="ch2"/>
        <chart:plot-area chart:style-name="ch3" table:cell-range-address="Sheet1.B239:Sheet1.B315 Sheet1.E1:Sheet1.H1 Sheet1.E239:Sheet1.H315" chart:data-source-has-labels="row" svg:x="0.878cm" svg:y="0.134cm" svg:width="15.15cm" svg:height="8.234cm">
          <chartooo:coordinate-region svg:x="2.161cm" svg:y="0.334cm" svg:width="13.032cm" svg:height="7.835cm"/>
          <chart:axis chart:dimension="x" chart:name="primary-x" chart:style-name="ch4">
            <chart:title svg:x="7.603cm" svg:y="8.332cm" chart:style-name="ch5">
              <text:p>周波数 [Hz]</text:p>
            </chart:title>
          </chart:axis>
          <chart:axis chart:dimension="y" chart:name="primary-y" chart:style-name="ch6">
            <chart:title svg:x="0cm" svg:y="5.364cm" chart:style-name="ch7">
              <text:p>誘電率</text:p>
            </chart:title>
            <chart:grid chart:style-name="ch8" chart:class="major"/>
          </chart:axis>
          <chart:series chart:style-name="ch9" chart:values-cell-range-address="Sheet1.E239:Sheet1.E315" chart:label-cell-address="Sheet1.E1:Sheet1.E1" chart:class="chart:scatter">
            <chart:domain table:cell-range-address="Sheet1.B239:Sheet1.B315"/>
            <chart:data-point chart:repeated="77"/>
          </chart:series>
          <chart:series chart:style-name="ch10" chart:values-cell-range-address="Sheet1.F239:Sheet1.F315" chart:label-cell-address="Sheet1.F1:Sheet1.F1" chart:class="chart:scatter">
            <chart:data-point chart:repeated="77"/>
          </chart:series>
          <chart:series chart:style-name="ch11" chart:values-cell-range-address="Sheet1.G239:Sheet1.G315" chart:label-cell-address="Sheet1.G1:Sheet1.G1" chart:class="chart:scatter">
            <chart:data-point chart:repeated="77"/>
          </chart:series>
          <chart:series chart:style-name="ch12" chart:values-cell-range-address="Sheet1.H239:Sheet1.H315" chart:label-cell-address="Sheet1.H1:Sheet1.H1" chart:class="chart:scatter">
            <chart:data-point chart:repeated="7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誘電率 実部(実験) </text:p>
                <draw:g>
                  <svg:desc>Sheet1.E1:Sheet1.E1</svg:desc>
                </draw:g>
              </table:table-cell>
              <table:table-cell office:value-type="string">
                <text:p>誘電率 虚部(実験) </text:p>
                <draw:g>
                  <svg:desc>Sheet1.F1:Sheet1.F1</svg:desc>
                </draw:g>
              </table:table-cell>
              <table:table-cell office:value-type="string">
                <text:p>誘電率 実部(Drude) </text:p>
                <draw:g>
                  <svg:desc>Sheet1.G1:Sheet1.G1</svg:desc>
                </draw:g>
              </table:table-cell>
              <table:table-cell office:value-type="string">
                <text:p>誘電率 虚部(Drude)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1353000000000">
                <text:p>411353000000000</text:p>
                <draw:g>
                  <svg:desc>Sheet1.B239:Sheet1.B315</svg:desc>
                </draw:g>
              </table:table-cell>
              <table:table-cell office:value-type="float" office:value="-18.9494">
                <text:p>-18.9494</text:p>
                <draw:g>
                  <svg:desc>Sheet1.E239:Sheet1.E315</svg:desc>
                </draw:g>
              </table:table-cell>
              <table:table-cell office:value-type="float" office:value="1.4268">
                <text:p>1.4268</text:p>
                <draw:g>
                  <svg:desc>Sheet1.F239:Sheet1.F315</svg:desc>
                </draw:g>
              </table:table-cell>
              <table:table-cell office:value-type="float" office:value="-1052.47403615906">
                <text:p>-1052.47403615906</text:p>
                <draw:g>
                  <svg:desc>Sheet1.G239:Sheet1.G315</svg:desc>
                </draw:g>
              </table:table-cell>
              <table:table-cell office:value-type="float" office:value="275.376083513719">
                <text:p>275.376083513719</text:p>
                <draw:g>
                  <svg:desc>Sheet1.H239:Sheet1.H3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7147000000000">
                <text:p>387147000000000</text:p>
              </table:table-cell>
              <table:table-cell office:value-type="float" office:value="-23.6499">
                <text:p>-23.6499</text:p>
              </table:table-cell>
              <table:table-cell office:value-type="float" office:value="1.69128">
                <text:p>1.69128</text:p>
              </table:table-cell>
              <table:table-cell office:value-type="float" office:value="-1178.59800952541">
                <text:p>-1178.59800952541</text:p>
              </table:table-cell>
              <table:table-cell office:value-type="float" office:value="327.623604594361">
                <text:p>327.6236045943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2932000000000">
                <text:p>362932000000000</text:p>
              </table:table-cell>
              <table:table-cell office:value-type="float" office:value="-29.0874">
                <text:p>-29.0874</text:p>
              </table:table-cell>
              <table:table-cell office:value-type="float" office:value="2.02664">
                <text:p>2.02664</text:p>
              </table:table-cell>
              <table:table-cell office:value-type="float" office:value="-1328.13026556954">
                <text:p>-1328.13026556954</text:p>
              </table:table-cell>
              <table:table-cell office:value-type="float" office:value="393.785152196389">
                <text:p>393.785152196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8753000000000">
                <text:p>338753000000000</text:p>
              </table:table-cell>
              <table:table-cell office:value-type="float" office:value="-34.6185">
                <text:p>-34.6185</text:p>
              </table:table-cell>
              <table:table-cell office:value-type="float" office:value="2.4696">
                <text:p>2.4696</text:p>
              </table:table-cell>
              <table:table-cell office:value-type="float" office:value="-1506.65195948968">
                <text:p>-1506.65195948968</text:p>
              </table:table-cell>
              <table:table-cell office:value-type="float" office:value="478.558459773409">
                <text:p>478.5584597734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4564000000000">
                <text:p>314564000000000</text:p>
              </table:table-cell>
              <table:table-cell office:value-type="float" office:value="-41.9166">
                <text:p>-41.9166</text:p>
              </table:table-cell>
              <table:table-cell office:value-type="float" office:value="3.05384">
                <text:p>3.05384</text:p>
              </table:table-cell>
              <table:table-cell office:value-type="float" office:value="-1722.24334713949">
                <text:p>-1722.24334713949</text:p>
              </table:table-cell>
              <table:table-cell office:value-type="float" office:value="589.05336771972">
                <text:p>589.053367719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0416000000000">
                <text:p>290416000000000</text:p>
              </table:table-cell>
              <table:table-cell office:value-type="float" office:value="-50.0589">
                <text:p>-50.0589</text:p>
              </table:table-cell>
              <table:table-cell office:value-type="float" office:value="3.84608">
                <text:p>3.84608</text:p>
              </table:table-cell>
              <table:table-cell office:value-type="float" office:value="-1984.74643329616">
                <text:p>-1984.74643329616</text:p>
              </table:table-cell>
              <table:table-cell office:value-type="float" office:value="735.225062874643">
                <text:p>735.2250628746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6193000000000">
                <text:p>266193000000000</text:p>
              </table:table-cell>
              <table:table-cell office:value-type="float" office:value="-62.9822">
                <text:p>-62.9822</text:p>
              </table:table-cell>
              <table:table-cell office:value-type="float" office:value="4.94832">
                <text:p>4.94832</text:p>
              </table:table-cell>
              <table:table-cell office:value-type="float" office:value="-2309.58337764286">
                <text:p>-2309.58337764286</text:p>
              </table:table-cell>
              <table:table-cell office:value-type="float" office:value="933.344699345949">
                <text:p>933.3446993459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1935000000000">
                <text:p>241935000000000</text:p>
              </table:table-cell>
              <table:table-cell office:value-type="float" office:value="-77.0513">
                <text:p>-77.0513</text:p>
              </table:table-cell>
              <table:table-cell office:value-type="float" office:value="6.52488">
                <text:p>6.52488</text:p>
              </table:table-cell>
              <table:table-cell office:value-type="float" office:value="-2715.90072036034">
                <text:p>-2715.90072036034</text:p>
              </table:table-cell>
              <table:table-cell office:value-type="float" office:value="1207.51384629896">
                <text:p>1207.513846298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7154000000000">
                <text:p>237154000000000</text:p>
              </table:table-cell>
              <table:table-cell office:value-type="float" office:value="-65.5994">
                <text:p>-65.5994</text:p>
              </table:table-cell>
              <table:table-cell office:value-type="float" office:value="6.29402">
                <text:p>6.29402</text:p>
              </table:table-cell>
              <table:table-cell office:value-type="float" office:value="-2807.68178193001">
                <text:p>-2807.68178193001</text:p>
              </table:table-cell>
              <table:table-cell office:value-type="float" office:value="1273.47122020255">
                <text:p>1273.47122020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2378000000000">
                <text:p>232378000000000</text:p>
              </table:table-cell>
              <table:table-cell office:value-type="float" office:value="-68.2249">
                <text:p>-68.2249</text:p>
              </table:table-cell>
              <table:table-cell office:value-type="float" office:value="6.6495">
                <text:p>6.6495</text:p>
              </table:table-cell>
              <table:table-cell office:value-type="float" office:value="-2903.75066431461">
                <text:p>-2903.75066431461</text:p>
              </table:table-cell>
              <table:table-cell office:value-type="float" office:value="1344.09789700014">
                <text:p>1344.097897000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7445000000000">
                <text:p>227445000000000</text:p>
              </table:table-cell>
              <table:table-cell office:value-type="float" office:value="-71.072">
                <text:p>-71.072</text:p>
              </table:table-cell>
              <table:table-cell office:value-type="float" office:value="7.05596">
                <text:p>7.05596</text:p>
              </table:table-cell>
              <table:table-cell office:value-type="float" office:value="-3007.85125939688">
                <text:p>-3007.85125939688</text:p>
              </table:table-cell>
              <table:table-cell office:value-type="float" office:value="1422.46430338559">
                <text:p>1422.464303385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7707000000000">
                <text:p>217707000000000</text:p>
              </table:table-cell>
              <table:table-cell office:value-type="float" office:value="-73.9782">
                <text:p>-73.9782</text:p>
              </table:table-cell>
              <table:table-cell office:value-type="float" office:value="7.49048">
                <text:p>7.49048</text:p>
              </table:table-cell>
              <table:table-cell office:value-type="float" office:value="-3229.07583152372">
                <text:p>-3229.07583152372</text:p>
              </table:table-cell>
              <table:table-cell office:value-type="float" office:value="1595.35514193054">
                <text:p>1595.355141930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7707000000000">
                <text:p>217707000000000</text:p>
              </table:table-cell>
              <table:table-cell office:value-type="float" office:value="-94.6882">
                <text:p>-94.6882</text:p>
              </table:table-cell>
              <table:table-cell office:value-type="float" office:value="8.90352">
                <text:p>8.90352</text:p>
              </table:table-cell>
              <table:table-cell office:value-type="float" office:value="-3229.07583152372">
                <text:p>-3229.07583152372</text:p>
              </table:table-cell>
              <table:table-cell office:value-type="float" office:value="1595.35514193054">
                <text:p>1595.355141930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6763000000000">
                <text:p>216763000000000</text:p>
              </table:table-cell>
              <table:table-cell office:value-type="float" office:value="-77.119">
                <text:p>-77.119</text:p>
              </table:table-cell>
              <table:table-cell office:value-type="float" office:value="7.96316">
                <text:p>7.96316</text:p>
              </table:table-cell>
              <table:table-cell office:value-type="float" office:value="-3251.703027986">
                <text:p>-3251.703027986</text:p>
              </table:table-cell>
              <table:table-cell office:value-type="float" office:value="1613.52727984912">
                <text:p>1613.527279849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2917000000000">
                <text:p>212917000000000</text:p>
              </table:table-cell>
              <table:table-cell office:value-type="float" office:value="-80.5053">
                <text:p>-80.5053</text:p>
              </table:table-cell>
              <table:table-cell office:value-type="float" office:value="8.47616">
                <text:p>8.47616</text:p>
              </table:table-cell>
              <table:table-cell office:value-type="float" office:value="-3346.17860371123">
                <text:p>-3346.17860371123</text:p>
              </table:table-cell>
              <table:table-cell office:value-type="float" office:value="1690.38488151914">
                <text:p>1690.384881519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8044000000000">
                <text:p>208044000000000</text:p>
              </table:table-cell>
              <table:table-cell office:value-type="float" office:value="-83.9655">
                <text:p>-83.9655</text:p>
              </table:table-cell>
              <table:table-cell office:value-type="float" office:value="9.0219">
                <text:p>9.0219</text:p>
              </table:table-cell>
              <table:table-cell office:value-type="float" office:value="-3471.37313998105">
                <text:p>-3471.37313998105</text:p>
              </table:table-cell>
              <table:table-cell office:value-type="float" office:value="1794.68504697055">
                <text:p>1794.68504697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252000000000">
                <text:p>203252000000000</text:p>
              </table:table-cell>
              <table:table-cell office:value-type="float" office:value="-87.8748">
                <text:p>-87.8748</text:p>
              </table:table-cell>
              <table:table-cell office:value-type="float" office:value="9.6408">
                <text:p>9.6408</text:p>
              </table:table-cell>
              <table:table-cell office:value-type="float" office:value="-3600.81072376723">
                <text:p>-3600.81072376723</text:p>
              </table:table-cell>
              <table:table-cell office:value-type="float" office:value="1905.47436519147">
                <text:p>1905.474365191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8413000000000">
                <text:p>198413000000000</text:p>
              </table:table-cell>
              <table:table-cell office:value-type="float" office:value="-92.0648">
                <text:p>-92.0648</text:p>
              </table:table-cell>
              <table:table-cell office:value-type="float" office:value="10.2889">
                <text:p>10.2889</text:p>
              </table:table-cell>
              <table:table-cell office:value-type="float" office:value="-3738.26838944006">
                <text:p>-3738.26838944006</text:p>
              </table:table-cell>
              <table:table-cell office:value-type="float" office:value="2026.43914376711">
                <text:p>2026.439143767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548000000000">
                <text:p>193548000000000</text:p>
              </table:table-cell>
              <table:table-cell office:value-type="float" office:value="-96.5486">
                <text:p>-96.5486</text:p>
              </table:table-cell>
              <table:table-cell office:value-type="float" office:value="10.9676">
                <text:p>10.9676</text:p>
              </table:table-cell>
              <table:table-cell office:value-type="float" office:value="-3883.71838346696">
                <text:p>-3883.71838346696</text:p>
              </table:table-cell>
              <table:table-cell office:value-type="float" office:value="2158.18119606626">
                <text:p>2158.18119606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3548000000000">
                <text:p>193548000000000</text:p>
              </table:table-cell>
              <table:table-cell office:value-type="float" office:value="-132.553">
                <text:p>-132.553</text:p>
              </table:table-cell>
              <table:table-cell office:value-type="float" office:value="12.65">
                <text:p>12.65</text:p>
              </table:table-cell>
              <table:table-cell office:value-type="float" office:value="-3883.71838346696">
                <text:p>-3883.71838346696</text:p>
              </table:table-cell>
              <table:table-cell office:value-type="float" office:value="2158.18119606626">
                <text:p>2158.181196066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8679000000000">
                <text:p>188679000000000</text:p>
              </table:table-cell>
              <table:table-cell office:value-type="float" office:value="-102.35">
                <text:p>-102.35</text:p>
              </table:table-cell>
              <table:table-cell office:value-type="float" office:value="11.7766">
                <text:p>11.7766</text:p>
              </table:table-cell>
              <table:table-cell office:value-type="float" office:value="-4037.0142158127">
                <text:p>-4037.0142158127</text:p>
              </table:table-cell>
              <table:table-cell office:value-type="float" office:value="2301.23689954424">
                <text:p>2301.236899544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3936000000000">
                <text:p>183936000000000</text:p>
              </table:table-cell>
              <table:table-cell office:value-type="float" office:value="-106.461">
                <text:p>-106.461</text:p>
              </table:table-cell>
              <table:table-cell office:value-type="float" office:value="12.5454">
                <text:p>12.5454</text:p>
              </table:table-cell>
              <table:table-cell office:value-type="float" office:value="-4194.22351571441">
                <text:p>-4194.22351571441</text:p>
              </table:table-cell>
              <table:table-cell office:value-type="float" office:value="2452.47968187299">
                <text:p>2452.479681872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9104000000000">
                <text:p>179104000000000</text:p>
              </table:table-cell>
              <table:table-cell office:value-type="float" office:value="-112.764">
                <text:p>-112.764</text:p>
              </table:table-cell>
              <table:table-cell office:value-type="float" office:value="13.4832">
                <text:p>13.4832</text:p>
              </table:table-cell>
              <table:table-cell office:value-type="float" office:value="-4362.85903283503">
                <text:p>-4362.85903283503</text:p>
              </table:table-cell>
              <table:table-cell office:value-type="float" office:value="2619.88651324528">
                <text:p>2619.886513245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4216000000000">
                <text:p>174216000000000</text:p>
              </table:table-cell>
              <table:table-cell office:value-type="float" office:value="-119.252">
                <text:p>-119.252</text:p>
              </table:table-cell>
              <table:table-cell office:value-type="float" office:value="14.497">
                <text:p>14.497</text:p>
              </table:table-cell>
              <table:table-cell office:value-type="float" office:value="-4542.67110525351">
                <text:p>-4542.67110525351</text:p>
              </table:table-cell>
              <table:table-cell office:value-type="float" office:value="2804.37379753369">
                <text:p>2804.373797533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9396000000000">
                <text:p>169396000000000</text:p>
              </table:table-cell>
              <table:table-cell office:value-type="float" office:value="-125.924">
                <text:p>-125.924</text:p>
              </table:table-cell>
              <table:table-cell office:value-type="float" office:value="15.5904">
                <text:p>15.5904</text:p>
              </table:table-cell>
              <table:table-cell office:value-type="float" office:value="-4729.60173176286">
                <text:p>-4729.60173176286</text:p>
              </table:table-cell>
              <table:table-cell office:value-type="float" office:value="3002.82682517726">
                <text:p>3002.826825177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9396000000000">
                <text:p>169396000000000</text:p>
              </table:table-cell>
              <table:table-cell office:value-type="float" office:value="-166.937">
                <text:p>-166.937</text:p>
              </table:table-cell>
              <table:table-cell office:value-type="float" office:value="18.7308">
                <text:p>18.7308</text:p>
              </table:table-cell>
              <table:table-cell office:value-type="float" office:value="-4729.60173176286">
                <text:p>-4729.60173176286</text:p>
              </table:table-cell>
              <table:table-cell office:value-type="float" office:value="3002.82682517726">
                <text:p>3002.826825177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9659000000000">
                <text:p>159659000000000</text:p>
              </table:table-cell>
              <table:table-cell office:value-type="float" office:value="-132.783">
                <text:p>-132.783</text:p>
              </table:table-cell>
              <table:table-cell office:value-type="float" office:value="16.79">
                <text:p>16.79</text:p>
              </table:table-cell>
              <table:table-cell office:value-type="float" office:value="-5138.66111842808">
                <text:p>-5138.66111842808</text:p>
              </table:table-cell>
              <table:table-cell office:value-type="float" office:value="3461.45054875898">
                <text:p>3461.450548758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6006000000000">
                <text:p>156006000000000</text:p>
              </table:table-cell>
              <table:table-cell office:value-type="float" office:value="-142.198">
                <text:p>-142.198</text:p>
              </table:table-cell>
              <table:table-cell office:value-type="float" office:value="18.2546">
                <text:p>18.2546</text:p>
              </table:table-cell>
              <table:table-cell office:value-type="float" office:value="-5303.74980843366">
                <text:p>-5303.74980843366</text:p>
              </table:table-cell>
              <table:table-cell office:value-type="float" office:value="3656.29017606964">
                <text:p>3656.29017606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4879000000000">
                <text:p>154879000000000</text:p>
              </table:table-cell>
              <table:table-cell office:value-type="float" office:value="-149.491">
                <text:p>-149.491</text:p>
              </table:table-cell>
              <table:table-cell office:value-type="float" office:value="19.6908">
                <text:p>19.6908</text:p>
              </table:table-cell>
              <table:table-cell office:value-type="float" office:value="-5356.03210621852">
                <text:p>-5356.03210621852</text:p>
              </table:table-cell>
              <table:table-cell office:value-type="float" office:value="3719.19341975287">
                <text:p>3719.193419752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00000000000">
                <text:p>150000000000000</text:p>
              </table:table-cell>
              <table:table-cell office:value-type="float" office:value="-159.482">
                <text:p>-159.482</text:p>
              </table:table-cell>
              <table:table-cell office:value-type="float" office:value="21.42">
                <text:p>21.42</text:p>
              </table:table-cell>
              <table:table-cell office:value-type="float" office:value="-5589.97617976766">
                <text:p>-5589.97617976766</text:p>
              </table:table-cell>
              <table:table-cell office:value-type="float" office:value="4007.86822922413">
                <text:p>4007.868229224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5208000000000">
                <text:p>145208000000000</text:p>
              </table:table-cell>
              <table:table-cell office:value-type="float" office:value="-169.803">
                <text:p>-169.803</text:p>
              </table:table-cell>
              <table:table-cell office:value-type="float" office:value="23.296">
                <text:p>23.296</text:p>
              </table:table-cell>
              <table:table-cell office:value-type="float" office:value="-5832.23748863165">
                <text:p>-5832.23748863165</text:p>
              </table:table-cell>
              <table:table-cell office:value-type="float" office:value="4319.52673053326">
                <text:p>4319.526730533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5208000000000">
                <text:p>145208000000000</text:p>
              </table:table-cell>
              <table:table-cell office:value-type="float" office:value="-228.963">
                <text:p>-228.963</text:p>
              </table:table-cell>
              <table:table-cell office:value-type="float" office:value="29.4752">
                <text:p>29.4752</text:p>
              </table:table-cell>
              <table:table-cell office:value-type="float" office:value="-5832.23748863165">
                <text:p>-5832.23748863165</text:p>
              </table:table-cell>
              <table:table-cell office:value-type="float" office:value="4319.52673053326">
                <text:p>4319.526730533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0318000000000">
                <text:p>140318000000000</text:p>
              </table:table-cell>
              <table:table-cell office:value-type="float" office:value="-180.457">
                <text:p>-180.457</text:p>
              </table:table-cell>
              <table:table-cell office:value-type="float" office:value="25.3796">
                <text:p>25.3796</text:p>
              </table:table-cell>
              <table:table-cell office:value-type="float" office:value="-6092.85156997134">
                <text:p>-6092.85156997134</text:p>
              </table:table-cell>
              <table:table-cell office:value-type="float" office:value="4669.770499766">
                <text:p>4669.7704997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5501000000000">
                <text:p>135501000000000</text:p>
              </table:table-cell>
              <table:table-cell office:value-type="float" office:value="-194.214">
                <text:p>-194.214</text:p>
              </table:table-cell>
              <table:table-cell office:value-type="float" office:value="27.8556">
                <text:p>27.8556</text:p>
              </table:table-cell>
              <table:table-cell office:value-type="float" office:value="-6363.4305638218">
                <text:p>-6363.4305638218</text:p>
              </table:table-cell>
              <table:table-cell office:value-type="float" office:value="5050.49684101192">
                <text:p>5050.496841011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0662000000000">
                <text:p>130662000000000</text:p>
              </table:table-cell>
              <table:table-cell office:value-type="float" office:value="-208.49">
                <text:p>-208.49</text:p>
              </table:table-cell>
              <table:table-cell office:value-type="float" office:value="30.6144">
                <text:p>30.6144</text:p>
              </table:table-cell>
              <table:table-cell office:value-type="float" office:value="-6649.69797518203">
                <text:p>-6649.69797518203</text:p>
              </table:table-cell>
              <table:table-cell office:value-type="float" office:value="5473.12006961245">
                <text:p>5473.120069612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5839000000000">
                <text:p>125839000000000</text:p>
              </table:table-cell>
              <table:table-cell office:value-type="float" office:value="-223.287">
                <text:p>-223.287</text:p>
              </table:table-cell>
              <table:table-cell office:value-type="float" office:value="33.674">
                <text:p>33.674</text:p>
              </table:table-cell>
              <table:table-cell office:value-type="float" office:value="-6950.00318393566">
                <text:p>-6950.00318393566</text:p>
              </table:table-cell>
              <table:table-cell office:value-type="float" office:value="5939.49170922673">
                <text:p>5939.491709226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0968000000000">
                <text:p>120968000000000</text:p>
              </table:table-cell>
              <table:table-cell office:value-type="float" office:value="-241.702">
                <text:p>-241.702</text:p>
              </table:table-cell>
              <table:table-cell office:value-type="float" office:value="37.355">
                <text:p>37.355</text:p>
              </table:table-cell>
              <table:table-cell office:value-type="float" office:value="-7269.00997159913">
                <text:p>-7269.00997159913</text:p>
              </table:table-cell>
              <table:table-cell office:value-type="float" office:value="6462.21729980232">
                <text:p>6462.217299802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6144000000000">
                <text:p>116144000000000</text:p>
              </table:table-cell>
              <table:table-cell office:value-type="float" office:value="-260.866">
                <text:p>-260.866</text:p>
              </table:table-cell>
              <table:table-cell office:value-type="float" office:value="41.4414">
                <text:p>41.4414</text:p>
              </table:table-cell>
              <table:table-cell office:value-type="float" office:value="-7600.95243651067">
                <text:p>-7600.95243651067</text:p>
              </table:table-cell>
              <table:table-cell office:value-type="float" office:value="7037.93773664605">
                <text:p>7037.937736646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1317000000000">
                <text:p>111317000000000</text:p>
              </table:table-cell>
              <table:table-cell office:value-type="float" office:value="-284.142">
                <text:p>-284.142</text:p>
              </table:table-cell>
              <table:table-cell office:value-type="float" office:value="46.3344">
                <text:p>46.3344</text:p>
              </table:table-cell>
              <table:table-cell office:value-type="float" office:value="-7949.4023205376">
                <text:p>-7949.4023205376</text:p>
              </table:table-cell>
              <table:table-cell office:value-type="float" office:value="7679.70723205152">
                <text:p>7679.707232051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6458000000000">
                <text:p>106458000000000</text:p>
              </table:table-cell>
              <table:table-cell office:value-type="float" office:value="-308.446">
                <text:p>-308.446</text:p>
              </table:table-cell>
              <table:table-cell office:value-type="float" office:value="51.87">
                <text:p>51.87</text:p>
              </table:table-cell>
              <table:table-cell office:value-type="float" office:value="-8316.85126585958">
                <text:p>-8316.85126585958</text:p>
              </table:table-cell>
              <table:table-cell office:value-type="float" office:value="8401.36588356171">
                <text:p>8401.365883561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1626000000000">
                <text:p>101626000000000</text:p>
              </table:table-cell>
              <table:table-cell office:value-type="float" office:value="-337.444">
                <text:p>-337.444</text:p>
              </table:table-cell>
              <table:table-cell office:value-type="float" office:value="58.4868">
                <text:p>58.4868</text:p>
              </table:table-cell>
              <table:table-cell office:value-type="float" office:value="-8698.9129613033">
                <text:p>-8698.9129613033</text:p>
              </table:table-cell>
              <table:table-cell office:value-type="float" office:value="9205.07067057738">
                <text:p>9205.070670577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6774200000000">
                <text:p>96774200000000</text:p>
              </table:table-cell>
              <table:table-cell office:value-type="float" office:value="-371.626">
                <text:p>-371.626</text:p>
              </table:table-cell>
              <table:table-cell office:value-type="float" office:value="66.3552">
                <text:p>66.3552</text:p>
              </table:table-cell>
              <table:table-cell office:value-type="float" office:value="-9099.08542386229">
                <text:p>-9099.08542386229</text:p>
              </table:table-cell>
              <table:table-cell office:value-type="float" office:value="10111.2053524333">
                <text:p>10111.2053524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4369300000000">
                <text:p>94369300000000</text:p>
              </table:table-cell>
              <table:table-cell office:value-type="float" office:value="-391.33">
                <text:p>-391.33</text:p>
              </table:table-cell>
              <table:table-cell office:value-type="float" office:value="70.92">
                <text:p>70.92</text:p>
              </table:table-cell>
              <table:table-cell office:value-type="float" office:value="-9303.46392466131">
                <text:p>-9303.46392466131</text:p>
              </table:table-cell>
              <table:table-cell office:value-type="float" office:value="10601.7528147296">
                <text:p>10601.75281472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939900000000">
                <text:p>91939900000000</text:p>
              </table:table-cell>
              <table:table-cell office:value-type="float" office:value="-411.559">
                <text:p>-411.559</text:p>
              </table:table-cell>
              <table:table-cell office:value-type="float" office:value="75.7904">
                <text:p>75.7904</text:p>
              </table:table-cell>
              <table:table-cell office:value-type="float" office:value="-9513.87549694496">
                <text:p>-9513.87549694496</text:p>
              </table:table-cell>
              <table:table-cell office:value-type="float" office:value="11127.9748199054">
                <text:p>11127.97481990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525500000000">
                <text:p>89525500000000</text:p>
              </table:table-cell>
              <table:table-cell office:value-type="float" office:value="-432.324">
                <text:p>-432.324</text:p>
              </table:table-cell>
              <table:table-cell office:value-type="float" office:value="81.0612">
                <text:p>81.0612</text:p>
              </table:table-cell>
              <table:table-cell office:value-type="float" office:value="-9726.81853729853">
                <text:p>-9726.81853729853</text:p>
              </table:table-cell>
              <table:table-cell office:value-type="float" office:value="11683.8441925251">
                <text:p>11683.84419252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7108000000000">
                <text:p>87108000000000</text:p>
              </table:table-cell>
              <table:table-cell office:value-type="float" office:value="-457.876">
                <text:p>-457.876</text:p>
              </table:table-cell>
              <table:table-cell office:value-type="float" office:value="87.1596">
                <text:p>87.1596</text:p>
              </table:table-cell>
              <table:table-cell office:value-type="float" office:value="-9943.73374716477">
                <text:p>-9943.73374716477</text:p>
              </table:table-cell>
              <table:table-cell office:value-type="float" office:value="12275.8668477356">
                <text:p>12275.86684773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4697900000000">
                <text:p>84697900000000</text:p>
              </table:table-cell>
              <table:table-cell office:value-type="float" office:value="-484.194">
                <text:p>-484.194</text:p>
              </table:table-cell>
              <table:table-cell office:value-type="float" office:value="93.7758">
                <text:p>93.7758</text:p>
              </table:table-cell>
              <table:table-cell office:value-type="float" office:value="-10163.5171416059">
                <text:p>-10163.5171416059</text:p>
              </table:table-cell>
              <table:table-cell office:value-type="float" office:value="12904.202258034">
                <text:p>12904.2022580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2259400000000">
                <text:p>82259400000000</text:p>
              </table:table-cell>
              <table:table-cell office:value-type="float" office:value="-511.277">
                <text:p>-511.277</text:p>
              </table:table-cell>
              <table:table-cell office:value-type="float" office:value="100.89">
                <text:p>100.89</text:p>
              </table:table-cell>
              <table:table-cell office:value-type="float" office:value="-10389.296743834">
                <text:p>-10389.296743834</text:p>
              </table:table-cell>
              <table:table-cell office:value-type="float" office:value="13581.8667412407">
                <text:p>13581.86674124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9850900000000">
                <text:p>79850900000000</text:p>
              </table:table-cell>
              <table:table-cell office:value-type="float" office:value="-539.142">
                <text:p>-539.142</text:p>
              </table:table-cell>
              <table:table-cell office:value-type="float" office:value="108.662">
                <text:p>108.662</text:p>
              </table:table-cell>
              <table:table-cell office:value-type="float" office:value="-10615.4518686327">
                <text:p>-10615.4518686327</text:p>
              </table:table-cell>
              <table:table-cell office:value-type="float" office:value="14296.0688529385">
                <text:p>14296.06885293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7419400000000">
                <text:p>77419400000000</text:p>
              </table:table-cell>
              <table:table-cell office:value-type="float" office:value="-577.316">
                <text:p>-577.316</text:p>
              </table:table-cell>
              <table:table-cell office:value-type="float" office:value="118.114">
                <text:p>118.114</text:p>
              </table:table-cell>
              <table:table-cell office:value-type="float" office:value="-10846.7008952243">
                <text:p>-10846.7008952243</text:p>
              </table:table-cell>
              <table:table-cell office:value-type="float" office:value="15066.2424547257">
                <text:p>15066.24245472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000000000000">
                <text:p>75000000000000</text:p>
              </table:table-cell>
              <table:table-cell office:value-type="float" office:value="-611.92">
                <text:p>-611.92</text:p>
              </table:table-cell>
              <table:table-cell office:value-type="float" office:value="127.92">
                <text:p>127.92</text:p>
              </table:table-cell>
              <table:table-cell office:value-type="float" office:value="-11079.4482658583">
                <text:p>-11079.4482658583</text:p>
              </table:table-cell>
              <table:table-cell office:value-type="float" office:value="15885.9473345639">
                <text:p>15885.94733456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2586500000000">
                <text:p>72586500000000</text:p>
              </table:table-cell>
              <table:table-cell office:value-type="float" office:value="-652.717">
                <text:p>-652.717</text:p>
              </table:table-cell>
              <table:table-cell office:value-type="float" office:value="139.649">
                <text:p>139.649</text:p>
              </table:table-cell>
              <table:table-cell office:value-type="float" office:value="-11313.9498207158">
                <text:p>-11313.9498207158</text:p>
              </table:table-cell>
              <table:table-cell office:value-type="float" office:value="16761.5365260029">
                <text:p>16761.53652600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0175400000000">
                <text:p>70175400000000</text:p>
              </table:table-cell>
              <table:table-cell office:value-type="float" office:value="-700.17">
                <text:p>-700.17</text:p>
              </table:table-cell>
              <table:table-cell office:value-type="float" office:value="153.171">
                <text:p>153.171</text:p>
              </table:table-cell>
              <table:table-cell office:value-type="float" office:value="-11550.1872043691">
                <text:p>-11550.1872043691</text:p>
              </table:table-cell>
              <table:table-cell office:value-type="float" office:value="17699.4094833054">
                <text:p>17699.40948330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7750700000000">
                <text:p>67750700000000</text:p>
              </table:table-cell>
              <table:table-cell office:value-type="float" office:value="-749.394">
                <text:p>-749.394</text:p>
              </table:table-cell>
              <table:table-cell office:value-type="float" office:value="168.15">
                <text:p>168.15</text:p>
              </table:table-cell>
              <table:table-cell office:value-type="float" office:value="-11789.3533694039">
                <text:p>-11789.3533694039</text:p>
              </table:table-cell>
              <table:table-cell office:value-type="float" office:value="18712.4255866577">
                <text:p>18712.42558665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5331000000000">
                <text:p>65331000000000</text:p>
              </table:table-cell>
              <table:table-cell office:value-type="float" office:value="-806.058">
                <text:p>-806.058</text:p>
              </table:table-cell>
              <table:table-cell office:value-type="float" office:value="185.5">
                <text:p>185.5</text:p>
              </table:table-cell>
              <table:table-cell office:value-type="float" office:value="-12029.1930909264">
                <text:p>-12029.1930909264</text:p>
              </table:table-cell>
              <table:table-cell office:value-type="float" office:value="19800.2349506663">
                <text:p>19800.23495066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2906300000000">
                <text:p>62906300000000</text:p>
              </table:table-cell>
              <table:table-cell office:value-type="float" office:value="-870.789">
                <text:p>-870.789</text:p>
              </table:table-cell>
              <table:table-cell office:value-type="float" office:value="205.51">
                <text:p>205.51</text:p>
              </table:table-cell>
              <table:table-cell office:value-type="float" office:value="-12270.2251029511">
                <text:p>-12270.2251029511</text:p>
              </table:table-cell>
              <table:table-cell office:value-type="float" office:value="20975.4280606203">
                <text:p>20975.42806062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496100000000">
                <text:p>60496100000000</text:p>
              </table:table-cell>
              <table:table-cell office:value-type="float" office:value="-944.298">
                <text:p>-944.298</text:p>
              </table:table-cell>
              <table:table-cell office:value-type="float" office:value="228.628">
                <text:p>228.628</text:p>
              </table:table-cell>
              <table:table-cell office:value-type="float" office:value="-12509.9970444312">
                <text:p>-12509.9970444312</text:p>
              </table:table-cell>
              <table:table-cell office:value-type="float" office:value="22237.2764426336">
                <text:p>22237.27644263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72000000000">
                <text:p>58072000000000</text:p>
              </table:table-cell>
              <table:table-cell office:value-type="float" office:value="-1020.95">
                <text:p>-1020.95</text:p>
              </table:table-cell>
              <table:table-cell office:value-type="float" office:value="254.044">
                <text:p>254.044</text:p>
              </table:table-cell>
              <table:table-cell office:value-type="float" office:value="-12750.7784240847">
                <text:p>-12750.7784240847</text:p>
              </table:table-cell>
              <table:table-cell office:value-type="float" office:value="23611.3612469294">
                <text:p>23611.36124692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648300000000">
                <text:p>55648300000000</text:p>
              </table:table-cell>
              <table:table-cell office:value-type="float" office:value="-1100.83">
                <text:p>-1100.83</text:p>
              </table:table-cell>
              <table:table-cell office:value-type="float" office:value="282.414">
                <text:p>282.414</text:p>
              </table:table-cell>
              <table:table-cell office:value-type="float" office:value="-12990.545902927">
                <text:p>-12990.545902927</text:p>
              </table:table-cell>
              <table:table-cell office:value-type="float" office:value="25103.0205715101">
                <text:p>25103.02057151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3229200000000">
                <text:p>53229200000000</text:p>
              </table:table-cell>
              <table:table-cell office:value-type="float" office:value="-1197.75">
                <text:p>-1197.75</text:p>
              </table:table-cell>
              <table:table-cell office:value-type="float" office:value="316.315">
                <text:p>316.315</text:p>
              </table:table-cell>
              <table:table-cell office:value-type="float" office:value="-13228.2461974365">
                <text:p>-13228.2461974365</text:p>
              </table:table-cell>
              <table:table-cell office:value-type="float" office:value="26724.0460334215">
                <text:p>26724.04603342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813000000000">
                <text:p>50813000000000</text:p>
              </table:table-cell>
              <table:table-cell office:value-type="float" office:value="-1313.52">
                <text:p>-1313.52</text:p>
              </table:table-cell>
              <table:table-cell office:value-type="float" office:value="356.918">
                <text:p>356.918</text:p>
              </table:table-cell>
              <table:table-cell office:value-type="float" office:value="-13463.3748344301">
                <text:p>-13463.3748344301</text:p>
              </table:table-cell>
              <table:table-cell office:value-type="float" office:value="28492.3590471198">
                <text:p>28492.35904711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394900000000">
                <text:p>48394900000000</text:p>
              </table:table-cell>
              <table:table-cell office:value-type="float" office:value="-1435.66">
                <text:p>-1435.66</text:p>
              </table:table-cell>
              <table:table-cell office:value-type="float" office:value="406.725">
                <text:p>406.725</text:p>
              </table:table-cell>
              <table:table-cell office:value-type="float" office:value="-13695.6827080499">
                <text:p>-13695.6827080499</text:p>
              </table:table-cell>
              <table:table-cell office:value-type="float" office:value="30432.1649907478">
                <text:p>30432.16499074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7184600000000">
                <text:p>47184600000000</text:p>
              </table:table-cell>
              <table:table-cell office:value-type="float" office:value="-1499.2">
                <text:p>-1499.2</text:p>
              </table:table-cell>
              <table:table-cell office:value-type="float" office:value="435.394">
                <text:p>435.394</text:p>
              </table:table-cell>
              <table:table-cell office:value-type="float" office:value="-13810.5929610408">
                <text:p>-13810.5929610408</text:p>
              </table:table-cell>
              <table:table-cell office:value-type="float" office:value="31474.6235571046">
                <text:p>31474.62355710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970000000000">
                <text:p>45970000000000</text:p>
              </table:table-cell>
              <table:table-cell office:value-type="float" office:value="-1564.4">
                <text:p>-1564.4</text:p>
              </table:table-cell>
              <table:table-cell office:value-type="float" office:value="466.541">
                <text:p>466.541</text:p>
              </table:table-cell>
              <table:table-cell office:value-type="float" office:value="-13924.8664284606">
                <text:p>-13924.8664284606</text:p>
              </table:table-cell>
              <table:table-cell office:value-type="float" office:value="32573.5260454121">
                <text:p>32573.52604541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762800000000">
                <text:p>44762800000000</text:p>
              </table:table-cell>
              <table:table-cell office:value-type="float" office:value="-1647.32">
                <text:p>-1647.32</text:p>
              </table:table-cell>
              <table:table-cell office:value-type="float" office:value="502.854">
                <text:p>502.854</text:p>
              </table:table-cell>
              <table:table-cell office:value-type="float" office:value="-14037.3068130651">
                <text:p>-14037.3068130651</text:p>
              </table:table-cell>
              <table:table-cell office:value-type="float" office:value="33722.0941550476">
                <text:p>33722.09415504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554000000000">
                <text:p>43554000000000</text:p>
              </table:table-cell>
              <table:table-cell office:value-type="float" office:value="-1724.53">
                <text:p>-1724.53</text:p>
              </table:table-cell>
              <table:table-cell office:value-type="float" office:value="541.036">
                <text:p>541.036</text:p>
              </table:table-cell>
              <table:table-cell office:value-type="float" office:value="-14148.6594021139">
                <text:p>-14148.6594021139</text:p>
              </table:table-cell>
              <table:table-cell office:value-type="float" office:value="34932.9281562077">
                <text:p>34932.92815620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2343000000000">
                <text:p>42343000000000</text:p>
              </table:table-cell>
              <table:table-cell office:value-type="float" office:value="-1812.12">
                <text:p>-1812.12</text:p>
              </table:table-cell>
              <table:table-cell office:value-type="float" office:value="582.708">
                <text:p>582.708</text:p>
              </table:table-cell>
              <table:table-cell office:value-type="float" office:value="-14258.8705525083">
                <text:p>-14258.8705525083</text:p>
              </table:table-cell>
              <table:table-cell office:value-type="float" office:value="36211.8747903598">
                <text:p>36211.87479035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1135300000000">
                <text:p>41135300000000</text:p>
              </table:table-cell>
              <table:table-cell office:value-type="float" office:value="-1902.03">
                <text:p>-1902.03</text:p>
              </table:table-cell>
              <table:table-cell office:value-type="float" office:value="626.252">
                <text:p>626.252</text:p>
              </table:table-cell>
              <table:table-cell office:value-type="float" office:value="-14367.3372924461">
                <text:p>-14367.3372924461</text:p>
              </table:table-cell>
              <table:table-cell office:value-type="float" office:value="37558.5568736365">
                <text:p>37558.55687363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925500000000">
                <text:p>39925500000000</text:p>
              </table:table-cell>
              <table:table-cell office:value-type="float" office:value="-2003.41">
                <text:p>-2003.41</text:p>
              </table:table-cell>
              <table:table-cell office:value-type="float" office:value="675.171">
                <text:p>675.171</text:p>
              </table:table-cell>
              <table:table-cell office:value-type="float" office:value="-14474.4410263351">
                <text:p>-14474.4410263351</text:p>
              </table:table-cell>
              <table:table-cell office:value-type="float" office:value="38985.0855991734">
                <text:p>38985.08559917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714700000000">
                <text:p>38714700000000</text:p>
              </table:table-cell>
              <table:table-cell office:value-type="float" office:value="-2108">
                <text:p>-2108</text:p>
              </table:table-cell>
              <table:table-cell office:value-type="float" office:value="728.624">
                <text:p>728.624</text:p>
              </table:table-cell>
              <table:table-cell office:value-type="float" office:value="-14579.9713107512">
                <text:p>-14579.9713107512</text:p>
              </table:table-cell>
              <table:table-cell office:value-type="float" office:value="40497.4435421204">
                <text:p>40497.44354212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504700000000">
                <text:p>37504700000000</text:p>
              </table:table-cell>
              <table:table-cell office:value-type="float" office:value="-2225.21">
                <text:p>-2225.21</text:p>
              </table:table-cell>
              <table:table-cell office:value-type="float" office:value="788.8">
                <text:p>788.8</text:p>
              </table:table-cell>
              <table:table-cell office:value-type="float" office:value="-14683.6628108297">
                <text:p>-14683.6628108297</text:p>
              </table:table-cell>
              <table:table-cell office:value-type="float" office:value="42101.2833368747">
                <text:p>42101.28333687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293200000000">
                <text:p>36293200000000</text:p>
              </table:table-cell>
              <table:table-cell office:value-type="float" office:value="-2347.05">
                <text:p>-2347.05</text:p>
              </table:table-cell>
              <table:table-cell office:value-type="float" office:value="858.323">
                <text:p>858.323</text:p>
              </table:table-cell>
              <table:table-cell office:value-type="float" office:value="-14785.6021031999">
                <text:p>-14785.6021031999</text:p>
              </table:table-cell>
              <table:table-cell office:value-type="float" office:value="43808.6808382243">
                <text:p>43808.68083822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083600000000">
                <text:p>35083600000000</text:p>
              </table:table-cell>
              <table:table-cell office:value-type="float" office:value="-2473.25">
                <text:p>-2473.25</text:p>
              </table:table-cell>
              <table:table-cell office:value-type="float" office:value="935.203">
                <text:p>935.203</text:p>
              </table:table-cell>
              <table:table-cell office:value-type="float" office:value="-14885.3947627301">
                <text:p>-14885.3947627301</text:p>
              </table:table-cell>
              <table:table-cell office:value-type="float" office:value="45624.953223036">
                <text:p>45624.9532230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875300000000">
                <text:p>33875300000000</text:p>
              </table:table-cell>
              <table:table-cell office:value-type="float" office:value="-2624.28">
                <text:p>-2624.28</text:p>
              </table:table-cell>
              <table:table-cell office:value-type="float" office:value="1025.08">
                <text:p>1025.08</text:p>
              </table:table-cell>
              <table:table-cell office:value-type="float" office:value="-14982.9889390986">
                <text:p>-14982.9889390986</text:p>
              </table:table-cell>
              <table:table-cell office:value-type="float" office:value="47562.1354306734">
                <text:p>47562.13543067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665500000000">
                <text:p>32665500000000</text:p>
              </table:table-cell>
              <table:table-cell office:value-type="float" office:value="-2780.07">
                <text:p>-2780.07</text:p>
              </table:table-cell>
              <table:table-cell office:value-type="float" office:value="1118.69">
                <text:p>1118.69</text:p>
              </table:table-cell>
              <table:table-cell office:value-type="float" office:value="-15078.5009166497">
                <text:p>-15078.5009166497</text:p>
              </table:table-cell>
              <table:table-cell office:value-type="float" office:value="49638.0496691529">
                <text:p>49638.04966915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456400000000">
                <text:p>31456400000000</text:p>
              </table:table-cell>
              <table:table-cell office:value-type="float" office:value="-2952.09">
                <text:p>-2952.09</text:p>
              </table:table-cell>
              <table:table-cell office:value-type="float" office:value="1222.36">
                <text:p>1222.36</text:p>
              </table:table-cell>
              <table:table-cell office:value-type="float" office:value="-15171.6457385393">
                <text:p>-15171.6457385393</text:p>
              </table:table-cell>
              <table:table-cell office:value-type="float" office:value="51864.3990956977">
                <text:p>51864.39909569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245000000000">
                <text:p>30245000000000</text:p>
              </table:table-cell>
              <table:table-cell office:value-type="float" office:value="-3141.91">
                <text:p>-3141.91</text:p>
              </table:table-cell>
              <table:table-cell office:value-type="float" office:value="1339.06">
                <text:p>1339.06</text:p>
              </table:table-cell>
              <table:table-cell office:value-type="float" office:value="-15262.5409551279">
                <text:p>-15262.5409551279</text:p>
              </table:table-cell>
              <table:table-cell office:value-type="float" office:value="54264.869000396">
                <text:p>54264.8690003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